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61cm"/>
    </style:style>
    <style:style style:name="co2" style:family="table-column">
      <style:table-column-properties fo:break-before="auto" style:column-width="1.931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1.739cm"/>
    </style:style>
    <style:style style:name="co5" style:family="table-column">
      <style:table-column-properties fo:break-before="auto" style:column-width="1.686cm"/>
    </style:style>
    <style:style style:name="co6" style:family="table-column">
      <style:table-column-properties fo:break-before="auto" style:column-width="1.616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277cm"/>
    </style:style>
    <style:style style:name="co9" style:family="table-column">
      <style:table-column-properties fo:break-before="auto" style:column-width="1.52cm"/>
    </style:style>
    <style:style style:name="co10" style:family="table-column">
      <style:table-column-properties fo:break-before="auto" style:column-width="1.402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20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60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Tabel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Vplus/V</text:p>
          </table:table-cell>
          <table:table-cell office:value-type="float" office:value="10">
            <text:p>10</text:p>
          </table:table-cell>
          <table:table-cell table:style-name="ce1" office:value-type="string">
            <text:p>nenner</text:p>
          </table:table-cell>
          <table:table-cell table:formula="of:=[.B2]/[.B6]+[.B4]/[.D6]" office:value-type="float" office:value="2.06">
            <text:p>2,06</text:p>
          </table:table-cell>
          <table:table-cell/>
          <table:table-cell table:style-name="ce1" office:value-type="string">
            <text:p>RE//RC</text:p>
          </table:table-cell>
          <table:table-cell table:formula="of:=[.B4]*[.B3]/([.B4]+[.B3])" office:value-type="float" office:value="1.2">
            <text:p>1,2</text:p>
          </table:table-cell>
          <table:table-cell table:number-columns-repeated="6"/>
        </table:table-row>
        <table:table-row table:style-name="ro1">
          <table:table-cell table:style-name="ce1" office:value-type="string">
            <text:p>RB/kOhm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ce1" office:value-type="string">
            <text:p>RE//RB</text:p>
          </table:table-cell>
          <table:table-cell table:formula="of:=[.B2]*[.B4]/([.B4]+[.B2])" office:value-type="float" office:value="1.66666666666667">
            <text:p>1,6666666667</text:p>
          </table:table-cell>
          <table:table-cell table:number-columns-repeated="6"/>
        </table:table-row>
        <table:table-row table:style-name="ro1">
          <table:table-cell table:style-name="ce1" office:value-type="string">
            <text:p>RC/kOhm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3" office:value-type="string">
            <text:p>X</text:p>
          </table:table-cell>
          <table:table-cell table:formula="of:=[.G1]/([.G1]+[.B2])" office:value-type="float" office:value="0.107142857142857">
            <text:p>0,1071428571</text:p>
          </table:table-cell>
          <table:table-cell table:number-columns-repeated="6"/>
        </table:table-row>
        <table:table-row table:style-name="ro1">
          <table:table-cell table:style-name="ce1" office:value-type="string">
            <text:p>RE/kOhm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3" office:value-type="string">
            <text:p>Y</text:p>
          </table:table-cell>
          <table:table-cell table:formula="of:=[.G2]/([.G2]+[.B3])" office:value-type="float" office:value="0.357142857142857">
            <text:p>0,3571428571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3" office:value-type="string">
            <text:p>Z</text:p>
          </table:table-cell>
          <table:table-cell table:formula="of:=[.G4]*([.B1]-[.B8])" office:value-type="float" office:value="3.53571428571429">
            <text:p>3,5357142857</text:p>
          </table:table-cell>
          <table:table-cell table:number-columns-repeated="6"/>
        </table:table-row>
        <table:table-row table:style-name="ro1">
          <table:table-cell table:style-name="ce1" office:value-type="string">
            <text:p>BF</text:p>
          </table:table-cell>
          <table:table-cell office:value-type="float" office:value="200">
            <text:p>200</text:p>
          </table:table-cell>
          <table:table-cell table:style-name="ce1" office:value-type="string">
            <text:p>alpha</text:p>
          </table:table-cell>
          <table:table-cell table:formula="of:=[.B6]/(1+[.B6])" office:value-type="float" office:value="0.99502487562189">
            <text:p>0,995024875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VBE0</text:p>
          </table:table-cell>
          <table:table-cell office:value-type="float" office:value="0.6">
            <text:p>0,6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VCESAT</text:p>
          </table:table-cell>
          <table:table-cell office:value-type="float" office:value="0.1">
            <text:p>0,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vb</text:p>
          </table:table-cell>
          <table:table-cell office:value-type="string">
            <text:p>V(col)</text:p>
          </table:table-cell>
          <table:table-cell office:value-type="string">
            <text:p>V(em)</text:p>
          </table:table-cell>
          <table:table-cell office:value-type="string">
            <text:p>vc(mess)</text:p>
          </table:table-cell>
          <table:table-cell office:value-type="string">
            <text:p>ve(mess)</text:p>
          </table:table-cell>
          <table:table-cell office:value-type="string">
            <text:p>vc(rech)</text:p>
          </table:table-cell>
          <table:table-cell office:value-type="string">
            <text:p>ve(rech)</text:p>
          </table:table-cell>
          <table:table-cell office:value-type="string">
            <text:p>ic(akt)/mA</text:p>
          </table:table-cell>
          <table:table-cell office:value-type="string">
            <text:p>Vc(akt)</text:p>
          </table:table-cell>
          <table:table-cell office:value-type="string">
            <text:p>ve(akt)</text:p>
          </table:table-cell>
          <table:table-cell office:value-type="string">
            <text:p>vc(sat)</text:p>
          </table:table-cell>
          <table:table-cell office:value-type="string">
            <text:p>VE(sat)</text:p>
          </table:table-cell>
          <table:table-cell office:value-type="string">
            <text:p>status</text:p>
          </table:table-cell>
        </table:table-row>
        <table:table-row table:style-name="ro1">
          <table:table-cell table:style-name="ce2" office:value-type="float" office:value="0">
            <text:p>0,00E+000</text:p>
          </table:table-cell>
          <table:table-cell table:style-name="ce2" office:value-type="float" office:value="10">
            <text:p>1,00E+001</text:p>
          </table:table-cell>
          <table:table-cell table:style-name="ce2" office:value-type="float" office:value="0.00000000005536372">
            <text:p>5,54E-011</text:p>
          </table:table-cell>
          <table:table-cell table:number-columns-repeated="2"/>
          <table:table-cell table:formula="of:=IF([.M11]=&quot;act&quot;;[.I11];IF([.M11]=&quot;sat&quot;;[.K11];[.B$1]))" office:value-type="float" office:value="10">
            <text:p>10</text:p>
          </table:table-cell>
          <table:table-cell table:formula="of:=IF([.M11]=&quot;act&quot;;[.J11];IF([.M11]=&quot;sat&quot;;[.L11];0))" office:value-type="float" office:value="0">
            <text:p>0</text:p>
          </table:table-cell>
          <table:table-cell table:formula="of:=([.A11]-[.B$7])/[.D$1]" office:value-type="float" office:value="-0.29126213592233">
            <text:p>-0,2913</text:p>
          </table:table-cell>
          <table:table-cell table:style-name="ce5" table:formula="of:=[.B$1]-[.B$3]*[.H11]" office:value-type="float" office:value="10.873786407767">
            <text:p>10,87</text:p>
          </table:table-cell>
          <table:table-cell table:style-name="ce5" table:formula="of:=[.B$4]*[.H11]/[.D$6]" office:value-type="float" office:value="-0.585436893203884">
            <text:p>-0,59</text:p>
          </table:table-cell>
          <table:table-cell table:style-name="ce5" table:formula="of:=[.L11]+[.B$8]" office:value-type="float" office:value="3.57142857142857">
            <text:p>3,57</text:p>
          </table:table-cell>
          <table:table-cell table:style-name="ce5" table:formula="of:=[.G$3]*([.A11]-[.B$7])+[.G$5]" office:value-type="float" office:value="3.47142857142857">
            <text:p>3,47</text:p>
          </table:table-cell>
          <table:table-cell table:formula="of:=IF([.H11]&lt;0;&quot;sperrt&quot;;IF([.I11]-[.J11]&lt;[.B$8];&quot;sat&quot;;&quot;act&quot;))" office:value-type="string" office:string-value="sperrt">
            <text:p>sperrt</text:p>
          </table:table-cell>
        </table:table-row>
        <table:table-row table:style-name="ro1">
          <table:table-cell table:style-name="ce2" office:value-type="float" office:value="0.05">
            <text:p>5,00E-002</text:p>
          </table:table-cell>
          <table:table-cell table:style-name="ce2" office:value-type="float" office:value="10">
            <text:p>1,00E+001</text:p>
          </table:table-cell>
          <table:table-cell table:style-name="ce2" office:value-type="float" office:value="0.000000000270614">
            <text:p>2,71E-010</text:p>
          </table:table-cell>
          <table:table-cell table:number-columns-repeated="2"/>
          <table:table-cell table:formula="of:=IF([.M12]=&quot;act&quot;;[.I12];IF([.M12]=&quot;sat&quot;;[.K12];[.B$1]))" office:value-type="float" office:value="10">
            <text:p>10</text:p>
          </table:table-cell>
          <table:table-cell table:formula="of:=IF([.M12]=&quot;act&quot;;[.J12];IF([.M12]=&quot;sat&quot;;[.L12];0))" office:value-type="float" office:value="0">
            <text:p>0</text:p>
          </table:table-cell>
          <table:table-cell table:formula="of:=([.A12]-[.B$7])/[.D$1]" office:value-type="float" office:value="-0.266990291262136">
            <text:p>-0,2670</text:p>
          </table:table-cell>
          <table:table-cell table:formula="of:=[.B$1]-[.B$3]*[.H12]" office:value-type="float" office:value="10.8009708737864">
            <text:p>10,8009708738</text:p>
          </table:table-cell>
          <table:table-cell table:formula="of:=[.B$4]*[.H12]/[.D$6]" office:value-type="float" office:value="-0.536650485436893">
            <text:p>-0,5366504854</text:p>
          </table:table-cell>
          <table:table-cell table:style-name="ce5" table:formula="of:=[.L12]+[.B$8]" office:value-type="float" office:value="3.57678571428571">
            <text:p>3,58</text:p>
          </table:table-cell>
          <table:table-cell table:style-name="ce5" table:formula="of:=[.G$3]*([.A12]-[.B$7])+[.G$5]" office:value-type="float" office:value="3.47678571428571">
            <text:p>3,48</text:p>
          </table:table-cell>
          <table:table-cell table:formula="of:=IF([.H12]&lt;0;&quot;sperrt&quot;;IF([.I12]-[.J12]&lt;[.B$8];&quot;sat&quot;;&quot;act&quot;))" office:value-type="string" office:string-value="sperrt">
            <text:p>sperrt</text:p>
          </table:table-cell>
        </table:table-row>
        <table:table-row table:style-name="ro1">
          <table:table-cell table:style-name="ce2" office:value-type="float" office:value="0.1">
            <text:p>1,00E-001</text:p>
          </table:table-cell>
          <table:table-cell table:style-name="ce2" office:value-type="float" office:value="10">
            <text:p>1,00E+001</text:p>
          </table:table-cell>
          <table:table-cell table:style-name="ce2" office:value-type="float" office:value="0.000000002839745">
            <text:p>2,84E-009</text:p>
          </table:table-cell>
          <table:table-cell table:number-columns-repeated="2"/>
          <table:table-cell table:formula="of:=IF([.M13]=&quot;act&quot;;[.I13];IF([.M13]=&quot;sat&quot;;[.K13];[.B$1]))" office:value-type="float" office:value="10">
            <text:p>10</text:p>
          </table:table-cell>
          <table:table-cell table:formula="of:=IF([.M13]=&quot;act&quot;;[.J13];IF([.M13]=&quot;sat&quot;;[.L13];0))" office:value-type="float" office:value="0">
            <text:p>0</text:p>
          </table:table-cell>
          <table:table-cell table:formula="of:=([.A13]-[.B$7])/[.D$1]" office:value-type="float" office:value="-0.242718446601942">
            <text:p>-0,2427</text:p>
          </table:table-cell>
          <table:table-cell table:formula="of:=[.B$1]-[.B$3]*[.H13]" office:value-type="float" office:value="10.7281553398058">
            <text:p>10,7281553398</text:p>
          </table:table-cell>
          <table:table-cell table:formula="of:=[.B$4]*[.H13]/[.D$6]" office:value-type="float" office:value="-0.487864077669903">
            <text:p>-0,4878640777</text:p>
          </table:table-cell>
          <table:table-cell table:style-name="ce5" table:formula="of:=[.L13]+[.B$8]" office:value-type="float" office:value="3.58214285714286">
            <text:p>3,58</text:p>
          </table:table-cell>
          <table:table-cell table:style-name="ce5" table:formula="of:=[.G$3]*([.A13]-[.B$7])+[.G$5]" office:value-type="float" office:value="3.48214285714286">
            <text:p>3,48</text:p>
          </table:table-cell>
          <table:table-cell table:formula="of:=IF([.H13]&lt;0;&quot;sperrt&quot;;IF([.I13]-[.J13]&lt;[.B$8];&quot;sat&quot;;&quot;act&quot;))" office:value-type="string" office:string-value="sperrt">
            <text:p>sperrt</text:p>
          </table:table-cell>
        </table:table-row>
        <table:table-row table:style-name="ro1">
          <table:table-cell table:style-name="ce2" office:value-type="float" office:value="0.15">
            <text:p>1,50E-001</text:p>
          </table:table-cell>
          <table:table-cell table:style-name="ce2" office:value-type="float" office:value="10">
            <text:p>1,00E+001</text:p>
          </table:table-cell>
          <table:table-cell table:style-name="ce2" office:value-type="float" office:value="0.00000001797909">
            <text:p>1,80E-008</text:p>
          </table:table-cell>
          <table:table-cell table:number-columns-repeated="2"/>
          <table:table-cell table:formula="of:=IF([.M14]=&quot;act&quot;;[.I14];IF([.M14]=&quot;sat&quot;;[.K14];[.B$1]))" office:value-type="float" office:value="10">
            <text:p>10</text:p>
          </table:table-cell>
          <table:table-cell table:formula="of:=IF([.M14]=&quot;act&quot;;[.J14];IF([.M14]=&quot;sat&quot;;[.L14];0))" office:value-type="float" office:value="0">
            <text:p>0</text:p>
          </table:table-cell>
          <table:table-cell table:formula="of:=([.A14]-[.B$7])/[.D$1]" office:value-type="float" office:value="-0.218446601941748">
            <text:p>-0,2184</text:p>
          </table:table-cell>
          <table:table-cell table:formula="of:=[.B$1]-[.B$3]*[.H14]" office:value-type="float" office:value="10.6553398058252">
            <text:p>10,6553398058</text:p>
          </table:table-cell>
          <table:table-cell table:formula="of:=[.B$4]*[.H14]/[.D$6]" office:value-type="float" office:value="-0.439077669902913">
            <text:p>-0,4390776699</text:p>
          </table:table-cell>
          <table:table-cell table:style-name="ce5" table:formula="of:=[.L14]+[.B$8]" office:value-type="float" office:value="3.5875">
            <text:p>3,59</text:p>
          </table:table-cell>
          <table:table-cell table:style-name="ce5" table:formula="of:=[.G$3]*([.A14]-[.B$7])+[.G$5]" office:value-type="float" office:value="3.4875">
            <text:p>3,49</text:p>
          </table:table-cell>
          <table:table-cell table:formula="of:=IF([.H14]&lt;0;&quot;sperrt&quot;;IF([.I14]-[.J14]&lt;[.B$8];&quot;sat&quot;;&quot;act&quot;))" office:value-type="string" office:string-value="sperrt">
            <text:p>sperrt</text:p>
          </table:table-cell>
        </table:table-row>
        <table:table-row table:style-name="ro1">
          <table:table-cell table:style-name="ce2" office:value-type="float" office:value="0.2">
            <text:p>2,00E-001</text:p>
          </table:table-cell>
          <table:table-cell table:style-name="ce2" office:value-type="float" office:value="10">
            <text:p>1,00E+001</text:p>
          </table:table-cell>
          <table:table-cell table:style-name="ce2" office:value-type="float" office:value="0.0000001194747">
            <text:p>1,19E-007</text:p>
          </table:table-cell>
          <table:table-cell table:number-columns-repeated="2"/>
          <table:table-cell table:formula="of:=IF([.M15]=&quot;act&quot;;[.I15];IF([.M15]=&quot;sat&quot;;[.K15];[.B$1]))" office:value-type="float" office:value="10">
            <text:p>10</text:p>
          </table:table-cell>
          <table:table-cell table:formula="of:=IF([.M15]=&quot;act&quot;;[.J15];IF([.M15]=&quot;sat&quot;;[.L15];0))" office:value-type="float" office:value="0">
            <text:p>0</text:p>
          </table:table-cell>
          <table:table-cell table:formula="of:=([.A15]-[.B$7])/[.D$1]" office:value-type="float" office:value="-0.194174757281553">
            <text:p>-0,1942</text:p>
          </table:table-cell>
          <table:table-cell table:formula="of:=[.B$1]-[.B$3]*[.H15]" office:value-type="float" office:value="10.5825242718447">
            <text:p>10,5825242718</text:p>
          </table:table-cell>
          <table:table-cell table:formula="of:=[.B$4]*[.H15]/[.D$6]" office:value-type="float" office:value="-0.390291262135922">
            <text:p>-0,3902912621</text:p>
          </table:table-cell>
          <table:table-cell table:style-name="ce5" table:formula="of:=[.L15]+[.B$8]" office:value-type="float" office:value="3.59285714285714">
            <text:p>3,59</text:p>
          </table:table-cell>
          <table:table-cell table:style-name="ce5" table:formula="of:=[.G$3]*([.A15]-[.B$7])+[.G$5]" office:value-type="float" office:value="3.49285714285714">
            <text:p>3,49</text:p>
          </table:table-cell>
          <table:table-cell table:formula="of:=IF([.H15]&lt;0;&quot;sperrt&quot;;IF([.I15]-[.J15]&lt;[.B$8];&quot;sat&quot;;&quot;act&quot;))" office:value-type="string" office:string-value="sperrt">
            <text:p>sperrt</text:p>
          </table:table-cell>
        </table:table-row>
        <table:table-row table:style-name="ro1">
          <table:table-cell table:style-name="ce2" office:value-type="float" office:value="0.25">
            <text:p>2,50E-001</text:p>
          </table:table-cell>
          <table:table-cell table:style-name="ce2" office:value-type="float" office:value="9.999999">
            <text:p>1,00E+001</text:p>
          </table:table-cell>
          <table:table-cell table:style-name="ce2" office:value-type="float" office:value="0.0000008054848">
            <text:p>8,05E-007</text:p>
          </table:table-cell>
          <table:table-cell table:number-columns-repeated="2"/>
          <table:table-cell table:formula="of:=IF([.M16]=&quot;act&quot;;[.I16];IF([.M16]=&quot;sat&quot;;[.K16];[.B$1]))" office:value-type="float" office:value="10">
            <text:p>10</text:p>
          </table:table-cell>
          <table:table-cell table:formula="of:=IF([.M16]=&quot;act&quot;;[.J16];IF([.M16]=&quot;sat&quot;;[.L16];0))" office:value-type="float" office:value="0">
            <text:p>0</text:p>
          </table:table-cell>
          <table:table-cell table:formula="of:=([.A16]-[.B$7])/[.D$1]" office:value-type="float" office:value="-0.169902912621359">
            <text:p>-0,1699</text:p>
          </table:table-cell>
          <table:table-cell table:formula="of:=[.B$1]-[.B$3]*[.H16]" office:value-type="float" office:value="10.5097087378641">
            <text:p>10,5097087379</text:p>
          </table:table-cell>
          <table:table-cell table:formula="of:=[.B$4]*[.H16]/[.D$6]" office:value-type="float" office:value="-0.341504854368932">
            <text:p>-0,3415048544</text:p>
          </table:table-cell>
          <table:table-cell table:style-name="ce5" table:formula="of:=[.L16]+[.B$8]" office:value-type="float" office:value="3.59821428571429">
            <text:p>3,60</text:p>
          </table:table-cell>
          <table:table-cell table:style-name="ce5" table:formula="of:=[.G$3]*([.A16]-[.B$7])+[.G$5]" office:value-type="float" office:value="3.49821428571429">
            <text:p>3,50</text:p>
          </table:table-cell>
          <table:table-cell table:formula="of:=IF([.H16]&lt;0;&quot;sperrt&quot;;IF([.I16]-[.J16]&lt;[.B$8];&quot;sat&quot;;&quot;act&quot;))" office:value-type="string" office:string-value="sperrt">
            <text:p>sperrt</text:p>
          </table:table-cell>
        </table:table-row>
        <table:table-row table:style-name="ro1">
          <table:table-cell table:style-name="ce2" office:value-type="float" office:value="0.3">
            <text:p>3,00E-001</text:p>
          </table:table-cell>
          <table:table-cell table:style-name="ce2" office:value-type="float" office:value="9.999991">
            <text:p>1,00E+001</text:p>
          </table:table-cell>
          <table:table-cell table:style-name="ce2" office:value-type="float" office:value="0.000005452894">
            <text:p>5,45E-006</text:p>
          </table:table-cell>
          <table:table-cell table:number-columns-repeated="2"/>
          <table:table-cell table:formula="of:=IF([.M17]=&quot;act&quot;;[.I17];IF([.M17]=&quot;sat&quot;;[.K17];[.B$1]))" office:value-type="float" office:value="10">
            <text:p>10</text:p>
          </table:table-cell>
          <table:table-cell table:formula="of:=IF([.M17]=&quot;act&quot;;[.J17];IF([.M17]=&quot;sat&quot;;[.L17];0))" office:value-type="float" office:value="0">
            <text:p>0</text:p>
          </table:table-cell>
          <table:table-cell table:formula="of:=([.A17]-[.B$7])/[.D$1]" office:value-type="float" office:value="-0.145631067961165">
            <text:p>-0,1456</text:p>
          </table:table-cell>
          <table:table-cell table:formula="of:=[.B$1]-[.B$3]*[.H17]" office:value-type="float" office:value="10.4368932038835">
            <text:p>10,4368932039</text:p>
          </table:table-cell>
          <table:table-cell table:formula="of:=[.B$4]*[.H17]/[.D$6]" office:value-type="float" office:value="-0.292718446601942">
            <text:p>-0,2927184466</text:p>
          </table:table-cell>
          <table:table-cell table:style-name="ce5" table:formula="of:=[.L17]+[.B$8]" office:value-type="float" office:value="3.60357142857143">
            <text:p>3,60</text:p>
          </table:table-cell>
          <table:table-cell table:style-name="ce5" table:formula="of:=[.G$3]*([.A17]-[.B$7])+[.G$5]" office:value-type="float" office:value="3.50357142857143">
            <text:p>3,50</text:p>
          </table:table-cell>
          <table:table-cell table:formula="of:=IF([.H17]&lt;0;&quot;sperrt&quot;;IF([.I17]-[.J17]&lt;[.B$8];&quot;sat&quot;;&quot;act&quot;))" office:value-type="string" office:string-value="sperrt">
            <text:p>sperrt</text:p>
          </table:table-cell>
        </table:table-row>
        <table:table-row table:style-name="ro1">
          <table:table-cell table:style-name="ce2" office:value-type="float" office:value="0.35">
            <text:p>3,50E-001</text:p>
          </table:table-cell>
          <table:table-cell table:style-name="ce2" office:value-type="float" office:value="9.999945">
            <text:p>1,00E+001</text:p>
          </table:table-cell>
          <table:table-cell table:style-name="ce2" office:value-type="float" office:value="0.00003693106">
            <text:p>3,69E-005</text:p>
          </table:table-cell>
          <table:table-cell table:number-columns-repeated="2"/>
          <table:table-cell table:formula="of:=IF([.M18]=&quot;act&quot;;[.I18];IF([.M18]=&quot;sat&quot;;[.K18];[.B$1]))" office:value-type="float" office:value="10">
            <text:p>10</text:p>
          </table:table-cell>
          <table:table-cell table:formula="of:=IF([.M18]=&quot;act&quot;;[.J18];IF([.M18]=&quot;sat&quot;;[.L18];0))" office:value-type="float" office:value="0">
            <text:p>0</text:p>
          </table:table-cell>
          <table:table-cell table:formula="of:=([.A18]-[.B$7])/[.D$1]" office:value-type="float" office:value="-0.121359223300971">
            <text:p>-0,1214</text:p>
          </table:table-cell>
          <table:table-cell table:formula="of:=[.B$1]-[.B$3]*[.H18]" office:value-type="float" office:value="10.3640776699029">
            <text:p>10,3640776699</text:p>
          </table:table-cell>
          <table:table-cell table:formula="of:=[.B$4]*[.H18]/[.D$6]" office:value-type="float" office:value="-0.243932038834952">
            <text:p>-0,2439320388</text:p>
          </table:table-cell>
          <table:table-cell table:style-name="ce5" table:formula="of:=[.L18]+[.B$8]" office:value-type="float" office:value="3.60892857142857">
            <text:p>3,61</text:p>
          </table:table-cell>
          <table:table-cell table:style-name="ce5" table:formula="of:=[.G$3]*([.A18]-[.B$7])+[.G$5]" office:value-type="float" office:value="3.50892857142857">
            <text:p>3,51</text:p>
          </table:table-cell>
          <table:table-cell table:formula="of:=IF([.H18]&lt;0;&quot;sperrt&quot;;IF([.I18]-[.J18]&lt;[.B$8];&quot;sat&quot;;&quot;act&quot;))" office:value-type="string" office:string-value="sperrt">
            <text:p>sperrt</text:p>
          </table:table-cell>
        </table:table-row>
        <table:table-row table:style-name="ro1">
          <table:table-cell table:style-name="ce2" office:value-type="float" office:value="0.4">
            <text:p>4,00E-001</text:p>
          </table:table-cell>
          <table:table-cell table:style-name="ce2" office:value-type="float" office:value="9.999628">
            <text:p>1,00E+001</text:p>
          </table:table-cell>
          <table:table-cell table:style-name="ce2" office:value-type="float" office:value="0.0002485249">
            <text:p>2,49E-004</text:p>
          </table:table-cell>
          <table:table-cell table:number-columns-repeated="2"/>
          <table:table-cell table:formula="of:=IF([.M19]=&quot;act&quot;;[.I19];IF([.M19]=&quot;sat&quot;;[.K19];[.B$1]))" office:value-type="float" office:value="10">
            <text:p>10</text:p>
          </table:table-cell>
          <table:table-cell table:formula="of:=IF([.M19]=&quot;act&quot;;[.J19];IF([.M19]=&quot;sat&quot;;[.L19];0))" office:value-type="float" office:value="0">
            <text:p>0</text:p>
          </table:table-cell>
          <table:table-cell table:formula="of:=([.A19]-[.B$7])/[.D$1]" office:value-type="float" office:value="-0.0970873786407767">
            <text:p>-0,0971</text:p>
          </table:table-cell>
          <table:table-cell table:formula="of:=[.B$1]-[.B$3]*[.H19]" office:value-type="float" office:value="10.2912621359223">
            <text:p>10,2912621359</text:p>
          </table:table-cell>
          <table:table-cell table:formula="of:=[.B$4]*[.H19]/[.D$6]" office:value-type="float" office:value="-0.195145631067961">
            <text:p>-0,1951456311</text:p>
          </table:table-cell>
          <table:table-cell table:style-name="ce5" table:formula="of:=[.L19]+[.B$8]" office:value-type="float" office:value="3.61428571428571">
            <text:p>3,61</text:p>
          </table:table-cell>
          <table:table-cell table:style-name="ce5" table:formula="of:=[.G$3]*([.A19]-[.B$7])+[.G$5]" office:value-type="float" office:value="3.51428571428571">
            <text:p>3,51</text:p>
          </table:table-cell>
          <table:table-cell table:formula="of:=IF([.H19]&lt;0;&quot;sperrt&quot;;IF([.I19]-[.J19]&lt;[.B$8];&quot;sat&quot;;&quot;act&quot;))" office:value-type="string" office:string-value="sperrt">
            <text:p>sperrt</text:p>
          </table:table-cell>
        </table:table-row>
        <table:table-row table:style-name="ro1">
          <table:table-cell table:style-name="ce2" office:value-type="float" office:value="0.45">
            <text:p>4,50E-001</text:p>
          </table:table-cell>
          <table:table-cell table:style-name="ce2" office:value-type="float" office:value="9.99761">
            <text:p>1,00E+001</text:p>
          </table:table-cell>
          <table:table-cell table:style-name="ce2" office:value-type="float" office:value="0.001598777">
            <text:p>1,60E-003</text:p>
          </table:table-cell>
          <table:table-cell table:number-columns-repeated="2"/>
          <table:table-cell table:formula="of:=IF([.M20]=&quot;act&quot;;[.I20];IF([.M20]=&quot;sat&quot;;[.K20];[.B$1]))" office:value-type="float" office:value="10">
            <text:p>10</text:p>
          </table:table-cell>
          <table:table-cell table:formula="of:=IF([.M20]=&quot;act&quot;;[.J20];IF([.M20]=&quot;sat&quot;;[.L20];0))" office:value-type="float" office:value="0">
            <text:p>0</text:p>
          </table:table-cell>
          <table:table-cell table:formula="of:=([.A20]-[.B$7])/[.D$1]" office:value-type="float" office:value="-0.0728155339805826">
            <text:p>-0,0728</text:p>
          </table:table-cell>
          <table:table-cell table:formula="of:=[.B$1]-[.B$3]*[.H20]" office:value-type="float" office:value="10.2184466019417">
            <text:p>10,2184466019</text:p>
          </table:table-cell>
          <table:table-cell table:formula="of:=[.B$4]*[.H20]/[.D$6]" office:value-type="float" office:value="-0.146359223300971">
            <text:p>-0,1463592233</text:p>
          </table:table-cell>
          <table:table-cell table:style-name="ce5" table:formula="of:=[.L20]+[.B$8]" office:value-type="float" office:value="3.61964285714286">
            <text:p>3,62</text:p>
          </table:table-cell>
          <table:table-cell table:style-name="ce5" table:formula="of:=[.G$3]*([.A20]-[.B$7])+[.G$5]" office:value-type="float" office:value="3.51964285714286">
            <text:p>3,52</text:p>
          </table:table-cell>
          <table:table-cell table:formula="of:=IF([.H20]&lt;0;&quot;sperrt&quot;;IF([.I20]-[.J20]&lt;[.B$8];&quot;sat&quot;;&quot;act&quot;))" office:value-type="string" office:string-value="sperrt">
            <text:p>sperrt</text:p>
          </table:table-cell>
        </table:table-row>
        <table:table-row table:style-name="ro1">
          <table:table-cell table:style-name="ce2" office:value-type="float" office:value="0.5">
            <text:p>5,00E-001</text:p>
          </table:table-cell>
          <table:table-cell table:style-name="ce2" office:value-type="float" office:value="9.987514">
            <text:p>9,99E+000</text:p>
          </table:table-cell>
          <table:table-cell table:style-name="ce2" office:value-type="float" office:value="0.008351175">
            <text:p>8,35E-003</text:p>
          </table:table-cell>
          <table:table-cell table:number-columns-repeated="2"/>
          <table:table-cell table:formula="of:=IF([.M21]=&quot;act&quot;;[.I21];IF([.M21]=&quot;sat&quot;;[.K21];[.B$1]))" office:value-type="float" office:value="10">
            <text:p>10</text:p>
          </table:table-cell>
          <table:table-cell table:formula="of:=IF([.M21]=&quot;act&quot;;[.J21];IF([.M21]=&quot;sat&quot;;[.L21];0))" office:value-type="float" office:value="0">
            <text:p>0</text:p>
          </table:table-cell>
          <table:table-cell table:formula="of:=([.A21]-[.B$7])/[.D$1]" office:value-type="float" office:value="-0.0485436893203884">
            <text:p>-0,0485</text:p>
          </table:table-cell>
          <table:table-cell table:formula="of:=[.B$1]-[.B$3]*[.H21]" office:value-type="float" office:value="10.1456310679612">
            <text:p>10,145631068</text:p>
          </table:table-cell>
          <table:table-cell table:formula="of:=[.B$4]*[.H21]/[.D$6]" office:value-type="float" office:value="-0.0975728155339808">
            <text:p>-0,0975728155</text:p>
          </table:table-cell>
          <table:table-cell table:style-name="ce5" table:formula="of:=[.L21]+[.B$8]" office:value-type="float" office:value="3.625">
            <text:p>3,63</text:p>
          </table:table-cell>
          <table:table-cell table:style-name="ce5" table:formula="of:=[.G$3]*([.A21]-[.B$7])+[.G$5]" office:value-type="float" office:value="3.525">
            <text:p>3,53</text:p>
          </table:table-cell>
          <table:table-cell table:formula="of:=IF([.H21]&lt;0;&quot;sperrt&quot;;IF([.I21]-[.J21]&lt;[.B$8];&quot;sat&quot;;&quot;act&quot;))" office:value-type="string" office:string-value="sperrt">
            <text:p>sperrt</text:p>
          </table:table-cell>
        </table:table-row>
        <table:table-row table:style-name="ro1">
          <table:table-cell table:style-name="ce2" office:value-type="float" office:value="0.55">
            <text:p>5,50E-001</text:p>
          </table:table-cell>
          <table:table-cell table:style-name="ce2" office:value-type="float" office:value="9.959356">
            <text:p>9,96E+000</text:p>
          </table:table-cell>
          <table:table-cell table:style-name="ce2" office:value-type="float" office:value="0.02718083">
            <text:p>2,72E-002</text:p>
          </table:table-cell>
          <table:table-cell table:number-columns-repeated="2"/>
          <table:table-cell table:formula="of:=IF([.M22]=&quot;act&quot;;[.I22];IF([.M22]=&quot;sat&quot;;[.K22];[.B$1]))" office:value-type="float" office:value="10">
            <text:p>10</text:p>
          </table:table-cell>
          <table:table-cell table:formula="of:=IF([.M22]=&quot;act&quot;;[.J22];IF([.M22]=&quot;sat&quot;;[.L22];0))" office:value-type="float" office:value="0">
            <text:p>0</text:p>
          </table:table-cell>
          <table:table-cell table:formula="of:=([.A22]-[.B$7])/[.D$1]" office:value-type="float" office:value="-0.0242718446601943">
            <text:p>-0,0243</text:p>
          </table:table-cell>
          <table:table-cell table:formula="of:=[.B$1]-[.B$3]*[.H22]" office:value-type="float" office:value="10.0728155339806">
            <text:p>10,072815534</text:p>
          </table:table-cell>
          <table:table-cell table:formula="of:=[.B$4]*[.H22]/[.D$6]" office:value-type="float" office:value="-0.0487864077669904">
            <text:p>-0,0487864078</text:p>
          </table:table-cell>
          <table:table-cell table:style-name="ce5" table:formula="of:=[.L22]+[.B$8]" office:value-type="float" office:value="3.63035714285714">
            <text:p>3,63</text:p>
          </table:table-cell>
          <table:table-cell table:style-name="ce5" table:formula="of:=[.G$3]*([.A22]-[.B$7])+[.G$5]" office:value-type="float" office:value="3.53035714285714">
            <text:p>3,53</text:p>
          </table:table-cell>
          <table:table-cell table:formula="of:=IF([.H22]&lt;0;&quot;sperrt&quot;;IF([.I22]-[.J22]&lt;[.B$8];&quot;sat&quot;;&quot;act&quot;))" office:value-type="string" office:string-value="sperrt">
            <text:p>sperrt</text:p>
          </table:table-cell>
        </table:table-row>
        <table:table-row table:style-name="ro1">
          <table:table-cell table:style-name="ce2" office:value-type="float" office:value="0.6">
            <text:p>6,00E-001</text:p>
          </table:table-cell>
          <table:table-cell table:style-name="ce2" office:value-type="float" office:value="9.914416">
            <text:p>9,91E+000</text:p>
          </table:table-cell>
          <table:table-cell table:style-name="ce2" office:value-type="float" office:value="0.05723383">
            <text:p>5,72E-002</text:p>
          </table:table-cell>
          <table:table-cell table:number-columns-repeated="2"/>
          <table:table-cell table:formula="of:=IF([.M23]=&quot;act&quot;;[.I23];IF([.M23]=&quot;sat&quot;;[.K23];[.B$1]))" office:value-type="float" office:value="10">
            <text:p>10</text:p>
          </table:table-cell>
          <table:table-cell table:formula="of:=IF([.M23]=&quot;act&quot;;[.J23];IF([.M23]=&quot;sat&quot;;[.L23];0))" office:value-type="float" office:value="0">
            <text:p>0</text:p>
          </table:table-cell>
          <table:table-cell table:formula="of:=([.A23]-[.B$7])/[.D$1]" office:value-type="float" office:value="0">
            <text:p>0,0000</text:p>
          </table:table-cell>
          <table:table-cell table:formula="of:=[.B$1]-[.B$3]*[.H23]" office:value-type="float" office:value="10">
            <text:p>10</text:p>
          </table:table-cell>
          <table:table-cell table:formula="of:=[.B$4]*[.H23]/[.D$6]" office:value-type="float" office:value="0">
            <text:p>0</text:p>
          </table:table-cell>
          <table:table-cell table:style-name="ce5" table:formula="of:=[.L23]+[.B$8]" office:value-type="float" office:value="3.63571428571429">
            <text:p>3,64</text:p>
          </table:table-cell>
          <table:table-cell table:style-name="ce5" table:formula="of:=[.G$3]*([.A23]-[.B$7])+[.G$5]" office:value-type="float" office:value="3.53571428571429">
            <text:p>3,54</text:p>
          </table:table-cell>
          <table:table-cell table:formula="of:=IF([.H23]&lt;0;&quot;sperrt&quot;;IF([.I23]-[.J23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0.65">
            <text:p>6,50E-001</text:p>
          </table:table-cell>
          <table:table-cell table:style-name="ce2" office:value-type="float" office:value="9.859764">
            <text:p>9,86E+000</text:p>
          </table:table-cell>
          <table:table-cell table:style-name="ce2" office:value-type="float" office:value="0.09378092">
            <text:p>9,38E-002</text:p>
          </table:table-cell>
          <table:table-cell table:number-columns-repeated="2"/>
          <table:table-cell table:formula="of:=IF([.M24]=&quot;act&quot;;[.I24];IF([.M24]=&quot;sat&quot;;[.K24];[.B$1]))" office:value-type="float" office:value="9.92718446601942">
            <text:p>9,927184466</text:p>
          </table:table-cell>
          <table:table-cell table:formula="of:=IF([.M24]=&quot;act&quot;;[.J24];IF([.M24]=&quot;sat&quot;;[.L24];0))" office:value-type="float" office:value="0.0487864077669902">
            <text:p>0,0487864078</text:p>
          </table:table-cell>
          <table:table-cell table:formula="of:=([.A24]-[.B$7])/[.D$1]" office:value-type="float" office:value="0.0242718446601941">
            <text:p>0,0243</text:p>
          </table:table-cell>
          <table:table-cell table:formula="of:=[.B$1]-[.B$3]*[.H24]" office:value-type="float" office:value="9.92718446601942">
            <text:p>9,927184466</text:p>
          </table:table-cell>
          <table:table-cell table:formula="of:=[.B$4]*[.H24]/[.D$6]" office:value-type="float" office:value="0.0487864077669902">
            <text:p>0,0487864078</text:p>
          </table:table-cell>
          <table:table-cell table:style-name="ce5" table:formula="of:=[.L24]+[.B$8]" office:value-type="float" office:value="3.64107142857143">
            <text:p>3,64</text:p>
          </table:table-cell>
          <table:table-cell table:style-name="ce5" table:formula="of:=[.G$3]*([.A24]-[.B$7])+[.G$5]" office:value-type="float" office:value="3.54107142857143">
            <text:p>3,54</text:p>
          </table:table-cell>
          <table:table-cell table:formula="of:=IF([.H24]&lt;0;&quot;sperrt&quot;;IF([.I24]-[.J24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0.7">
            <text:p>7,00E-001</text:p>
          </table:table-cell>
          <table:table-cell table:style-name="ce2" office:value-type="float" office:value="9.799868">
            <text:p>9,80E+000</text:p>
          </table:table-cell>
          <table:table-cell table:style-name="ce2" office:value-type="float" office:value="0.1338359">
            <text:p>1,34E-001</text:p>
          </table:table-cell>
          <table:table-cell table:number-columns-repeated="2"/>
          <table:table-cell table:formula="of:=IF([.M25]=&quot;act&quot;;[.I25];IF([.M25]=&quot;sat&quot;;[.K25];[.B$1]))" office:value-type="float" office:value="9.85436893203883">
            <text:p>9,854368932</text:p>
          </table:table-cell>
          <table:table-cell table:formula="of:=IF([.M25]=&quot;act&quot;;[.J25];IF([.M25]=&quot;sat&quot;;[.L25];0))" office:value-type="float" office:value="0.0975728155339807">
            <text:p>0,0975728155</text:p>
          </table:table-cell>
          <table:table-cell table:formula="of:=([.A25]-[.B$7])/[.D$1]" office:value-type="float" office:value="0.0485436893203884">
            <text:p>0,0485</text:p>
          </table:table-cell>
          <table:table-cell table:formula="of:=[.B$1]-[.B$3]*[.H25]" office:value-type="float" office:value="9.85436893203883">
            <text:p>9,854368932</text:p>
          </table:table-cell>
          <table:table-cell table:formula="of:=[.B$4]*[.H25]/[.D$6]" office:value-type="float" office:value="0.0975728155339807">
            <text:p>0,0975728155</text:p>
          </table:table-cell>
          <table:table-cell table:style-name="ce5" table:formula="of:=[.L25]+[.B$8]" office:value-type="float" office:value="3.64642857142857">
            <text:p>3,65</text:p>
          </table:table-cell>
          <table:table-cell table:style-name="ce5" table:formula="of:=[.G$3]*([.A25]-[.B$7])+[.G$5]" office:value-type="float" office:value="3.54642857142857">
            <text:p>3,55</text:p>
          </table:table-cell>
          <table:table-cell table:formula="of:=IF([.H25]&lt;0;&quot;sperrt&quot;;IF([.I25]-[.J25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0.75">
            <text:p>7,50E-001</text:p>
          </table:table-cell>
          <table:table-cell table:style-name="ce2" office:value-type="float" office:value="9.736948">
            <text:p>9,74E+000</text:p>
          </table:table-cell>
          <table:table-cell table:style-name="ce2" office:value-type="float" office:value="0.1759123">
            <text:p>1,76E-001</text:p>
          </table:table-cell>
          <table:table-cell table:number-columns-repeated="2"/>
          <table:table-cell table:formula="of:=IF([.M26]=&quot;act&quot;;[.I26];IF([.M26]=&quot;sat&quot;;[.K26];[.B$1]))" office:value-type="float" office:value="9.78155339805825">
            <text:p>9,7815533981</text:p>
          </table:table-cell>
          <table:table-cell table:formula="of:=IF([.M26]=&quot;act&quot;;[.J26];IF([.M26]=&quot;sat&quot;;[.L26];0))" office:value-type="float" office:value="0.146359223300971">
            <text:p>0,1463592233</text:p>
          </table:table-cell>
          <table:table-cell table:formula="of:=([.A26]-[.B$7])/[.D$1]" office:value-type="float" office:value="0.0728155339805825">
            <text:p>0,0728</text:p>
          </table:table-cell>
          <table:table-cell table:formula="of:=[.B$1]-[.B$3]*[.H26]" office:value-type="float" office:value="9.78155339805825">
            <text:p>9,7815533981</text:p>
          </table:table-cell>
          <table:table-cell table:formula="of:=[.B$4]*[.H26]/[.D$6]" office:value-type="float" office:value="0.146359223300971">
            <text:p>0,1463592233</text:p>
          </table:table-cell>
          <table:table-cell table:style-name="ce5" table:formula="of:=[.L26]+[.B$8]" office:value-type="float" office:value="3.65178571428571">
            <text:p>3,65</text:p>
          </table:table-cell>
          <table:table-cell table:style-name="ce5" table:formula="of:=[.G$3]*([.A26]-[.B$7])+[.G$5]" office:value-type="float" office:value="3.55178571428571">
            <text:p>3,55</text:p>
          </table:table-cell>
          <table:table-cell table:formula="of:=IF([.H26]&lt;0;&quot;sperrt&quot;;IF([.I26]-[.J26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0.8">
            <text:p>8,00E-001</text:p>
          </table:table-cell>
          <table:table-cell table:style-name="ce2" office:value-type="float" office:value="9.671841">
            <text:p>9,67E+000</text:p>
          </table:table-cell>
          <table:table-cell table:style-name="ce2" office:value-type="float" office:value="0.2194519">
            <text:p>2,19E-001</text:p>
          </table:table-cell>
          <table:table-cell table:number-columns-repeated="2"/>
          <table:table-cell table:formula="of:=IF([.M27]=&quot;act&quot;;[.I27];IF([.M27]=&quot;sat&quot;;[.K27];[.B$1]))" office:value-type="float" office:value="9.70873786407767">
            <text:p>9,7087378641</text:p>
          </table:table-cell>
          <table:table-cell table:formula="of:=IF([.M27]=&quot;act&quot;;[.J27];IF([.M27]=&quot;sat&quot;;[.L27];0))" office:value-type="float" office:value="0.195145631067961">
            <text:p>0,1951456311</text:p>
          </table:table-cell>
          <table:table-cell table:formula="of:=([.A27]-[.B$7])/[.D$1]" office:value-type="float" office:value="0.0970873786407768">
            <text:p>0,0971</text:p>
          </table:table-cell>
          <table:table-cell table:formula="of:=[.B$1]-[.B$3]*[.H27]" office:value-type="float" office:value="9.70873786407767">
            <text:p>9,7087378641</text:p>
          </table:table-cell>
          <table:table-cell table:formula="of:=[.B$4]*[.H27]/[.D$6]" office:value-type="float" office:value="0.195145631067961">
            <text:p>0,1951456311</text:p>
          </table:table-cell>
          <table:table-cell table:style-name="ce5" table:formula="of:=[.L27]+[.B$8]" office:value-type="float" office:value="3.65714285714286">
            <text:p>3,66</text:p>
          </table:table-cell>
          <table:table-cell table:style-name="ce5" table:formula="of:=[.G$3]*([.A27]-[.B$7])+[.G$5]" office:value-type="float" office:value="3.55714285714286">
            <text:p>3,56</text:p>
          </table:table-cell>
          <table:table-cell table:formula="of:=IF([.H27]&lt;0;&quot;sperrt&quot;;IF([.I27]-[.J27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0.85">
            <text:p>8,50E-001</text:p>
          </table:table-cell>
          <table:table-cell table:style-name="ce2" office:value-type="float" office:value="9.605351">
            <text:p>9,61E+000</text:p>
          </table:table-cell>
          <table:table-cell table:style-name="ce2" office:value-type="float" office:value="0.2639163">
            <text:p>2,64E-001</text:p>
          </table:table-cell>
          <table:table-cell table:number-columns-repeated="2"/>
          <table:table-cell table:formula="of:=IF([.M28]=&quot;act&quot;;[.I28];IF([.M28]=&quot;sat&quot;;[.K28];[.B$1]))" office:value-type="float" office:value="9.63592233009709">
            <text:p>9,6359223301</text:p>
          </table:table-cell>
          <table:table-cell table:formula="of:=IF([.M28]=&quot;act&quot;;[.J28];IF([.M28]=&quot;sat&quot;;[.L28];0))" office:value-type="float" office:value="0.243932038834952">
            <text:p>0,2439320388</text:p>
          </table:table-cell>
          <table:table-cell table:formula="of:=([.A28]-[.B$7])/[.D$1]" office:value-type="float" office:value="0.121359223300971">
            <text:p>0,1214</text:p>
          </table:table-cell>
          <table:table-cell table:formula="of:=[.B$1]-[.B$3]*[.H28]" office:value-type="float" office:value="9.63592233009709">
            <text:p>9,6359223301</text:p>
          </table:table-cell>
          <table:table-cell table:formula="of:=[.B$4]*[.H28]/[.D$6]" office:value-type="float" office:value="0.243932038834952">
            <text:p>0,2439320388</text:p>
          </table:table-cell>
          <table:table-cell table:style-name="ce5" table:formula="of:=[.L28]+[.B$8]" office:value-type="float" office:value="3.6625">
            <text:p>3,66</text:p>
          </table:table-cell>
          <table:table-cell table:style-name="ce5" table:formula="of:=[.G$3]*([.A28]-[.B$7])+[.G$5]" office:value-type="float" office:value="3.5625">
            <text:p>3,56</text:p>
          </table:table-cell>
          <table:table-cell table:formula="of:=IF([.H28]&lt;0;&quot;sperrt&quot;;IF([.I28]-[.J28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0.9">
            <text:p>9,00E-001</text:p>
          </table:table-cell>
          <table:table-cell table:style-name="ce2" office:value-type="float" office:value="9.537869">
            <text:p>9,54E+000</text:p>
          </table:table-cell>
          <table:table-cell table:style-name="ce2" office:value-type="float" office:value="0.3090446">
            <text:p>3,09E-001</text:p>
          </table:table-cell>
          <table:table-cell table:number-columns-repeated="2"/>
          <table:table-cell table:formula="of:=IF([.M29]=&quot;act&quot;;[.I29];IF([.M29]=&quot;sat&quot;;[.K29];[.B$1]))" office:value-type="float" office:value="9.5631067961165">
            <text:p>9,5631067961</text:p>
          </table:table-cell>
          <table:table-cell table:formula="of:=IF([.M29]=&quot;act&quot;;[.J29];IF([.M29]=&quot;sat&quot;;[.L29];0))" office:value-type="float" office:value="0.292718446601942">
            <text:p>0,2927184466</text:p>
          </table:table-cell>
          <table:table-cell table:formula="of:=([.A29]-[.B$7])/[.D$1]" office:value-type="float" office:value="0.145631067961165">
            <text:p>0,1456</text:p>
          </table:table-cell>
          <table:table-cell table:formula="of:=[.B$1]-[.B$3]*[.H29]" office:value-type="float" office:value="9.5631067961165">
            <text:p>9,5631067961</text:p>
          </table:table-cell>
          <table:table-cell table:formula="of:=[.B$4]*[.H29]/[.D$6]" office:value-type="float" office:value="0.292718446601942">
            <text:p>0,2927184466</text:p>
          </table:table-cell>
          <table:table-cell table:style-name="ce5" table:formula="of:=[.L29]+[.B$8]" office:value-type="float" office:value="3.66785714285714">
            <text:p>3,67</text:p>
          </table:table-cell>
          <table:table-cell table:style-name="ce5" table:formula="of:=[.G$3]*([.A29]-[.B$7])+[.G$5]" office:value-type="float" office:value="3.56785714285714">
            <text:p>3,57</text:p>
          </table:table-cell>
          <table:table-cell table:formula="of:=IF([.H29]&lt;0;&quot;sperrt&quot;;IF([.I29]-[.J29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0.95">
            <text:p>9,50E-001</text:p>
          </table:table-cell>
          <table:table-cell table:style-name="ce2" office:value-type="float" office:value="9.469627">
            <text:p>9,47E+000</text:p>
          </table:table-cell>
          <table:table-cell table:style-name="ce2" office:value-type="float" office:value="0.3546824">
            <text:p>3,55E-001</text:p>
          </table:table-cell>
          <table:table-cell table:number-columns-repeated="2"/>
          <table:table-cell table:formula="of:=IF([.M30]=&quot;act&quot;;[.I30];IF([.M30]=&quot;sat&quot;;[.K30];[.B$1]))" office:value-type="float" office:value="9.49029126213592">
            <text:p>9,4902912621</text:p>
          </table:table-cell>
          <table:table-cell table:formula="of:=IF([.M30]=&quot;act&quot;;[.J30];IF([.M30]=&quot;sat&quot;;[.L30];0))" office:value-type="float" office:value="0.341504854368932">
            <text:p>0,3415048544</text:p>
          </table:table-cell>
          <table:table-cell table:formula="of:=([.A30]-[.B$7])/[.D$1]" office:value-type="float" office:value="0.169902912621359">
            <text:p>0,1699</text:p>
          </table:table-cell>
          <table:table-cell table:formula="of:=[.B$1]-[.B$3]*[.H30]" office:value-type="float" office:value="9.49029126213592">
            <text:p>9,4902912621</text:p>
          </table:table-cell>
          <table:table-cell table:formula="of:=[.B$4]*[.H30]/[.D$6]" office:value-type="float" office:value="0.341504854368932">
            <text:p>0,3415048544</text:p>
          </table:table-cell>
          <table:table-cell table:style-name="ce5" table:formula="of:=[.L30]+[.B$8]" office:value-type="float" office:value="3.67321428571429">
            <text:p>3,67</text:p>
          </table:table-cell>
          <table:table-cell table:style-name="ce5" table:formula="of:=[.G$3]*([.A30]-[.B$7])+[.G$5]" office:value-type="float" office:value="3.57321428571429">
            <text:p>3,57</text:p>
          </table:table-cell>
          <table:table-cell table:formula="of:=IF([.H30]&lt;0;&quot;sperrt&quot;;IF([.I30]-[.J30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1">
            <text:p>1,00E+000</text:p>
          </table:table-cell>
          <table:table-cell table:style-name="ce2" office:value-type="float" office:value="9.400788">
            <text:p>9,40E+000</text:p>
          </table:table-cell>
          <table:table-cell table:style-name="ce2" office:value-type="float" office:value="0.4007193">
            <text:p>4,01E-001</text:p>
          </table:table-cell>
          <table:table-cell table:number-columns-repeated="2"/>
          <table:table-cell table:formula="of:=IF([.M31]=&quot;act&quot;;[.I31];IF([.M31]=&quot;sat&quot;;[.K31];[.B$1]))" office:value-type="float" office:value="9.41747572815534">
            <text:p>9,4174757282</text:p>
          </table:table-cell>
          <table:table-cell table:formula="of:=IF([.M31]=&quot;act&quot;;[.J31];IF([.M31]=&quot;sat&quot;;[.L31];0))" office:value-type="float" office:value="0.390291262135922">
            <text:p>0,3902912621</text:p>
          </table:table-cell>
          <table:table-cell table:formula="of:=([.A31]-[.B$7])/[.D$1]" office:value-type="float" office:value="0.194174757281553">
            <text:p>0,1942</text:p>
          </table:table-cell>
          <table:table-cell table:formula="of:=[.B$1]-[.B$3]*[.H31]" office:value-type="float" office:value="9.41747572815534">
            <text:p>9,4174757282</text:p>
          </table:table-cell>
          <table:table-cell table:formula="of:=[.B$4]*[.H31]/[.D$6]" office:value-type="float" office:value="0.390291262135922">
            <text:p>0,3902912621</text:p>
          </table:table-cell>
          <table:table-cell table:style-name="ce5" table:formula="of:=[.L31]+[.B$8]" office:value-type="float" office:value="3.67857142857143">
            <text:p>3,68</text:p>
          </table:table-cell>
          <table:table-cell table:style-name="ce5" table:formula="of:=[.G$3]*([.A31]-[.B$7])+[.G$5]" office:value-type="float" office:value="3.57857142857143">
            <text:p>3,58</text:p>
          </table:table-cell>
          <table:table-cell table:formula="of:=IF([.H31]&lt;0;&quot;sperrt&quot;;IF([.I31]-[.J31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1.05">
            <text:p>1,05E+000</text:p>
          </table:table-cell>
          <table:table-cell table:style-name="ce2" office:value-type="float" office:value="9.331472">
            <text:p>9,33E+000</text:p>
          </table:table-cell>
          <table:table-cell table:style-name="ce2" office:value-type="float" office:value="0.4470757">
            <text:p>4,47E-001</text:p>
          </table:table-cell>
          <table:table-cell table:number-columns-repeated="2"/>
          <table:table-cell table:formula="of:=IF([.M32]=&quot;act&quot;;[.I32];IF([.M32]=&quot;sat&quot;;[.K32];[.B$1]))" office:value-type="float" office:value="9.34466019417476">
            <text:p>9,3446601942</text:p>
          </table:table-cell>
          <table:table-cell table:formula="of:=IF([.M32]=&quot;act&quot;;[.J32];IF([.M32]=&quot;sat&quot;;[.L32];0))" office:value-type="float" office:value="0.439077669902913">
            <text:p>0,4390776699</text:p>
          </table:table-cell>
          <table:table-cell table:formula="of:=([.A32]-[.B$7])/[.D$1]" office:value-type="float" office:value="0.218446601941748">
            <text:p>0,2184</text:p>
          </table:table-cell>
          <table:table-cell table:formula="of:=[.B$1]-[.B$3]*[.H32]" office:value-type="float" office:value="9.34466019417476">
            <text:p>9,3446601942</text:p>
          </table:table-cell>
          <table:table-cell table:formula="of:=[.B$4]*[.H32]/[.D$6]" office:value-type="float" office:value="0.439077669902913">
            <text:p>0,4390776699</text:p>
          </table:table-cell>
          <table:table-cell table:style-name="ce5" table:formula="of:=[.L32]+[.B$8]" office:value-type="float" office:value="3.68392857142857">
            <text:p>3,68</text:p>
          </table:table-cell>
          <table:table-cell table:style-name="ce5" table:formula="of:=[.G$3]*([.A32]-[.B$7])+[.G$5]" office:value-type="float" office:value="3.58392857142857">
            <text:p>3,58</text:p>
          </table:table-cell>
          <table:table-cell table:formula="of:=IF([.H32]&lt;0;&quot;sperrt&quot;;IF([.I32]-[.J32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1.1">
            <text:p>1,10E+000</text:p>
          </table:table-cell>
          <table:table-cell table:style-name="ce2" office:value-type="float" office:value="9.261767">
            <text:p>9,26E+000</text:p>
          </table:table-cell>
          <table:table-cell table:style-name="ce2" office:value-type="float" office:value="0.4936929">
            <text:p>4,94E-001</text:p>
          </table:table-cell>
          <table:table-cell table:number-columns-repeated="2"/>
          <table:table-cell table:formula="of:=IF([.M33]=&quot;act&quot;;[.I33];IF([.M33]=&quot;sat&quot;;[.K33];[.B$1]))" office:value-type="float" office:value="9.27184466019417">
            <text:p>9,2718446602</text:p>
          </table:table-cell>
          <table:table-cell table:formula="of:=IF([.M33]=&quot;act&quot;;[.J33];IF([.M33]=&quot;sat&quot;;[.L33];0))" office:value-type="float" office:value="0.487864077669903">
            <text:p>0,4878640777</text:p>
          </table:table-cell>
          <table:table-cell table:formula="of:=([.A33]-[.B$7])/[.D$1]" office:value-type="float" office:value="0.242718446601942">
            <text:p>0,2427</text:p>
          </table:table-cell>
          <table:table-cell table:formula="of:=[.B$1]-[.B$3]*[.H33]" office:value-type="float" office:value="9.27184466019417">
            <text:p>9,2718446602</text:p>
          </table:table-cell>
          <table:table-cell table:formula="of:=[.B$4]*[.H33]/[.D$6]" office:value-type="float" office:value="0.487864077669903">
            <text:p>0,4878640777</text:p>
          </table:table-cell>
          <table:table-cell table:style-name="ce5" table:formula="of:=[.L33]+[.B$8]" office:value-type="float" office:value="3.68928571428571">
            <text:p>3,69</text:p>
          </table:table-cell>
          <table:table-cell table:style-name="ce5" table:formula="of:=[.G$3]*([.A33]-[.B$7])+[.G$5]" office:value-type="float" office:value="3.58928571428571">
            <text:p>3,59</text:p>
          </table:table-cell>
          <table:table-cell table:formula="of:=IF([.H33]&lt;0;&quot;sperrt&quot;;IF([.I33]-[.J33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1.15">
            <text:p>1,15E+000</text:p>
          </table:table-cell>
          <table:table-cell table:style-name="ce2" office:value-type="float" office:value="9.191739">
            <text:p>9,19E+000</text:p>
          </table:table-cell>
          <table:table-cell table:style-name="ce2" office:value-type="float" office:value="0.5405268">
            <text:p>5,41E-001</text:p>
          </table:table-cell>
          <table:table-cell table:number-columns-repeated="2"/>
          <table:table-cell table:formula="of:=IF([.M34]=&quot;act&quot;;[.I34];IF([.M34]=&quot;sat&quot;;[.K34];[.B$1]))" office:value-type="float" office:value="9.19902912621359">
            <text:p>9,1990291262</text:p>
          </table:table-cell>
          <table:table-cell table:formula="of:=IF([.M34]=&quot;act&quot;;[.J34];IF([.M34]=&quot;sat&quot;;[.L34];0))" office:value-type="float" office:value="0.536650485436893">
            <text:p>0,5366504854</text:p>
          </table:table-cell>
          <table:table-cell table:formula="of:=([.A34]-[.B$7])/[.D$1]" office:value-type="float" office:value="0.266990291262136">
            <text:p>0,2670</text:p>
          </table:table-cell>
          <table:table-cell table:formula="of:=[.B$1]-[.B$3]*[.H34]" office:value-type="float" office:value="9.19902912621359">
            <text:p>9,1990291262</text:p>
          </table:table-cell>
          <table:table-cell table:formula="of:=[.B$4]*[.H34]/[.D$6]" office:value-type="float" office:value="0.536650485436893">
            <text:p>0,5366504854</text:p>
          </table:table-cell>
          <table:table-cell table:style-name="ce5" table:formula="of:=[.L34]+[.B$8]" office:value-type="float" office:value="3.69464285714286">
            <text:p>3,69</text:p>
          </table:table-cell>
          <table:table-cell table:style-name="ce5" table:formula="of:=[.G$3]*([.A34]-[.B$7])+[.G$5]" office:value-type="float" office:value="3.59464285714286">
            <text:p>3,59</text:p>
          </table:table-cell>
          <table:table-cell table:formula="of:=IF([.H34]&lt;0;&quot;sperrt&quot;;IF([.I34]-[.J34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1.2">
            <text:p>1,20E+000</text:p>
          </table:table-cell>
          <table:table-cell table:style-name="ce2" office:value-type="float" office:value="9.121438">
            <text:p>9,12E+000</text:p>
          </table:table-cell>
          <table:table-cell table:style-name="ce2" office:value-type="float" office:value="0.5875434">
            <text:p>5,88E-001</text:p>
          </table:table-cell>
          <table:table-cell table:number-columns-repeated="2"/>
          <table:table-cell table:formula="of:=IF([.M35]=&quot;act&quot;;[.I35];IF([.M35]=&quot;sat&quot;;[.K35];[.B$1]))" office:value-type="float" office:value="9.12621359223301">
            <text:p>9,1262135922</text:p>
          </table:table-cell>
          <table:table-cell table:formula="of:=IF([.M35]=&quot;act&quot;;[.J35];IF([.M35]=&quot;sat&quot;;[.L35];0))" office:value-type="float" office:value="0.585436893203883">
            <text:p>0,5854368932</text:p>
          </table:table-cell>
          <table:table-cell table:formula="of:=([.A35]-[.B$7])/[.D$1]" office:value-type="float" office:value="0.29126213592233">
            <text:p>0,2913</text:p>
          </table:table-cell>
          <table:table-cell table:formula="of:=[.B$1]-[.B$3]*[.H35]" office:value-type="float" office:value="9.12621359223301">
            <text:p>9,1262135922</text:p>
          </table:table-cell>
          <table:table-cell table:formula="of:=[.B$4]*[.H35]/[.D$6]" office:value-type="float" office:value="0.585436893203883">
            <text:p>0,5854368932</text:p>
          </table:table-cell>
          <table:table-cell table:style-name="ce5" table:formula="of:=[.L35]+[.B$8]" office:value-type="float" office:value="3.7">
            <text:p>3,70</text:p>
          </table:table-cell>
          <table:table-cell table:style-name="ce5" table:formula="of:=[.G$3]*([.A35]-[.B$7])+[.G$5]" office:value-type="float" office:value="3.6">
            <text:p>3,60</text:p>
          </table:table-cell>
          <table:table-cell table:formula="of:=IF([.H35]&lt;0;&quot;sperrt&quot;;IF([.I35]-[.J35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1.25">
            <text:p>1,25E+000</text:p>
          </table:table-cell>
          <table:table-cell table:style-name="ce2" office:value-type="float" office:value="9.050905">
            <text:p>9,05E+000</text:p>
          </table:table-cell>
          <table:table-cell table:style-name="ce2" office:value-type="float" office:value="0.6347159">
            <text:p>6,35E-001</text:p>
          </table:table-cell>
          <table:table-cell table:number-columns-repeated="2"/>
          <table:table-cell table:formula="of:=IF([.M36]=&quot;act&quot;;[.I36];IF([.M36]=&quot;sat&quot;;[.K36];[.B$1]))" office:value-type="float" office:value="9.05339805825243">
            <text:p>9,0533980583</text:p>
          </table:table-cell>
          <table:table-cell table:formula="of:=IF([.M36]=&quot;act&quot;;[.J36];IF([.M36]=&quot;sat&quot;;[.L36];0))" office:value-type="float" office:value="0.634223300970874">
            <text:p>0,634223301</text:p>
          </table:table-cell>
          <table:table-cell table:formula="of:=([.A36]-[.B$7])/[.D$1]" office:value-type="float" office:value="0.315533980582524">
            <text:p>0,3155</text:p>
          </table:table-cell>
          <table:table-cell table:formula="of:=[.B$1]-[.B$3]*[.H36]" office:value-type="float" office:value="9.05339805825243">
            <text:p>9,0533980583</text:p>
          </table:table-cell>
          <table:table-cell table:formula="of:=[.B$4]*[.H36]/[.D$6]" office:value-type="float" office:value="0.634223300970874">
            <text:p>0,634223301</text:p>
          </table:table-cell>
          <table:table-cell table:style-name="ce5" table:formula="of:=[.L36]+[.B$8]" office:value-type="float" office:value="3.70535714285714">
            <text:p>3,71</text:p>
          </table:table-cell>
          <table:table-cell table:style-name="ce5" table:formula="of:=[.G$3]*([.A36]-[.B$7])+[.G$5]" office:value-type="float" office:value="3.60535714285714">
            <text:p>3,61</text:p>
          </table:table-cell>
          <table:table-cell table:formula="of:=IF([.H36]&lt;0;&quot;sperrt&quot;;IF([.I36]-[.J36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1.3">
            <text:p>1,30E+000</text:p>
          </table:table-cell>
          <table:table-cell table:style-name="ce2" office:value-type="float" office:value="8.980172">
            <text:p>8,98E+000</text:p>
          </table:table-cell>
          <table:table-cell table:style-name="ce2" office:value-type="float" office:value="0.6820226">
            <text:p>6,82E-001</text:p>
          </table:table-cell>
          <table:table-cell table:number-columns-repeated="2"/>
          <table:table-cell table:formula="of:=IF([.M37]=&quot;act&quot;;[.I37];IF([.M37]=&quot;sat&quot;;[.K37];[.B$1]))" office:value-type="float" office:value="8.98058252427184">
            <text:p>8,9805825243</text:p>
          </table:table-cell>
          <table:table-cell table:formula="of:=IF([.M37]=&quot;act&quot;;[.J37];IF([.M37]=&quot;sat&quot;;[.L37];0))" office:value-type="float" office:value="0.683009708737865">
            <text:p>0,6830097087</text:p>
          </table:table-cell>
          <table:table-cell table:formula="of:=([.A37]-[.B$7])/[.D$1]" office:value-type="float" office:value="0.339805825242719">
            <text:p>0,3398</text:p>
          </table:table-cell>
          <table:table-cell table:formula="of:=[.B$1]-[.B$3]*[.H37]" office:value-type="float" office:value="8.98058252427184">
            <text:p>8,9805825243</text:p>
          </table:table-cell>
          <table:table-cell table:formula="of:=[.B$4]*[.H37]/[.D$6]" office:value-type="float" office:value="0.683009708737865">
            <text:p>0,6830097087</text:p>
          </table:table-cell>
          <table:table-cell table:style-name="ce5" table:formula="of:=[.L37]+[.B$8]" office:value-type="float" office:value="3.71071428571429">
            <text:p>3,71</text:p>
          </table:table-cell>
          <table:table-cell table:style-name="ce5" table:formula="of:=[.G$3]*([.A37]-[.B$7])+[.G$5]" office:value-type="float" office:value="3.61071428571429">
            <text:p>3,61</text:p>
          </table:table-cell>
          <table:table-cell table:formula="of:=IF([.H37]&lt;0;&quot;sperrt&quot;;IF([.I37]-[.J37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1.35">
            <text:p>1,35E+000</text:p>
          </table:table-cell>
          <table:table-cell table:style-name="ce2" office:value-type="float" office:value="8.909266">
            <text:p>8,91E+000</text:p>
          </table:table-cell>
          <table:table-cell table:style-name="ce2" office:value-type="float" office:value="0.7294461">
            <text:p>7,29E-001</text:p>
          </table:table-cell>
          <table:table-cell table:number-columns-repeated="2"/>
          <table:table-cell table:formula="of:=IF([.M38]=&quot;act&quot;;[.I38];IF([.M38]=&quot;sat&quot;;[.K38];[.B$1]))" office:value-type="float" office:value="8.90776699029126">
            <text:p>8,9077669903</text:p>
          </table:table-cell>
          <table:table-cell table:formula="of:=IF([.M38]=&quot;act&quot;;[.J38];IF([.M38]=&quot;sat&quot;;[.L38];0))" office:value-type="float" office:value="0.731796116504855">
            <text:p>0,7317961165</text:p>
          </table:table-cell>
          <table:table-cell table:formula="of:=([.A38]-[.B$7])/[.D$1]" office:value-type="float" office:value="0.364077669902913">
            <text:p>0,3641</text:p>
          </table:table-cell>
          <table:table-cell table:formula="of:=[.B$1]-[.B$3]*[.H38]" office:value-type="float" office:value="8.90776699029126">
            <text:p>8,9077669903</text:p>
          </table:table-cell>
          <table:table-cell table:formula="of:=[.B$4]*[.H38]/[.D$6]" office:value-type="float" office:value="0.731796116504855">
            <text:p>0,7317961165</text:p>
          </table:table-cell>
          <table:table-cell table:style-name="ce5" table:formula="of:=[.L38]+[.B$8]" office:value-type="float" office:value="3.71607142857143">
            <text:p>3,72</text:p>
          </table:table-cell>
          <table:table-cell table:style-name="ce5" table:formula="of:=[.G$3]*([.A38]-[.B$7])+[.G$5]" office:value-type="float" office:value="3.61607142857143">
            <text:p>3,62</text:p>
          </table:table-cell>
          <table:table-cell table:formula="of:=IF([.H38]&lt;0;&quot;sperrt&quot;;IF([.I38]-[.J38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1.4">
            <text:p>1,40E+000</text:p>
          </table:table-cell>
          <table:table-cell table:style-name="ce2" office:value-type="float" office:value="8.838206">
            <text:p>8,84E+000</text:p>
          </table:table-cell>
          <table:table-cell table:style-name="ce2" office:value-type="float" office:value="0.7769721">
            <text:p>7,77E-001</text:p>
          </table:table-cell>
          <table:table-cell table:number-columns-repeated="2"/>
          <table:table-cell table:formula="of:=IF([.M39]=&quot;act&quot;;[.I39];IF([.M39]=&quot;sat&quot;;[.K39];[.B$1]))" office:value-type="float" office:value="8.83495145631068">
            <text:p>8,8349514563</text:p>
          </table:table-cell>
          <table:table-cell table:formula="of:=IF([.M39]=&quot;act&quot;;[.J39];IF([.M39]=&quot;sat&quot;;[.L39];0))" office:value-type="float" office:value="0.780582524271846">
            <text:p>0,7805825243</text:p>
          </table:table-cell>
          <table:table-cell table:formula="of:=([.A39]-[.B$7])/[.D$1]" office:value-type="float" office:value="0.388349514563107">
            <text:p>0,3883</text:p>
          </table:table-cell>
          <table:table-cell table:formula="of:=[.B$1]-[.B$3]*[.H39]" office:value-type="float" office:value="8.83495145631068">
            <text:p>8,8349514563</text:p>
          </table:table-cell>
          <table:table-cell table:formula="of:=[.B$4]*[.H39]/[.D$6]" office:value-type="float" office:value="0.780582524271846">
            <text:p>0,7805825243</text:p>
          </table:table-cell>
          <table:table-cell table:style-name="ce5" table:formula="of:=[.L39]+[.B$8]" office:value-type="float" office:value="3.72142857142857">
            <text:p>3,72</text:p>
          </table:table-cell>
          <table:table-cell table:style-name="ce5" table:formula="of:=[.G$3]*([.A39]-[.B$7])+[.G$5]" office:value-type="float" office:value="3.62142857142857">
            <text:p>3,62</text:p>
          </table:table-cell>
          <table:table-cell table:formula="of:=IF([.H39]&lt;0;&quot;sperrt&quot;;IF([.I39]-[.J39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1.45">
            <text:p>1,45E+000</text:p>
          </table:table-cell>
          <table:table-cell table:style-name="ce2" office:value-type="float" office:value="8.767013">
            <text:p>8,77E+000</text:p>
          </table:table-cell>
          <table:table-cell table:style-name="ce2" office:value-type="float" office:value="0.8245886">
            <text:p>8,25E-001</text:p>
          </table:table-cell>
          <table:table-cell table:number-columns-repeated="2"/>
          <table:table-cell table:formula="of:=IF([.M40]=&quot;act&quot;;[.I40];IF([.M40]=&quot;sat&quot;;[.K40];[.B$1]))" office:value-type="float" office:value="8.7621359223301">
            <text:p>8,7621359223</text:p>
          </table:table-cell>
          <table:table-cell table:formula="of:=IF([.M40]=&quot;act&quot;;[.J40];IF([.M40]=&quot;sat&quot;;[.L40];0))" office:value-type="float" office:value="0.829368932038836">
            <text:p>0,829368932</text:p>
          </table:table-cell>
          <table:table-cell table:formula="of:=([.A40]-[.B$7])/[.D$1]" office:value-type="float" office:value="0.412621359223301">
            <text:p>0,4126</text:p>
          </table:table-cell>
          <table:table-cell table:formula="of:=[.B$1]-[.B$3]*[.H40]" office:value-type="float" office:value="8.7621359223301">
            <text:p>8,7621359223</text:p>
          </table:table-cell>
          <table:table-cell table:formula="of:=[.B$4]*[.H40]/[.D$6]" office:value-type="float" office:value="0.829368932038836">
            <text:p>0,829368932</text:p>
          </table:table-cell>
          <table:table-cell table:style-name="ce5" table:formula="of:=[.L40]+[.B$8]" office:value-type="float" office:value="3.72678571428571">
            <text:p>3,73</text:p>
          </table:table-cell>
          <table:table-cell table:style-name="ce5" table:formula="of:=[.G$3]*([.A40]-[.B$7])+[.G$5]" office:value-type="float" office:value="3.62678571428571">
            <text:p>3,63</text:p>
          </table:table-cell>
          <table:table-cell table:formula="of:=IF([.H40]&lt;0;&quot;sperrt&quot;;IF([.I40]-[.J40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1.5">
            <text:p>1,50E+000</text:p>
          </table:table-cell>
          <table:table-cell table:style-name="ce2" office:value-type="float" office:value="8.6957">
            <text:p>8,70E+000</text:p>
          </table:table-cell>
          <table:table-cell table:style-name="ce2" office:value-type="float" office:value="0.8722855">
            <text:p>8,72E-001</text:p>
          </table:table-cell>
          <table:table-cell table:number-columns-repeated="2"/>
          <table:table-cell table:formula="of:=IF([.M41]=&quot;act&quot;;[.I41];IF([.M41]=&quot;sat&quot;;[.K41];[.B$1]))" office:value-type="float" office:value="8.68932038834951">
            <text:p>8,6893203883</text:p>
          </table:table-cell>
          <table:table-cell table:formula="of:=IF([.M41]=&quot;act&quot;;[.J41];IF([.M41]=&quot;sat&quot;;[.L41];0))" office:value-type="float" office:value="0.878155339805826">
            <text:p>0,8781553398</text:p>
          </table:table-cell>
          <table:table-cell table:formula="of:=([.A41]-[.B$7])/[.D$1]" office:value-type="float" office:value="0.436893203883496">
            <text:p>0,4369</text:p>
          </table:table-cell>
          <table:table-cell table:formula="of:=[.B$1]-[.B$3]*[.H41]" office:value-type="float" office:value="8.68932038834951">
            <text:p>8,6893203883</text:p>
          </table:table-cell>
          <table:table-cell table:formula="of:=[.B$4]*[.H41]/[.D$6]" office:value-type="float" office:value="0.878155339805826">
            <text:p>0,8781553398</text:p>
          </table:table-cell>
          <table:table-cell table:style-name="ce5" table:formula="of:=[.L41]+[.B$8]" office:value-type="float" office:value="3.73214285714286">
            <text:p>3,73</text:p>
          </table:table-cell>
          <table:table-cell table:style-name="ce5" table:formula="of:=[.G$3]*([.A41]-[.B$7])+[.G$5]" office:value-type="float" office:value="3.63214285714286">
            <text:p>3,63</text:p>
          </table:table-cell>
          <table:table-cell table:formula="of:=IF([.H41]&lt;0;&quot;sperrt&quot;;IF([.I41]-[.J41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1.55">
            <text:p>1,55E+000</text:p>
          </table:table-cell>
          <table:table-cell table:style-name="ce2" office:value-type="float" office:value="8.62428">
            <text:p>8,62E+000</text:p>
          </table:table-cell>
          <table:table-cell table:style-name="ce2" office:value-type="float" office:value="0.9200544">
            <text:p>9,20E-001</text:p>
          </table:table-cell>
          <table:table-cell table:number-columns-repeated="2"/>
          <table:table-cell table:formula="of:=IF([.M42]=&quot;act&quot;;[.I42];IF([.M42]=&quot;sat&quot;;[.K42];[.B$1]))" office:value-type="float" office:value="8.61650485436893">
            <text:p>8,6165048544</text:p>
          </table:table-cell>
          <table:table-cell table:formula="of:=IF([.M42]=&quot;act&quot;;[.J42];IF([.M42]=&quot;sat&quot;;[.L42];0))" office:value-type="float" office:value="0.926941747572817">
            <text:p>0,9269417476</text:p>
          </table:table-cell>
          <table:table-cell table:formula="of:=([.A42]-[.B$7])/[.D$1]" office:value-type="float" office:value="0.46116504854369">
            <text:p>0,4612</text:p>
          </table:table-cell>
          <table:table-cell table:formula="of:=[.B$1]-[.B$3]*[.H42]" office:value-type="float" office:value="8.61650485436893">
            <text:p>8,6165048544</text:p>
          </table:table-cell>
          <table:table-cell table:formula="of:=[.B$4]*[.H42]/[.D$6]" office:value-type="float" office:value="0.926941747572817">
            <text:p>0,9269417476</text:p>
          </table:table-cell>
          <table:table-cell table:style-name="ce5" table:formula="of:=[.L42]+[.B$8]" office:value-type="float" office:value="3.7375">
            <text:p>3,74</text:p>
          </table:table-cell>
          <table:table-cell table:style-name="ce5" table:formula="of:=[.G$3]*([.A42]-[.B$7])+[.G$5]" office:value-type="float" office:value="3.6375">
            <text:p>3,64</text:p>
          </table:table-cell>
          <table:table-cell table:formula="of:=IF([.H42]&lt;0;&quot;sperrt&quot;;IF([.I42]-[.J42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1.6">
            <text:p>1,60E+000</text:p>
          </table:table-cell>
          <table:table-cell table:style-name="ce2" office:value-type="float" office:value="8.552765">
            <text:p>8,55E+000</text:p>
          </table:table-cell>
          <table:table-cell table:style-name="ce2" office:value-type="float" office:value="0.9678878">
            <text:p>9,68E-001</text:p>
          </table:table-cell>
          <table:table-cell table:number-columns-repeated="2"/>
          <table:table-cell table:formula="of:=IF([.M43]=&quot;act&quot;;[.I43];IF([.M43]=&quot;sat&quot;;[.K43];[.B$1]))" office:value-type="float" office:value="8.54368932038835">
            <text:p>8,5436893204</text:p>
          </table:table-cell>
          <table:table-cell table:formula="of:=IF([.M43]=&quot;act&quot;;[.J43];IF([.M43]=&quot;sat&quot;;[.L43];0))" office:value-type="float" office:value="0.975728155339807">
            <text:p>0,9757281553</text:p>
          </table:table-cell>
          <table:table-cell table:formula="of:=([.A43]-[.B$7])/[.D$1]" office:value-type="float" office:value="0.485436893203884">
            <text:p>0,4854</text:p>
          </table:table-cell>
          <table:table-cell table:formula="of:=[.B$1]-[.B$3]*[.H43]" office:value-type="float" office:value="8.54368932038835">
            <text:p>8,5436893204</text:p>
          </table:table-cell>
          <table:table-cell table:formula="of:=[.B$4]*[.H43]/[.D$6]" office:value-type="float" office:value="0.975728155339807">
            <text:p>0,9757281553</text:p>
          </table:table-cell>
          <table:table-cell table:style-name="ce5" table:formula="of:=[.L43]+[.B$8]" office:value-type="float" office:value="3.74285714285714">
            <text:p>3,74</text:p>
          </table:table-cell>
          <table:table-cell table:style-name="ce5" table:formula="of:=[.G$3]*([.A43]-[.B$7])+[.G$5]" office:value-type="float" office:value="3.64285714285714">
            <text:p>3,64</text:p>
          </table:table-cell>
          <table:table-cell table:formula="of:=IF([.H43]&lt;0;&quot;sperrt&quot;;IF([.I43]-[.J43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1.65">
            <text:p>1,65E+000</text:p>
          </table:table-cell>
          <table:table-cell table:style-name="ce2" office:value-type="float" office:value="8.481163">
            <text:p>8,48E+000</text:p>
          </table:table-cell>
          <table:table-cell table:style-name="ce2" office:value-type="float" office:value="1.015779">
            <text:p>1,02E+000</text:p>
          </table:table-cell>
          <table:table-cell table:number-columns-repeated="2"/>
          <table:table-cell table:formula="of:=IF([.M44]=&quot;act&quot;;[.I44];IF([.M44]=&quot;sat&quot;;[.K44];[.B$1]))" office:value-type="float" office:value="8.47087378640777">
            <text:p>8,4708737864</text:p>
          </table:table-cell>
          <table:table-cell table:formula="of:=IF([.M44]=&quot;act&quot;;[.J44];IF([.M44]=&quot;sat&quot;;[.L44];0))" office:value-type="float" office:value="1.0245145631068">
            <text:p>1,0245145631</text:p>
          </table:table-cell>
          <table:table-cell table:formula="of:=([.A44]-[.B$7])/[.D$1]" office:value-type="float" office:value="0.509708737864078">
            <text:p>0,5097</text:p>
          </table:table-cell>
          <table:table-cell table:formula="of:=[.B$1]-[.B$3]*[.H44]" office:value-type="float" office:value="8.47087378640777">
            <text:p>8,4708737864</text:p>
          </table:table-cell>
          <table:table-cell table:formula="of:=[.B$4]*[.H44]/[.D$6]" office:value-type="float" office:value="1.0245145631068">
            <text:p>1,0245145631</text:p>
          </table:table-cell>
          <table:table-cell table:style-name="ce5" table:formula="of:=[.L44]+[.B$8]" office:value-type="float" office:value="3.74821428571429">
            <text:p>3,75</text:p>
          </table:table-cell>
          <table:table-cell table:style-name="ce5" table:formula="of:=[.G$3]*([.A44]-[.B$7])+[.G$5]" office:value-type="float" office:value="3.64821428571429">
            <text:p>3,65</text:p>
          </table:table-cell>
          <table:table-cell table:formula="of:=IF([.H44]&lt;0;&quot;sperrt&quot;;IF([.I44]-[.J44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1.7">
            <text:p>1,70E+000</text:p>
          </table:table-cell>
          <table:table-cell table:style-name="ce2" office:value-type="float" office:value="8.409484">
            <text:p>8,41E+000</text:p>
          </table:table-cell>
          <table:table-cell table:style-name="ce2" office:value-type="float" office:value="1.063724">
            <text:p>1,06E+000</text:p>
          </table:table-cell>
          <table:table-cell table:number-columns-repeated="2"/>
          <table:table-cell table:formula="of:=IF([.M45]=&quot;act&quot;;[.I45];IF([.M45]=&quot;sat&quot;;[.K45];[.B$1]))" office:value-type="float" office:value="8.39805825242718">
            <text:p>8,3980582524</text:p>
          </table:table-cell>
          <table:table-cell table:formula="of:=IF([.M45]=&quot;act&quot;;[.J45];IF([.M45]=&quot;sat&quot;;[.L45];0))" office:value-type="float" office:value="1.07330097087379">
            <text:p>1,0733009709</text:p>
          </table:table-cell>
          <table:table-cell table:formula="of:=([.A45]-[.B$7])/[.D$1]" office:value-type="float" office:value="0.533980582524272">
            <text:p>0,5340</text:p>
          </table:table-cell>
          <table:table-cell table:formula="of:=[.B$1]-[.B$3]*[.H45]" office:value-type="float" office:value="8.39805825242718">
            <text:p>8,3980582524</text:p>
          </table:table-cell>
          <table:table-cell table:formula="of:=[.B$4]*[.H45]/[.D$6]" office:value-type="float" office:value="1.07330097087379">
            <text:p>1,0733009709</text:p>
          </table:table-cell>
          <table:table-cell table:style-name="ce5" table:formula="of:=[.L45]+[.B$8]" office:value-type="float" office:value="3.75357142857143">
            <text:p>3,75</text:p>
          </table:table-cell>
          <table:table-cell table:style-name="ce5" table:formula="of:=[.G$3]*([.A45]-[.B$7])+[.G$5]" office:value-type="float" office:value="3.65357142857143">
            <text:p>3,65</text:p>
          </table:table-cell>
          <table:table-cell table:formula="of:=IF([.H45]&lt;0;&quot;sperrt&quot;;IF([.I45]-[.J45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1.75">
            <text:p>1,75E+000</text:p>
          </table:table-cell>
          <table:table-cell table:style-name="ce2" office:value-type="float" office:value="8.337733">
            <text:p>8,34E+000</text:p>
          </table:table-cell>
          <table:table-cell table:style-name="ce2" office:value-type="float" office:value="1.111717">
            <text:p>1,11E+000</text:p>
          </table:table-cell>
          <table:table-cell table:number-columns-repeated="2"/>
          <table:table-cell table:formula="of:=IF([.M46]=&quot;act&quot;;[.I46];IF([.M46]=&quot;sat&quot;;[.K46];[.B$1]))" office:value-type="float" office:value="8.3252427184466">
            <text:p>8,3252427184</text:p>
          </table:table-cell>
          <table:table-cell table:formula="of:=IF([.M46]=&quot;act&quot;;[.J46];IF([.M46]=&quot;sat&quot;;[.L46];0))" office:value-type="float" office:value="1.12208737864078">
            <text:p>1,1220873786</text:p>
          </table:table-cell>
          <table:table-cell table:formula="of:=([.A46]-[.B$7])/[.D$1]" office:value-type="float" office:value="0.558252427184467">
            <text:p>0,5583</text:p>
          </table:table-cell>
          <table:table-cell table:formula="of:=[.B$1]-[.B$3]*[.H46]" office:value-type="float" office:value="8.3252427184466">
            <text:p>8,3252427184</text:p>
          </table:table-cell>
          <table:table-cell table:formula="of:=[.B$4]*[.H46]/[.D$6]" office:value-type="float" office:value="1.12208737864078">
            <text:p>1,1220873786</text:p>
          </table:table-cell>
          <table:table-cell table:style-name="ce5" table:formula="of:=[.L46]+[.B$8]" office:value-type="float" office:value="3.75892857142857">
            <text:p>3,76</text:p>
          </table:table-cell>
          <table:table-cell table:style-name="ce5" table:formula="of:=[.G$3]*([.A46]-[.B$7])+[.G$5]" office:value-type="float" office:value="3.65892857142857">
            <text:p>3,66</text:p>
          </table:table-cell>
          <table:table-cell table:formula="of:=IF([.H46]&lt;0;&quot;sperrt&quot;;IF([.I46]-[.J46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1.8">
            <text:p>1,80E+000</text:p>
          </table:table-cell>
          <table:table-cell table:style-name="ce2" office:value-type="float" office:value="8.265918">
            <text:p>8,27E+000</text:p>
          </table:table-cell>
          <table:table-cell table:style-name="ce2" office:value-type="float" office:value="1.159753">
            <text:p>1,16E+000</text:p>
          </table:table-cell>
          <table:table-cell table:number-columns-repeated="2"/>
          <table:table-cell table:formula="of:=IF([.M47]=&quot;act&quot;;[.I47];IF([.M47]=&quot;sat&quot;;[.K47];[.B$1]))" office:value-type="float" office:value="8.25242718446602">
            <text:p>8,2524271845</text:p>
          </table:table-cell>
          <table:table-cell table:formula="of:=IF([.M47]=&quot;act&quot;;[.J47];IF([.M47]=&quot;sat&quot;;[.L47];0))" office:value-type="float" office:value="1.17087378640777">
            <text:p>1,1708737864</text:p>
          </table:table-cell>
          <table:table-cell table:formula="of:=([.A47]-[.B$7])/[.D$1]" office:value-type="float" office:value="0.582524271844661">
            <text:p>0,5825</text:p>
          </table:table-cell>
          <table:table-cell table:formula="of:=[.B$1]-[.B$3]*[.H47]" office:value-type="float" office:value="8.25242718446602">
            <text:p>8,2524271845</text:p>
          </table:table-cell>
          <table:table-cell table:formula="of:=[.B$4]*[.H47]/[.D$6]" office:value-type="float" office:value="1.17087378640777">
            <text:p>1,1708737864</text:p>
          </table:table-cell>
          <table:table-cell table:style-name="ce5" table:formula="of:=[.L47]+[.B$8]" office:value-type="float" office:value="3.76428571428571">
            <text:p>3,76</text:p>
          </table:table-cell>
          <table:table-cell table:style-name="ce5" table:formula="of:=[.G$3]*([.A47]-[.B$7])+[.G$5]" office:value-type="float" office:value="3.66428571428571">
            <text:p>3,66</text:p>
          </table:table-cell>
          <table:table-cell table:formula="of:=IF([.H47]&lt;0;&quot;sperrt&quot;;IF([.I47]-[.J47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1.85">
            <text:p>1,85E+000</text:p>
          </table:table-cell>
          <table:table-cell table:style-name="ce2" office:value-type="float" office:value="8.194044">
            <text:p>8,19E+000</text:p>
          </table:table-cell>
          <table:table-cell table:style-name="ce2" office:value-type="float" office:value="1.207829">
            <text:p>1,21E+000</text:p>
          </table:table-cell>
          <table:table-cell table:number-columns-repeated="2"/>
          <table:table-cell table:formula="of:=IF([.M48]=&quot;act&quot;;[.I48];IF([.M48]=&quot;sat&quot;;[.K48];[.B$1]))" office:value-type="float" office:value="8.17961165048544">
            <text:p>8,1796116505</text:p>
          </table:table-cell>
          <table:table-cell table:formula="of:=IF([.M48]=&quot;act&quot;;[.J48];IF([.M48]=&quot;sat&quot;;[.L48];0))" office:value-type="float" office:value="1.21966019417476">
            <text:p>1,2196601942</text:p>
          </table:table-cell>
          <table:table-cell table:formula="of:=([.A48]-[.B$7])/[.D$1]" office:value-type="float" office:value="0.606796116504855">
            <text:p>0,6068</text:p>
          </table:table-cell>
          <table:table-cell table:formula="of:=[.B$1]-[.B$3]*[.H48]" office:value-type="float" office:value="8.17961165048544">
            <text:p>8,1796116505</text:p>
          </table:table-cell>
          <table:table-cell table:formula="of:=[.B$4]*[.H48]/[.D$6]" office:value-type="float" office:value="1.21966019417476">
            <text:p>1,2196601942</text:p>
          </table:table-cell>
          <table:table-cell table:style-name="ce5" table:formula="of:=[.L48]+[.B$8]" office:value-type="float" office:value="3.76964285714286">
            <text:p>3,77</text:p>
          </table:table-cell>
          <table:table-cell table:style-name="ce5" table:formula="of:=[.G$3]*([.A48]-[.B$7])+[.G$5]" office:value-type="float" office:value="3.66964285714286">
            <text:p>3,67</text:p>
          </table:table-cell>
          <table:table-cell table:formula="of:=IF([.H48]&lt;0;&quot;sperrt&quot;;IF([.I48]-[.J48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1.9">
            <text:p>1,90E+000</text:p>
          </table:table-cell>
          <table:table-cell table:style-name="ce2" office:value-type="float" office:value="8.122115">
            <text:p>8,12E+000</text:p>
          </table:table-cell>
          <table:table-cell table:style-name="ce2" office:value-type="float" office:value="1.255943">
            <text:p>1,26E+000</text:p>
          </table:table-cell>
          <table:table-cell table:number-columns-repeated="2"/>
          <table:table-cell table:formula="of:=IF([.M49]=&quot;act&quot;;[.I49];IF([.M49]=&quot;sat&quot;;[.K49];[.B$1]))" office:value-type="float" office:value="8.10679611650485">
            <text:p>8,1067961165</text:p>
          </table:table-cell>
          <table:table-cell table:formula="of:=IF([.M49]=&quot;act&quot;;[.J49];IF([.M49]=&quot;sat&quot;;[.L49];0))" office:value-type="float" office:value="1.26844660194175">
            <text:p>1,2684466019</text:p>
          </table:table-cell>
          <table:table-cell table:formula="of:=([.A49]-[.B$7])/[.D$1]" office:value-type="float" office:value="0.631067961165049">
            <text:p>0,6311</text:p>
          </table:table-cell>
          <table:table-cell table:formula="of:=[.B$1]-[.B$3]*[.H49]" office:value-type="float" office:value="8.10679611650485">
            <text:p>8,1067961165</text:p>
          </table:table-cell>
          <table:table-cell table:formula="of:=[.B$4]*[.H49]/[.D$6]" office:value-type="float" office:value="1.26844660194175">
            <text:p>1,2684466019</text:p>
          </table:table-cell>
          <table:table-cell table:style-name="ce5" table:formula="of:=[.L49]+[.B$8]" office:value-type="float" office:value="3.775">
            <text:p>3,78</text:p>
          </table:table-cell>
          <table:table-cell table:style-name="ce5" table:formula="of:=[.G$3]*([.A49]-[.B$7])+[.G$5]" office:value-type="float" office:value="3.675">
            <text:p>3,68</text:p>
          </table:table-cell>
          <table:table-cell table:formula="of:=IF([.H49]&lt;0;&quot;sperrt&quot;;IF([.I49]-[.J49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1.95">
            <text:p>1,95E+000</text:p>
          </table:table-cell>
          <table:table-cell table:style-name="ce2" office:value-type="float" office:value="8.050138">
            <text:p>8,05E+000</text:p>
          </table:table-cell>
          <table:table-cell table:style-name="ce2" office:value-type="float" office:value="1.30409">
            <text:p>1,30E+000</text:p>
          </table:table-cell>
          <table:table-cell table:number-columns-repeated="2"/>
          <table:table-cell table:formula="of:=IF([.M50]=&quot;act&quot;;[.I50];IF([.M50]=&quot;sat&quot;;[.K50];[.B$1]))" office:value-type="float" office:value="8.03398058252427">
            <text:p>8,0339805825</text:p>
          </table:table-cell>
          <table:table-cell table:formula="of:=IF([.M50]=&quot;act&quot;;[.J50];IF([.M50]=&quot;sat&quot;;[.L50];0))" office:value-type="float" office:value="1.31723300970874">
            <text:p>1,3172330097</text:p>
          </table:table-cell>
          <table:table-cell table:formula="of:=([.A50]-[.B$7])/[.D$1]" office:value-type="float" office:value="0.655339805825243">
            <text:p>0,6553</text:p>
          </table:table-cell>
          <table:table-cell table:formula="of:=[.B$1]-[.B$3]*[.H50]" office:value-type="float" office:value="8.03398058252427">
            <text:p>8,0339805825</text:p>
          </table:table-cell>
          <table:table-cell table:formula="of:=[.B$4]*[.H50]/[.D$6]" office:value-type="float" office:value="1.31723300970874">
            <text:p>1,3172330097</text:p>
          </table:table-cell>
          <table:table-cell table:style-name="ce5" table:formula="of:=[.L50]+[.B$8]" office:value-type="float" office:value="3.78035714285714">
            <text:p>3,78</text:p>
          </table:table-cell>
          <table:table-cell table:style-name="ce5" table:formula="of:=[.G$3]*([.A50]-[.B$7])+[.G$5]" office:value-type="float" office:value="3.68035714285714">
            <text:p>3,68</text:p>
          </table:table-cell>
          <table:table-cell table:formula="of:=IF([.H50]&lt;0;&quot;sperrt&quot;;IF([.I50]-[.J50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2">
            <text:p>2,00E+000</text:p>
          </table:table-cell>
          <table:table-cell table:style-name="ce2" office:value-type="float" office:value="7.978114">
            <text:p>7,98E+000</text:p>
          </table:table-cell>
          <table:table-cell table:style-name="ce2" office:value-type="float" office:value="1.352268">
            <text:p>1,35E+000</text:p>
          </table:table-cell>
          <table:table-cell table:number-columns-repeated="2"/>
          <table:table-cell table:formula="of:=IF([.M51]=&quot;act&quot;;[.I51];IF([.M51]=&quot;sat&quot;;[.K51];[.B$1]))" office:value-type="float" office:value="7.96116504854369">
            <text:p>7,9611650485</text:p>
          </table:table-cell>
          <table:table-cell table:formula="of:=IF([.M51]=&quot;act&quot;;[.J51];IF([.M51]=&quot;sat&quot;;[.L51];0))" office:value-type="float" office:value="1.36601941747573">
            <text:p>1,3660194175</text:p>
          </table:table-cell>
          <table:table-cell table:formula="of:=([.A51]-[.B$7])/[.D$1]" office:value-type="float" office:value="0.679611650485437">
            <text:p>0,6796</text:p>
          </table:table-cell>
          <table:table-cell table:formula="of:=[.B$1]-[.B$3]*[.H51]" office:value-type="float" office:value="7.96116504854369">
            <text:p>7,9611650485</text:p>
          </table:table-cell>
          <table:table-cell table:formula="of:=[.B$4]*[.H51]/[.D$6]" office:value-type="float" office:value="1.36601941747573">
            <text:p>1,3660194175</text:p>
          </table:table-cell>
          <table:table-cell table:style-name="ce5" table:formula="of:=[.L51]+[.B$8]" office:value-type="float" office:value="3.78571428571429">
            <text:p>3,79</text:p>
          </table:table-cell>
          <table:table-cell table:style-name="ce5" table:formula="of:=[.G$3]*([.A51]-[.B$7])+[.G$5]" office:value-type="float" office:value="3.68571428571429">
            <text:p>3,69</text:p>
          </table:table-cell>
          <table:table-cell table:formula="of:=IF([.H51]&lt;0;&quot;sperrt&quot;;IF([.I51]-[.J51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2.05">
            <text:p>2,05E+000</text:p>
          </table:table-cell>
          <table:table-cell table:style-name="ce2" office:value-type="float" office:value="7.906048">
            <text:p>7,91E+000</text:p>
          </table:table-cell>
          <table:table-cell table:style-name="ce2" office:value-type="float" office:value="1.400475">
            <text:p>1,40E+000</text:p>
          </table:table-cell>
          <table:table-cell table:number-columns-repeated="2"/>
          <table:table-cell table:formula="of:=IF([.M52]=&quot;act&quot;;[.I52];IF([.M52]=&quot;sat&quot;;[.K52];[.B$1]))" office:value-type="float" office:value="7.88834951456311">
            <text:p>7,8883495146</text:p>
          </table:table-cell>
          <table:table-cell table:formula="of:=IF([.M52]=&quot;act&quot;;[.J52];IF([.M52]=&quot;sat&quot;;[.L52];0))" office:value-type="float" office:value="1.41480582524272">
            <text:p>1,4148058252</text:p>
          </table:table-cell>
          <table:table-cell table:formula="of:=([.A52]-[.B$7])/[.D$1]" office:value-type="float" office:value="0.703883495145632">
            <text:p>0,7039</text:p>
          </table:table-cell>
          <table:table-cell table:formula="of:=[.B$1]-[.B$3]*[.H52]" office:value-type="float" office:value="7.88834951456311">
            <text:p>7,8883495146</text:p>
          </table:table-cell>
          <table:table-cell table:formula="of:=[.B$4]*[.H52]/[.D$6]" office:value-type="float" office:value="1.41480582524272">
            <text:p>1,4148058252</text:p>
          </table:table-cell>
          <table:table-cell table:style-name="ce5" table:formula="of:=[.L52]+[.B$8]" office:value-type="float" office:value="3.79107142857143">
            <text:p>3,79</text:p>
          </table:table-cell>
          <table:table-cell table:style-name="ce5" table:formula="of:=[.G$3]*([.A52]-[.B$7])+[.G$5]" office:value-type="float" office:value="3.69107142857143">
            <text:p>3,69</text:p>
          </table:table-cell>
          <table:table-cell table:formula="of:=IF([.H52]&lt;0;&quot;sperrt&quot;;IF([.I52]-[.J52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2.1">
            <text:p>2,10E+000</text:p>
          </table:table-cell>
          <table:table-cell table:style-name="ce2" office:value-type="float" office:value="7.833943">
            <text:p>7,83E+000</text:p>
          </table:table-cell>
          <table:table-cell table:style-name="ce2" office:value-type="float" office:value="1.448709">
            <text:p>1,45E+000</text:p>
          </table:table-cell>
          <table:table-cell table:number-columns-repeated="2"/>
          <table:table-cell table:formula="of:=IF([.M53]=&quot;act&quot;;[.I53];IF([.M53]=&quot;sat&quot;;[.K53];[.B$1]))" office:value-type="float" office:value="7.81553398058252">
            <text:p>7,8155339806</text:p>
          </table:table-cell>
          <table:table-cell table:formula="of:=IF([.M53]=&quot;act&quot;;[.J53];IF([.M53]=&quot;sat&quot;;[.L53];0))" office:value-type="float" office:value="1.46359223300971">
            <text:p>1,463592233</text:p>
          </table:table-cell>
          <table:table-cell table:formula="of:=([.A53]-[.B$7])/[.D$1]" office:value-type="float" office:value="0.728155339805826">
            <text:p>0,7282</text:p>
          </table:table-cell>
          <table:table-cell table:formula="of:=[.B$1]-[.B$3]*[.H53]" office:value-type="float" office:value="7.81553398058252">
            <text:p>7,8155339806</text:p>
          </table:table-cell>
          <table:table-cell table:formula="of:=[.B$4]*[.H53]/[.D$6]" office:value-type="float" office:value="1.46359223300971">
            <text:p>1,463592233</text:p>
          </table:table-cell>
          <table:table-cell table:style-name="ce5" table:formula="of:=[.L53]+[.B$8]" office:value-type="float" office:value="3.79642857142857">
            <text:p>3,80</text:p>
          </table:table-cell>
          <table:table-cell table:style-name="ce5" table:formula="of:=[.G$3]*([.A53]-[.B$7])+[.G$5]" office:value-type="float" office:value="3.69642857142857">
            <text:p>3,70</text:p>
          </table:table-cell>
          <table:table-cell table:formula="of:=IF([.H53]&lt;0;&quot;sperrt&quot;;IF([.I53]-[.J53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2.15">
            <text:p>2,15E+000</text:p>
          </table:table-cell>
          <table:table-cell table:style-name="ce2" office:value-type="float" office:value="7.761802">
            <text:p>7,76E+000</text:p>
          </table:table-cell>
          <table:table-cell table:style-name="ce2" office:value-type="float" office:value="1.496968">
            <text:p>1,50E+000</text:p>
          </table:table-cell>
          <table:table-cell table:number-columns-repeated="2"/>
          <table:table-cell table:formula="of:=IF([.M54]=&quot;act&quot;;[.I54];IF([.M54]=&quot;sat&quot;;[.K54];[.B$1]))" office:value-type="float" office:value="7.74271844660194">
            <text:p>7,7427184466</text:p>
          </table:table-cell>
          <table:table-cell table:formula="of:=IF([.M54]=&quot;act&quot;;[.J54];IF([.M54]=&quot;sat&quot;;[.L54];0))" office:value-type="float" office:value="1.5123786407767">
            <text:p>1,5123786408</text:p>
          </table:table-cell>
          <table:table-cell table:formula="of:=([.A54]-[.B$7])/[.D$1]" office:value-type="float" office:value="0.75242718446602">
            <text:p>0,7524</text:p>
          </table:table-cell>
          <table:table-cell table:formula="of:=[.B$1]-[.B$3]*[.H54]" office:value-type="float" office:value="7.74271844660194">
            <text:p>7,7427184466</text:p>
          </table:table-cell>
          <table:table-cell table:formula="of:=[.B$4]*[.H54]/[.D$6]" office:value-type="float" office:value="1.5123786407767">
            <text:p>1,5123786408</text:p>
          </table:table-cell>
          <table:table-cell table:style-name="ce5" table:formula="of:=[.L54]+[.B$8]" office:value-type="float" office:value="3.80178571428571">
            <text:p>3,80</text:p>
          </table:table-cell>
          <table:table-cell table:style-name="ce5" table:formula="of:=[.G$3]*([.A54]-[.B$7])+[.G$5]" office:value-type="float" office:value="3.70178571428571">
            <text:p>3,70</text:p>
          </table:table-cell>
          <table:table-cell table:formula="of:=IF([.H54]&lt;0;&quot;sperrt&quot;;IF([.I54]-[.J54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2.2">
            <text:p>2,20E+000</text:p>
          </table:table-cell>
          <table:table-cell table:style-name="ce2" office:value-type="float" office:value="7.689627">
            <text:p>7,69E+000</text:p>
          </table:table-cell>
          <table:table-cell table:style-name="ce2" office:value-type="float" office:value="1.54525">
            <text:p>1,55E+000</text:p>
          </table:table-cell>
          <table:table-cell table:number-columns-repeated="2"/>
          <table:table-cell table:formula="of:=IF([.M55]=&quot;act&quot;;[.I55];IF([.M55]=&quot;sat&quot;;[.K55];[.B$1]))" office:value-type="float" office:value="7.66990291262136">
            <text:p>7,6699029126</text:p>
          </table:table-cell>
          <table:table-cell table:formula="of:=IF([.M55]=&quot;act&quot;;[.J55];IF([.M55]=&quot;sat&quot;;[.L55];0))" office:value-type="float" office:value="1.56116504854369">
            <text:p>1,5611650485</text:p>
          </table:table-cell>
          <table:table-cell table:formula="of:=([.A55]-[.B$7])/[.D$1]" office:value-type="float" office:value="0.776699029126214">
            <text:p>0,7767</text:p>
          </table:table-cell>
          <table:table-cell table:formula="of:=[.B$1]-[.B$3]*[.H55]" office:value-type="float" office:value="7.66990291262136">
            <text:p>7,6699029126</text:p>
          </table:table-cell>
          <table:table-cell table:formula="of:=[.B$4]*[.H55]/[.D$6]" office:value-type="float" office:value="1.56116504854369">
            <text:p>1,5611650485</text:p>
          </table:table-cell>
          <table:table-cell table:style-name="ce5" table:formula="of:=[.L55]+[.B$8]" office:value-type="float" office:value="3.80714285714286">
            <text:p>3,81</text:p>
          </table:table-cell>
          <table:table-cell table:style-name="ce5" table:formula="of:=[.G$3]*([.A55]-[.B$7])+[.G$5]" office:value-type="float" office:value="3.70714285714286">
            <text:p>3,71</text:p>
          </table:table-cell>
          <table:table-cell table:formula="of:=IF([.H55]&lt;0;&quot;sperrt&quot;;IF([.I55]-[.J55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2.25">
            <text:p>2,25E+000</text:p>
          </table:table-cell>
          <table:table-cell table:style-name="ce2" office:value-type="float" office:value="7.617422">
            <text:p>7,62E+000</text:p>
          </table:table-cell>
          <table:table-cell table:style-name="ce2" office:value-type="float" office:value="1.593553">
            <text:p>1,59E+000</text:p>
          </table:table-cell>
          <table:table-cell table:number-columns-repeated="2"/>
          <table:table-cell table:formula="of:=IF([.M56]=&quot;act&quot;;[.I56];IF([.M56]=&quot;sat&quot;;[.K56];[.B$1]))" office:value-type="float" office:value="7.59708737864078">
            <text:p>7,5970873786</text:p>
          </table:table-cell>
          <table:table-cell table:formula="of:=IF([.M56]=&quot;act&quot;;[.J56];IF([.M56]=&quot;sat&quot;;[.L56];0))" office:value-type="float" office:value="1.60995145631068">
            <text:p>1,6099514563</text:p>
          </table:table-cell>
          <table:table-cell table:formula="of:=([.A56]-[.B$7])/[.D$1]" office:value-type="float" office:value="0.800970873786408">
            <text:p>0,8010</text:p>
          </table:table-cell>
          <table:table-cell table:formula="of:=[.B$1]-[.B$3]*[.H56]" office:value-type="float" office:value="7.59708737864078">
            <text:p>7,5970873786</text:p>
          </table:table-cell>
          <table:table-cell table:formula="of:=[.B$4]*[.H56]/[.D$6]" office:value-type="float" office:value="1.60995145631068">
            <text:p>1,6099514563</text:p>
          </table:table-cell>
          <table:table-cell table:style-name="ce5" table:formula="of:=[.L56]+[.B$8]" office:value-type="float" office:value="3.8125">
            <text:p>3,81</text:p>
          </table:table-cell>
          <table:table-cell table:style-name="ce5" table:formula="of:=[.G$3]*([.A56]-[.B$7])+[.G$5]" office:value-type="float" office:value="3.7125">
            <text:p>3,71</text:p>
          </table:table-cell>
          <table:table-cell table:formula="of:=IF([.H56]&lt;0;&quot;sperrt&quot;;IF([.I56]-[.J56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2.3">
            <text:p>2,30E+000</text:p>
          </table:table-cell>
          <table:table-cell table:style-name="ce2" office:value-type="float" office:value="7.545187">
            <text:p>7,55E+000</text:p>
          </table:table-cell>
          <table:table-cell table:style-name="ce2" office:value-type="float" office:value="1.641876">
            <text:p>1,64E+000</text:p>
          </table:table-cell>
          <table:table-cell table:number-columns-repeated="2"/>
          <table:table-cell table:formula="of:=IF([.M57]=&quot;act&quot;;[.I57];IF([.M57]=&quot;sat&quot;;[.K57];[.B$1]))" office:value-type="float" office:value="7.52427184466019">
            <text:p>7,5242718447</text:p>
          </table:table-cell>
          <table:table-cell table:formula="of:=IF([.M57]=&quot;act&quot;;[.J57];IF([.M57]=&quot;sat&quot;;[.L57];0))" office:value-type="float" office:value="1.65873786407767">
            <text:p>1,6587378641</text:p>
          </table:table-cell>
          <table:table-cell table:formula="of:=([.A57]-[.B$7])/[.D$1]" office:value-type="float" office:value="0.825242718446602">
            <text:p>0,8252</text:p>
          </table:table-cell>
          <table:table-cell table:formula="of:=[.B$1]-[.B$3]*[.H57]" office:value-type="float" office:value="7.52427184466019">
            <text:p>7,5242718447</text:p>
          </table:table-cell>
          <table:table-cell table:formula="of:=[.B$4]*[.H57]/[.D$6]" office:value-type="float" office:value="1.65873786407767">
            <text:p>1,6587378641</text:p>
          </table:table-cell>
          <table:table-cell table:style-name="ce5" table:formula="of:=[.L57]+[.B$8]" office:value-type="float" office:value="3.81785714285714">
            <text:p>3,82</text:p>
          </table:table-cell>
          <table:table-cell table:style-name="ce5" table:formula="of:=[.G$3]*([.A57]-[.B$7])+[.G$5]" office:value-type="float" office:value="3.71785714285714">
            <text:p>3,72</text:p>
          </table:table-cell>
          <table:table-cell table:formula="of:=IF([.H57]&lt;0;&quot;sperrt&quot;;IF([.I57]-[.J57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2.35">
            <text:p>2,35E+000</text:p>
          </table:table-cell>
          <table:table-cell table:style-name="ce2" office:value-type="float" office:value="7.472926">
            <text:p>7,47E+000</text:p>
          </table:table-cell>
          <table:table-cell table:style-name="ce2" office:value-type="float" office:value="1.690218">
            <text:p>1,69E+000</text:p>
          </table:table-cell>
          <table:table-cell table:number-columns-repeated="2"/>
          <table:table-cell table:formula="of:=IF([.M58]=&quot;act&quot;;[.I58];IF([.M58]=&quot;sat&quot;;[.K58];[.B$1]))" office:value-type="float" office:value="7.45145631067961">
            <text:p>7,4514563107</text:p>
          </table:table-cell>
          <table:table-cell table:formula="of:=IF([.M58]=&quot;act&quot;;[.J58];IF([.M58]=&quot;sat&quot;;[.L58];0))" office:value-type="float" office:value="1.70752427184466">
            <text:p>1,7075242718</text:p>
          </table:table-cell>
          <table:table-cell table:formula="of:=([.A58]-[.B$7])/[.D$1]" office:value-type="float" office:value="0.849514563106796">
            <text:p>0,8495</text:p>
          </table:table-cell>
          <table:table-cell table:formula="of:=[.B$1]-[.B$3]*[.H58]" office:value-type="float" office:value="7.45145631067961">
            <text:p>7,4514563107</text:p>
          </table:table-cell>
          <table:table-cell table:formula="of:=[.B$4]*[.H58]/[.D$6]" office:value-type="float" office:value="1.70752427184466">
            <text:p>1,7075242718</text:p>
          </table:table-cell>
          <table:table-cell table:style-name="ce5" table:formula="of:=[.L58]+[.B$8]" office:value-type="float" office:value="3.82321428571429">
            <text:p>3,82</text:p>
          </table:table-cell>
          <table:table-cell table:style-name="ce5" table:formula="of:=[.G$3]*([.A58]-[.B$7])+[.G$5]" office:value-type="float" office:value="3.72321428571429">
            <text:p>3,72</text:p>
          </table:table-cell>
          <table:table-cell table:formula="of:=IF([.H58]&lt;0;&quot;sperrt&quot;;IF([.I58]-[.J58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2.4">
            <text:p>2,40E+000</text:p>
          </table:table-cell>
          <table:table-cell table:style-name="ce2" office:value-type="float" office:value="7.40064">
            <text:p>7,40E+000</text:p>
          </table:table-cell>
          <table:table-cell table:style-name="ce2" office:value-type="float" office:value="1.738577">
            <text:p>1,74E+000</text:p>
          </table:table-cell>
          <table:table-cell table:number-columns-repeated="2"/>
          <table:table-cell table:formula="of:=IF([.M59]=&quot;act&quot;;[.I59];IF([.M59]=&quot;sat&quot;;[.K59];[.B$1]))" office:value-type="float" office:value="7.37864077669903">
            <text:p>7,3786407767</text:p>
          </table:table-cell>
          <table:table-cell table:formula="of:=IF([.M59]=&quot;act&quot;;[.J59];IF([.M59]=&quot;sat&quot;;[.L59];0))" office:value-type="float" office:value="1.75631067961165">
            <text:p>1,7563106796</text:p>
          </table:table-cell>
          <table:table-cell table:formula="of:=([.A59]-[.B$7])/[.D$1]" office:value-type="float" office:value="0.87378640776699">
            <text:p>0,8738</text:p>
          </table:table-cell>
          <table:table-cell table:formula="of:=[.B$1]-[.B$3]*[.H59]" office:value-type="float" office:value="7.37864077669903">
            <text:p>7,3786407767</text:p>
          </table:table-cell>
          <table:table-cell table:formula="of:=[.B$4]*[.H59]/[.D$6]" office:value-type="float" office:value="1.75631067961165">
            <text:p>1,7563106796</text:p>
          </table:table-cell>
          <table:table-cell table:style-name="ce5" table:formula="of:=[.L59]+[.B$8]" office:value-type="float" office:value="3.82857142857143">
            <text:p>3,83</text:p>
          </table:table-cell>
          <table:table-cell table:style-name="ce5" table:formula="of:=[.G$3]*([.A59]-[.B$7])+[.G$5]" office:value-type="float" office:value="3.72857142857143">
            <text:p>3,73</text:p>
          </table:table-cell>
          <table:table-cell table:formula="of:=IF([.H59]&lt;0;&quot;sperrt&quot;;IF([.I59]-[.J59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2.45">
            <text:p>2,45E+000</text:p>
          </table:table-cell>
          <table:table-cell table:style-name="ce2" office:value-type="float" office:value="7.32833">
            <text:p>7,33E+000</text:p>
          </table:table-cell>
          <table:table-cell table:style-name="ce2" office:value-type="float" office:value="1.786952">
            <text:p>1,79E+000</text:p>
          </table:table-cell>
          <table:table-cell table:number-columns-repeated="2"/>
          <table:table-cell table:formula="of:=IF([.M60]=&quot;act&quot;;[.I60];IF([.M60]=&quot;sat&quot;;[.K60];[.B$1]))" office:value-type="float" office:value="7.30582524271845">
            <text:p>7,3058252427</text:p>
          </table:table-cell>
          <table:table-cell table:formula="of:=IF([.M60]=&quot;act&quot;;[.J60];IF([.M60]=&quot;sat&quot;;[.L60];0))" office:value-type="float" office:value="1.80509708737864">
            <text:p>1,8050970874</text:p>
          </table:table-cell>
          <table:table-cell table:formula="of:=([.A60]-[.B$7])/[.D$1]" office:value-type="float" office:value="0.898058252427184">
            <text:p>0,8981</text:p>
          </table:table-cell>
          <table:table-cell table:formula="of:=[.B$1]-[.B$3]*[.H60]" office:value-type="float" office:value="7.30582524271845">
            <text:p>7,3058252427</text:p>
          </table:table-cell>
          <table:table-cell table:formula="of:=[.B$4]*[.H60]/[.D$6]" office:value-type="float" office:value="1.80509708737864">
            <text:p>1,8050970874</text:p>
          </table:table-cell>
          <table:table-cell table:style-name="ce5" table:formula="of:=[.L60]+[.B$8]" office:value-type="float" office:value="3.83392857142857">
            <text:p>3,83</text:p>
          </table:table-cell>
          <table:table-cell table:style-name="ce5" table:formula="of:=[.G$3]*([.A60]-[.B$7])+[.G$5]" office:value-type="float" office:value="3.73392857142857">
            <text:p>3,73</text:p>
          </table:table-cell>
          <table:table-cell table:formula="of:=IF([.H60]&lt;0;&quot;sperrt&quot;;IF([.I60]-[.J60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2.5">
            <text:p>2,50E+000</text:p>
          </table:table-cell>
          <table:table-cell table:style-name="ce2" office:value-type="float" office:value="7.255999">
            <text:p>7,26E+000</text:p>
          </table:table-cell>
          <table:table-cell table:style-name="ce2" office:value-type="float" office:value="1.835343">
            <text:p>1,84E+000</text:p>
          </table:table-cell>
          <table:table-cell table:number-columns-repeated="2"/>
          <table:table-cell table:formula="of:=IF([.M61]=&quot;act&quot;;[.I61];IF([.M61]=&quot;sat&quot;;[.K61];[.B$1]))" office:value-type="float" office:value="7.23300970873787">
            <text:p>7,2330097087</text:p>
          </table:table-cell>
          <table:table-cell table:formula="of:=IF([.M61]=&quot;act&quot;;[.J61];IF([.M61]=&quot;sat&quot;;[.L61];0))" office:value-type="float" office:value="1.85388349514563">
            <text:p>1,8538834951</text:p>
          </table:table-cell>
          <table:table-cell table:formula="of:=([.A61]-[.B$7])/[.D$1]" office:value-type="float" office:value="0.922330097087378">
            <text:p>0,9223</text:p>
          </table:table-cell>
          <table:table-cell table:formula="of:=[.B$1]-[.B$3]*[.H61]" office:value-type="float" office:value="7.23300970873787">
            <text:p>7,2330097087</text:p>
          </table:table-cell>
          <table:table-cell table:formula="of:=[.B$4]*[.H61]/[.D$6]" office:value-type="float" office:value="1.85388349514563">
            <text:p>1,8538834951</text:p>
          </table:table-cell>
          <table:table-cell table:style-name="ce5" table:formula="of:=[.L61]+[.B$8]" office:value-type="float" office:value="3.83928571428571">
            <text:p>3,84</text:p>
          </table:table-cell>
          <table:table-cell table:style-name="ce5" table:formula="of:=[.G$3]*([.A61]-[.B$7])+[.G$5]" office:value-type="float" office:value="3.73928571428571">
            <text:p>3,74</text:p>
          </table:table-cell>
          <table:table-cell table:formula="of:=IF([.H61]&lt;0;&quot;sperrt&quot;;IF([.I61]-[.J61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2.55">
            <text:p>2,55E+000</text:p>
          </table:table-cell>
          <table:table-cell table:style-name="ce2" office:value-type="float" office:value="7.183647">
            <text:p>7,18E+000</text:p>
          </table:table-cell>
          <table:table-cell table:style-name="ce2" office:value-type="float" office:value="1.883747">
            <text:p>1,88E+000</text:p>
          </table:table-cell>
          <table:table-cell table:number-columns-repeated="2"/>
          <table:table-cell table:formula="of:=IF([.M62]=&quot;act&quot;;[.I62];IF([.M62]=&quot;sat&quot;;[.K62];[.B$1]))" office:value-type="float" office:value="7.16019417475728">
            <text:p>7,1601941748</text:p>
          </table:table-cell>
          <table:table-cell table:formula="of:=IF([.M62]=&quot;act&quot;;[.J62];IF([.M62]=&quot;sat&quot;;[.L62];0))" office:value-type="float" office:value="1.90266990291262">
            <text:p>1,9026699029</text:p>
          </table:table-cell>
          <table:table-cell table:formula="of:=([.A62]-[.B$7])/[.D$1]" office:value-type="float" office:value="0.946601941747572">
            <text:p>0,9466</text:p>
          </table:table-cell>
          <table:table-cell table:formula="of:=[.B$1]-[.B$3]*[.H62]" office:value-type="float" office:value="7.16019417475728">
            <text:p>7,1601941748</text:p>
          </table:table-cell>
          <table:table-cell table:formula="of:=[.B$4]*[.H62]/[.D$6]" office:value-type="float" office:value="1.90266990291262">
            <text:p>1,9026699029</text:p>
          </table:table-cell>
          <table:table-cell table:style-name="ce5" table:formula="of:=[.L62]+[.B$8]" office:value-type="float" office:value="3.84464285714286">
            <text:p>3,84</text:p>
          </table:table-cell>
          <table:table-cell table:style-name="ce5" table:formula="of:=[.G$3]*([.A62]-[.B$7])+[.G$5]" office:value-type="float" office:value="3.74464285714286">
            <text:p>3,74</text:p>
          </table:table-cell>
          <table:table-cell table:formula="of:=IF([.H62]&lt;0;&quot;sperrt&quot;;IF([.I62]-[.J62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2.6">
            <text:p>2,60E+000</text:p>
          </table:table-cell>
          <table:table-cell table:style-name="ce2" office:value-type="float" office:value="7.111277">
            <text:p>7,11E+000</text:p>
          </table:table-cell>
          <table:table-cell table:style-name="ce2" office:value-type="float" office:value="1.932166">
            <text:p>1,93E+000</text:p>
          </table:table-cell>
          <table:table-cell table:number-columns-repeated="2"/>
          <table:table-cell table:formula="of:=IF([.M63]=&quot;act&quot;;[.I63];IF([.M63]=&quot;sat&quot;;[.K63];[.B$1]))" office:value-type="float" office:value="7.0873786407767">
            <text:p>7,0873786408</text:p>
          </table:table-cell>
          <table:table-cell table:formula="of:=IF([.M63]=&quot;act&quot;;[.J63];IF([.M63]=&quot;sat&quot;;[.L63];0))" office:value-type="float" office:value="1.95145631067961">
            <text:p>1,9514563107</text:p>
          </table:table-cell>
          <table:table-cell table:formula="of:=([.A63]-[.B$7])/[.D$1]" office:value-type="float" office:value="0.970873786407767">
            <text:p>0,9709</text:p>
          </table:table-cell>
          <table:table-cell table:formula="of:=[.B$1]-[.B$3]*[.H63]" office:value-type="float" office:value="7.0873786407767">
            <text:p>7,0873786408</text:p>
          </table:table-cell>
          <table:table-cell table:formula="of:=[.B$4]*[.H63]/[.D$6]" office:value-type="float" office:value="1.95145631067961">
            <text:p>1,9514563107</text:p>
          </table:table-cell>
          <table:table-cell table:style-name="ce5" table:formula="of:=[.L63]+[.B$8]" office:value-type="float" office:value="3.85">
            <text:p>3,85</text:p>
          </table:table-cell>
          <table:table-cell table:style-name="ce5" table:formula="of:=[.G$3]*([.A63]-[.B$7])+[.G$5]" office:value-type="float" office:value="3.75">
            <text:p>3,75</text:p>
          </table:table-cell>
          <table:table-cell table:formula="of:=IF([.H63]&lt;0;&quot;sperrt&quot;;IF([.I63]-[.J63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2.65">
            <text:p>2,65E+000</text:p>
          </table:table-cell>
          <table:table-cell table:style-name="ce2" office:value-type="float" office:value="7.038889">
            <text:p>7,04E+000</text:p>
          </table:table-cell>
          <table:table-cell table:style-name="ce2" office:value-type="float" office:value="1.980596">
            <text:p>1,98E+000</text:p>
          </table:table-cell>
          <table:table-cell table:number-columns-repeated="2"/>
          <table:table-cell table:formula="of:=IF([.M64]=&quot;act&quot;;[.I64];IF([.M64]=&quot;sat&quot;;[.K64];[.B$1]))" office:value-type="float" office:value="7.01456310679612">
            <text:p>7,0145631068</text:p>
          </table:table-cell>
          <table:table-cell table:formula="of:=IF([.M64]=&quot;act&quot;;[.J64];IF([.M64]=&quot;sat&quot;;[.L64];0))" office:value-type="float" office:value="2.0002427184466">
            <text:p>2,0002427184</text:p>
          </table:table-cell>
          <table:table-cell table:formula="of:=([.A64]-[.B$7])/[.D$1]" office:value-type="float" office:value="0.995145631067961">
            <text:p>0,9951</text:p>
          </table:table-cell>
          <table:table-cell table:formula="of:=[.B$1]-[.B$3]*[.H64]" office:value-type="float" office:value="7.01456310679612">
            <text:p>7,0145631068</text:p>
          </table:table-cell>
          <table:table-cell table:formula="of:=[.B$4]*[.H64]/[.D$6]" office:value-type="float" office:value="2.0002427184466">
            <text:p>2,0002427184</text:p>
          </table:table-cell>
          <table:table-cell table:style-name="ce5" table:formula="of:=[.L64]+[.B$8]" office:value-type="float" office:value="3.85535714285714">
            <text:p>3,86</text:p>
          </table:table-cell>
          <table:table-cell table:style-name="ce5" table:formula="of:=[.G$3]*([.A64]-[.B$7])+[.G$5]" office:value-type="float" office:value="3.75535714285714">
            <text:p>3,76</text:p>
          </table:table-cell>
          <table:table-cell table:formula="of:=IF([.H64]&lt;0;&quot;sperrt&quot;;IF([.I64]-[.J64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2.7">
            <text:p>2,70E+000</text:p>
          </table:table-cell>
          <table:table-cell table:style-name="ce2" office:value-type="float" office:value="6.966485">
            <text:p>6,97E+000</text:p>
          </table:table-cell>
          <table:table-cell table:style-name="ce2" office:value-type="float" office:value="2.029038">
            <text:p>2,03E+000</text:p>
          </table:table-cell>
          <table:table-cell table:number-columns-repeated="2"/>
          <table:table-cell table:formula="of:=IF([.M65]=&quot;act&quot;;[.I65];IF([.M65]=&quot;sat&quot;;[.K65];[.B$1]))" office:value-type="float" office:value="6.94174757281554">
            <text:p>6,9417475728</text:p>
          </table:table-cell>
          <table:table-cell table:formula="of:=IF([.M65]=&quot;act&quot;;[.J65];IF([.M65]=&quot;sat&quot;;[.L65];0))" office:value-type="float" office:value="2.04902912621359">
            <text:p>2,0490291262</text:p>
          </table:table-cell>
          <table:table-cell table:formula="of:=([.A65]-[.B$7])/[.D$1]" office:value-type="float" office:value="1.01941747572815">
            <text:p>1,0194</text:p>
          </table:table-cell>
          <table:table-cell table:formula="of:=[.B$1]-[.B$3]*[.H65]" office:value-type="float" office:value="6.94174757281554">
            <text:p>6,9417475728</text:p>
          </table:table-cell>
          <table:table-cell table:formula="of:=[.B$4]*[.H65]/[.D$6]" office:value-type="float" office:value="2.04902912621359">
            <text:p>2,0490291262</text:p>
          </table:table-cell>
          <table:table-cell table:style-name="ce5" table:formula="of:=[.L65]+[.B$8]" office:value-type="float" office:value="3.86071428571429">
            <text:p>3,86</text:p>
          </table:table-cell>
          <table:table-cell table:style-name="ce5" table:formula="of:=[.G$3]*([.A65]-[.B$7])+[.G$5]" office:value-type="float" office:value="3.76071428571429">
            <text:p>3,76</text:p>
          </table:table-cell>
          <table:table-cell table:formula="of:=IF([.H65]&lt;0;&quot;sperrt&quot;;IF([.I65]-[.J65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2.75">
            <text:p>2,75E+000</text:p>
          </table:table-cell>
          <table:table-cell table:style-name="ce2" office:value-type="float" office:value="6.894065">
            <text:p>6,89E+000</text:p>
          </table:table-cell>
          <table:table-cell table:style-name="ce2" office:value-type="float" office:value="2.077492">
            <text:p>2,08E+000</text:p>
          </table:table-cell>
          <table:table-cell table:number-columns-repeated="2"/>
          <table:table-cell table:formula="of:=IF([.M66]=&quot;act&quot;;[.I66];IF([.M66]=&quot;sat&quot;;[.K66];[.B$1]))" office:value-type="float" office:value="6.86893203883495">
            <text:p>6,8689320388</text:p>
          </table:table-cell>
          <table:table-cell table:formula="of:=IF([.M66]=&quot;act&quot;;[.J66];IF([.M66]=&quot;sat&quot;;[.L66];0))" office:value-type="float" office:value="2.09781553398058">
            <text:p>2,097815534</text:p>
          </table:table-cell>
          <table:table-cell table:formula="of:=([.A66]-[.B$7])/[.D$1]" office:value-type="float" office:value="1.04368932038835">
            <text:p>1,0437</text:p>
          </table:table-cell>
          <table:table-cell table:formula="of:=[.B$1]-[.B$3]*[.H66]" office:value-type="float" office:value="6.86893203883495">
            <text:p>6,8689320388</text:p>
          </table:table-cell>
          <table:table-cell table:formula="of:=[.B$4]*[.H66]/[.D$6]" office:value-type="float" office:value="2.09781553398058">
            <text:p>2,097815534</text:p>
          </table:table-cell>
          <table:table-cell table:style-name="ce5" table:formula="of:=[.L66]+[.B$8]" office:value-type="float" office:value="3.86607142857143">
            <text:p>3,87</text:p>
          </table:table-cell>
          <table:table-cell table:style-name="ce5" table:formula="of:=[.G$3]*([.A66]-[.B$7])+[.G$5]" office:value-type="float" office:value="3.76607142857143">
            <text:p>3,77</text:p>
          </table:table-cell>
          <table:table-cell table:formula="of:=IF([.H66]&lt;0;&quot;sperrt&quot;;IF([.I66]-[.J66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2.8">
            <text:p>2,80E+000</text:p>
          </table:table-cell>
          <table:table-cell table:style-name="ce2" office:value-type="float" office:value="6.82163">
            <text:p>6,82E+000</text:p>
          </table:table-cell>
          <table:table-cell table:style-name="ce2" office:value-type="float" office:value="2.125955">
            <text:p>2,13E+000</text:p>
          </table:table-cell>
          <table:table-cell table:number-columns-repeated="2"/>
          <table:table-cell table:formula="of:=IF([.M67]=&quot;act&quot;;[.I67];IF([.M67]=&quot;sat&quot;;[.K67];[.B$1]))" office:value-type="float" office:value="6.79611650485437">
            <text:p>6,7961165049</text:p>
          </table:table-cell>
          <table:table-cell table:formula="of:=IF([.M67]=&quot;act&quot;;[.J67];IF([.M67]=&quot;sat&quot;;[.L67];0))" office:value-type="float" office:value="2.14660194174757">
            <text:p>2,1466019417</text:p>
          </table:table-cell>
          <table:table-cell table:formula="of:=([.A67]-[.B$7])/[.D$1]" office:value-type="float" office:value="1.06796116504854">
            <text:p>1,0680</text:p>
          </table:table-cell>
          <table:table-cell table:formula="of:=[.B$1]-[.B$3]*[.H67]" office:value-type="float" office:value="6.79611650485437">
            <text:p>6,7961165049</text:p>
          </table:table-cell>
          <table:table-cell table:formula="of:=[.B$4]*[.H67]/[.D$6]" office:value-type="float" office:value="2.14660194174757">
            <text:p>2,1466019417</text:p>
          </table:table-cell>
          <table:table-cell table:style-name="ce5" table:formula="of:=[.L67]+[.B$8]" office:value-type="float" office:value="3.87142857142857">
            <text:p>3,87</text:p>
          </table:table-cell>
          <table:table-cell table:style-name="ce5" table:formula="of:=[.G$3]*([.A67]-[.B$7])+[.G$5]" office:value-type="float" office:value="3.77142857142857">
            <text:p>3,77</text:p>
          </table:table-cell>
          <table:table-cell table:formula="of:=IF([.H67]&lt;0;&quot;sperrt&quot;;IF([.I67]-[.J67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2.85">
            <text:p>2,85E+000</text:p>
          </table:table-cell>
          <table:table-cell table:style-name="ce2" office:value-type="float" office:value="6.749183">
            <text:p>6,75E+000</text:p>
          </table:table-cell>
          <table:table-cell table:style-name="ce2" office:value-type="float" office:value="2.174428">
            <text:p>2,17E+000</text:p>
          </table:table-cell>
          <table:table-cell table:number-columns-repeated="2"/>
          <table:table-cell table:formula="of:=IF([.M68]=&quot;act&quot;;[.I68];IF([.M68]=&quot;sat&quot;;[.K68];[.B$1]))" office:value-type="float" office:value="6.72330097087379">
            <text:p>6,7233009709</text:p>
          </table:table-cell>
          <table:table-cell table:formula="of:=IF([.M68]=&quot;act&quot;;[.J68];IF([.M68]=&quot;sat&quot;;[.L68];0))" office:value-type="float" office:value="2.19538834951456">
            <text:p>2,1953883495</text:p>
          </table:table-cell>
          <table:table-cell table:formula="of:=([.A68]-[.B$7])/[.D$1]" office:value-type="float" office:value="1.09223300970874">
            <text:p>1,0922</text:p>
          </table:table-cell>
          <table:table-cell table:formula="of:=[.B$1]-[.B$3]*[.H68]" office:value-type="float" office:value="6.72330097087379">
            <text:p>6,7233009709</text:p>
          </table:table-cell>
          <table:table-cell table:formula="of:=[.B$4]*[.H68]/[.D$6]" office:value-type="float" office:value="2.19538834951456">
            <text:p>2,1953883495</text:p>
          </table:table-cell>
          <table:table-cell table:style-name="ce5" table:formula="of:=[.L68]+[.B$8]" office:value-type="float" office:value="3.87678571428571">
            <text:p>3,88</text:p>
          </table:table-cell>
          <table:table-cell table:style-name="ce5" table:formula="of:=[.G$3]*([.A68]-[.B$7])+[.G$5]" office:value-type="float" office:value="3.77678571428571">
            <text:p>3,78</text:p>
          </table:table-cell>
          <table:table-cell table:formula="of:=IF([.H68]&lt;0;&quot;sperrt&quot;;IF([.I68]-[.J68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2.9">
            <text:p>2,90E+000</text:p>
          </table:table-cell>
          <table:table-cell table:style-name="ce2" office:value-type="float" office:value="6.676723">
            <text:p>6,68E+000</text:p>
          </table:table-cell>
          <table:table-cell table:style-name="ce2" office:value-type="float" office:value="2.22291">
            <text:p>2,22E+000</text:p>
          </table:table-cell>
          <table:table-cell table:number-columns-repeated="2"/>
          <table:table-cell table:formula="of:=IF([.M69]=&quot;act&quot;;[.I69];IF([.M69]=&quot;sat&quot;;[.K69];[.B$1]))" office:value-type="float" office:value="6.65048543689321">
            <text:p>6,6504854369</text:p>
          </table:table-cell>
          <table:table-cell table:formula="of:=IF([.M69]=&quot;act&quot;;[.J69];IF([.M69]=&quot;sat&quot;;[.L69];0))" office:value-type="float" office:value="2.24417475728155">
            <text:p>2,2441747573</text:p>
          </table:table-cell>
          <table:table-cell table:formula="of:=([.A69]-[.B$7])/[.D$1]" office:value-type="float" office:value="1.11650485436893">
            <text:p>1,1165</text:p>
          </table:table-cell>
          <table:table-cell table:formula="of:=[.B$1]-[.B$3]*[.H69]" office:value-type="float" office:value="6.65048543689321">
            <text:p>6,6504854369</text:p>
          </table:table-cell>
          <table:table-cell table:formula="of:=[.B$4]*[.H69]/[.D$6]" office:value-type="float" office:value="2.24417475728155">
            <text:p>2,2441747573</text:p>
          </table:table-cell>
          <table:table-cell table:style-name="ce5" table:formula="of:=[.L69]+[.B$8]" office:value-type="float" office:value="3.88214285714286">
            <text:p>3,88</text:p>
          </table:table-cell>
          <table:table-cell table:style-name="ce5" table:formula="of:=[.G$3]*([.A69]-[.B$7])+[.G$5]" office:value-type="float" office:value="3.78214285714286">
            <text:p>3,78</text:p>
          </table:table-cell>
          <table:table-cell table:formula="of:=IF([.H69]&lt;0;&quot;sperrt&quot;;IF([.I69]-[.J69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2.95">
            <text:p>2,95E+000</text:p>
          </table:table-cell>
          <table:table-cell table:style-name="ce2" office:value-type="float" office:value="6.604252">
            <text:p>6,60E+000</text:p>
          </table:table-cell>
          <table:table-cell table:style-name="ce2" office:value-type="float" office:value="2.271401">
            <text:p>2,27E+000</text:p>
          </table:table-cell>
          <table:table-cell table:number-columns-repeated="2"/>
          <table:table-cell table:formula="of:=IF([.M70]=&quot;act&quot;;[.I70];IF([.M70]=&quot;sat&quot;;[.K70];[.B$1]))" office:value-type="float" office:value="6.57766990291262">
            <text:p>6,5776699029</text:p>
          </table:table-cell>
          <table:table-cell table:formula="of:=IF([.M70]=&quot;act&quot;;[.J70];IF([.M70]=&quot;sat&quot;;[.L70];0))" office:value-type="float" office:value="2.29296116504854">
            <text:p>2,292961165</text:p>
          </table:table-cell>
          <table:table-cell table:formula="of:=([.A70]-[.B$7])/[.D$1]" office:value-type="float" office:value="1.14077669902913">
            <text:p>1,1408</text:p>
          </table:table-cell>
          <table:table-cell table:formula="of:=[.B$1]-[.B$3]*[.H70]" office:value-type="float" office:value="6.57766990291262">
            <text:p>6,5776699029</text:p>
          </table:table-cell>
          <table:table-cell table:formula="of:=[.B$4]*[.H70]/[.D$6]" office:value-type="float" office:value="2.29296116504854">
            <text:p>2,292961165</text:p>
          </table:table-cell>
          <table:table-cell table:style-name="ce5" table:formula="of:=[.L70]+[.B$8]" office:value-type="float" office:value="3.8875">
            <text:p>3,89</text:p>
          </table:table-cell>
          <table:table-cell table:style-name="ce5" table:formula="of:=[.G$3]*([.A70]-[.B$7])+[.G$5]" office:value-type="float" office:value="3.7875">
            <text:p>3,79</text:p>
          </table:table-cell>
          <table:table-cell table:formula="of:=IF([.H70]&lt;0;&quot;sperrt&quot;;IF([.I70]-[.J70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3">
            <text:p>3,00E+000</text:p>
          </table:table-cell>
          <table:table-cell table:style-name="ce2" office:value-type="float" office:value="6.531769">
            <text:p>6,53E+000</text:p>
          </table:table-cell>
          <table:table-cell table:style-name="ce2" office:value-type="float" office:value="2.3199">
            <text:p>2,32E+000</text:p>
          </table:table-cell>
          <table:table-cell table:number-columns-repeated="2"/>
          <table:table-cell table:formula="of:=IF([.M71]=&quot;act&quot;;[.I71];IF([.M71]=&quot;sat&quot;;[.K71];[.B$1]))" office:value-type="float" office:value="6.50485436893204">
            <text:p>6,5048543689</text:p>
          </table:table-cell>
          <table:table-cell table:formula="of:=IF([.M71]=&quot;act&quot;;[.J71];IF([.M71]=&quot;sat&quot;;[.L71];0))" office:value-type="float" office:value="2.34174757281553">
            <text:p>2,3417475728</text:p>
          </table:table-cell>
          <table:table-cell table:formula="of:=([.A71]-[.B$7])/[.D$1]" office:value-type="float" office:value="1.16504854368932">
            <text:p>1,1650</text:p>
          </table:table-cell>
          <table:table-cell table:formula="of:=[.B$1]-[.B$3]*[.H71]" office:value-type="float" office:value="6.50485436893204">
            <text:p>6,5048543689</text:p>
          </table:table-cell>
          <table:table-cell table:formula="of:=[.B$4]*[.H71]/[.D$6]" office:value-type="float" office:value="2.34174757281553">
            <text:p>2,3417475728</text:p>
          </table:table-cell>
          <table:table-cell table:style-name="ce5" table:formula="of:=[.L71]+[.B$8]" office:value-type="float" office:value="3.89285714285714">
            <text:p>3,89</text:p>
          </table:table-cell>
          <table:table-cell table:style-name="ce5" table:formula="of:=[.G$3]*([.A71]-[.B$7])+[.G$5]" office:value-type="float" office:value="3.79285714285714">
            <text:p>3,79</text:p>
          </table:table-cell>
          <table:table-cell table:formula="of:=IF([.H71]&lt;0;&quot;sperrt&quot;;IF([.I71]-[.J71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3.05">
            <text:p>3,05E+000</text:p>
          </table:table-cell>
          <table:table-cell table:style-name="ce2" office:value-type="float" office:value="6.459277">
            <text:p>6,46E+000</text:p>
          </table:table-cell>
          <table:table-cell table:style-name="ce2" office:value-type="float" office:value="2.368406">
            <text:p>2,37E+000</text:p>
          </table:table-cell>
          <table:table-cell table:number-columns-repeated="2"/>
          <table:table-cell table:formula="of:=IF([.M72]=&quot;act&quot;;[.I72];IF([.M72]=&quot;sat&quot;;[.K72];[.B$1]))" office:value-type="float" office:value="6.43203883495146">
            <text:p>6,432038835</text:p>
          </table:table-cell>
          <table:table-cell table:formula="of:=IF([.M72]=&quot;act&quot;;[.J72];IF([.M72]=&quot;sat&quot;;[.L72];0))" office:value-type="float" office:value="2.39053398058252">
            <text:p>2,3905339806</text:p>
          </table:table-cell>
          <table:table-cell table:formula="of:=([.A72]-[.B$7])/[.D$1]" office:value-type="float" office:value="1.18932038834951">
            <text:p>1,1893</text:p>
          </table:table-cell>
          <table:table-cell table:formula="of:=[.B$1]-[.B$3]*[.H72]" office:value-type="float" office:value="6.43203883495146">
            <text:p>6,432038835</text:p>
          </table:table-cell>
          <table:table-cell table:formula="of:=[.B$4]*[.H72]/[.D$6]" office:value-type="float" office:value="2.39053398058252">
            <text:p>2,3905339806</text:p>
          </table:table-cell>
          <table:table-cell table:style-name="ce5" table:formula="of:=[.L72]+[.B$8]" office:value-type="float" office:value="3.89821428571429">
            <text:p>3,90</text:p>
          </table:table-cell>
          <table:table-cell table:style-name="ce5" table:formula="of:=[.G$3]*([.A72]-[.B$7])+[.G$5]" office:value-type="float" office:value="3.79821428571429">
            <text:p>3,80</text:p>
          </table:table-cell>
          <table:table-cell table:formula="of:=IF([.H72]&lt;0;&quot;sperrt&quot;;IF([.I72]-[.J72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3.1">
            <text:p>3,10E+000</text:p>
          </table:table-cell>
          <table:table-cell table:style-name="ce2" office:value-type="float" office:value="6.386775">
            <text:p>6,39E+000</text:p>
          </table:table-cell>
          <table:table-cell table:style-name="ce2" office:value-type="float" office:value="2.416919">
            <text:p>2,42E+000</text:p>
          </table:table-cell>
          <table:table-cell table:number-columns-repeated="2"/>
          <table:table-cell table:formula="of:=IF([.M73]=&quot;act&quot;;[.I73];IF([.M73]=&quot;sat&quot;;[.K73];[.B$1]))" office:value-type="float" office:value="6.35922330097088">
            <text:p>6,359223301</text:p>
          </table:table-cell>
          <table:table-cell table:formula="of:=IF([.M73]=&quot;act&quot;;[.J73];IF([.M73]=&quot;sat&quot;;[.L73];0))" office:value-type="float" office:value="2.43932038834951">
            <text:p>2,4393203883</text:p>
          </table:table-cell>
          <table:table-cell table:formula="of:=([.A73]-[.B$7])/[.D$1]" office:value-type="float" office:value="1.21359223300971">
            <text:p>1,2136</text:p>
          </table:table-cell>
          <table:table-cell table:formula="of:=[.B$1]-[.B$3]*[.H73]" office:value-type="float" office:value="6.35922330097088">
            <text:p>6,359223301</text:p>
          </table:table-cell>
          <table:table-cell table:formula="of:=[.B$4]*[.H73]/[.D$6]" office:value-type="float" office:value="2.43932038834951">
            <text:p>2,4393203883</text:p>
          </table:table-cell>
          <table:table-cell table:style-name="ce5" table:formula="of:=[.L73]+[.B$8]" office:value-type="float" office:value="3.90357142857143">
            <text:p>3,90</text:p>
          </table:table-cell>
          <table:table-cell table:style-name="ce5" table:formula="of:=[.G$3]*([.A73]-[.B$7])+[.G$5]" office:value-type="float" office:value="3.80357142857143">
            <text:p>3,80</text:p>
          </table:table-cell>
          <table:table-cell table:formula="of:=IF([.H73]&lt;0;&quot;sperrt&quot;;IF([.I73]-[.J73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3.15">
            <text:p>3,15E+000</text:p>
          </table:table-cell>
          <table:table-cell table:style-name="ce2" office:value-type="float" office:value="6.314264">
            <text:p>6,31E+000</text:p>
          </table:table-cell>
          <table:table-cell table:style-name="ce2" office:value-type="float" office:value="2.465439">
            <text:p>2,47E+000</text:p>
          </table:table-cell>
          <table:table-cell table:number-columns-repeated="2"/>
          <table:table-cell table:formula="of:=IF([.M74]=&quot;act&quot;;[.I74];IF([.M74]=&quot;sat&quot;;[.K74];[.B$1]))" office:value-type="float" office:value="6.2864077669903">
            <text:p>6,286407767</text:p>
          </table:table-cell>
          <table:table-cell table:formula="of:=IF([.M74]=&quot;act&quot;;[.J74];IF([.M74]=&quot;sat&quot;;[.L74];0))" office:value-type="float" office:value="2.4881067961165">
            <text:p>2,4881067961</text:p>
          </table:table-cell>
          <table:table-cell table:formula="of:=([.A74]-[.B$7])/[.D$1]" office:value-type="float" office:value="1.2378640776699">
            <text:p>1,2379</text:p>
          </table:table-cell>
          <table:table-cell table:formula="of:=[.B$1]-[.B$3]*[.H74]" office:value-type="float" office:value="6.2864077669903">
            <text:p>6,286407767</text:p>
          </table:table-cell>
          <table:table-cell table:formula="of:=[.B$4]*[.H74]/[.D$6]" office:value-type="float" office:value="2.4881067961165">
            <text:p>2,4881067961</text:p>
          </table:table-cell>
          <table:table-cell table:style-name="ce5" table:formula="of:=[.L74]+[.B$8]" office:value-type="float" office:value="3.90892857142857">
            <text:p>3,91</text:p>
          </table:table-cell>
          <table:table-cell table:style-name="ce5" table:formula="of:=[.G$3]*([.A74]-[.B$7])+[.G$5]" office:value-type="float" office:value="3.80892857142857">
            <text:p>3,81</text:p>
          </table:table-cell>
          <table:table-cell table:formula="of:=IF([.H74]&lt;0;&quot;sperrt&quot;;IF([.I74]-[.J74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3.2">
            <text:p>3,20E+000</text:p>
          </table:table-cell>
          <table:table-cell table:style-name="ce2" office:value-type="float" office:value="6.241745">
            <text:p>6,24E+000</text:p>
          </table:table-cell>
          <table:table-cell table:style-name="ce2" office:value-type="float" office:value="2.513964">
            <text:p>2,51E+000</text:p>
          </table:table-cell>
          <table:table-cell table:number-columns-repeated="2"/>
          <table:table-cell table:formula="of:=IF([.M75]=&quot;act&quot;;[.I75];IF([.M75]=&quot;sat&quot;;[.K75];[.B$1]))" office:value-type="float" office:value="6.21359223300971">
            <text:p>6,213592233</text:p>
          </table:table-cell>
          <table:table-cell table:formula="of:=IF([.M75]=&quot;act&quot;;[.J75];IF([.M75]=&quot;sat&quot;;[.L75];0))" office:value-type="float" office:value="2.53689320388349">
            <text:p>2,5368932039</text:p>
          </table:table-cell>
          <table:table-cell table:formula="of:=([.A75]-[.B$7])/[.D$1]" office:value-type="float" office:value="1.2621359223301">
            <text:p>1,2621</text:p>
          </table:table-cell>
          <table:table-cell table:formula="of:=[.B$1]-[.B$3]*[.H75]" office:value-type="float" office:value="6.21359223300971">
            <text:p>6,213592233</text:p>
          </table:table-cell>
          <table:table-cell table:formula="of:=[.B$4]*[.H75]/[.D$6]" office:value-type="float" office:value="2.53689320388349">
            <text:p>2,5368932039</text:p>
          </table:table-cell>
          <table:table-cell table:style-name="ce5" table:formula="of:=[.L75]+[.B$8]" office:value-type="float" office:value="3.91428571428571">
            <text:p>3,91</text:p>
          </table:table-cell>
          <table:table-cell table:style-name="ce5" table:formula="of:=[.G$3]*([.A75]-[.B$7])+[.G$5]" office:value-type="float" office:value="3.81428571428571">
            <text:p>3,81</text:p>
          </table:table-cell>
          <table:table-cell table:formula="of:=IF([.H75]&lt;0;&quot;sperrt&quot;;IF([.I75]-[.J75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3.25">
            <text:p>3,25E+000</text:p>
          </table:table-cell>
          <table:table-cell table:style-name="ce2" office:value-type="float" office:value="6.169219">
            <text:p>6,17E+000</text:p>
          </table:table-cell>
          <table:table-cell table:style-name="ce2" office:value-type="float" office:value="2.562496">
            <text:p>2,56E+000</text:p>
          </table:table-cell>
          <table:table-cell table:number-columns-repeated="2"/>
          <table:table-cell table:formula="of:=IF([.M76]=&quot;act&quot;;[.I76];IF([.M76]=&quot;sat&quot;;[.K76];[.B$1]))" office:value-type="float" office:value="6.14077669902913">
            <text:p>6,140776699</text:p>
          </table:table-cell>
          <table:table-cell table:formula="of:=IF([.M76]=&quot;act&quot;;[.J76];IF([.M76]=&quot;sat&quot;;[.L76];0))" office:value-type="float" office:value="2.58567961165048">
            <text:p>2,5856796117</text:p>
          </table:table-cell>
          <table:table-cell table:formula="of:=([.A76]-[.B$7])/[.D$1]" office:value-type="float" office:value="1.28640776699029">
            <text:p>1,2864</text:p>
          </table:table-cell>
          <table:table-cell table:formula="of:=[.B$1]-[.B$3]*[.H76]" office:value-type="float" office:value="6.14077669902913">
            <text:p>6,140776699</text:p>
          </table:table-cell>
          <table:table-cell table:formula="of:=[.B$4]*[.H76]/[.D$6]" office:value-type="float" office:value="2.58567961165048">
            <text:p>2,5856796117</text:p>
          </table:table-cell>
          <table:table-cell table:style-name="ce5" table:formula="of:=[.L76]+[.B$8]" office:value-type="float" office:value="3.91964285714286">
            <text:p>3,92</text:p>
          </table:table-cell>
          <table:table-cell table:style-name="ce5" table:formula="of:=[.G$3]*([.A76]-[.B$7])+[.G$5]" office:value-type="float" office:value="3.81964285714286">
            <text:p>3,82</text:p>
          </table:table-cell>
          <table:table-cell table:formula="of:=IF([.H76]&lt;0;&quot;sperrt&quot;;IF([.I76]-[.J76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3.3">
            <text:p>3,30E+000</text:p>
          </table:table-cell>
          <table:table-cell table:style-name="ce2" office:value-type="float" office:value="6.096686">
            <text:p>6,10E+000</text:p>
          </table:table-cell>
          <table:table-cell table:style-name="ce2" office:value-type="float" office:value="2.611033">
            <text:p>2,61E+000</text:p>
          </table:table-cell>
          <table:table-cell table:number-columns-repeated="2"/>
          <table:table-cell table:formula="of:=IF([.M77]=&quot;act&quot;;[.I77];IF([.M77]=&quot;sat&quot;;[.K77];[.B$1]))" office:value-type="float" office:value="6.06796116504855">
            <text:p>6,067961165</text:p>
          </table:table-cell>
          <table:table-cell table:formula="of:=IF([.M77]=&quot;act&quot;;[.J77];IF([.M77]=&quot;sat&quot;;[.L77];0))" office:value-type="float" office:value="2.63446601941747">
            <text:p>2,6344660194</text:p>
          </table:table-cell>
          <table:table-cell table:formula="of:=([.A77]-[.B$7])/[.D$1]" office:value-type="float" office:value="1.31067961165048">
            <text:p>1,3107</text:p>
          </table:table-cell>
          <table:table-cell table:formula="of:=[.B$1]-[.B$3]*[.H77]" office:value-type="float" office:value="6.06796116504855">
            <text:p>6,067961165</text:p>
          </table:table-cell>
          <table:table-cell table:formula="of:=[.B$4]*[.H77]/[.D$6]" office:value-type="float" office:value="2.63446601941747">
            <text:p>2,6344660194</text:p>
          </table:table-cell>
          <table:table-cell table:style-name="ce5" table:formula="of:=[.L77]+[.B$8]" office:value-type="float" office:value="3.925">
            <text:p>3,93</text:p>
          </table:table-cell>
          <table:table-cell table:style-name="ce5" table:formula="of:=[.G$3]*([.A77]-[.B$7])+[.G$5]" office:value-type="float" office:value="3.825">
            <text:p>3,83</text:p>
          </table:table-cell>
          <table:table-cell table:formula="of:=IF([.H77]&lt;0;&quot;sperrt&quot;;IF([.I77]-[.J77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3.35">
            <text:p>3,35E+000</text:p>
          </table:table-cell>
          <table:table-cell table:style-name="ce2" office:value-type="float" office:value="6.024147">
            <text:p>6,02E+000</text:p>
          </table:table-cell>
          <table:table-cell table:style-name="ce2" office:value-type="float" office:value="2.659575">
            <text:p>2,66E+000</text:p>
          </table:table-cell>
          <table:table-cell table:number-columns-repeated="2"/>
          <table:table-cell table:formula="of:=IF([.M78]=&quot;act&quot;;[.I78];IF([.M78]=&quot;sat&quot;;[.K78];[.B$1]))" office:value-type="float" office:value="5.99514563106797">
            <text:p>5,9951456311</text:p>
          </table:table-cell>
          <table:table-cell table:formula="of:=IF([.M78]=&quot;act&quot;;[.J78];IF([.M78]=&quot;sat&quot;;[.L78];0))" office:value-type="float" office:value="2.68325242718446">
            <text:p>2,6832524272</text:p>
          </table:table-cell>
          <table:table-cell table:formula="of:=([.A78]-[.B$7])/[.D$1]" office:value-type="float" office:value="1.33495145631068">
            <text:p>1,3350</text:p>
          </table:table-cell>
          <table:table-cell table:formula="of:=[.B$1]-[.B$3]*[.H78]" office:value-type="float" office:value="5.99514563106797">
            <text:p>5,9951456311</text:p>
          </table:table-cell>
          <table:table-cell table:formula="of:=[.B$4]*[.H78]/[.D$6]" office:value-type="float" office:value="2.68325242718446">
            <text:p>2,6832524272</text:p>
          </table:table-cell>
          <table:table-cell table:style-name="ce5" table:formula="of:=[.L78]+[.B$8]" office:value-type="float" office:value="3.93035714285714">
            <text:p>3,93</text:p>
          </table:table-cell>
          <table:table-cell table:style-name="ce5" table:formula="of:=[.G$3]*([.A78]-[.B$7])+[.G$5]" office:value-type="float" office:value="3.83035714285714">
            <text:p>3,83</text:p>
          </table:table-cell>
          <table:table-cell table:formula="of:=IF([.H78]&lt;0;&quot;sperrt&quot;;IF([.I78]-[.J78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3.4">
            <text:p>3,40E+000</text:p>
          </table:table-cell>
          <table:table-cell table:style-name="ce2" office:value-type="float" office:value="5.951602">
            <text:p>5,95E+000</text:p>
          </table:table-cell>
          <table:table-cell table:style-name="ce2" office:value-type="float" office:value="2.708122">
            <text:p>2,71E+000</text:p>
          </table:table-cell>
          <table:table-cell table:number-columns-repeated="2"/>
          <table:table-cell table:formula="of:=IF([.M79]=&quot;act&quot;;[.I79];IF([.M79]=&quot;sat&quot;;[.K79];[.B$1]))" office:value-type="float" office:value="5.92233009708738">
            <text:p>5,9223300971</text:p>
          </table:table-cell>
          <table:table-cell table:formula="of:=IF([.M79]=&quot;act&quot;;[.J79];IF([.M79]=&quot;sat&quot;;[.L79];0))" office:value-type="float" office:value="2.73203883495145">
            <text:p>2,732038835</text:p>
          </table:table-cell>
          <table:table-cell table:formula="of:=([.A79]-[.B$7])/[.D$1]" office:value-type="float" office:value="1.35922330097087">
            <text:p>1,3592</text:p>
          </table:table-cell>
          <table:table-cell table:formula="of:=[.B$1]-[.B$3]*[.H79]" office:value-type="float" office:value="5.92233009708738">
            <text:p>5,9223300971</text:p>
          </table:table-cell>
          <table:table-cell table:formula="of:=[.B$4]*[.H79]/[.D$6]" office:value-type="float" office:value="2.73203883495145">
            <text:p>2,732038835</text:p>
          </table:table-cell>
          <table:table-cell table:style-name="ce5" table:formula="of:=[.L79]+[.B$8]" office:value-type="float" office:value="3.93571428571429">
            <text:p>3,94</text:p>
          </table:table-cell>
          <table:table-cell table:style-name="ce5" table:formula="of:=[.G$3]*([.A79]-[.B$7])+[.G$5]" office:value-type="float" office:value="3.83571428571429">
            <text:p>3,84</text:p>
          </table:table-cell>
          <table:table-cell table:formula="of:=IF([.H79]&lt;0;&quot;sperrt&quot;;IF([.I79]-[.J79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3.45">
            <text:p>3,45E+000</text:p>
          </table:table-cell>
          <table:table-cell table:style-name="ce2" office:value-type="float" office:value="5.879051">
            <text:p>5,88E+000</text:p>
          </table:table-cell>
          <table:table-cell table:style-name="ce2" office:value-type="float" office:value="2.756673">
            <text:p>2,76E+000</text:p>
          </table:table-cell>
          <table:table-cell table:number-columns-repeated="2"/>
          <table:table-cell table:formula="of:=IF([.M80]=&quot;act&quot;;[.I80];IF([.M80]=&quot;sat&quot;;[.K80];[.B$1]))" office:value-type="float" office:value="5.8495145631068">
            <text:p>5,8495145631</text:p>
          </table:table-cell>
          <table:table-cell table:formula="of:=IF([.M80]=&quot;act&quot;;[.J80];IF([.M80]=&quot;sat&quot;;[.L80];0))" office:value-type="float" office:value="2.78082524271844">
            <text:p>2,7808252427</text:p>
          </table:table-cell>
          <table:table-cell table:formula="of:=([.A80]-[.B$7])/[.D$1]" office:value-type="float" office:value="1.38349514563107">
            <text:p>1,3835</text:p>
          </table:table-cell>
          <table:table-cell table:formula="of:=[.B$1]-[.B$3]*[.H80]" office:value-type="float" office:value="5.8495145631068">
            <text:p>5,8495145631</text:p>
          </table:table-cell>
          <table:table-cell table:formula="of:=[.B$4]*[.H80]/[.D$6]" office:value-type="float" office:value="2.78082524271844">
            <text:p>2,7808252427</text:p>
          </table:table-cell>
          <table:table-cell table:style-name="ce5" table:formula="of:=[.L80]+[.B$8]" office:value-type="float" office:value="3.94107142857143">
            <text:p>3,94</text:p>
          </table:table-cell>
          <table:table-cell table:style-name="ce5" table:formula="of:=[.G$3]*([.A80]-[.B$7])+[.G$5]" office:value-type="float" office:value="3.84107142857143">
            <text:p>3,84</text:p>
          </table:table-cell>
          <table:table-cell table:formula="of:=IF([.H80]&lt;0;&quot;sperrt&quot;;IF([.I80]-[.J80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3.5">
            <text:p>3,50E+000</text:p>
          </table:table-cell>
          <table:table-cell table:style-name="ce2" office:value-type="float" office:value="5.806495">
            <text:p>5,81E+000</text:p>
          </table:table-cell>
          <table:table-cell table:style-name="ce2" office:value-type="float" office:value="2.805228">
            <text:p>2,81E+000</text:p>
          </table:table-cell>
          <table:table-cell table:number-columns-repeated="2"/>
          <table:table-cell table:formula="of:=IF([.M81]=&quot;act&quot;;[.I81];IF([.M81]=&quot;sat&quot;;[.K81];[.B$1]))" office:value-type="float" office:value="5.77669902912622">
            <text:p>5,7766990291</text:p>
          </table:table-cell>
          <table:table-cell table:formula="of:=IF([.M81]=&quot;act&quot;;[.J81];IF([.M81]=&quot;sat&quot;;[.L81];0))" office:value-type="float" office:value="2.82961165048543">
            <text:p>2,8296116505</text:p>
          </table:table-cell>
          <table:table-cell table:formula="of:=([.A81]-[.B$7])/[.D$1]" office:value-type="float" office:value="1.40776699029126">
            <text:p>1,4078</text:p>
          </table:table-cell>
          <table:table-cell table:formula="of:=[.B$1]-[.B$3]*[.H81]" office:value-type="float" office:value="5.77669902912622">
            <text:p>5,7766990291</text:p>
          </table:table-cell>
          <table:table-cell table:formula="of:=[.B$4]*[.H81]/[.D$6]" office:value-type="float" office:value="2.82961165048543">
            <text:p>2,8296116505</text:p>
          </table:table-cell>
          <table:table-cell table:style-name="ce5" table:formula="of:=[.L81]+[.B$8]" office:value-type="float" office:value="3.94642857142857">
            <text:p>3,95</text:p>
          </table:table-cell>
          <table:table-cell table:style-name="ce5" table:formula="of:=[.G$3]*([.A81]-[.B$7])+[.G$5]" office:value-type="float" office:value="3.84642857142857">
            <text:p>3,85</text:p>
          </table:table-cell>
          <table:table-cell table:formula="of:=IF([.H81]&lt;0;&quot;sperrt&quot;;IF([.I81]-[.J81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3.54999999999999">
            <text:p>3,55E+000</text:p>
          </table:table-cell>
          <table:table-cell table:style-name="ce2" office:value-type="float" office:value="5.733935">
            <text:p>5,73E+000</text:p>
          </table:table-cell>
          <table:table-cell table:style-name="ce2" office:value-type="float" office:value="2.853787">
            <text:p>2,85E+000</text:p>
          </table:table-cell>
          <table:table-cell table:number-columns-repeated="2"/>
          <table:table-cell table:formula="of:=IF([.M82]=&quot;act&quot;;[.I82];IF([.M82]=&quot;sat&quot;;[.K82];[.B$1]))" office:value-type="float" office:value="5.70388349514564">
            <text:p>5,7038834951</text:p>
          </table:table-cell>
          <table:table-cell table:formula="of:=IF([.M82]=&quot;act&quot;;[.J82];IF([.M82]=&quot;sat&quot;;[.L82];0))" office:value-type="float" office:value="2.87839805825242">
            <text:p>2,8783980583</text:p>
          </table:table-cell>
          <table:table-cell table:formula="of:=([.A82]-[.B$7])/[.D$1]" office:value-type="float" office:value="1.43203883495145">
            <text:p>1,4320</text:p>
          </table:table-cell>
          <table:table-cell table:formula="of:=[.B$1]-[.B$3]*[.H82]" office:value-type="float" office:value="5.70388349514564">
            <text:p>5,7038834951</text:p>
          </table:table-cell>
          <table:table-cell table:formula="of:=[.B$4]*[.H82]/[.D$6]" office:value-type="float" office:value="2.87839805825242">
            <text:p>2,8783980583</text:p>
          </table:table-cell>
          <table:table-cell table:style-name="ce5" table:formula="of:=[.L82]+[.B$8]" office:value-type="float" office:value="3.95178571428571">
            <text:p>3,95</text:p>
          </table:table-cell>
          <table:table-cell table:style-name="ce5" table:formula="of:=[.G$3]*([.A82]-[.B$7])+[.G$5]" office:value-type="float" office:value="3.85178571428571">
            <text:p>3,85</text:p>
          </table:table-cell>
          <table:table-cell table:formula="of:=IF([.H82]&lt;0;&quot;sperrt&quot;;IF([.I82]-[.J82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3.6">
            <text:p>3,60E+000</text:p>
          </table:table-cell>
          <table:table-cell table:style-name="ce2" office:value-type="float" office:value="5.661371">
            <text:p>5,66E+000</text:p>
          </table:table-cell>
          <table:table-cell table:style-name="ce2" office:value-type="float" office:value="2.902349">
            <text:p>2,90E+000</text:p>
          </table:table-cell>
          <table:table-cell table:number-columns-repeated="2"/>
          <table:table-cell table:formula="of:=IF([.M83]=&quot;act&quot;;[.I83];IF([.M83]=&quot;sat&quot;;[.K83];[.B$1]))" office:value-type="float" office:value="5.63106796116506">
            <text:p>5,6310679612</text:p>
          </table:table-cell>
          <table:table-cell table:formula="of:=IF([.M83]=&quot;act&quot;;[.J83];IF([.M83]=&quot;sat&quot;;[.L83];0))" office:value-type="float" office:value="2.92718446601941">
            <text:p>2,927184466</text:p>
          </table:table-cell>
          <table:table-cell table:formula="of:=([.A83]-[.B$7])/[.D$1]" office:value-type="float" office:value="1.45631067961165">
            <text:p>1,4563</text:p>
          </table:table-cell>
          <table:table-cell table:formula="of:=[.B$1]-[.B$3]*[.H83]" office:value-type="float" office:value="5.63106796116506">
            <text:p>5,6310679612</text:p>
          </table:table-cell>
          <table:table-cell table:formula="of:=[.B$4]*[.H83]/[.D$6]" office:value-type="float" office:value="2.92718446601941">
            <text:p>2,927184466</text:p>
          </table:table-cell>
          <table:table-cell table:style-name="ce5" table:formula="of:=[.L83]+[.B$8]" office:value-type="float" office:value="3.95714285714286">
            <text:p>3,96</text:p>
          </table:table-cell>
          <table:table-cell table:style-name="ce5" table:formula="of:=[.G$3]*([.A83]-[.B$7])+[.G$5]" office:value-type="float" office:value="3.85714285714286">
            <text:p>3,86</text:p>
          </table:table-cell>
          <table:table-cell table:formula="of:=IF([.H83]&lt;0;&quot;sperrt&quot;;IF([.I83]-[.J83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3.64999999999999">
            <text:p>3,65E+000</text:p>
          </table:table-cell>
          <table:table-cell table:style-name="ce2" office:value-type="float" office:value="5.588803">
            <text:p>5,59E+000</text:p>
          </table:table-cell>
          <table:table-cell table:style-name="ce2" office:value-type="float" office:value="2.950915">
            <text:p>2,95E+000</text:p>
          </table:table-cell>
          <table:table-cell table:number-columns-repeated="2"/>
          <table:table-cell table:formula="of:=IF([.M84]=&quot;act&quot;;[.I84];IF([.M84]=&quot;sat&quot;;[.K84];[.B$1]))" office:value-type="float" office:value="5.55825242718447">
            <text:p>5,5582524272</text:p>
          </table:table-cell>
          <table:table-cell table:formula="of:=IF([.M84]=&quot;act&quot;;[.J84];IF([.M84]=&quot;sat&quot;;[.L84];0))" office:value-type="float" office:value="2.9759708737864">
            <text:p>2,9759708738</text:p>
          </table:table-cell>
          <table:table-cell table:formula="of:=([.A84]-[.B$7])/[.D$1]" office:value-type="float" office:value="1.48058252427184">
            <text:p>1,4806</text:p>
          </table:table-cell>
          <table:table-cell table:formula="of:=[.B$1]-[.B$3]*[.H84]" office:value-type="float" office:value="5.55825242718447">
            <text:p>5,5582524272</text:p>
          </table:table-cell>
          <table:table-cell table:formula="of:=[.B$4]*[.H84]/[.D$6]" office:value-type="float" office:value="2.9759708737864">
            <text:p>2,9759708738</text:p>
          </table:table-cell>
          <table:table-cell table:style-name="ce5" table:formula="of:=[.L84]+[.B$8]" office:value-type="float" office:value="3.9625">
            <text:p>3,96</text:p>
          </table:table-cell>
          <table:table-cell table:style-name="ce5" table:formula="of:=[.G$3]*([.A84]-[.B$7])+[.G$5]" office:value-type="float" office:value="3.8625">
            <text:p>3,86</text:p>
          </table:table-cell>
          <table:table-cell table:formula="of:=IF([.H84]&lt;0;&quot;sperrt&quot;;IF([.I84]-[.J84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3.69999999999999">
            <text:p>3,70E+000</text:p>
          </table:table-cell>
          <table:table-cell table:style-name="ce2" office:value-type="float" office:value="5.516232">
            <text:p>5,52E+000</text:p>
          </table:table-cell>
          <table:table-cell table:style-name="ce2" office:value-type="float" office:value="2.999483">
            <text:p>3,00E+000</text:p>
          </table:table-cell>
          <table:table-cell table:number-columns-repeated="2"/>
          <table:table-cell table:formula="of:=IF([.M85]=&quot;act&quot;;[.I85];IF([.M85]=&quot;sat&quot;;[.K85];[.B$1]))" office:value-type="float" office:value="5.48543689320389">
            <text:p>5,4854368932</text:p>
          </table:table-cell>
          <table:table-cell table:formula="of:=IF([.M85]=&quot;act&quot;;[.J85];IF([.M85]=&quot;sat&quot;;[.L85];0))" office:value-type="float" office:value="3.02475728155339">
            <text:p>3,0247572816</text:p>
          </table:table-cell>
          <table:table-cell table:formula="of:=([.A85]-[.B$7])/[.D$1]" office:value-type="float" office:value="1.50485436893204">
            <text:p>1,5049</text:p>
          </table:table-cell>
          <table:table-cell table:formula="of:=[.B$1]-[.B$3]*[.H85]" office:value-type="float" office:value="5.48543689320389">
            <text:p>5,4854368932</text:p>
          </table:table-cell>
          <table:table-cell table:formula="of:=[.B$4]*[.H85]/[.D$6]" office:value-type="float" office:value="3.02475728155339">
            <text:p>3,0247572816</text:p>
          </table:table-cell>
          <table:table-cell table:style-name="ce5" table:formula="of:=[.L85]+[.B$8]" office:value-type="float" office:value="3.96785714285714">
            <text:p>3,97</text:p>
          </table:table-cell>
          <table:table-cell table:style-name="ce5" table:formula="of:=[.G$3]*([.A85]-[.B$7])+[.G$5]" office:value-type="float" office:value="3.86785714285714">
            <text:p>3,87</text:p>
          </table:table-cell>
          <table:table-cell table:formula="of:=IF([.H85]&lt;0;&quot;sperrt&quot;;IF([.I85]-[.J85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3.75">
            <text:p>3,75E+000</text:p>
          </table:table-cell>
          <table:table-cell table:style-name="ce2" office:value-type="float" office:value="5.443658">
            <text:p>5,44E+000</text:p>
          </table:table-cell>
          <table:table-cell table:style-name="ce2" office:value-type="float" office:value="3.048054">
            <text:p>3,05E+000</text:p>
          </table:table-cell>
          <table:table-cell table:number-columns-repeated="2"/>
          <table:table-cell table:formula="of:=IF([.M86]=&quot;act&quot;;[.I86];IF([.M86]=&quot;sat&quot;;[.K86];[.B$1]))" office:value-type="float" office:value="5.41262135922331">
            <text:p>5,4126213592</text:p>
          </table:table-cell>
          <table:table-cell table:formula="of:=IF([.M86]=&quot;act&quot;;[.J86];IF([.M86]=&quot;sat&quot;;[.L86];0))" office:value-type="float" office:value="3.07354368932038">
            <text:p>3,0735436893</text:p>
          </table:table-cell>
          <table:table-cell table:formula="of:=([.A86]-[.B$7])/[.D$1]" office:value-type="float" office:value="1.52912621359223">
            <text:p>1,5291</text:p>
          </table:table-cell>
          <table:table-cell table:formula="of:=[.B$1]-[.B$3]*[.H86]" office:value-type="float" office:value="5.41262135922331">
            <text:p>5,4126213592</text:p>
          </table:table-cell>
          <table:table-cell table:formula="of:=[.B$4]*[.H86]/[.D$6]" office:value-type="float" office:value="3.07354368932038">
            <text:p>3,0735436893</text:p>
          </table:table-cell>
          <table:table-cell table:style-name="ce5" table:formula="of:=[.L86]+[.B$8]" office:value-type="float" office:value="3.97321428571429">
            <text:p>3,97</text:p>
          </table:table-cell>
          <table:table-cell table:style-name="ce5" table:formula="of:=[.G$3]*([.A86]-[.B$7])+[.G$5]" office:value-type="float" office:value="3.87321428571429">
            <text:p>3,87</text:p>
          </table:table-cell>
          <table:table-cell table:formula="of:=IF([.H86]&lt;0;&quot;sperrt&quot;;IF([.I86]-[.J86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3.79999999999999">
            <text:p>3,80E+000</text:p>
          </table:table-cell>
          <table:table-cell table:style-name="ce2" office:value-type="float" office:value="5.371082">
            <text:p>5,37E+000</text:p>
          </table:table-cell>
          <table:table-cell table:style-name="ce2" office:value-type="float" office:value="3.096628">
            <text:p>3,10E+000</text:p>
          </table:table-cell>
          <table:table-cell table:number-columns-repeated="2"/>
          <table:table-cell table:formula="of:=IF([.M87]=&quot;act&quot;;[.I87];IF([.M87]=&quot;sat&quot;;[.K87];[.B$1]))" office:value-type="float" office:value="5.33980582524273">
            <text:p>5,3398058252</text:p>
          </table:table-cell>
          <table:table-cell table:formula="of:=IF([.M87]=&quot;act&quot;;[.J87];IF([.M87]=&quot;sat&quot;;[.L87];0))" office:value-type="float" office:value="3.12233009708737">
            <text:p>3,1223300971</text:p>
          </table:table-cell>
          <table:table-cell table:formula="of:=([.A87]-[.B$7])/[.D$1]" office:value-type="float" office:value="1.55339805825243">
            <text:p>1,5534</text:p>
          </table:table-cell>
          <table:table-cell table:formula="of:=[.B$1]-[.B$3]*[.H87]" office:value-type="float" office:value="5.33980582524273">
            <text:p>5,3398058252</text:p>
          </table:table-cell>
          <table:table-cell table:formula="of:=[.B$4]*[.H87]/[.D$6]" office:value-type="float" office:value="3.12233009708737">
            <text:p>3,1223300971</text:p>
          </table:table-cell>
          <table:table-cell table:style-name="ce5" table:formula="of:=[.L87]+[.B$8]" office:value-type="float" office:value="3.97857142857143">
            <text:p>3,98</text:p>
          </table:table-cell>
          <table:table-cell table:style-name="ce5" table:formula="of:=[.G$3]*([.A87]-[.B$7])+[.G$5]" office:value-type="float" office:value="3.87857142857143">
            <text:p>3,88</text:p>
          </table:table-cell>
          <table:table-cell table:formula="of:=IF([.H87]&lt;0;&quot;sperrt&quot;;IF([.I87]-[.J87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3.84999999999999">
            <text:p>3,85E+000</text:p>
          </table:table-cell>
          <table:table-cell table:style-name="ce2" office:value-type="float" office:value="5.298503">
            <text:p>5,30E+000</text:p>
          </table:table-cell>
          <table:table-cell table:style-name="ce2" office:value-type="float" office:value="3.145204">
            <text:p>3,15E+000</text:p>
          </table:table-cell>
          <table:table-cell table:number-columns-repeated="2"/>
          <table:table-cell table:formula="of:=IF([.M88]=&quot;act&quot;;[.I88];IF([.M88]=&quot;sat&quot;;[.K88];[.B$1]))" office:value-type="float" office:value="5.26699029126214">
            <text:p>5,2669902913</text:p>
          </table:table-cell>
          <table:table-cell table:formula="of:=IF([.M88]=&quot;act&quot;;[.J88];IF([.M88]=&quot;sat&quot;;[.L88];0))" office:value-type="float" office:value="3.17111650485436">
            <text:p>3,1711165049</text:p>
          </table:table-cell>
          <table:table-cell table:formula="of:=([.A88]-[.B$7])/[.D$1]" office:value-type="float" office:value="1.57766990291262">
            <text:p>1,5777</text:p>
          </table:table-cell>
          <table:table-cell table:formula="of:=[.B$1]-[.B$3]*[.H88]" office:value-type="float" office:value="5.26699029126214">
            <text:p>5,2669902913</text:p>
          </table:table-cell>
          <table:table-cell table:formula="of:=[.B$4]*[.H88]/[.D$6]" office:value-type="float" office:value="3.17111650485436">
            <text:p>3,1711165049</text:p>
          </table:table-cell>
          <table:table-cell table:style-name="ce5" table:formula="of:=[.L88]+[.B$8]" office:value-type="float" office:value="3.98392857142857">
            <text:p>3,98</text:p>
          </table:table-cell>
          <table:table-cell table:style-name="ce5" table:formula="of:=[.G$3]*([.A88]-[.B$7])+[.G$5]" office:value-type="float" office:value="3.88392857142857">
            <text:p>3,88</text:p>
          </table:table-cell>
          <table:table-cell table:formula="of:=IF([.H88]&lt;0;&quot;sperrt&quot;;IF([.I88]-[.J88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3.89999999999999">
            <text:p>3,90E+000</text:p>
          </table:table-cell>
          <table:table-cell table:style-name="ce2" office:value-type="float" office:value="5.225923">
            <text:p>5,23E+000</text:p>
          </table:table-cell>
          <table:table-cell table:style-name="ce2" office:value-type="float" office:value="3.193782">
            <text:p>3,19E+000</text:p>
          </table:table-cell>
          <table:table-cell table:number-columns-repeated="2"/>
          <table:table-cell table:formula="of:=IF([.M89]=&quot;act&quot;;[.I89];IF([.M89]=&quot;sat&quot;;[.K89];[.B$1]))" office:value-type="float" office:value="5.19417475728156">
            <text:p>5,1941747573</text:p>
          </table:table-cell>
          <table:table-cell table:formula="of:=IF([.M89]=&quot;act&quot;;[.J89];IF([.M89]=&quot;sat&quot;;[.L89];0))" office:value-type="float" office:value="3.21990291262135">
            <text:p>3,2199029126</text:p>
          </table:table-cell>
          <table:table-cell table:formula="of:=([.A89]-[.B$7])/[.D$1]" office:value-type="float" office:value="1.60194174757281">
            <text:p>1,6019</text:p>
          </table:table-cell>
          <table:table-cell table:formula="of:=[.B$1]-[.B$3]*[.H89]" office:value-type="float" office:value="5.19417475728156">
            <text:p>5,1941747573</text:p>
          </table:table-cell>
          <table:table-cell table:formula="of:=[.B$4]*[.H89]/[.D$6]" office:value-type="float" office:value="3.21990291262135">
            <text:p>3,2199029126</text:p>
          </table:table-cell>
          <table:table-cell table:style-name="ce5" table:formula="of:=[.L89]+[.B$8]" office:value-type="float" office:value="3.98928571428571">
            <text:p>3,99</text:p>
          </table:table-cell>
          <table:table-cell table:style-name="ce5" table:formula="of:=[.G$3]*([.A89]-[.B$7])+[.G$5]" office:value-type="float" office:value="3.88928571428571">
            <text:p>3,89</text:p>
          </table:table-cell>
          <table:table-cell table:formula="of:=IF([.H89]&lt;0;&quot;sperrt&quot;;IF([.I89]-[.J89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3.94999999999999">
            <text:p>3,95E+000</text:p>
          </table:table-cell>
          <table:table-cell table:style-name="ce2" office:value-type="float" office:value="5.153341">
            <text:p>5,15E+000</text:p>
          </table:table-cell>
          <table:table-cell table:style-name="ce2" office:value-type="float" office:value="3.242362">
            <text:p>3,24E+000</text:p>
          </table:table-cell>
          <table:table-cell table:number-columns-repeated="2"/>
          <table:table-cell table:formula="of:=IF([.M90]=&quot;act&quot;;[.I90];IF([.M90]=&quot;sat&quot;;[.K90];[.B$1]))" office:value-type="float" office:value="5.12135922330098">
            <text:p>5,1213592233</text:p>
          </table:table-cell>
          <table:table-cell table:formula="of:=IF([.M90]=&quot;act&quot;;[.J90];IF([.M90]=&quot;sat&quot;;[.L90];0))" office:value-type="float" office:value="3.26868932038834">
            <text:p>3,2686893204</text:p>
          </table:table-cell>
          <table:table-cell table:formula="of:=([.A90]-[.B$7])/[.D$1]" office:value-type="float" office:value="1.62621359223301">
            <text:p>1,6262</text:p>
          </table:table-cell>
          <table:table-cell table:formula="of:=[.B$1]-[.B$3]*[.H90]" office:value-type="float" office:value="5.12135922330098">
            <text:p>5,1213592233</text:p>
          </table:table-cell>
          <table:table-cell table:formula="of:=[.B$4]*[.H90]/[.D$6]" office:value-type="float" office:value="3.26868932038834">
            <text:p>3,2686893204</text:p>
          </table:table-cell>
          <table:table-cell table:style-name="ce5" table:formula="of:=[.L90]+[.B$8]" office:value-type="float" office:value="3.99464285714286">
            <text:p>3,99</text:p>
          </table:table-cell>
          <table:table-cell table:style-name="ce5" table:formula="of:=[.G$3]*([.A90]-[.B$7])+[.G$5]" office:value-type="float" office:value="3.89464285714286">
            <text:p>3,89</text:p>
          </table:table-cell>
          <table:table-cell table:formula="of:=IF([.H90]&lt;0;&quot;sperrt&quot;;IF([.I90]-[.J90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4">
            <text:p>4,00E+000</text:p>
          </table:table-cell>
          <table:table-cell table:style-name="ce2" office:value-type="float" office:value="5.080758">
            <text:p>5,08E+000</text:p>
          </table:table-cell>
          <table:table-cell table:style-name="ce2" office:value-type="float" office:value="3.290943">
            <text:p>3,29E+000</text:p>
          </table:table-cell>
          <table:table-cell table:number-columns-repeated="2"/>
          <table:table-cell table:formula="of:=IF([.M91]=&quot;act&quot;;[.I91];IF([.M91]=&quot;sat&quot;;[.K91];[.B$1]))" office:value-type="float" office:value="5.0485436893204">
            <text:p>5,0485436893</text:p>
          </table:table-cell>
          <table:table-cell table:formula="of:=IF([.M91]=&quot;act&quot;;[.J91];IF([.M91]=&quot;sat&quot;;[.L91];0))" office:value-type="float" office:value="3.31747572815533">
            <text:p>3,3174757282</text:p>
          </table:table-cell>
          <table:table-cell table:formula="of:=([.A91]-[.B$7])/[.D$1]" office:value-type="float" office:value="1.6504854368932">
            <text:p>1,6505</text:p>
          </table:table-cell>
          <table:table-cell table:formula="of:=[.B$1]-[.B$3]*[.H91]" office:value-type="float" office:value="5.0485436893204">
            <text:p>5,0485436893</text:p>
          </table:table-cell>
          <table:table-cell table:formula="of:=[.B$4]*[.H91]/[.D$6]" office:value-type="float" office:value="3.31747572815533">
            <text:p>3,3174757282</text:p>
          </table:table-cell>
          <table:table-cell table:style-name="ce5" table:formula="of:=[.L91]+[.B$8]" office:value-type="float" office:value="4">
            <text:p>4,00</text:p>
          </table:table-cell>
          <table:table-cell table:style-name="ce5" table:formula="of:=[.G$3]*([.A91]-[.B$7])+[.G$5]" office:value-type="float" office:value="3.9">
            <text:p>3,90</text:p>
          </table:table-cell>
          <table:table-cell table:formula="of:=IF([.H91]&lt;0;&quot;sperrt&quot;;IF([.I91]-[.J91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4.04999999999999">
            <text:p>4,05E+000</text:p>
          </table:table-cell>
          <table:table-cell table:style-name="ce2" office:value-type="float" office:value="5.008174">
            <text:p>5,01E+000</text:p>
          </table:table-cell>
          <table:table-cell table:style-name="ce2" office:value-type="float" office:value="3.339526">
            <text:p>3,34E+000</text:p>
          </table:table-cell>
          <table:table-cell table:number-columns-repeated="2"/>
          <table:table-cell table:formula="of:=IF([.M92]=&quot;act&quot;;[.I92];IF([.M92]=&quot;sat&quot;;[.K92];[.B$1]))" office:value-type="float" office:value="4.97572815533981">
            <text:p>4,9757281553</text:p>
          </table:table-cell>
          <table:table-cell table:formula="of:=IF([.M92]=&quot;act&quot;;[.J92];IF([.M92]=&quot;sat&quot;;[.L92];0))" office:value-type="float" office:value="3.36626213592232">
            <text:p>3,3662621359</text:p>
          </table:table-cell>
          <table:table-cell table:formula="of:=([.A92]-[.B$7])/[.D$1]" office:value-type="float" office:value="1.6747572815534">
            <text:p>1,6748</text:p>
          </table:table-cell>
          <table:table-cell table:formula="of:=[.B$1]-[.B$3]*[.H92]" office:value-type="float" office:value="4.97572815533981">
            <text:p>4,9757281553</text:p>
          </table:table-cell>
          <table:table-cell table:formula="of:=[.B$4]*[.H92]/[.D$6]" office:value-type="float" office:value="3.36626213592232">
            <text:p>3,3662621359</text:p>
          </table:table-cell>
          <table:table-cell table:style-name="ce5" table:formula="of:=[.L92]+[.B$8]" office:value-type="float" office:value="4.00535714285714">
            <text:p>4,01</text:p>
          </table:table-cell>
          <table:table-cell table:style-name="ce5" table:formula="of:=[.G$3]*([.A92]-[.B$7])+[.G$5]" office:value-type="float" office:value="3.90535714285714">
            <text:p>3,91</text:p>
          </table:table-cell>
          <table:table-cell table:formula="of:=IF([.H92]&lt;0;&quot;sperrt&quot;;IF([.I92]-[.J92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4.09999999999999">
            <text:p>4,10E+000</text:p>
          </table:table-cell>
          <table:table-cell table:style-name="ce2" office:value-type="float" office:value="4.935589">
            <text:p>4,94E+000</text:p>
          </table:table-cell>
          <table:table-cell table:style-name="ce2" office:value-type="float" office:value="3.38811">
            <text:p>3,39E+000</text:p>
          </table:table-cell>
          <table:table-cell table:number-columns-repeated="2"/>
          <table:table-cell table:formula="of:=IF([.M93]=&quot;act&quot;;[.I93];IF([.M93]=&quot;sat&quot;;[.K93];[.B$1]))" office:value-type="float" office:value="4.90291262135923">
            <text:p>4,9029126214</text:p>
          </table:table-cell>
          <table:table-cell table:formula="of:=IF([.M93]=&quot;act&quot;;[.J93];IF([.M93]=&quot;sat&quot;;[.L93];0))" office:value-type="float" office:value="3.41504854368931">
            <text:p>3,4150485437</text:p>
          </table:table-cell>
          <table:table-cell table:formula="of:=([.A93]-[.B$7])/[.D$1]" office:value-type="float" office:value="1.69902912621359">
            <text:p>1,6990</text:p>
          </table:table-cell>
          <table:table-cell table:formula="of:=[.B$1]-[.B$3]*[.H93]" office:value-type="float" office:value="4.90291262135923">
            <text:p>4,9029126214</text:p>
          </table:table-cell>
          <table:table-cell table:formula="of:=[.B$4]*[.H93]/[.D$6]" office:value-type="float" office:value="3.41504854368931">
            <text:p>3,4150485437</text:p>
          </table:table-cell>
          <table:table-cell table:style-name="ce5" table:formula="of:=[.L93]+[.B$8]" office:value-type="float" office:value="4.01071428571429">
            <text:p>4,01</text:p>
          </table:table-cell>
          <table:table-cell table:style-name="ce5" table:formula="of:=[.G$3]*([.A93]-[.B$7])+[.G$5]" office:value-type="float" office:value="3.91071428571429">
            <text:p>3,91</text:p>
          </table:table-cell>
          <table:table-cell table:formula="of:=IF([.H93]&lt;0;&quot;sperrt&quot;;IF([.I93]-[.J93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4.14999999999999">
            <text:p>4,15E+000</text:p>
          </table:table-cell>
          <table:table-cell table:style-name="ce2" office:value-type="float" office:value="4.863005">
            <text:p>4,86E+000</text:p>
          </table:table-cell>
          <table:table-cell table:style-name="ce2" office:value-type="float" office:value="3.436695">
            <text:p>3,44E+000</text:p>
          </table:table-cell>
          <table:table-cell table:number-columns-repeated="2"/>
          <table:table-cell table:formula="of:=IF([.M94]=&quot;act&quot;;[.I94];IF([.M94]=&quot;sat&quot;;[.K94];[.B$1]))" office:value-type="float" office:value="4.83009708737865">
            <text:p>4,8300970874</text:p>
          </table:table-cell>
          <table:table-cell table:formula="of:=IF([.M94]=&quot;act&quot;;[.J94];IF([.M94]=&quot;sat&quot;;[.L94];0))" office:value-type="float" office:value="3.4638349514563">
            <text:p>3,4638349515</text:p>
          </table:table-cell>
          <table:table-cell table:formula="of:=([.A94]-[.B$7])/[.D$1]" office:value-type="float" office:value="1.72330097087378">
            <text:p>1,7233</text:p>
          </table:table-cell>
          <table:table-cell table:formula="of:=[.B$1]-[.B$3]*[.H94]" office:value-type="float" office:value="4.83009708737865">
            <text:p>4,8300970874</text:p>
          </table:table-cell>
          <table:table-cell table:formula="of:=[.B$4]*[.H94]/[.D$6]" office:value-type="float" office:value="3.4638349514563">
            <text:p>3,4638349515</text:p>
          </table:table-cell>
          <table:table-cell table:style-name="ce5" table:formula="of:=[.L94]+[.B$8]" office:value-type="float" office:value="4.01607142857143">
            <text:p>4,02</text:p>
          </table:table-cell>
          <table:table-cell table:style-name="ce5" table:formula="of:=[.G$3]*([.A94]-[.B$7])+[.G$5]" office:value-type="float" office:value="3.91607142857143">
            <text:p>3,92</text:p>
          </table:table-cell>
          <table:table-cell table:formula="of:=IF([.H94]&lt;0;&quot;sperrt&quot;;IF([.I94]-[.J94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4.19999999999999">
            <text:p>4,20E+000</text:p>
          </table:table-cell>
          <table:table-cell table:style-name="ce2" office:value-type="float" office:value="4.79042">
            <text:p>4,79E+000</text:p>
          </table:table-cell>
          <table:table-cell table:style-name="ce2" office:value-type="float" office:value="3.485281">
            <text:p>3,49E+000</text:p>
          </table:table-cell>
          <table:table-cell table:number-columns-repeated="2"/>
          <table:table-cell table:formula="of:=IF([.M95]=&quot;act&quot;;[.I95];IF([.M95]=&quot;sat&quot;;[.K95];[.B$1]))" office:value-type="float" office:value="4.75728155339807">
            <text:p>4,7572815534</text:p>
          </table:table-cell>
          <table:table-cell table:formula="of:=IF([.M95]=&quot;act&quot;;[.J95];IF([.M95]=&quot;sat&quot;;[.L95];0))" office:value-type="float" office:value="3.51262135922329">
            <text:p>3,5126213592</text:p>
          </table:table-cell>
          <table:table-cell table:formula="of:=([.A95]-[.B$7])/[.D$1]" office:value-type="float" office:value="1.74757281553398">
            <text:p>1,7476</text:p>
          </table:table-cell>
          <table:table-cell table:formula="of:=[.B$1]-[.B$3]*[.H95]" office:value-type="float" office:value="4.75728155339807">
            <text:p>4,7572815534</text:p>
          </table:table-cell>
          <table:table-cell table:formula="of:=[.B$4]*[.H95]/[.D$6]" office:value-type="float" office:value="3.51262135922329">
            <text:p>3,5126213592</text:p>
          </table:table-cell>
          <table:table-cell table:style-name="ce5" table:formula="of:=[.L95]+[.B$8]" office:value-type="float" office:value="4.02142857142857">
            <text:p>4,02</text:p>
          </table:table-cell>
          <table:table-cell table:style-name="ce5" table:formula="of:=[.G$3]*([.A95]-[.B$7])+[.G$5]" office:value-type="float" office:value="3.92142857142857">
            <text:p>3,92</text:p>
          </table:table-cell>
          <table:table-cell table:formula="of:=IF([.H95]&lt;0;&quot;sperrt&quot;;IF([.I95]-[.J95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4.24999999999999">
            <text:p>4,25E+000</text:p>
          </table:table-cell>
          <table:table-cell table:style-name="ce2" office:value-type="float" office:value="4.717834">
            <text:p>4,72E+000</text:p>
          </table:table-cell>
          <table:table-cell table:style-name="ce2" office:value-type="float" office:value="3.533868">
            <text:p>3,53E+000</text:p>
          </table:table-cell>
          <table:table-cell table:number-columns-repeated="2"/>
          <table:table-cell table:formula="of:=IF([.M96]=&quot;act&quot;;[.I96];IF([.M96]=&quot;sat&quot;;[.K96];[.B$1]))" office:value-type="float" office:value="4.68446601941749">
            <text:p>4,6844660194</text:p>
          </table:table-cell>
          <table:table-cell table:formula="of:=IF([.M96]=&quot;act&quot;;[.J96];IF([.M96]=&quot;sat&quot;;[.L96];0))" office:value-type="float" office:value="3.56140776699028">
            <text:p>3,561407767</text:p>
          </table:table-cell>
          <table:table-cell table:formula="of:=([.A96]-[.B$7])/[.D$1]" office:value-type="float" office:value="1.77184466019417">
            <text:p>1,7718</text:p>
          </table:table-cell>
          <table:table-cell table:formula="of:=[.B$1]-[.B$3]*[.H96]" office:value-type="float" office:value="4.68446601941749">
            <text:p>4,6844660194</text:p>
          </table:table-cell>
          <table:table-cell table:formula="of:=[.B$4]*[.H96]/[.D$6]" office:value-type="float" office:value="3.56140776699028">
            <text:p>3,561407767</text:p>
          </table:table-cell>
          <table:table-cell table:style-name="ce5" table:formula="of:=[.L96]+[.B$8]" office:value-type="float" office:value="4.02678571428571">
            <text:p>4,03</text:p>
          </table:table-cell>
          <table:table-cell table:style-name="ce5" table:formula="of:=[.G$3]*([.A96]-[.B$7])+[.G$5]" office:value-type="float" office:value="3.92678571428571">
            <text:p>3,93</text:p>
          </table:table-cell>
          <table:table-cell table:formula="of:=IF([.H96]&lt;0;&quot;sperrt&quot;;IF([.I96]-[.J96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4.29999999999999">
            <text:p>4,30E+000</text:p>
          </table:table-cell>
          <table:table-cell table:style-name="ce2" office:value-type="float" office:value="4.64525">
            <text:p>4,65E+000</text:p>
          </table:table-cell>
          <table:table-cell table:style-name="ce2" office:value-type="float" office:value="3.582455">
            <text:p>3,58E+000</text:p>
          </table:table-cell>
          <table:table-cell table:number-columns-repeated="2"/>
          <table:table-cell table:formula="of:=IF([.M97]=&quot;act&quot;;[.I97];IF([.M97]=&quot;sat&quot;;[.K97];[.B$1]))" office:value-type="float" office:value="4.6116504854369">
            <text:p>4,6116504854</text:p>
          </table:table-cell>
          <table:table-cell table:formula="of:=IF([.M97]=&quot;act&quot;;[.J97];IF([.M97]=&quot;sat&quot;;[.L97];0))" office:value-type="float" office:value="3.61019417475727">
            <text:p>3,6101941748</text:p>
          </table:table-cell>
          <table:table-cell table:formula="of:=([.A97]-[.B$7])/[.D$1]" office:value-type="float" office:value="1.79611650485437">
            <text:p>1,7961</text:p>
          </table:table-cell>
          <table:table-cell table:formula="of:=[.B$1]-[.B$3]*[.H97]" office:value-type="float" office:value="4.6116504854369">
            <text:p>4,6116504854</text:p>
          </table:table-cell>
          <table:table-cell table:formula="of:=[.B$4]*[.H97]/[.D$6]" office:value-type="float" office:value="3.61019417475727">
            <text:p>3,6101941748</text:p>
          </table:table-cell>
          <table:table-cell table:style-name="ce5" table:formula="of:=[.L97]+[.B$8]" office:value-type="float" office:value="4.03214285714286">
            <text:p>4,03</text:p>
          </table:table-cell>
          <table:table-cell table:style-name="ce5" table:formula="of:=[.G$3]*([.A97]-[.B$7])+[.G$5]" office:value-type="float" office:value="3.93214285714286">
            <text:p>3,93</text:p>
          </table:table-cell>
          <table:table-cell table:formula="of:=IF([.H97]&lt;0;&quot;sperrt&quot;;IF([.I97]-[.J97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4.34999999999999">
            <text:p>4,35E+000</text:p>
          </table:table-cell>
          <table:table-cell table:style-name="ce2" office:value-type="float" office:value="4.572667">
            <text:p>4,57E+000</text:p>
          </table:table-cell>
          <table:table-cell table:style-name="ce2" office:value-type="float" office:value="3.631043">
            <text:p>3,63E+000</text:p>
          </table:table-cell>
          <table:table-cell table:number-columns-repeated="2"/>
          <table:table-cell table:formula="of:=IF([.M98]=&quot;act&quot;;[.I98];IF([.M98]=&quot;sat&quot;;[.K98];[.B$1]))" office:value-type="float" office:value="4.53883495145632">
            <text:p>4,5388349515</text:p>
          </table:table-cell>
          <table:table-cell table:formula="of:=IF([.M98]=&quot;act&quot;;[.J98];IF([.M98]=&quot;sat&quot;;[.L98];0))" office:value-type="float" office:value="3.65898058252427">
            <text:p>3,6589805825</text:p>
          </table:table-cell>
          <table:table-cell table:formula="of:=([.A98]-[.B$7])/[.D$1]" office:value-type="float" office:value="1.82038834951456">
            <text:p>1,8204</text:p>
          </table:table-cell>
          <table:table-cell table:formula="of:=[.B$1]-[.B$3]*[.H98]" office:value-type="float" office:value="4.53883495145632">
            <text:p>4,5388349515</text:p>
          </table:table-cell>
          <table:table-cell table:formula="of:=[.B$4]*[.H98]/[.D$6]" office:value-type="float" office:value="3.65898058252427">
            <text:p>3,6589805825</text:p>
          </table:table-cell>
          <table:table-cell table:style-name="ce5" table:formula="of:=[.L98]+[.B$8]" office:value-type="float" office:value="4.0375">
            <text:p>4,04</text:p>
          </table:table-cell>
          <table:table-cell table:style-name="ce5" table:formula="of:=[.G$3]*([.A98]-[.B$7])+[.G$5]" office:value-type="float" office:value="3.9375">
            <text:p>3,94</text:p>
          </table:table-cell>
          <table:table-cell table:formula="of:=IF([.H98]&lt;0;&quot;sperrt&quot;;IF([.I98]-[.J98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4.39999999999999">
            <text:p>4,40E+000</text:p>
          </table:table-cell>
          <table:table-cell table:style-name="ce2" office:value-type="float" office:value="4.500083">
            <text:p>4,50E+000</text:p>
          </table:table-cell>
          <table:table-cell table:style-name="ce2" office:value-type="float" office:value="3.679631">
            <text:p>3,68E+000</text:p>
          </table:table-cell>
          <table:table-cell table:number-columns-repeated="2"/>
          <table:table-cell table:formula="of:=IF([.M99]=&quot;act&quot;;[.I99];IF([.M99]=&quot;sat&quot;;[.K99];[.B$1]))" office:value-type="float" office:value="4.46601941747574">
            <text:p>4,4660194175</text:p>
          </table:table-cell>
          <table:table-cell table:formula="of:=IF([.M99]=&quot;act&quot;;[.J99];IF([.M99]=&quot;sat&quot;;[.L99];0))" office:value-type="float" office:value="3.70776699029126">
            <text:p>3,7077669903</text:p>
          </table:table-cell>
          <table:table-cell table:formula="of:=([.A99]-[.B$7])/[.D$1]" office:value-type="float" office:value="1.84466019417475">
            <text:p>1,8447</text:p>
          </table:table-cell>
          <table:table-cell table:formula="of:=[.B$1]-[.B$3]*[.H99]" office:value-type="float" office:value="4.46601941747574">
            <text:p>4,4660194175</text:p>
          </table:table-cell>
          <table:table-cell table:formula="of:=[.B$4]*[.H99]/[.D$6]" office:value-type="float" office:value="3.70776699029126">
            <text:p>3,7077669903</text:p>
          </table:table-cell>
          <table:table-cell table:style-name="ce5" table:formula="of:=[.L99]+[.B$8]" office:value-type="float" office:value="4.04285714285714">
            <text:p>4,04</text:p>
          </table:table-cell>
          <table:table-cell table:style-name="ce5" table:formula="of:=[.G$3]*([.A99]-[.B$7])+[.G$5]" office:value-type="float" office:value="3.94285714285714">
            <text:p>3,94</text:p>
          </table:table-cell>
          <table:table-cell table:formula="of:=IF([.H99]&lt;0;&quot;sperrt&quot;;IF([.I99]-[.J99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4.44999999999999">
            <text:p>4,45E+000</text:p>
          </table:table-cell>
          <table:table-cell table:style-name="ce2" office:value-type="float" office:value="4.427502">
            <text:p>4,43E+000</text:p>
          </table:table-cell>
          <table:table-cell table:style-name="ce2" office:value-type="float" office:value="3.728219">
            <text:p>3,73E+000</text:p>
          </table:table-cell>
          <table:table-cell table:number-columns-repeated="2"/>
          <table:table-cell table:formula="of:=IF([.M100]=&quot;act&quot;;[.I100];IF([.M100]=&quot;sat&quot;;[.K100];[.B$1]))" office:value-type="float" office:value="4.39320388349516">
            <text:p>4,3932038835</text:p>
          </table:table-cell>
          <table:table-cell table:formula="of:=IF([.M100]=&quot;act&quot;;[.J100];IF([.M100]=&quot;sat&quot;;[.L100];0))" office:value-type="float" office:value="3.75655339805825">
            <text:p>3,7565533981</text:p>
          </table:table-cell>
          <table:table-cell table:formula="of:=([.A100]-[.B$7])/[.D$1]" office:value-type="float" office:value="1.86893203883495">
            <text:p>1,8689</text:p>
          </table:table-cell>
          <table:table-cell table:formula="of:=[.B$1]-[.B$3]*[.H100]" office:value-type="float" office:value="4.39320388349516">
            <text:p>4,3932038835</text:p>
          </table:table-cell>
          <table:table-cell table:formula="of:=[.B$4]*[.H100]/[.D$6]" office:value-type="float" office:value="3.75655339805825">
            <text:p>3,7565533981</text:p>
          </table:table-cell>
          <table:table-cell table:style-name="ce5" table:formula="of:=[.L100]+[.B$8]" office:value-type="float" office:value="4.04821428571429">
            <text:p>4,05</text:p>
          </table:table-cell>
          <table:table-cell table:style-name="ce5" table:formula="of:=[.G$3]*([.A100]-[.B$7])+[.G$5]" office:value-type="float" office:value="3.94821428571429">
            <text:p>3,95</text:p>
          </table:table-cell>
          <table:table-cell table:formula="of:=IF([.H100]&lt;0;&quot;sperrt&quot;;IF([.I100]-[.J100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4.49999999999999">
            <text:p>4,50E+000</text:p>
          </table:table-cell>
          <table:table-cell table:style-name="ce2" office:value-type="float" office:value="4.354921">
            <text:p>4,35E+000</text:p>
          </table:table-cell>
          <table:table-cell table:style-name="ce2" office:value-type="float" office:value="3.776807">
            <text:p>3,78E+000</text:p>
          </table:table-cell>
          <table:table-cell table:number-columns-repeated="2"/>
          <table:table-cell table:formula="of:=IF([.M101]=&quot;act&quot;;[.I101];IF([.M101]=&quot;sat&quot;;[.K101];[.B$1]))" office:value-type="float" office:value="4.32038834951457">
            <text:p>4,3203883495</text:p>
          </table:table-cell>
          <table:table-cell table:formula="of:=IF([.M101]=&quot;act&quot;;[.J101];IF([.M101]=&quot;sat&quot;;[.L101];0))" office:value-type="float" office:value="3.80533980582524">
            <text:p>3,8053398058</text:p>
          </table:table-cell>
          <table:table-cell table:formula="of:=([.A101]-[.B$7])/[.D$1]" office:value-type="float" office:value="1.89320388349514">
            <text:p>1,8932</text:p>
          </table:table-cell>
          <table:table-cell table:formula="of:=[.B$1]-[.B$3]*[.H101]" office:value-type="float" office:value="4.32038834951457">
            <text:p>4,3203883495</text:p>
          </table:table-cell>
          <table:table-cell table:formula="of:=[.B$4]*[.H101]/[.D$6]" office:value-type="float" office:value="3.80533980582524">
            <text:p>3,8053398058</text:p>
          </table:table-cell>
          <table:table-cell table:style-name="ce5" table:formula="of:=[.L101]+[.B$8]" office:value-type="float" office:value="4.05357142857143">
            <text:p>4,05</text:p>
          </table:table-cell>
          <table:table-cell table:style-name="ce5" table:formula="of:=[.G$3]*([.A101]-[.B$7])+[.G$5]" office:value-type="float" office:value="3.95357142857143">
            <text:p>3,95</text:p>
          </table:table-cell>
          <table:table-cell table:formula="of:=IF([.H101]&lt;0;&quot;sperrt&quot;;IF([.I101]-[.J101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4.54999999999999">
            <text:p>4,55E+000</text:p>
          </table:table-cell>
          <table:table-cell table:style-name="ce2" office:value-type="float" office:value="4.282343">
            <text:p>4,28E+000</text:p>
          </table:table-cell>
          <table:table-cell table:style-name="ce2" office:value-type="float" office:value="3.825394">
            <text:p>3,83E+000</text:p>
          </table:table-cell>
          <table:table-cell table:number-columns-repeated="2"/>
          <table:table-cell table:formula="of:=IF([.M102]=&quot;act&quot;;[.I102];IF([.M102]=&quot;sat&quot;;[.K102];[.B$1]))" office:value-type="float" office:value="4.24757281553399">
            <text:p>4,2475728155</text:p>
          </table:table-cell>
          <table:table-cell table:formula="of:=IF([.M102]=&quot;act&quot;;[.J102];IF([.M102]=&quot;sat&quot;;[.L102];0))" office:value-type="float" office:value="3.85412621359223">
            <text:p>3,8541262136</text:p>
          </table:table-cell>
          <table:table-cell table:formula="of:=([.A102]-[.B$7])/[.D$1]" office:value-type="float" office:value="1.91747572815534">
            <text:p>1,9175</text:p>
          </table:table-cell>
          <table:table-cell table:formula="of:=[.B$1]-[.B$3]*[.H102]" office:value-type="float" office:value="4.24757281553399">
            <text:p>4,2475728155</text:p>
          </table:table-cell>
          <table:table-cell table:formula="of:=[.B$4]*[.H102]/[.D$6]" office:value-type="float" office:value="3.85412621359223">
            <text:p>3,8541262136</text:p>
          </table:table-cell>
          <table:table-cell table:style-name="ce5" table:formula="of:=[.L102]+[.B$8]" office:value-type="float" office:value="4.05892857142857">
            <text:p>4,06</text:p>
          </table:table-cell>
          <table:table-cell table:style-name="ce5" table:formula="of:=[.G$3]*([.A102]-[.B$7])+[.G$5]" office:value-type="float" office:value="3.95892857142857">
            <text:p>3,96</text:p>
          </table:table-cell>
          <table:table-cell table:formula="of:=IF([.H102]&lt;0;&quot;sperrt&quot;;IF([.I102]-[.J102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4.59999999999999">
            <text:p>4,60E+000</text:p>
          </table:table-cell>
          <table:table-cell table:style-name="ce2" office:value-type="float" office:value="4.209804">
            <text:p>4,21E+000</text:p>
          </table:table-cell>
          <table:table-cell table:style-name="ce2" office:value-type="float" office:value="3.873961">
            <text:p>3,87E+000</text:p>
          </table:table-cell>
          <table:table-cell table:number-columns-repeated="2"/>
          <table:table-cell table:formula="of:=IF([.M103]=&quot;act&quot;;[.I103];IF([.M103]=&quot;sat&quot;;[.K103];[.B$1]))" office:value-type="float" office:value="4.17475728155341">
            <text:p>4,1747572816</text:p>
          </table:table-cell>
          <table:table-cell table:formula="of:=IF([.M103]=&quot;act&quot;;[.J103];IF([.M103]=&quot;sat&quot;;[.L103];0))" office:value-type="float" office:value="3.90291262135922">
            <text:p>3,9029126214</text:p>
          </table:table-cell>
          <table:table-cell table:formula="of:=([.A103]-[.B$7])/[.D$1]" office:value-type="float" office:value="1.94174757281553">
            <text:p>1,9417</text:p>
          </table:table-cell>
          <table:table-cell table:formula="of:=[.B$1]-[.B$3]*[.H103]" office:value-type="float" office:value="4.17475728155341">
            <text:p>4,1747572816</text:p>
          </table:table-cell>
          <table:table-cell table:formula="of:=[.B$4]*[.H103]/[.D$6]" office:value-type="float" office:value="3.90291262135922">
            <text:p>3,9029126214</text:p>
          </table:table-cell>
          <table:table-cell table:style-name="ce5" table:formula="of:=[.L103]+[.B$8]" office:value-type="float" office:value="4.06428571428571">
            <text:p>4,06</text:p>
          </table:table-cell>
          <table:table-cell table:style-name="ce5" table:formula="of:=[.G$3]*([.A103]-[.B$7])+[.G$5]" office:value-type="float" office:value="3.96428571428571">
            <text:p>3,96</text:p>
          </table:table-cell>
          <table:table-cell table:formula="of:=IF([.H103]&lt;0;&quot;sperrt&quot;;IF([.I103]-[.J103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4.64999999999999">
            <text:p>4,65E+000</text:p>
          </table:table-cell>
          <table:table-cell table:style-name="ce2" office:value-type="float" office:value="4.139447">
            <text:p>4,14E+000</text:p>
          </table:table-cell>
          <table:table-cell table:style-name="ce2" office:value-type="float" office:value="3.921317">
            <text:p>3,92E+000</text:p>
          </table:table-cell>
          <table:table-cell table:number-columns-repeated="2"/>
          <table:table-cell table:formula="of:=IF([.M104]=&quot;act&quot;;[.I104];IF([.M104]=&quot;sat&quot;;[.K104];[.B$1]))" office:value-type="float" office:value="4.10194174757283">
            <text:p>4,1019417476</text:p>
          </table:table-cell>
          <table:table-cell table:formula="of:=IF([.M104]=&quot;act&quot;;[.J104];IF([.M104]=&quot;sat&quot;;[.L104];0))" office:value-type="float" office:value="3.95169902912621">
            <text:p>3,9516990291</text:p>
          </table:table-cell>
          <table:table-cell table:formula="of:=([.A104]-[.B$7])/[.D$1]" office:value-type="float" office:value="1.96601941747572">
            <text:p>1,9660</text:p>
          </table:table-cell>
          <table:table-cell table:formula="of:=[.B$1]-[.B$3]*[.H104]" office:value-type="float" office:value="4.10194174757283">
            <text:p>4,1019417476</text:p>
          </table:table-cell>
          <table:table-cell table:formula="of:=[.B$4]*[.H104]/[.D$6]" office:value-type="float" office:value="3.95169902912621">
            <text:p>3,9516990291</text:p>
          </table:table-cell>
          <table:table-cell table:style-name="ce5" table:formula="of:=[.L104]+[.B$8]" office:value-type="float" office:value="4.06964285714286">
            <text:p>4,07</text:p>
          </table:table-cell>
          <table:table-cell table:style-name="ce5" table:formula="of:=[.G$3]*([.A104]-[.B$7])+[.G$5]" office:value-type="float" office:value="3.96964285714286">
            <text:p>3,97</text:p>
          </table:table-cell>
          <table:table-cell table:formula="of:=IF([.H104]&lt;0;&quot;sperrt&quot;;IF([.I104]-[.J104]&lt;[.B$8];&quot;sat&quot;;&quot;act&quot;))" office:value-type="string" office:string-value="act">
            <text:p>act</text:p>
          </table:table-cell>
        </table:table-row>
        <table:table-row table:style-name="ro1">
          <table:table-cell table:style-name="ce2" office:value-type="float" office:value="4.69999999999999">
            <text:p>4,70E+000</text:p>
          </table:table-cell>
          <table:table-cell table:style-name="ce2" office:value-type="float" office:value="4.097023">
            <text:p>4,10E+000</text:p>
          </table:table-cell>
          <table:table-cell table:style-name="ce2" office:value-type="float" office:value="3.953156">
            <text:p>3,95E+000</text:p>
          </table:table-cell>
          <table:table-cell table:number-columns-repeated="2"/>
          <table:table-cell table:formula="of:=IF([.M105]=&quot;act&quot;;[.I105];IF([.M105]=&quot;sat&quot;;[.K105];[.B$1]))" office:value-type="float" office:value="4.075">
            <text:p>4,075</text:p>
          </table:table-cell>
          <table:table-cell table:formula="of:=IF([.M105]=&quot;act&quot;;[.J105];IF([.M105]=&quot;sat&quot;;[.L105];0))" office:value-type="float" office:value="3.975">
            <text:p>3,975</text:p>
          </table:table-cell>
          <table:table-cell table:formula="of:=([.A105]-[.B$7])/[.D$1]" office:value-type="float" office:value="1.99029126213592">
            <text:p>1,9903</text:p>
          </table:table-cell>
          <table:table-cell table:formula="of:=[.B$1]-[.B$3]*[.H105]" office:value-type="float" office:value="4.02912621359225">
            <text:p>4,0291262136</text:p>
          </table:table-cell>
          <table:table-cell table:formula="of:=[.B$4]*[.H105]/[.D$6]" office:value-type="float" office:value="4.0004854368932">
            <text:p>4,0004854369</text:p>
          </table:table-cell>
          <table:table-cell table:style-name="ce5" table:formula="of:=[.L105]+[.B$8]" office:value-type="float" office:value="4.075">
            <text:p>4,08</text:p>
          </table:table-cell>
          <table:table-cell table:style-name="ce5" table:formula="of:=[.G$3]*([.A105]-[.B$7])+[.G$5]" office:value-type="float" office:value="3.975">
            <text:p>3,98</text:p>
          </table:table-cell>
          <table:table-cell table:formula="of:=IF([.H105]&lt;0;&quot;sperrt&quot;;IF([.I105]-[.J105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4.74999999999999">
            <text:p>4,75E+000</text:p>
          </table:table-cell>
          <table:table-cell table:style-name="ce2" office:value-type="float" office:value="4.084332">
            <text:p>4,08E+000</text:p>
          </table:table-cell>
          <table:table-cell table:style-name="ce2" office:value-type="float" office:value="3.968477">
            <text:p>3,97E+000</text:p>
          </table:table-cell>
          <table:table-cell table:number-columns-repeated="2"/>
          <table:table-cell table:formula="of:=IF([.M106]=&quot;act&quot;;[.I106];IF([.M106]=&quot;sat&quot;;[.K106];[.B$1]))" office:value-type="float" office:value="4.08035714285714">
            <text:p>4,0803571429</text:p>
          </table:table-cell>
          <table:table-cell table:formula="of:=IF([.M106]=&quot;act&quot;;[.J106];IF([.M106]=&quot;sat&quot;;[.L106];0))" office:value-type="float" office:value="3.98035714285714">
            <text:p>3,9803571429</text:p>
          </table:table-cell>
          <table:table-cell table:formula="of:=([.A106]-[.B$7])/[.D$1]" office:value-type="float" office:value="2.01456310679611">
            <text:p>2,0146</text:p>
          </table:table-cell>
          <table:table-cell table:formula="of:=[.B$1]-[.B$3]*[.H106]" office:value-type="float" office:value="3.95631067961166">
            <text:p>3,9563106796</text:p>
          </table:table-cell>
          <table:table-cell table:formula="of:=[.B$4]*[.H106]/[.D$6]" office:value-type="float" office:value="4.04927184466019">
            <text:p>4,0492718447</text:p>
          </table:table-cell>
          <table:table-cell table:style-name="ce5" table:formula="of:=[.L106]+[.B$8]" office:value-type="float" office:value="4.08035714285714">
            <text:p>4,08</text:p>
          </table:table-cell>
          <table:table-cell table:style-name="ce5" table:formula="of:=[.G$3]*([.A106]-[.B$7])+[.G$5]" office:value-type="float" office:value="3.98035714285714">
            <text:p>3,98</text:p>
          </table:table-cell>
          <table:table-cell table:formula="of:=IF([.H106]&lt;0;&quot;sperrt&quot;;IF([.I106]-[.J106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4.79999999999999">
            <text:p>4,80E+000</text:p>
          </table:table-cell>
          <table:table-cell table:style-name="ce2" office:value-type="float" office:value="4.080092">
            <text:p>4,08E+000</text:p>
          </table:table-cell>
          <table:table-cell table:style-name="ce2" office:value-type="float" office:value="3.979103">
            <text:p>3,98E+000</text:p>
          </table:table-cell>
          <table:table-cell table:number-columns-repeated="2"/>
          <table:table-cell table:formula="of:=IF([.M107]=&quot;act&quot;;[.I107];IF([.M107]=&quot;sat&quot;;[.K107];[.B$1]))" office:value-type="float" office:value="4.08571428571428">
            <text:p>4,0857142857</text:p>
          </table:table-cell>
          <table:table-cell table:formula="of:=IF([.M107]=&quot;act&quot;;[.J107];IF([.M107]=&quot;sat&quot;;[.L107];0))" office:value-type="float" office:value="3.98571428571428">
            <text:p>3,9857142857</text:p>
          </table:table-cell>
          <table:table-cell table:formula="of:=([.A107]-[.B$7])/[.D$1]" office:value-type="float" office:value="2.03883495145631">
            <text:p>2,0388</text:p>
          </table:table-cell>
          <table:table-cell table:formula="of:=[.B$1]-[.B$3]*[.H107]" office:value-type="float" office:value="3.88349514563108">
            <text:p>3,8834951456</text:p>
          </table:table-cell>
          <table:table-cell table:formula="of:=[.B$4]*[.H107]/[.D$6]" office:value-type="float" office:value="4.09805825242718">
            <text:p>4,0980582524</text:p>
          </table:table-cell>
          <table:table-cell table:style-name="ce5" table:formula="of:=[.L107]+[.B$8]" office:value-type="float" office:value="4.08571428571428">
            <text:p>4,09</text:p>
          </table:table-cell>
          <table:table-cell table:style-name="ce5" table:formula="of:=[.G$3]*([.A107]-[.B$7])+[.G$5]" office:value-type="float" office:value="3.98571428571428">
            <text:p>3,99</text:p>
          </table:table-cell>
          <table:table-cell table:formula="of:=IF([.H107]&lt;0;&quot;sperrt&quot;;IF([.I107]-[.J107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4.84999999999999">
            <text:p>4,85E+000</text:p>
          </table:table-cell>
          <table:table-cell table:style-name="ce2" office:value-type="float" office:value="4.078973">
            <text:p>4,08E+000</text:p>
          </table:table-cell>
          <table:table-cell table:style-name="ce2" office:value-type="float" office:value="3.987995">
            <text:p>3,99E+000</text:p>
          </table:table-cell>
          <table:table-cell table:number-columns-repeated="2"/>
          <table:table-cell table:formula="of:=IF([.M108]=&quot;act&quot;;[.I108];IF([.M108]=&quot;sat&quot;;[.K108];[.B$1]))" office:value-type="float" office:value="4.09107142857143">
            <text:p>4,0910714286</text:p>
          </table:table-cell>
          <table:table-cell table:formula="of:=IF([.M108]=&quot;act&quot;;[.J108];IF([.M108]=&quot;sat&quot;;[.L108];0))" office:value-type="float" office:value="3.99107142857143">
            <text:p>3,9910714286</text:p>
          </table:table-cell>
          <table:table-cell table:formula="of:=([.A108]-[.B$7])/[.D$1]" office:value-type="float" office:value="2.0631067961165">
            <text:p>2,0631</text:p>
          </table:table-cell>
          <table:table-cell table:formula="of:=[.B$1]-[.B$3]*[.H108]" office:value-type="float" office:value="3.8106796116505">
            <text:p>3,8106796117</text:p>
          </table:table-cell>
          <table:table-cell table:formula="of:=[.B$4]*[.H108]/[.D$6]" office:value-type="float" office:value="4.14684466019417">
            <text:p>4,1468446602</text:p>
          </table:table-cell>
          <table:table-cell table:style-name="ce5" table:formula="of:=[.L108]+[.B$8]" office:value-type="float" office:value="4.09107142857143">
            <text:p>4,09</text:p>
          </table:table-cell>
          <table:table-cell table:style-name="ce5" table:formula="of:=[.G$3]*([.A108]-[.B$7])+[.G$5]" office:value-type="float" office:value="3.99107142857143">
            <text:p>3,99</text:p>
          </table:table-cell>
          <table:table-cell table:formula="of:=IF([.H108]&lt;0;&quot;sperrt&quot;;IF([.I108]-[.J108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4.89999999999999">
            <text:p>4,90E+000</text:p>
          </table:table-cell>
          <table:table-cell table:style-name="ce2" office:value-type="float" office:value="4.079915">
            <text:p>4,08E+000</text:p>
          </table:table-cell>
          <table:table-cell table:style-name="ce2" office:value-type="float" office:value="3.995742">
            <text:p>4,00E+000</text:p>
          </table:table-cell>
          <table:table-cell table:number-columns-repeated="2"/>
          <table:table-cell table:formula="of:=IF([.M109]=&quot;act&quot;;[.I109];IF([.M109]=&quot;sat&quot;;[.K109];[.B$1]))" office:value-type="float" office:value="4.09642857142857">
            <text:p>4,0964285714</text:p>
          </table:table-cell>
          <table:table-cell table:formula="of:=IF([.M109]=&quot;act&quot;;[.J109];IF([.M109]=&quot;sat&quot;;[.L109];0))" office:value-type="float" office:value="3.99642857142857">
            <text:p>3,9964285714</text:p>
          </table:table-cell>
          <table:table-cell table:formula="of:=([.A109]-[.B$7])/[.D$1]" office:value-type="float" office:value="2.0873786407767">
            <text:p>2,0874</text:p>
          </table:table-cell>
          <table:table-cell table:formula="of:=[.B$1]-[.B$3]*[.H109]" office:value-type="float" office:value="3.73786407766991">
            <text:p>3,7378640777</text:p>
          </table:table-cell>
          <table:table-cell table:formula="of:=[.B$4]*[.H109]/[.D$6]" office:value-type="float" office:value="4.19563106796116">
            <text:p>4,195631068</text:p>
          </table:table-cell>
          <table:table-cell table:style-name="ce5" table:formula="of:=[.L109]+[.B$8]" office:value-type="float" office:value="4.09642857142857">
            <text:p>4,10</text:p>
          </table:table-cell>
          <table:table-cell table:style-name="ce5" table:formula="of:=[.G$3]*([.A109]-[.B$7])+[.G$5]" office:value-type="float" office:value="3.99642857142857">
            <text:p>4,00</text:p>
          </table:table-cell>
          <table:table-cell table:formula="of:=IF([.H109]&lt;0;&quot;sperrt&quot;;IF([.I109]-[.J109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4.94999999999999">
            <text:p>4,95E+000</text:p>
          </table:table-cell>
          <table:table-cell table:style-name="ce2" office:value-type="float" office:value="4.08178">
            <text:p>4,08E+000</text:p>
          </table:table-cell>
          <table:table-cell table:style-name="ce2" office:value-type="float" office:value="4.002975">
            <text:p>4,00E+000</text:p>
          </table:table-cell>
          <table:table-cell table:number-columns-repeated="2"/>
          <table:table-cell table:formula="of:=IF([.M110]=&quot;act&quot;;[.I110];IF([.M110]=&quot;sat&quot;;[.K110];[.B$1]))" office:value-type="float" office:value="4.10178571428571">
            <text:p>4,1017857143</text:p>
          </table:table-cell>
          <table:table-cell table:formula="of:=IF([.M110]=&quot;act&quot;;[.J110];IF([.M110]=&quot;sat&quot;;[.L110];0))" office:value-type="float" office:value="4.00178571428571">
            <text:p>4,0017857143</text:p>
          </table:table-cell>
          <table:table-cell table:formula="of:=([.A110]-[.B$7])/[.D$1]" office:value-type="float" office:value="2.11165048543689">
            <text:p>2,1117</text:p>
          </table:table-cell>
          <table:table-cell table:formula="of:=[.B$1]-[.B$3]*[.H110]" office:value-type="float" office:value="3.66504854368933">
            <text:p>3,6650485437</text:p>
          </table:table-cell>
          <table:table-cell table:formula="of:=[.B$4]*[.H110]/[.D$6]" office:value-type="float" office:value="4.24441747572815">
            <text:p>4,2444174757</text:p>
          </table:table-cell>
          <table:table-cell table:style-name="ce5" table:formula="of:=[.L110]+[.B$8]" office:value-type="float" office:value="4.10178571428571">
            <text:p>4,10</text:p>
          </table:table-cell>
          <table:table-cell table:style-name="ce5" table:formula="of:=[.G$3]*([.A110]-[.B$7])+[.G$5]" office:value-type="float" office:value="4.00178571428571">
            <text:p>4,00</text:p>
          </table:table-cell>
          <table:table-cell table:formula="of:=IF([.H110]&lt;0;&quot;sperrt&quot;;IF([.I110]-[.J110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4.99999999999999">
            <text:p>5,00E+000</text:p>
          </table:table-cell>
          <table:table-cell table:style-name="ce2" office:value-type="float" office:value="4.084217">
            <text:p>4,08E+000</text:p>
          </table:table-cell>
          <table:table-cell table:style-name="ce2" office:value-type="float" office:value="4.009893">
            <text:p>4,01E+000</text:p>
          </table:table-cell>
          <table:table-cell table:number-columns-repeated="2"/>
          <table:table-cell table:formula="of:=IF([.M111]=&quot;act&quot;;[.I111];IF([.M111]=&quot;sat&quot;;[.K111];[.B$1]))" office:value-type="float" office:value="4.10714285714286">
            <text:p>4,1071428571</text:p>
          </table:table-cell>
          <table:table-cell table:formula="of:=IF([.M111]=&quot;act&quot;;[.J111];IF([.M111]=&quot;sat&quot;;[.L111];0))" office:value-type="float" office:value="4.00714285714286">
            <text:p>4,0071428571</text:p>
          </table:table-cell>
          <table:table-cell table:formula="of:=([.A111]-[.B$7])/[.D$1]" office:value-type="float" office:value="2.13592233009708">
            <text:p>2,1359</text:p>
          </table:table-cell>
          <table:table-cell table:formula="of:=[.B$1]-[.B$3]*[.H111]" office:value-type="float" office:value="3.59223300970875">
            <text:p>3,5922330097</text:p>
          </table:table-cell>
          <table:table-cell table:formula="of:=[.B$4]*[.H111]/[.D$6]" office:value-type="float" office:value="4.29320388349514">
            <text:p>4,2932038835</text:p>
          </table:table-cell>
          <table:table-cell table:style-name="ce5" table:formula="of:=[.L111]+[.B$8]" office:value-type="float" office:value="4.10714285714286">
            <text:p>4,11</text:p>
          </table:table-cell>
          <table:table-cell table:style-name="ce5" table:formula="of:=[.G$3]*([.A111]-[.B$7])+[.G$5]" office:value-type="float" office:value="4.00714285714286">
            <text:p>4,01</text:p>
          </table:table-cell>
          <table:table-cell table:formula="of:=IF([.H111]&lt;0;&quot;sperrt&quot;;IF([.I111]-[.J111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5.04999999999999">
            <text:p>5,05E+000</text:p>
          </table:table-cell>
          <table:table-cell table:style-name="ce2" office:value-type="float" office:value="4.087106">
            <text:p>4,09E+000</text:p>
          </table:table-cell>
          <table:table-cell table:style-name="ce2" office:value-type="float" office:value="4.01656">
            <text:p>4,02E+000</text:p>
          </table:table-cell>
          <table:table-cell table:number-columns-repeated="2"/>
          <table:table-cell table:formula="of:=IF([.M112]=&quot;act&quot;;[.I112];IF([.M112]=&quot;sat&quot;;[.K112];[.B$1]))" office:value-type="float" office:value="4.1125">
            <text:p>4,1125</text:p>
          </table:table-cell>
          <table:table-cell table:formula="of:=IF([.M112]=&quot;act&quot;;[.J112];IF([.M112]=&quot;sat&quot;;[.L112];0))" office:value-type="float" office:value="4.0125">
            <text:p>4,0125</text:p>
          </table:table-cell>
          <table:table-cell table:formula="of:=([.A112]-[.B$7])/[.D$1]" office:value-type="float" office:value="2.16019417475728">
            <text:p>2,1602</text:p>
          </table:table-cell>
          <table:table-cell table:formula="of:=[.B$1]-[.B$3]*[.H112]" office:value-type="float" office:value="3.51941747572817">
            <text:p>3,5194174757</text:p>
          </table:table-cell>
          <table:table-cell table:formula="of:=[.B$4]*[.H112]/[.D$6]" office:value-type="float" office:value="4.34199029126213">
            <text:p>4,3419902913</text:p>
          </table:table-cell>
          <table:table-cell table:style-name="ce5" table:formula="of:=[.L112]+[.B$8]" office:value-type="float" office:value="4.1125">
            <text:p>4,11</text:p>
          </table:table-cell>
          <table:table-cell table:style-name="ce5" table:formula="of:=[.G$3]*([.A112]-[.B$7])+[.G$5]" office:value-type="float" office:value="4.0125">
            <text:p>4,01</text:p>
          </table:table-cell>
          <table:table-cell table:formula="of:=IF([.H112]&lt;0;&quot;sperrt&quot;;IF([.I112]-[.J112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5.09999999999999">
            <text:p>5,10E+000</text:p>
          </table:table-cell>
          <table:table-cell table:style-name="ce2" office:value-type="float" office:value="4.09034">
            <text:p>4,09E+000</text:p>
          </table:table-cell>
          <table:table-cell table:style-name="ce2" office:value-type="float" office:value="4.023035">
            <text:p>4,02E+000</text:p>
          </table:table-cell>
          <table:table-cell table:number-columns-repeated="2"/>
          <table:table-cell table:formula="of:=IF([.M113]=&quot;act&quot;;[.I113];IF([.M113]=&quot;sat&quot;;[.K113];[.B$1]))" office:value-type="float" office:value="4.11785714285714">
            <text:p>4,1178571429</text:p>
          </table:table-cell>
          <table:table-cell table:formula="of:=IF([.M113]=&quot;act&quot;;[.J113];IF([.M113]=&quot;sat&quot;;[.L113];0))" office:value-type="float" office:value="4.01785714285714">
            <text:p>4,0178571429</text:p>
          </table:table-cell>
          <table:table-cell table:formula="of:=([.A113]-[.B$7])/[.D$1]" office:value-type="float" office:value="2.18446601941747">
            <text:p>2,1845</text:p>
          </table:table-cell>
          <table:table-cell table:formula="of:=[.B$1]-[.B$3]*[.H113]" office:value-type="float" office:value="3.44660194174759">
            <text:p>3,4466019417</text:p>
          </table:table-cell>
          <table:table-cell table:formula="of:=[.B$4]*[.H113]/[.D$6]" office:value-type="float" office:value="4.39077669902912">
            <text:p>4,390776699</text:p>
          </table:table-cell>
          <table:table-cell table:style-name="ce5" table:formula="of:=[.L113]+[.B$8]" office:value-type="float" office:value="4.11785714285714">
            <text:p>4,12</text:p>
          </table:table-cell>
          <table:table-cell table:style-name="ce5" table:formula="of:=[.G$3]*([.A113]-[.B$7])+[.G$5]" office:value-type="float" office:value="4.01785714285714">
            <text:p>4,02</text:p>
          </table:table-cell>
          <table:table-cell table:formula="of:=IF([.H113]&lt;0;&quot;sperrt&quot;;IF([.I113]-[.J113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5.14999999999999">
            <text:p>5,15E+000</text:p>
          </table:table-cell>
          <table:table-cell table:style-name="ce2" office:value-type="float" office:value="4.093839">
            <text:p>4,09E+000</text:p>
          </table:table-cell>
          <table:table-cell table:style-name="ce2" office:value-type="float" office:value="4.029364">
            <text:p>4,03E+000</text:p>
          </table:table-cell>
          <table:table-cell table:number-columns-repeated="2"/>
          <table:table-cell table:formula="of:=IF([.M114]=&quot;act&quot;;[.I114];IF([.M114]=&quot;sat&quot;;[.K114];[.B$1]))" office:value-type="float" office:value="4.12321428571429">
            <text:p>4,1232142857</text:p>
          </table:table-cell>
          <table:table-cell table:formula="of:=IF([.M114]=&quot;act&quot;;[.J114];IF([.M114]=&quot;sat&quot;;[.L114];0))" office:value-type="float" office:value="4.02321428571429">
            <text:p>4,0232142857</text:p>
          </table:table-cell>
          <table:table-cell table:formula="of:=([.A114]-[.B$7])/[.D$1]" office:value-type="float" office:value="2.20873786407767">
            <text:p>2,2087</text:p>
          </table:table-cell>
          <table:table-cell table:formula="of:=[.B$1]-[.B$3]*[.H114]" office:value-type="float" office:value="3.373786407767">
            <text:p>3,3737864078</text:p>
          </table:table-cell>
          <table:table-cell table:formula="of:=[.B$4]*[.H114]/[.D$6]" office:value-type="float" office:value="4.43956310679611">
            <text:p>4,4395631068</text:p>
          </table:table-cell>
          <table:table-cell table:style-name="ce5" table:formula="of:=[.L114]+[.B$8]" office:value-type="float" office:value="4.12321428571429">
            <text:p>4,12</text:p>
          </table:table-cell>
          <table:table-cell table:style-name="ce5" table:formula="of:=[.G$3]*([.A114]-[.B$7])+[.G$5]" office:value-type="float" office:value="4.02321428571429">
            <text:p>4,02</text:p>
          </table:table-cell>
          <table:table-cell table:formula="of:=IF([.H114]&lt;0;&quot;sperrt&quot;;IF([.I114]-[.J114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5.19999999999999">
            <text:p>5,20E+000</text:p>
          </table:table-cell>
          <table:table-cell table:style-name="ce2" office:value-type="float" office:value="4.097548">
            <text:p>4,10E+000</text:p>
          </table:table-cell>
          <table:table-cell table:style-name="ce2" office:value-type="float" office:value="4.035576">
            <text:p>4,04E+000</text:p>
          </table:table-cell>
          <table:table-cell table:number-columns-repeated="2"/>
          <table:table-cell table:formula="of:=IF([.M115]=&quot;act&quot;;[.I115];IF([.M115]=&quot;sat&quot;;[.K115];[.B$1]))" office:value-type="float" office:value="4.12857142857143">
            <text:p>4,1285714286</text:p>
          </table:table-cell>
          <table:table-cell table:formula="of:=IF([.M115]=&quot;act&quot;;[.J115];IF([.M115]=&quot;sat&quot;;[.L115];0))" office:value-type="float" office:value="4.02857142857143">
            <text:p>4,0285714286</text:p>
          </table:table-cell>
          <table:table-cell table:formula="of:=([.A115]-[.B$7])/[.D$1]" office:value-type="float" office:value="2.23300970873786">
            <text:p>2,2330</text:p>
          </table:table-cell>
          <table:table-cell table:formula="of:=[.B$1]-[.B$3]*[.H115]" office:value-type="float" office:value="3.30097087378642">
            <text:p>3,3009708738</text:p>
          </table:table-cell>
          <table:table-cell table:formula="of:=[.B$4]*[.H115]/[.D$6]" office:value-type="float" office:value="4.4883495145631">
            <text:p>4,4883495146</text:p>
          </table:table-cell>
          <table:table-cell table:style-name="ce5" table:formula="of:=[.L115]+[.B$8]" office:value-type="float" office:value="4.12857142857143">
            <text:p>4,13</text:p>
          </table:table-cell>
          <table:table-cell table:style-name="ce5" table:formula="of:=[.G$3]*([.A115]-[.B$7])+[.G$5]" office:value-type="float" office:value="4.02857142857143">
            <text:p>4,03</text:p>
          </table:table-cell>
          <table:table-cell table:formula="of:=IF([.H115]&lt;0;&quot;sperrt&quot;;IF([.I115]-[.J115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5.24999999999999">
            <text:p>5,25E+000</text:p>
          </table:table-cell>
          <table:table-cell table:style-name="ce2" office:value-type="float" office:value="4.101429">
            <text:p>4,10E+000</text:p>
          </table:table-cell>
          <table:table-cell table:style-name="ce2" office:value-type="float" office:value="4.041694">
            <text:p>4,04E+000</text:p>
          </table:table-cell>
          <table:table-cell table:number-columns-repeated="2"/>
          <table:table-cell table:formula="of:=IF([.M116]=&quot;act&quot;;[.I116];IF([.M116]=&quot;sat&quot;;[.K116];[.B$1]))" office:value-type="float" office:value="4.13392857142857">
            <text:p>4,1339285714</text:p>
          </table:table-cell>
          <table:table-cell table:formula="of:=IF([.M116]=&quot;act&quot;;[.J116];IF([.M116]=&quot;sat&quot;;[.L116];0))" office:value-type="float" office:value="4.03392857142857">
            <text:p>4,0339285714</text:p>
          </table:table-cell>
          <table:table-cell table:formula="of:=([.A116]-[.B$7])/[.D$1]" office:value-type="float" office:value="2.25728155339805">
            <text:p>2,2573</text:p>
          </table:table-cell>
          <table:table-cell table:formula="of:=[.B$1]-[.B$3]*[.H116]" office:value-type="float" office:value="3.22815533980584">
            <text:p>3,2281553398</text:p>
          </table:table-cell>
          <table:table-cell table:formula="of:=[.B$4]*[.H116]/[.D$6]" office:value-type="float" office:value="4.53713592233009">
            <text:p>4,5371359223</text:p>
          </table:table-cell>
          <table:table-cell table:style-name="ce5" table:formula="of:=[.L116]+[.B$8]" office:value-type="float" office:value="4.13392857142857">
            <text:p>4,13</text:p>
          </table:table-cell>
          <table:table-cell table:style-name="ce5" table:formula="of:=[.G$3]*([.A116]-[.B$7])+[.G$5]" office:value-type="float" office:value="4.03392857142857">
            <text:p>4,03</text:p>
          </table:table-cell>
          <table:table-cell table:formula="of:=IF([.H116]&lt;0;&quot;sperrt&quot;;IF([.I116]-[.J116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5.29999999999999">
            <text:p>5,30E+000</text:p>
          </table:table-cell>
          <table:table-cell table:style-name="ce2" office:value-type="float" office:value="4.105453">
            <text:p>4,11E+000</text:p>
          </table:table-cell>
          <table:table-cell table:style-name="ce2" office:value-type="float" office:value="4.047733">
            <text:p>4,05E+000</text:p>
          </table:table-cell>
          <table:table-cell table:number-columns-repeated="2"/>
          <table:table-cell table:formula="of:=IF([.M117]=&quot;act&quot;;[.I117];IF([.M117]=&quot;sat&quot;;[.K117];[.B$1]))" office:value-type="float" office:value="4.13928571428571">
            <text:p>4,1392857143</text:p>
          </table:table-cell>
          <table:table-cell table:formula="of:=IF([.M117]=&quot;act&quot;;[.J117];IF([.M117]=&quot;sat&quot;;[.L117];0))" office:value-type="float" office:value="4.03928571428571">
            <text:p>4,0392857143</text:p>
          </table:table-cell>
          <table:table-cell table:formula="of:=([.A117]-[.B$7])/[.D$1]" office:value-type="float" office:value="2.28155339805825">
            <text:p>2,2816</text:p>
          </table:table-cell>
          <table:table-cell table:formula="of:=[.B$1]-[.B$3]*[.H117]" office:value-type="float" office:value="3.15533980582526">
            <text:p>3,1553398058</text:p>
          </table:table-cell>
          <table:table-cell table:formula="of:=[.B$4]*[.H117]/[.D$6]" office:value-type="float" office:value="4.58592233009708">
            <text:p>4,5859223301</text:p>
          </table:table-cell>
          <table:table-cell table:style-name="ce5" table:formula="of:=[.L117]+[.B$8]" office:value-type="float" office:value="4.13928571428571">
            <text:p>4,14</text:p>
          </table:table-cell>
          <table:table-cell table:style-name="ce5" table:formula="of:=[.G$3]*([.A117]-[.B$7])+[.G$5]" office:value-type="float" office:value="4.03928571428571">
            <text:p>4,04</text:p>
          </table:table-cell>
          <table:table-cell table:formula="of:=IF([.H117]&lt;0;&quot;sperrt&quot;;IF([.I117]-[.J117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5.34999999999999">
            <text:p>5,35E+000</text:p>
          </table:table-cell>
          <table:table-cell table:style-name="ce2" office:value-type="float" office:value="4.109594">
            <text:p>4,11E+000</text:p>
          </table:table-cell>
          <table:table-cell table:style-name="ce2" office:value-type="float" office:value="4.053708">
            <text:p>4,05E+000</text:p>
          </table:table-cell>
          <table:table-cell table:number-columns-repeated="2"/>
          <table:table-cell table:formula="of:=IF([.M118]=&quot;act&quot;;[.I118];IF([.M118]=&quot;sat&quot;;[.K118];[.B$1]))" office:value-type="float" office:value="4.14464285714286">
            <text:p>4,1446428571</text:p>
          </table:table-cell>
          <table:table-cell table:formula="of:=IF([.M118]=&quot;act&quot;;[.J118];IF([.M118]=&quot;sat&quot;;[.L118];0))" office:value-type="float" office:value="4.04464285714286">
            <text:p>4,0446428571</text:p>
          </table:table-cell>
          <table:table-cell table:formula="of:=([.A118]-[.B$7])/[.D$1]" office:value-type="float" office:value="2.30582524271844">
            <text:p>2,3058</text:p>
          </table:table-cell>
          <table:table-cell table:formula="of:=[.B$1]-[.B$3]*[.H118]" office:value-type="float" office:value="3.08252427184467">
            <text:p>3,0825242718</text:p>
          </table:table-cell>
          <table:table-cell table:formula="of:=[.B$4]*[.H118]/[.D$6]" office:value-type="float" office:value="4.63470873786407">
            <text:p>4,6347087379</text:p>
          </table:table-cell>
          <table:table-cell table:style-name="ce5" table:formula="of:=[.L118]+[.B$8]" office:value-type="float" office:value="4.14464285714286">
            <text:p>4,14</text:p>
          </table:table-cell>
          <table:table-cell table:style-name="ce5" table:formula="of:=[.G$3]*([.A118]-[.B$7])+[.G$5]" office:value-type="float" office:value="4.04464285714286">
            <text:p>4,04</text:p>
          </table:table-cell>
          <table:table-cell table:formula="of:=IF([.H118]&lt;0;&quot;sperrt&quot;;IF([.I118]-[.J118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5.39999999999999">
            <text:p>5,40E+000</text:p>
          </table:table-cell>
          <table:table-cell table:style-name="ce2" office:value-type="float" office:value="4.113838">
            <text:p>4,11E+000</text:p>
          </table:table-cell>
          <table:table-cell table:style-name="ce2" office:value-type="float" office:value="4.059626">
            <text:p>4,06E+000</text:p>
          </table:table-cell>
          <table:table-cell table:number-columns-repeated="2"/>
          <table:table-cell table:formula="of:=IF([.M119]=&quot;act&quot;;[.I119];IF([.M119]=&quot;sat&quot;;[.K119];[.B$1]))" office:value-type="float" office:value="4.15">
            <text:p>4,15</text:p>
          </table:table-cell>
          <table:table-cell table:formula="of:=IF([.M119]=&quot;act&quot;;[.J119];IF([.M119]=&quot;sat&quot;;[.L119];0))" office:value-type="float" office:value="4.05">
            <text:p>4,05</text:p>
          </table:table-cell>
          <table:table-cell table:formula="of:=([.A119]-[.B$7])/[.D$1]" office:value-type="float" office:value="2.33009708737864">
            <text:p>2,3301</text:p>
          </table:table-cell>
          <table:table-cell table:formula="of:=[.B$1]-[.B$3]*[.H119]" office:value-type="float" office:value="3.00970873786409">
            <text:p>3,0097087379</text:p>
          </table:table-cell>
          <table:table-cell table:formula="of:=[.B$4]*[.H119]/[.D$6]" office:value-type="float" office:value="4.68349514563106">
            <text:p>4,6834951456</text:p>
          </table:table-cell>
          <table:table-cell table:style-name="ce5" table:formula="of:=[.L119]+[.B$8]" office:value-type="float" office:value="4.15">
            <text:p>4,15</text:p>
          </table:table-cell>
          <table:table-cell table:style-name="ce5" table:formula="of:=[.G$3]*([.A119]-[.B$7])+[.G$5]" office:value-type="float" office:value="4.05">
            <text:p>4,05</text:p>
          </table:table-cell>
          <table:table-cell table:formula="of:=IF([.H119]&lt;0;&quot;sperrt&quot;;IF([.I119]-[.J119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5.44999999999999">
            <text:p>5,45E+000</text:p>
          </table:table-cell>
          <table:table-cell table:style-name="ce2" office:value-type="float" office:value="4.118169">
            <text:p>4,12E+000</text:p>
          </table:table-cell>
          <table:table-cell table:style-name="ce2" office:value-type="float" office:value="4.065496">
            <text:p>4,07E+000</text:p>
          </table:table-cell>
          <table:table-cell table:number-columns-repeated="2"/>
          <table:table-cell table:formula="of:=IF([.M120]=&quot;act&quot;;[.I120];IF([.M120]=&quot;sat&quot;;[.K120];[.B$1]))" office:value-type="float" office:value="4.15535714285714">
            <text:p>4,1553571429</text:p>
          </table:table-cell>
          <table:table-cell table:formula="of:=IF([.M120]=&quot;act&quot;;[.J120];IF([.M120]=&quot;sat&quot;;[.L120];0))" office:value-type="float" office:value="4.05535714285714">
            <text:p>4,0553571429</text:p>
          </table:table-cell>
          <table:table-cell table:formula="of:=([.A120]-[.B$7])/[.D$1]" office:value-type="float" office:value="2.35436893203883">
            <text:p>2,3544</text:p>
          </table:table-cell>
          <table:table-cell table:formula="of:=[.B$1]-[.B$3]*[.H120]" office:value-type="float" office:value="2.93689320388351">
            <text:p>2,9368932039</text:p>
          </table:table-cell>
          <table:table-cell table:formula="of:=[.B$4]*[.H120]/[.D$6]" office:value-type="float" office:value="4.73228155339805">
            <text:p>4,7322815534</text:p>
          </table:table-cell>
          <table:table-cell table:style-name="ce5" table:formula="of:=[.L120]+[.B$8]" office:value-type="float" office:value="4.15535714285714">
            <text:p>4,16</text:p>
          </table:table-cell>
          <table:table-cell table:style-name="ce5" table:formula="of:=[.G$3]*([.A120]-[.B$7])+[.G$5]" office:value-type="float" office:value="4.05535714285714">
            <text:p>4,06</text:p>
          </table:table-cell>
          <table:table-cell table:formula="of:=IF([.H120]&lt;0;&quot;sperrt&quot;;IF([.I120]-[.J120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5.49999999999999">
            <text:p>5,50E+000</text:p>
          </table:table-cell>
          <table:table-cell table:style-name="ce2" office:value-type="float" office:value="4.122576">
            <text:p>4,12E+000</text:p>
          </table:table-cell>
          <table:table-cell table:style-name="ce2" office:value-type="float" office:value="4.071324">
            <text:p>4,07E+000</text:p>
          </table:table-cell>
          <table:table-cell table:number-columns-repeated="2"/>
          <table:table-cell table:formula="of:=IF([.M121]=&quot;act&quot;;[.I121];IF([.M121]=&quot;sat&quot;;[.K121];[.B$1]))" office:value-type="float" office:value="4.16071428571429">
            <text:p>4,1607142857</text:p>
          </table:table-cell>
          <table:table-cell table:formula="of:=IF([.M121]=&quot;act&quot;;[.J121];IF([.M121]=&quot;sat&quot;;[.L121];0))" office:value-type="float" office:value="4.06071428571429">
            <text:p>4,0607142857</text:p>
          </table:table-cell>
          <table:table-cell table:formula="of:=([.A121]-[.B$7])/[.D$1]" office:value-type="float" office:value="2.37864077669902">
            <text:p>2,3786</text:p>
          </table:table-cell>
          <table:table-cell table:formula="of:=[.B$1]-[.B$3]*[.H121]" office:value-type="float" office:value="2.86407766990293">
            <text:p>2,8640776699</text:p>
          </table:table-cell>
          <table:table-cell table:formula="of:=[.B$4]*[.H121]/[.D$6]" office:value-type="float" office:value="4.78106796116504">
            <text:p>4,7810679612</text:p>
          </table:table-cell>
          <table:table-cell table:style-name="ce5" table:formula="of:=[.L121]+[.B$8]" office:value-type="float" office:value="4.16071428571429">
            <text:p>4,16</text:p>
          </table:table-cell>
          <table:table-cell table:style-name="ce5" table:formula="of:=[.G$3]*([.A121]-[.B$7])+[.G$5]" office:value-type="float" office:value="4.06071428571429">
            <text:p>4,06</text:p>
          </table:table-cell>
          <table:table-cell table:formula="of:=IF([.H121]&lt;0;&quot;sperrt&quot;;IF([.I121]-[.J121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5.54999999999999">
            <text:p>5,55E+000</text:p>
          </table:table-cell>
          <table:table-cell table:style-name="ce2" office:value-type="float" office:value="4.127049">
            <text:p>4,13E+000</text:p>
          </table:table-cell>
          <table:table-cell table:style-name="ce2" office:value-type="float" office:value="4.077117">
            <text:p>4,08E+000</text:p>
          </table:table-cell>
          <table:table-cell table:number-columns-repeated="2"/>
          <table:table-cell table:formula="of:=IF([.M122]=&quot;act&quot;;[.I122];IF([.M122]=&quot;sat&quot;;[.K122];[.B$1]))" office:value-type="float" office:value="4.16607142857143">
            <text:p>4,1660714286</text:p>
          </table:table-cell>
          <table:table-cell table:formula="of:=IF([.M122]=&quot;act&quot;;[.J122];IF([.M122]=&quot;sat&quot;;[.L122];0))" office:value-type="float" office:value="4.06607142857143">
            <text:p>4,0660714286</text:p>
          </table:table-cell>
          <table:table-cell table:formula="of:=([.A122]-[.B$7])/[.D$1]" office:value-type="float" office:value="2.40291262135922">
            <text:p>2,4029</text:p>
          </table:table-cell>
          <table:table-cell table:formula="of:=[.B$1]-[.B$3]*[.H122]" office:value-type="float" office:value="2.79126213592234">
            <text:p>2,7912621359</text:p>
          </table:table-cell>
          <table:table-cell table:formula="of:=[.B$4]*[.H122]/[.D$6]" office:value-type="float" office:value="4.82985436893203">
            <text:p>4,8298543689</text:p>
          </table:table-cell>
          <table:table-cell table:style-name="ce5" table:formula="of:=[.L122]+[.B$8]" office:value-type="float" office:value="4.16607142857143">
            <text:p>4,17</text:p>
          </table:table-cell>
          <table:table-cell table:style-name="ce5" table:formula="of:=[.G$3]*([.A122]-[.B$7])+[.G$5]" office:value-type="float" office:value="4.06607142857143">
            <text:p>4,07</text:p>
          </table:table-cell>
          <table:table-cell table:formula="of:=IF([.H122]&lt;0;&quot;sperrt&quot;;IF([.I122]-[.J122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5.59999999999999">
            <text:p>5,60E+000</text:p>
          </table:table-cell>
          <table:table-cell table:style-name="ce2" office:value-type="float" office:value="4.131581">
            <text:p>4,13E+000</text:p>
          </table:table-cell>
          <table:table-cell table:style-name="ce2" office:value-type="float" office:value="4.082877">
            <text:p>4,08E+000</text:p>
          </table:table-cell>
          <table:table-cell table:number-columns-repeated="2"/>
          <table:table-cell table:formula="of:=IF([.M123]=&quot;act&quot;;[.I123];IF([.M123]=&quot;sat&quot;;[.K123];[.B$1]))" office:value-type="float" office:value="4.17142857142857">
            <text:p>4,1714285714</text:p>
          </table:table-cell>
          <table:table-cell table:formula="of:=IF([.M123]=&quot;act&quot;;[.J123];IF([.M123]=&quot;sat&quot;;[.L123];0))" office:value-type="float" office:value="4.07142857142857">
            <text:p>4,0714285714</text:p>
          </table:table-cell>
          <table:table-cell table:formula="of:=([.A123]-[.B$7])/[.D$1]" office:value-type="float" office:value="2.42718446601941">
            <text:p>2,4272</text:p>
          </table:table-cell>
          <table:table-cell table:formula="of:=[.B$1]-[.B$3]*[.H123]" office:value-type="float" office:value="2.71844660194176">
            <text:p>2,7184466019</text:p>
          </table:table-cell>
          <table:table-cell table:formula="of:=[.B$4]*[.H123]/[.D$6]" office:value-type="float" office:value="4.87864077669902">
            <text:p>4,8786407767</text:p>
          </table:table-cell>
          <table:table-cell table:style-name="ce5" table:formula="of:=[.L123]+[.B$8]" office:value-type="float" office:value="4.17142857142857">
            <text:p>4,17</text:p>
          </table:table-cell>
          <table:table-cell table:style-name="ce5" table:formula="of:=[.G$3]*([.A123]-[.B$7])+[.G$5]" office:value-type="float" office:value="4.07142857142857">
            <text:p>4,07</text:p>
          </table:table-cell>
          <table:table-cell table:formula="of:=IF([.H123]&lt;0;&quot;sperrt&quot;;IF([.I123]-[.J123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5.64999999999999">
            <text:p>5,65E+000</text:p>
          </table:table-cell>
          <table:table-cell table:style-name="ce2" office:value-type="float" office:value="4.136166">
            <text:p>4,14E+000</text:p>
          </table:table-cell>
          <table:table-cell table:style-name="ce2" office:value-type="float" office:value="4.088609">
            <text:p>4,09E+000</text:p>
          </table:table-cell>
          <table:table-cell table:number-columns-repeated="2"/>
          <table:table-cell table:formula="of:=IF([.M124]=&quot;act&quot;;[.I124];IF([.M124]=&quot;sat&quot;;[.K124];[.B$1]))" office:value-type="float" office:value="4.17678571428571">
            <text:p>4,1767857143</text:p>
          </table:table-cell>
          <table:table-cell table:formula="of:=IF([.M124]=&quot;act&quot;;[.J124];IF([.M124]=&quot;sat&quot;;[.L124];0))" office:value-type="float" office:value="4.07678571428571">
            <text:p>4,0767857143</text:p>
          </table:table-cell>
          <table:table-cell table:formula="of:=([.A124]-[.B$7])/[.D$1]" office:value-type="float" office:value="2.45145631067961">
            <text:p>2,4515</text:p>
          </table:table-cell>
          <table:table-cell table:formula="of:=[.B$1]-[.B$3]*[.H124]" office:value-type="float" office:value="2.64563106796118">
            <text:p>2,645631068</text:p>
          </table:table-cell>
          <table:table-cell table:formula="of:=[.B$4]*[.H124]/[.D$6]" office:value-type="float" office:value="4.92742718446601">
            <text:p>4,9274271845</text:p>
          </table:table-cell>
          <table:table-cell table:style-name="ce5" table:formula="of:=[.L124]+[.B$8]" office:value-type="float" office:value="4.17678571428571">
            <text:p>4,18</text:p>
          </table:table-cell>
          <table:table-cell table:style-name="ce5" table:formula="of:=[.G$3]*([.A124]-[.B$7])+[.G$5]" office:value-type="float" office:value="4.07678571428571">
            <text:p>4,08</text:p>
          </table:table-cell>
          <table:table-cell table:formula="of:=IF([.H124]&lt;0;&quot;sperrt&quot;;IF([.I124]-[.J124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5.69999999999999">
            <text:p>5,70E+000</text:p>
          </table:table-cell>
          <table:table-cell table:style-name="ce2" office:value-type="float" office:value="4.140797">
            <text:p>4,14E+000</text:p>
          </table:table-cell>
          <table:table-cell table:style-name="ce2" office:value-type="float" office:value="4.094315">
            <text:p>4,09E+000</text:p>
          </table:table-cell>
          <table:table-cell table:number-columns-repeated="2"/>
          <table:table-cell table:formula="of:=IF([.M125]=&quot;act&quot;;[.I125];IF([.M125]=&quot;sat&quot;;[.K125];[.B$1]))" office:value-type="float" office:value="4.18214285714286">
            <text:p>4,1821428571</text:p>
          </table:table-cell>
          <table:table-cell table:formula="of:=IF([.M125]=&quot;act&quot;;[.J125];IF([.M125]=&quot;sat&quot;;[.L125];0))" office:value-type="float" office:value="4.08214285714286">
            <text:p>4,0821428571</text:p>
          </table:table-cell>
          <table:table-cell table:formula="of:=([.A125]-[.B$7])/[.D$1]" office:value-type="float" office:value="2.4757281553398">
            <text:p>2,4757</text:p>
          </table:table-cell>
          <table:table-cell table:formula="of:=[.B$1]-[.B$3]*[.H125]" office:value-type="float" office:value="2.5728155339806">
            <text:p>2,572815534</text:p>
          </table:table-cell>
          <table:table-cell table:formula="of:=[.B$4]*[.H125]/[.D$6]" office:value-type="float" office:value="4.976213592233">
            <text:p>4,9762135922</text:p>
          </table:table-cell>
          <table:table-cell table:style-name="ce5" table:formula="of:=[.L125]+[.B$8]" office:value-type="float" office:value="4.18214285714286">
            <text:p>4,18</text:p>
          </table:table-cell>
          <table:table-cell table:style-name="ce5" table:formula="of:=[.G$3]*([.A125]-[.B$7])+[.G$5]" office:value-type="float" office:value="4.08214285714286">
            <text:p>4,08</text:p>
          </table:table-cell>
          <table:table-cell table:formula="of:=IF([.H125]&lt;0;&quot;sperrt&quot;;IF([.I125]-[.J125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5.74999999999999">
            <text:p>5,75E+000</text:p>
          </table:table-cell>
          <table:table-cell table:style-name="ce2" office:value-type="float" office:value="4.145471">
            <text:p>4,15E+000</text:p>
          </table:table-cell>
          <table:table-cell table:style-name="ce2" office:value-type="float" office:value="4.099998">
            <text:p>4,10E+000</text:p>
          </table:table-cell>
          <table:table-cell table:number-columns-repeated="2"/>
          <table:table-cell table:formula="of:=IF([.M126]=&quot;act&quot;;[.I126];IF([.M126]=&quot;sat&quot;;[.K126];[.B$1]))" office:value-type="float" office:value="4.1875">
            <text:p>4,1875</text:p>
          </table:table-cell>
          <table:table-cell table:formula="of:=IF([.M126]=&quot;act&quot;;[.J126];IF([.M126]=&quot;sat&quot;;[.L126];0))" office:value-type="float" office:value="4.0875">
            <text:p>4,0875</text:p>
          </table:table-cell>
          <table:table-cell table:formula="of:=([.A126]-[.B$7])/[.D$1]" office:value-type="float" office:value="2.49999999999999">
            <text:p>2,5000</text:p>
          </table:table-cell>
          <table:table-cell table:formula="of:=[.B$1]-[.B$3]*[.H126]" office:value-type="float" office:value="2.50000000000002">
            <text:p>2,5</text:p>
          </table:table-cell>
          <table:table-cell table:formula="of:=[.B$4]*[.H126]/[.D$6]" office:value-type="float" office:value="5.02499999999999">
            <text:p>5,025</text:p>
          </table:table-cell>
          <table:table-cell table:style-name="ce5" table:formula="of:=[.L126]+[.B$8]" office:value-type="float" office:value="4.1875">
            <text:p>4,19</text:p>
          </table:table-cell>
          <table:table-cell table:style-name="ce5" table:formula="of:=[.G$3]*([.A126]-[.B$7])+[.G$5]" office:value-type="float" office:value="4.0875">
            <text:p>4,09</text:p>
          </table:table-cell>
          <table:table-cell table:formula="of:=IF([.H126]&lt;0;&quot;sperrt&quot;;IF([.I126]-[.J126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5.79999999999999">
            <text:p>5,80E+000</text:p>
          </table:table-cell>
          <table:table-cell table:style-name="ce2" office:value-type="float" office:value="4.150182">
            <text:p>4,15E+000</text:p>
          </table:table-cell>
          <table:table-cell table:style-name="ce2" office:value-type="float" office:value="4.105661">
            <text:p>4,11E+000</text:p>
          </table:table-cell>
          <table:table-cell table:number-columns-repeated="2"/>
          <table:table-cell table:formula="of:=IF([.M127]=&quot;act&quot;;[.I127];IF([.M127]=&quot;sat&quot;;[.K127];[.B$1]))" office:value-type="float" office:value="4.19285714285714">
            <text:p>4,1928571429</text:p>
          </table:table-cell>
          <table:table-cell table:formula="of:=IF([.M127]=&quot;act&quot;;[.J127];IF([.M127]=&quot;sat&quot;;[.L127];0))" office:value-type="float" office:value="4.09285714285714">
            <text:p>4,0928571429</text:p>
          </table:table-cell>
          <table:table-cell table:formula="of:=([.A127]-[.B$7])/[.D$1]" office:value-type="float" office:value="2.52427184466019">
            <text:p>2,5243</text:p>
          </table:table-cell>
          <table:table-cell table:formula="of:=[.B$1]-[.B$3]*[.H127]" office:value-type="float" office:value="2.42718446601943">
            <text:p>2,427184466</text:p>
          </table:table-cell>
          <table:table-cell table:formula="of:=[.B$4]*[.H127]/[.D$6]" office:value-type="float" office:value="5.07378640776698">
            <text:p>5,0737864078</text:p>
          </table:table-cell>
          <table:table-cell table:style-name="ce5" table:formula="of:=[.L127]+[.B$8]" office:value-type="float" office:value="4.19285714285714">
            <text:p>4,19</text:p>
          </table:table-cell>
          <table:table-cell table:style-name="ce5" table:formula="of:=[.G$3]*([.A127]-[.B$7])+[.G$5]" office:value-type="float" office:value="4.09285714285714">
            <text:p>4,09</text:p>
          </table:table-cell>
          <table:table-cell table:formula="of:=IF([.H127]&lt;0;&quot;sperrt&quot;;IF([.I127]-[.J127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5.84999999999999">
            <text:p>5,85E+000</text:p>
          </table:table-cell>
          <table:table-cell table:style-name="ce2" office:value-type="float" office:value="4.154929">
            <text:p>4,15E+000</text:p>
          </table:table-cell>
          <table:table-cell table:style-name="ce2" office:value-type="float" office:value="4.111306">
            <text:p>4,11E+000</text:p>
          </table:table-cell>
          <table:table-cell table:number-columns-repeated="2"/>
          <table:table-cell table:formula="of:=IF([.M128]=&quot;act&quot;;[.I128];IF([.M128]=&quot;sat&quot;;[.K128];[.B$1]))" office:value-type="float" office:value="4.19821428571428">
            <text:p>4,1982142857</text:p>
          </table:table-cell>
          <table:table-cell table:formula="of:=IF([.M128]=&quot;act&quot;;[.J128];IF([.M128]=&quot;sat&quot;;[.L128];0))" office:value-type="float" office:value="4.09821428571429">
            <text:p>4,0982142857</text:p>
          </table:table-cell>
          <table:table-cell table:formula="of:=([.A128]-[.B$7])/[.D$1]" office:value-type="float" office:value="2.54854368932038">
            <text:p>2,5485</text:p>
          </table:table-cell>
          <table:table-cell table:formula="of:=[.B$1]-[.B$3]*[.H128]" office:value-type="float" office:value="2.35436893203885">
            <text:p>2,354368932</text:p>
          </table:table-cell>
          <table:table-cell table:formula="of:=[.B$4]*[.H128]/[.D$6]" office:value-type="float" office:value="5.12257281553397">
            <text:p>5,1225728155</text:p>
          </table:table-cell>
          <table:table-cell table:style-name="ce5" table:formula="of:=[.L128]+[.B$8]" office:value-type="float" office:value="4.19821428571428">
            <text:p>4,20</text:p>
          </table:table-cell>
          <table:table-cell table:style-name="ce5" table:formula="of:=[.G$3]*([.A128]-[.B$7])+[.G$5]" office:value-type="float" office:value="4.09821428571429">
            <text:p>4,10</text:p>
          </table:table-cell>
          <table:table-cell table:formula="of:=IF([.H128]&lt;0;&quot;sperrt&quot;;IF([.I128]-[.J128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5.89999999999999">
            <text:p>5,90E+000</text:p>
          </table:table-cell>
          <table:table-cell table:style-name="ce2" office:value-type="float" office:value="4.159706">
            <text:p>4,16E+000</text:p>
          </table:table-cell>
          <table:table-cell table:style-name="ce2" office:value-type="float" office:value="4.116933">
            <text:p>4,12E+000</text:p>
          </table:table-cell>
          <table:table-cell table:number-columns-repeated="2"/>
          <table:table-cell table:formula="of:=IF([.M129]=&quot;act&quot;;[.I129];IF([.M129]=&quot;sat&quot;;[.K129];[.B$1]))" office:value-type="float" office:value="4.20357142857143">
            <text:p>4,2035714286</text:p>
          </table:table-cell>
          <table:table-cell table:formula="of:=IF([.M129]=&quot;act&quot;;[.J129];IF([.M129]=&quot;sat&quot;;[.L129];0))" office:value-type="float" office:value="4.10357142857143">
            <text:p>4,1035714286</text:p>
          </table:table-cell>
          <table:table-cell table:formula="of:=([.A129]-[.B$7])/[.D$1]" office:value-type="float" office:value="2.57281553398058">
            <text:p>2,5728</text:p>
          </table:table-cell>
          <table:table-cell table:formula="of:=[.B$1]-[.B$3]*[.H129]" office:value-type="float" office:value="2.28155339805827">
            <text:p>2,2815533981</text:p>
          </table:table-cell>
          <table:table-cell table:formula="of:=[.B$4]*[.H129]/[.D$6]" office:value-type="float" office:value="5.17135922330096">
            <text:p>5,1713592233</text:p>
          </table:table-cell>
          <table:table-cell table:style-name="ce5" table:formula="of:=[.L129]+[.B$8]" office:value-type="float" office:value="4.20357142857143">
            <text:p>4,20</text:p>
          </table:table-cell>
          <table:table-cell table:style-name="ce5" table:formula="of:=[.G$3]*([.A129]-[.B$7])+[.G$5]" office:value-type="float" office:value="4.10357142857143">
            <text:p>4,10</text:p>
          </table:table-cell>
          <table:table-cell table:formula="of:=IF([.H129]&lt;0;&quot;sperrt&quot;;IF([.I129]-[.J129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5.94999999999999">
            <text:p>5,95E+000</text:p>
          </table:table-cell>
          <table:table-cell table:style-name="ce2" office:value-type="float" office:value="4.164513">
            <text:p>4,16E+000</text:p>
          </table:table-cell>
          <table:table-cell table:style-name="ce2" office:value-type="float" office:value="4.122545">
            <text:p>4,12E+000</text:p>
          </table:table-cell>
          <table:table-cell table:number-columns-repeated="2"/>
          <table:table-cell table:formula="of:=IF([.M130]=&quot;act&quot;;[.I130];IF([.M130]=&quot;sat&quot;;[.K130];[.B$1]))" office:value-type="float" office:value="4.20892857142857">
            <text:p>4,2089285714</text:p>
          </table:table-cell>
          <table:table-cell table:formula="of:=IF([.M130]=&quot;act&quot;;[.J130];IF([.M130]=&quot;sat&quot;;[.L130];0))" office:value-type="float" office:value="4.10892857142857">
            <text:p>4,1089285714</text:p>
          </table:table-cell>
          <table:table-cell table:formula="of:=([.A130]-[.B$7])/[.D$1]" office:value-type="float" office:value="2.59708737864077">
            <text:p>2,5971</text:p>
          </table:table-cell>
          <table:table-cell table:formula="of:=[.B$1]-[.B$3]*[.H130]" office:value-type="float" office:value="2.20873786407769">
            <text:p>2,2087378641</text:p>
          </table:table-cell>
          <table:table-cell table:formula="of:=[.B$4]*[.H130]/[.D$6]" office:value-type="float" office:value="5.22014563106795">
            <text:p>5,2201456311</text:p>
          </table:table-cell>
          <table:table-cell table:style-name="ce5" table:formula="of:=[.L130]+[.B$8]" office:value-type="float" office:value="4.20892857142857">
            <text:p>4,21</text:p>
          </table:table-cell>
          <table:table-cell table:style-name="ce5" table:formula="of:=[.G$3]*([.A130]-[.B$7])+[.G$5]" office:value-type="float" office:value="4.10892857142857">
            <text:p>4,11</text:p>
          </table:table-cell>
          <table:table-cell table:formula="of:=IF([.H130]&lt;0;&quot;sperrt&quot;;IF([.I130]-[.J130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5.99999999999999">
            <text:p>6,00E+000</text:p>
          </table:table-cell>
          <table:table-cell table:style-name="ce2" office:value-type="float" office:value="4.169345">
            <text:p>4,17E+000</text:p>
          </table:table-cell>
          <table:table-cell table:style-name="ce2" office:value-type="float" office:value="4.128142">
            <text:p>4,13E+000</text:p>
          </table:table-cell>
          <table:table-cell table:number-columns-repeated="2"/>
          <table:table-cell table:formula="of:=IF([.M131]=&quot;act&quot;;[.I131];IF([.M131]=&quot;sat&quot;;[.K131];[.B$1]))" office:value-type="float" office:value="4.21428571428571">
            <text:p>4,2142857143</text:p>
          </table:table-cell>
          <table:table-cell table:formula="of:=IF([.M131]=&quot;act&quot;;[.J131];IF([.M131]=&quot;sat&quot;;[.L131];0))" office:value-type="float" office:value="4.11428571428571">
            <text:p>4,1142857143</text:p>
          </table:table-cell>
          <table:table-cell table:formula="of:=([.A131]-[.B$7])/[.D$1]" office:value-type="float" office:value="2.62135922330096">
            <text:p>2,6214</text:p>
          </table:table-cell>
          <table:table-cell table:formula="of:=[.B$1]-[.B$3]*[.H131]" office:value-type="float" office:value="2.13592233009711">
            <text:p>2,1359223301</text:p>
          </table:table-cell>
          <table:table-cell table:formula="of:=[.B$4]*[.H131]/[.D$6]" office:value-type="float" office:value="5.26893203883494">
            <text:p>5,2689320388</text:p>
          </table:table-cell>
          <table:table-cell table:style-name="ce5" table:formula="of:=[.L131]+[.B$8]" office:value-type="float" office:value="4.21428571428571">
            <text:p>4,21</text:p>
          </table:table-cell>
          <table:table-cell table:style-name="ce5" table:formula="of:=[.G$3]*([.A131]-[.B$7])+[.G$5]" office:value-type="float" office:value="4.11428571428571">
            <text:p>4,11</text:p>
          </table:table-cell>
          <table:table-cell table:formula="of:=IF([.H131]&lt;0;&quot;sperrt&quot;;IF([.I131]-[.J131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6.04999999999999">
            <text:p>6,05E+000</text:p>
          </table:table-cell>
          <table:table-cell table:style-name="ce2" office:value-type="float" office:value="4.174202">
            <text:p>4,17E+000</text:p>
          </table:table-cell>
          <table:table-cell table:style-name="ce2" office:value-type="float" office:value="4.133727">
            <text:p>4,13E+000</text:p>
          </table:table-cell>
          <table:table-cell table:number-columns-repeated="2"/>
          <table:table-cell table:formula="of:=IF([.M132]=&quot;act&quot;;[.I132];IF([.M132]=&quot;sat&quot;;[.K132];[.B$1]))" office:value-type="float" office:value="4.21964285714286">
            <text:p>4,2196428571</text:p>
          </table:table-cell>
          <table:table-cell table:formula="of:=IF([.M132]=&quot;act&quot;;[.J132];IF([.M132]=&quot;sat&quot;;[.L132];0))" office:value-type="float" office:value="4.11964285714286">
            <text:p>4,1196428571</text:p>
          </table:table-cell>
          <table:table-cell table:formula="of:=([.A132]-[.B$7])/[.D$1]" office:value-type="float" office:value="2.64563106796116">
            <text:p>2,6456</text:p>
          </table:table-cell>
          <table:table-cell table:formula="of:=[.B$1]-[.B$3]*[.H132]" office:value-type="float" office:value="2.06310679611652">
            <text:p>2,0631067961</text:p>
          </table:table-cell>
          <table:table-cell table:formula="of:=[.B$4]*[.H132]/[.D$6]" office:value-type="float" office:value="5.31771844660193">
            <text:p>5,3177184466</text:p>
          </table:table-cell>
          <table:table-cell table:style-name="ce5" table:formula="of:=[.L132]+[.B$8]" office:value-type="float" office:value="4.21964285714286">
            <text:p>4,22</text:p>
          </table:table-cell>
          <table:table-cell table:style-name="ce5" table:formula="of:=[.G$3]*([.A132]-[.B$7])+[.G$5]" office:value-type="float" office:value="4.11964285714286">
            <text:p>4,12</text:p>
          </table:table-cell>
          <table:table-cell table:formula="of:=IF([.H132]&lt;0;&quot;sperrt&quot;;IF([.I132]-[.J132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6.09999999999999">
            <text:p>6,10E+000</text:p>
          </table:table-cell>
          <table:table-cell table:style-name="ce2" office:value-type="float" office:value="4.179082">
            <text:p>4,18E+000</text:p>
          </table:table-cell>
          <table:table-cell table:style-name="ce2" office:value-type="float" office:value="4.139299">
            <text:p>4,14E+000</text:p>
          </table:table-cell>
          <table:table-cell table:number-columns-repeated="2"/>
          <table:table-cell table:formula="of:=IF([.M133]=&quot;act&quot;;[.I133];IF([.M133]=&quot;sat&quot;;[.K133];[.B$1]))" office:value-type="float" office:value="4.225">
            <text:p>4,225</text:p>
          </table:table-cell>
          <table:table-cell table:formula="of:=IF([.M133]=&quot;act&quot;;[.J133];IF([.M133]=&quot;sat&quot;;[.L133];0))" office:value-type="float" office:value="4.125">
            <text:p>4,125</text:p>
          </table:table-cell>
          <table:table-cell table:formula="of:=([.A133]-[.B$7])/[.D$1]" office:value-type="float" office:value="2.66990291262135">
            <text:p>2,6699</text:p>
          </table:table-cell>
          <table:table-cell table:formula="of:=[.B$1]-[.B$3]*[.H133]" office:value-type="float" office:value="1.99029126213594">
            <text:p>1,9902912621</text:p>
          </table:table-cell>
          <table:table-cell table:formula="of:=[.B$4]*[.H133]/[.D$6]" office:value-type="float" office:value="5.36650485436892">
            <text:p>5,3665048544</text:p>
          </table:table-cell>
          <table:table-cell table:style-name="ce5" table:formula="of:=[.L133]+[.B$8]" office:value-type="float" office:value="4.225">
            <text:p>4,23</text:p>
          </table:table-cell>
          <table:table-cell table:style-name="ce5" table:formula="of:=[.G$3]*([.A133]-[.B$7])+[.G$5]" office:value-type="float" office:value="4.125">
            <text:p>4,13</text:p>
          </table:table-cell>
          <table:table-cell table:formula="of:=IF([.H133]&lt;0;&quot;sperrt&quot;;IF([.I133]-[.J133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6.14999999999999">
            <text:p>6,15E+000</text:p>
          </table:table-cell>
          <table:table-cell table:style-name="ce2" office:value-type="float" office:value="4.183983">
            <text:p>4,18E+000</text:p>
          </table:table-cell>
          <table:table-cell table:style-name="ce2" office:value-type="float" office:value="4.144861">
            <text:p>4,14E+000</text:p>
          </table:table-cell>
          <table:table-cell table:number-columns-repeated="2"/>
          <table:table-cell table:formula="of:=IF([.M134]=&quot;act&quot;;[.I134];IF([.M134]=&quot;sat&quot;;[.K134];[.B$1]))" office:value-type="float" office:value="4.23035714285714">
            <text:p>4,2303571429</text:p>
          </table:table-cell>
          <table:table-cell table:formula="of:=IF([.M134]=&quot;act&quot;;[.J134];IF([.M134]=&quot;sat&quot;;[.L134];0))" office:value-type="float" office:value="4.13035714285714">
            <text:p>4,1303571429</text:p>
          </table:table-cell>
          <table:table-cell table:formula="of:=([.A134]-[.B$7])/[.D$1]" office:value-type="float" office:value="2.69417475728155">
            <text:p>2,6942</text:p>
          </table:table-cell>
          <table:table-cell table:formula="of:=[.B$1]-[.B$3]*[.H134]" office:value-type="float" office:value="1.91747572815536">
            <text:p>1,9174757282</text:p>
          </table:table-cell>
          <table:table-cell table:formula="of:=[.B$4]*[.H134]/[.D$6]" office:value-type="float" office:value="5.41529126213591">
            <text:p>5,4152912621</text:p>
          </table:table-cell>
          <table:table-cell table:style-name="ce5" table:formula="of:=[.L134]+[.B$8]" office:value-type="float" office:value="4.23035714285714">
            <text:p>4,23</text:p>
          </table:table-cell>
          <table:table-cell table:style-name="ce5" table:formula="of:=[.G$3]*([.A134]-[.B$7])+[.G$5]" office:value-type="float" office:value="4.13035714285714">
            <text:p>4,13</text:p>
          </table:table-cell>
          <table:table-cell table:formula="of:=IF([.H134]&lt;0;&quot;sperrt&quot;;IF([.I134]-[.J134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6.19999999999999">
            <text:p>6,20E+000</text:p>
          </table:table-cell>
          <table:table-cell table:style-name="ce2" office:value-type="float" office:value="4.188903">
            <text:p>4,19E+000</text:p>
          </table:table-cell>
          <table:table-cell table:style-name="ce2" office:value-type="float" office:value="4.150412">
            <text:p>4,15E+000</text:p>
          </table:table-cell>
          <table:table-cell table:number-columns-repeated="2"/>
          <table:table-cell table:formula="of:=IF([.M135]=&quot;act&quot;;[.I135];IF([.M135]=&quot;sat&quot;;[.K135];[.B$1]))" office:value-type="float" office:value="4.23571428571428">
            <text:p>4,2357142857</text:p>
          </table:table-cell>
          <table:table-cell table:formula="of:=IF([.M135]=&quot;act&quot;;[.J135];IF([.M135]=&quot;sat&quot;;[.L135];0))" office:value-type="float" office:value="4.13571428571428">
            <text:p>4,1357142857</text:p>
          </table:table-cell>
          <table:table-cell table:formula="of:=([.A135]-[.B$7])/[.D$1]" office:value-type="float" office:value="2.71844660194174">
            <text:p>2,7184</text:p>
          </table:table-cell>
          <table:table-cell table:formula="of:=[.B$1]-[.B$3]*[.H135]" office:value-type="float" office:value="1.84466019417478">
            <text:p>1,8446601942</text:p>
          </table:table-cell>
          <table:table-cell table:formula="of:=[.B$4]*[.H135]/[.D$6]" office:value-type="float" office:value="5.4640776699029">
            <text:p>5,4640776699</text:p>
          </table:table-cell>
          <table:table-cell table:style-name="ce5" table:formula="of:=[.L135]+[.B$8]" office:value-type="float" office:value="4.23571428571428">
            <text:p>4,24</text:p>
          </table:table-cell>
          <table:table-cell table:style-name="ce5" table:formula="of:=[.G$3]*([.A135]-[.B$7])+[.G$5]" office:value-type="float" office:value="4.13571428571428">
            <text:p>4,14</text:p>
          </table:table-cell>
          <table:table-cell table:formula="of:=IF([.H135]&lt;0;&quot;sperrt&quot;;IF([.I135]-[.J135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6.24999999999999">
            <text:p>6,25E+000</text:p>
          </table:table-cell>
          <table:table-cell table:style-name="ce2" office:value-type="float" office:value="4.193841">
            <text:p>4,19E+000</text:p>
          </table:table-cell>
          <table:table-cell table:style-name="ce2" office:value-type="float" office:value="4.155954">
            <text:p>4,16E+000</text:p>
          </table:table-cell>
          <table:table-cell table:number-columns-repeated="2"/>
          <table:table-cell table:formula="of:=IF([.M136]=&quot;act&quot;;[.I136];IF([.M136]=&quot;sat&quot;;[.K136];[.B$1]))" office:value-type="float" office:value="4.24107142857143">
            <text:p>4,2410714286</text:p>
          </table:table-cell>
          <table:table-cell table:formula="of:=IF([.M136]=&quot;act&quot;;[.J136];IF([.M136]=&quot;sat&quot;;[.L136];0))" office:value-type="float" office:value="4.14107142857143">
            <text:p>4,1410714286</text:p>
          </table:table-cell>
          <table:table-cell table:formula="of:=([.A136]-[.B$7])/[.D$1]" office:value-type="float" office:value="2.74271844660194">
            <text:p>2,7427</text:p>
          </table:table-cell>
          <table:table-cell table:formula="of:=[.B$1]-[.B$3]*[.H136]" office:value-type="float" office:value="1.77184466019419">
            <text:p>1,7718446602</text:p>
          </table:table-cell>
          <table:table-cell table:formula="of:=[.B$4]*[.H136]/[.D$6]" office:value-type="float" office:value="5.51286407766989">
            <text:p>5,5128640777</text:p>
          </table:table-cell>
          <table:table-cell table:style-name="ce5" table:formula="of:=[.L136]+[.B$8]" office:value-type="float" office:value="4.24107142857143">
            <text:p>4,24</text:p>
          </table:table-cell>
          <table:table-cell table:style-name="ce5" table:formula="of:=[.G$3]*([.A136]-[.B$7])+[.G$5]" office:value-type="float" office:value="4.14107142857143">
            <text:p>4,14</text:p>
          </table:table-cell>
          <table:table-cell table:formula="of:=IF([.H136]&lt;0;&quot;sperrt&quot;;IF([.I136]-[.J136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6.29999999999999">
            <text:p>6,30E+000</text:p>
          </table:table-cell>
          <table:table-cell table:style-name="ce2" office:value-type="float" office:value="4.198795">
            <text:p>4,20E+000</text:p>
          </table:table-cell>
          <table:table-cell table:style-name="ce2" office:value-type="float" office:value="4.161487">
            <text:p>4,16E+000</text:p>
          </table:table-cell>
          <table:table-cell table:number-columns-repeated="2"/>
          <table:table-cell table:formula="of:=IF([.M137]=&quot;act&quot;;[.I137];IF([.M137]=&quot;sat&quot;;[.K137];[.B$1]))" office:value-type="float" office:value="4.24642857142857">
            <text:p>4,2464285714</text:p>
          </table:table-cell>
          <table:table-cell table:formula="of:=IF([.M137]=&quot;act&quot;;[.J137];IF([.M137]=&quot;sat&quot;;[.L137];0))" office:value-type="float" office:value="4.14642857142857">
            <text:p>4,1464285714</text:p>
          </table:table-cell>
          <table:table-cell table:formula="of:=([.A137]-[.B$7])/[.D$1]" office:value-type="float" office:value="2.76699029126213">
            <text:p>2,7670</text:p>
          </table:table-cell>
          <table:table-cell table:formula="of:=[.B$1]-[.B$3]*[.H137]" office:value-type="float" office:value="1.69902912621361">
            <text:p>1,6990291262</text:p>
          </table:table-cell>
          <table:table-cell table:formula="of:=[.B$4]*[.H137]/[.D$6]" office:value-type="float" office:value="5.56165048543688">
            <text:p>5,5616504854</text:p>
          </table:table-cell>
          <table:table-cell table:style-name="ce5" table:formula="of:=[.L137]+[.B$8]" office:value-type="float" office:value="4.24642857142857">
            <text:p>4,25</text:p>
          </table:table-cell>
          <table:table-cell table:style-name="ce5" table:formula="of:=[.G$3]*([.A137]-[.B$7])+[.G$5]" office:value-type="float" office:value="4.14642857142857">
            <text:p>4,15</text:p>
          </table:table-cell>
          <table:table-cell table:formula="of:=IF([.H137]&lt;0;&quot;sperrt&quot;;IF([.I137]-[.J137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6.34999999999999">
            <text:p>6,35E+000</text:p>
          </table:table-cell>
          <table:table-cell table:style-name="ce2" office:value-type="float" office:value="4.203765">
            <text:p>4,20E+000</text:p>
          </table:table-cell>
          <table:table-cell table:style-name="ce2" office:value-type="float" office:value="4.167012">
            <text:p>4,17E+000</text:p>
          </table:table-cell>
          <table:table-cell table:number-columns-repeated="2"/>
          <table:table-cell table:formula="of:=IF([.M138]=&quot;act&quot;;[.I138];IF([.M138]=&quot;sat&quot;;[.K138];[.B$1]))" office:value-type="float" office:value="4.25178571428571">
            <text:p>4,2517857143</text:p>
          </table:table-cell>
          <table:table-cell table:formula="of:=IF([.M138]=&quot;act&quot;;[.J138];IF([.M138]=&quot;sat&quot;;[.L138];0))" office:value-type="float" office:value="4.15178571428571">
            <text:p>4,1517857143</text:p>
          </table:table-cell>
          <table:table-cell table:formula="of:=([.A138]-[.B$7])/[.D$1]" office:value-type="float" office:value="2.79126213592232">
            <text:p>2,7913</text:p>
          </table:table-cell>
          <table:table-cell table:formula="of:=[.B$1]-[.B$3]*[.H138]" office:value-type="float" office:value="1.62621359223303">
            <text:p>1,6262135922</text:p>
          </table:table-cell>
          <table:table-cell table:formula="of:=[.B$4]*[.H138]/[.D$6]" office:value-type="float" office:value="5.61043689320387">
            <text:p>5,6104368932</text:p>
          </table:table-cell>
          <table:table-cell table:style-name="ce5" table:formula="of:=[.L138]+[.B$8]" office:value-type="float" office:value="4.25178571428571">
            <text:p>4,25</text:p>
          </table:table-cell>
          <table:table-cell table:style-name="ce5" table:formula="of:=[.G$3]*([.A138]-[.B$7])+[.G$5]" office:value-type="float" office:value="4.15178571428571">
            <text:p>4,15</text:p>
          </table:table-cell>
          <table:table-cell table:formula="of:=IF([.H138]&lt;0;&quot;sperrt&quot;;IF([.I138]-[.J138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6.39999999999999">
            <text:p>6,40E+000</text:p>
          </table:table-cell>
          <table:table-cell table:style-name="ce2" office:value-type="float" office:value="4.20875">
            <text:p>4,21E+000</text:p>
          </table:table-cell>
          <table:table-cell table:style-name="ce2" office:value-type="float" office:value="4.172529">
            <text:p>4,17E+000</text:p>
          </table:table-cell>
          <table:table-cell table:number-columns-repeated="2"/>
          <table:table-cell table:formula="of:=IF([.M139]=&quot;act&quot;;[.I139];IF([.M139]=&quot;sat&quot;;[.K139];[.B$1]))" office:value-type="float" office:value="4.25714285714286">
            <text:p>4,2571428571</text:p>
          </table:table-cell>
          <table:table-cell table:formula="of:=IF([.M139]=&quot;act&quot;;[.J139];IF([.M139]=&quot;sat&quot;;[.L139];0))" office:value-type="float" office:value="4.15714285714286">
            <text:p>4,1571428571</text:p>
          </table:table-cell>
          <table:table-cell table:formula="of:=([.A139]-[.B$7])/[.D$1]" office:value-type="float" office:value="2.81553398058252">
            <text:p>2,8155</text:p>
          </table:table-cell>
          <table:table-cell table:formula="of:=[.B$1]-[.B$3]*[.H139]" office:value-type="float" office:value="1.55339805825245">
            <text:p>1,5533980583</text:p>
          </table:table-cell>
          <table:table-cell table:formula="of:=[.B$4]*[.H139]/[.D$6]" office:value-type="float" office:value="5.65922330097086">
            <text:p>5,659223301</text:p>
          </table:table-cell>
          <table:table-cell table:style-name="ce5" table:formula="of:=[.L139]+[.B$8]" office:value-type="float" office:value="4.25714285714286">
            <text:p>4,26</text:p>
          </table:table-cell>
          <table:table-cell table:style-name="ce5" table:formula="of:=[.G$3]*([.A139]-[.B$7])+[.G$5]" office:value-type="float" office:value="4.15714285714286">
            <text:p>4,16</text:p>
          </table:table-cell>
          <table:table-cell table:formula="of:=IF([.H139]&lt;0;&quot;sperrt&quot;;IF([.I139]-[.J139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6.44999999999999">
            <text:p>6,45E+000</text:p>
          </table:table-cell>
          <table:table-cell table:style-name="ce2" office:value-type="float" office:value="4.213748">
            <text:p>4,21E+000</text:p>
          </table:table-cell>
          <table:table-cell table:style-name="ce2" office:value-type="float" office:value="4.178039">
            <text:p>4,18E+000</text:p>
          </table:table-cell>
          <table:table-cell table:number-columns-repeated="2"/>
          <table:table-cell table:formula="of:=IF([.M140]=&quot;act&quot;;[.I140];IF([.M140]=&quot;sat&quot;;[.K140];[.B$1]))" office:value-type="float" office:value="4.2625">
            <text:p>4,2625</text:p>
          </table:table-cell>
          <table:table-cell table:formula="of:=IF([.M140]=&quot;act&quot;;[.J140];IF([.M140]=&quot;sat&quot;;[.L140];0))" office:value-type="float" office:value="4.1625">
            <text:p>4,1625</text:p>
          </table:table-cell>
          <table:table-cell table:formula="of:=([.A140]-[.B$7])/[.D$1]" office:value-type="float" office:value="2.83980582524271">
            <text:p>2,8398</text:p>
          </table:table-cell>
          <table:table-cell table:formula="of:=[.B$1]-[.B$3]*[.H140]" office:value-type="float" office:value="1.48058252427186">
            <text:p>1,4805825243</text:p>
          </table:table-cell>
          <table:table-cell table:formula="of:=[.B$4]*[.H140]/[.D$6]" office:value-type="float" office:value="5.70800970873785">
            <text:p>5,7080097087</text:p>
          </table:table-cell>
          <table:table-cell table:style-name="ce5" table:formula="of:=[.L140]+[.B$8]" office:value-type="float" office:value="4.2625">
            <text:p>4,26</text:p>
          </table:table-cell>
          <table:table-cell table:style-name="ce5" table:formula="of:=[.G$3]*([.A140]-[.B$7])+[.G$5]" office:value-type="float" office:value="4.1625">
            <text:p>4,16</text:p>
          </table:table-cell>
          <table:table-cell table:formula="of:=IF([.H140]&lt;0;&quot;sperrt&quot;;IF([.I140]-[.J140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6.49999999999999">
            <text:p>6,50E+000</text:p>
          </table:table-cell>
          <table:table-cell table:style-name="ce2" office:value-type="float" office:value="4.21876">
            <text:p>4,22E+000</text:p>
          </table:table-cell>
          <table:table-cell table:style-name="ce2" office:value-type="float" office:value="4.183542">
            <text:p>4,18E+000</text:p>
          </table:table-cell>
          <table:table-cell table:number-columns-repeated="2"/>
          <table:table-cell table:formula="of:=IF([.M141]=&quot;act&quot;;[.I141];IF([.M141]=&quot;sat&quot;;[.K141];[.B$1]))" office:value-type="float" office:value="4.26785714285714">
            <text:p>4,2678571429</text:p>
          </table:table-cell>
          <table:table-cell table:formula="of:=IF([.M141]=&quot;act&quot;;[.J141];IF([.M141]=&quot;sat&quot;;[.L141];0))" office:value-type="float" office:value="4.16785714285714">
            <text:p>4,1678571429</text:p>
          </table:table-cell>
          <table:table-cell table:formula="of:=([.A141]-[.B$7])/[.D$1]" office:value-type="float" office:value="2.86407766990291">
            <text:p>2,8641</text:p>
          </table:table-cell>
          <table:table-cell table:formula="of:=[.B$1]-[.B$3]*[.H141]" office:value-type="float" office:value="1.40776699029128">
            <text:p>1,4077669903</text:p>
          </table:table-cell>
          <table:table-cell table:formula="of:=[.B$4]*[.H141]/[.D$6]" office:value-type="float" office:value="5.75679611650484">
            <text:p>5,7567961165</text:p>
          </table:table-cell>
          <table:table-cell table:style-name="ce5" table:formula="of:=[.L141]+[.B$8]" office:value-type="float" office:value="4.26785714285714">
            <text:p>4,27</text:p>
          </table:table-cell>
          <table:table-cell table:style-name="ce5" table:formula="of:=[.G$3]*([.A141]-[.B$7])+[.G$5]" office:value-type="float" office:value="4.16785714285714">
            <text:p>4,17</text:p>
          </table:table-cell>
          <table:table-cell table:formula="of:=IF([.H141]&lt;0;&quot;sperrt&quot;;IF([.I141]-[.J141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6.54999999999999">
            <text:p>6,55E+000</text:p>
          </table:table-cell>
          <table:table-cell table:style-name="ce2" office:value-type="float" office:value="4.223784">
            <text:p>4,22E+000</text:p>
          </table:table-cell>
          <table:table-cell table:style-name="ce2" office:value-type="float" office:value="4.189039">
            <text:p>4,19E+000</text:p>
          </table:table-cell>
          <table:table-cell table:number-columns-repeated="2"/>
          <table:table-cell table:formula="of:=IF([.M142]=&quot;act&quot;;[.I142];IF([.M142]=&quot;sat&quot;;[.K142];[.B$1]))" office:value-type="float" office:value="4.27321428571428">
            <text:p>4,2732142857</text:p>
          </table:table-cell>
          <table:table-cell table:formula="of:=IF([.M142]=&quot;act&quot;;[.J142];IF([.M142]=&quot;sat&quot;;[.L142];0))" office:value-type="float" office:value="4.17321428571428">
            <text:p>4,1732142857</text:p>
          </table:table-cell>
          <table:table-cell table:formula="of:=([.A142]-[.B$7])/[.D$1]" office:value-type="float" office:value="2.8883495145631">
            <text:p>2,8883</text:p>
          </table:table-cell>
          <table:table-cell table:formula="of:=[.B$1]-[.B$3]*[.H142]" office:value-type="float" office:value="1.3349514563107">
            <text:p>1,3349514563</text:p>
          </table:table-cell>
          <table:table-cell table:formula="of:=[.B$4]*[.H142]/[.D$6]" office:value-type="float" office:value="5.80558252427183">
            <text:p>5,8055825243</text:p>
          </table:table-cell>
          <table:table-cell table:style-name="ce5" table:formula="of:=[.L142]+[.B$8]" office:value-type="float" office:value="4.27321428571428">
            <text:p>4,27</text:p>
          </table:table-cell>
          <table:table-cell table:style-name="ce5" table:formula="of:=[.G$3]*([.A142]-[.B$7])+[.G$5]" office:value-type="float" office:value="4.17321428571428">
            <text:p>4,17</text:p>
          </table:table-cell>
          <table:table-cell table:formula="of:=IF([.H142]&lt;0;&quot;sperrt&quot;;IF([.I142]-[.J142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6.59999999999999">
            <text:p>6,60E+000</text:p>
          </table:table-cell>
          <table:table-cell table:style-name="ce2" office:value-type="float" office:value="4.228819">
            <text:p>4,23E+000</text:p>
          </table:table-cell>
          <table:table-cell table:style-name="ce2" office:value-type="float" office:value="4.19453">
            <text:p>4,19E+000</text:p>
          </table:table-cell>
          <table:table-cell table:number-columns-repeated="2"/>
          <table:table-cell table:formula="of:=IF([.M143]=&quot;act&quot;;[.I143];IF([.M143]=&quot;sat&quot;;[.K143];[.B$1]))" office:value-type="float" office:value="4.27857142857143">
            <text:p>4,2785714286</text:p>
          </table:table-cell>
          <table:table-cell table:formula="of:=IF([.M143]=&quot;act&quot;;[.J143];IF([.M143]=&quot;sat&quot;;[.L143];0))" office:value-type="float" office:value="4.17857142857143">
            <text:p>4,1785714286</text:p>
          </table:table-cell>
          <table:table-cell table:formula="of:=([.A143]-[.B$7])/[.D$1]" office:value-type="float" office:value="2.91262135922329">
            <text:p>2,9126</text:p>
          </table:table-cell>
          <table:table-cell table:formula="of:=[.B$1]-[.B$3]*[.H143]" office:value-type="float" office:value="1.26213592233012">
            <text:p>1,2621359223</text:p>
          </table:table-cell>
          <table:table-cell table:formula="of:=[.B$4]*[.H143]/[.D$6]" office:value-type="float" office:value="5.85436893203882">
            <text:p>5,854368932</text:p>
          </table:table-cell>
          <table:table-cell table:style-name="ce5" table:formula="of:=[.L143]+[.B$8]" office:value-type="float" office:value="4.27857142857143">
            <text:p>4,28</text:p>
          </table:table-cell>
          <table:table-cell table:style-name="ce5" table:formula="of:=[.G$3]*([.A143]-[.B$7])+[.G$5]" office:value-type="float" office:value="4.17857142857143">
            <text:p>4,18</text:p>
          </table:table-cell>
          <table:table-cell table:formula="of:=IF([.H143]&lt;0;&quot;sperrt&quot;;IF([.I143]-[.J143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6.64999999999998">
            <text:p>6,65E+000</text:p>
          </table:table-cell>
          <table:table-cell table:style-name="ce2" office:value-type="float" office:value="4.233865">
            <text:p>4,23E+000</text:p>
          </table:table-cell>
          <table:table-cell table:style-name="ce2" office:value-type="float" office:value="4.200015">
            <text:p>4,20E+000</text:p>
          </table:table-cell>
          <table:table-cell table:number-columns-repeated="2"/>
          <table:table-cell table:formula="of:=IF([.M144]=&quot;act&quot;;[.I144];IF([.M144]=&quot;sat&quot;;[.K144];[.B$1]))" office:value-type="float" office:value="4.28392857142857">
            <text:p>4,2839285714</text:p>
          </table:table-cell>
          <table:table-cell table:formula="of:=IF([.M144]=&quot;act&quot;;[.J144];IF([.M144]=&quot;sat&quot;;[.L144];0))" office:value-type="float" office:value="4.18392857142857">
            <text:p>4,1839285714</text:p>
          </table:table-cell>
          <table:table-cell table:formula="of:=([.A144]-[.B$7])/[.D$1]" office:value-type="float" office:value="2.93689320388349">
            <text:p>2,9369</text:p>
          </table:table-cell>
          <table:table-cell table:formula="of:=[.B$1]-[.B$3]*[.H144]" office:value-type="float" office:value="1.18932038834954">
            <text:p>1,1893203883</text:p>
          </table:table-cell>
          <table:table-cell table:formula="of:=[.B$4]*[.H144]/[.D$6]" office:value-type="float" office:value="5.90315533980581">
            <text:p>5,9031553398</text:p>
          </table:table-cell>
          <table:table-cell table:style-name="ce5" table:formula="of:=[.L144]+[.B$8]" office:value-type="float" office:value="4.28392857142857">
            <text:p>4,28</text:p>
          </table:table-cell>
          <table:table-cell table:style-name="ce5" table:formula="of:=[.G$3]*([.A144]-[.B$7])+[.G$5]" office:value-type="float" office:value="4.18392857142857">
            <text:p>4,18</text:p>
          </table:table-cell>
          <table:table-cell table:formula="of:=IF([.H144]&lt;0;&quot;sperrt&quot;;IF([.I144]-[.J144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6.69999999999998">
            <text:p>6,70E+000</text:p>
          </table:table-cell>
          <table:table-cell table:style-name="ce2" office:value-type="float" office:value="4.238921">
            <text:p>4,24E+000</text:p>
          </table:table-cell>
          <table:table-cell table:style-name="ce2" office:value-type="float" office:value="4.205494">
            <text:p>4,21E+000</text:p>
          </table:table-cell>
          <table:table-cell table:number-columns-repeated="2"/>
          <table:table-cell table:formula="of:=IF([.M145]=&quot;act&quot;;[.I145];IF([.M145]=&quot;sat&quot;;[.K145];[.B$1]))" office:value-type="float" office:value="4.28928571428571">
            <text:p>4,2892857143</text:p>
          </table:table-cell>
          <table:table-cell table:formula="of:=IF([.M145]=&quot;act&quot;;[.J145];IF([.M145]=&quot;sat&quot;;[.L145];0))" office:value-type="float" office:value="4.18928571428571">
            <text:p>4,1892857143</text:p>
          </table:table-cell>
          <table:table-cell table:formula="of:=([.A145]-[.B$7])/[.D$1]" office:value-type="float" office:value="2.96116504854368">
            <text:p>2,9612</text:p>
          </table:table-cell>
          <table:table-cell table:formula="of:=[.B$1]-[.B$3]*[.H145]" office:value-type="float" office:value="1.11650485436896">
            <text:p>1,1165048544</text:p>
          </table:table-cell>
          <table:table-cell table:formula="of:=[.B$4]*[.H145]/[.D$6]" office:value-type="float" office:value="5.9519417475728">
            <text:p>5,9519417476</text:p>
          </table:table-cell>
          <table:table-cell table:style-name="ce5" table:formula="of:=[.L145]+[.B$8]" office:value-type="float" office:value="4.28928571428571">
            <text:p>4,29</text:p>
          </table:table-cell>
          <table:table-cell table:style-name="ce5" table:formula="of:=[.G$3]*([.A145]-[.B$7])+[.G$5]" office:value-type="float" office:value="4.18928571428571">
            <text:p>4,19</text:p>
          </table:table-cell>
          <table:table-cell table:formula="of:=IF([.H145]&lt;0;&quot;sperrt&quot;;IF([.I145]-[.J145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6.74999999999998">
            <text:p>6,75E+000</text:p>
          </table:table-cell>
          <table:table-cell table:style-name="ce2" office:value-type="float" office:value="4.243987">
            <text:p>4,24E+000</text:p>
          </table:table-cell>
          <table:table-cell table:style-name="ce2" office:value-type="float" office:value="4.210969">
            <text:p>4,21E+000</text:p>
          </table:table-cell>
          <table:table-cell table:number-columns-repeated="2"/>
          <table:table-cell table:formula="of:=IF([.M146]=&quot;act&quot;;[.I146];IF([.M146]=&quot;sat&quot;;[.K146];[.B$1]))" office:value-type="float" office:value="4.29464285714286">
            <text:p>4,2946428571</text:p>
          </table:table-cell>
          <table:table-cell table:formula="of:=IF([.M146]=&quot;act&quot;;[.J146];IF([.M146]=&quot;sat&quot;;[.L146];0))" office:value-type="float" office:value="4.19464285714286">
            <text:p>4,1946428571</text:p>
          </table:table-cell>
          <table:table-cell table:formula="of:=([.A146]-[.B$7])/[.D$1]" office:value-type="float" office:value="2.98543689320388">
            <text:p>2,9854</text:p>
          </table:table-cell>
          <table:table-cell table:formula="of:=[.B$1]-[.B$3]*[.H146]" office:value-type="float" office:value="1.04368932038837">
            <text:p>1,0436893204</text:p>
          </table:table-cell>
          <table:table-cell table:formula="of:=[.B$4]*[.H146]/[.D$6]" office:value-type="float" office:value="6.00072815533979">
            <text:p>6,0007281553</text:p>
          </table:table-cell>
          <table:table-cell table:style-name="ce5" table:formula="of:=[.L146]+[.B$8]" office:value-type="float" office:value="4.29464285714286">
            <text:p>4,29</text:p>
          </table:table-cell>
          <table:table-cell table:style-name="ce5" table:formula="of:=[.G$3]*([.A146]-[.B$7])+[.G$5]" office:value-type="float" office:value="4.19464285714286">
            <text:p>4,19</text:p>
          </table:table-cell>
          <table:table-cell table:formula="of:=IF([.H146]&lt;0;&quot;sperrt&quot;;IF([.I146]-[.J146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6.79999999999998">
            <text:p>6,80E+000</text:p>
          </table:table-cell>
          <table:table-cell table:style-name="ce2" office:value-type="float" office:value="4.249062">
            <text:p>4,25E+000</text:p>
          </table:table-cell>
          <table:table-cell table:style-name="ce2" office:value-type="float" office:value="4.21644">
            <text:p>4,22E+000</text:p>
          </table:table-cell>
          <table:table-cell table:number-columns-repeated="2"/>
          <table:table-cell table:formula="of:=IF([.M147]=&quot;act&quot;;[.I147];IF([.M147]=&quot;sat&quot;;[.K147];[.B$1]))" office:value-type="float" office:value="4.3">
            <text:p>4,3</text:p>
          </table:table-cell>
          <table:table-cell table:formula="of:=IF([.M147]=&quot;act&quot;;[.J147];IF([.M147]=&quot;sat&quot;;[.L147];0))" office:value-type="float" office:value="4.2">
            <text:p>4,2</text:p>
          </table:table-cell>
          <table:table-cell table:formula="of:=([.A147]-[.B$7])/[.D$1]" office:value-type="float" office:value="3.00970873786407">
            <text:p>3,0097</text:p>
          </table:table-cell>
          <table:table-cell table:formula="of:=[.B$1]-[.B$3]*[.H147]" office:value-type="float" office:value="0.97087378640779">
            <text:p>0,9708737864</text:p>
          </table:table-cell>
          <table:table-cell table:formula="of:=[.B$4]*[.H147]/[.D$6]" office:value-type="float" office:value="6.04951456310678">
            <text:p>6,0495145631</text:p>
          </table:table-cell>
          <table:table-cell table:style-name="ce5" table:formula="of:=[.L147]+[.B$8]" office:value-type="float" office:value="4.3">
            <text:p>4,30</text:p>
          </table:table-cell>
          <table:table-cell table:style-name="ce5" table:formula="of:=[.G$3]*([.A147]-[.B$7])+[.G$5]" office:value-type="float" office:value="4.2">
            <text:p>4,20</text:p>
          </table:table-cell>
          <table:table-cell table:formula="of:=IF([.H147]&lt;0;&quot;sperrt&quot;;IF([.I147]-[.J147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6.84999999999998">
            <text:p>6,85E+000</text:p>
          </table:table-cell>
          <table:table-cell table:style-name="ce2" office:value-type="float" office:value="4.254146">
            <text:p>4,25E+000</text:p>
          </table:table-cell>
          <table:table-cell table:style-name="ce2" office:value-type="float" office:value="4.221906">
            <text:p>4,22E+000</text:p>
          </table:table-cell>
          <table:table-cell table:number-columns-repeated="2"/>
          <table:table-cell table:formula="of:=IF([.M148]=&quot;act&quot;;[.I148];IF([.M148]=&quot;sat&quot;;[.K148];[.B$1]))" office:value-type="float" office:value="4.30535714285714">
            <text:p>4,3053571429</text:p>
          </table:table-cell>
          <table:table-cell table:formula="of:=IF([.M148]=&quot;act&quot;;[.J148];IF([.M148]=&quot;sat&quot;;[.L148];0))" office:value-type="float" office:value="4.20535714285714">
            <text:p>4,2053571429</text:p>
          </table:table-cell>
          <table:table-cell table:formula="of:=([.A148]-[.B$7])/[.D$1]" office:value-type="float" office:value="3.03398058252426">
            <text:p>3,0340</text:p>
          </table:table-cell>
          <table:table-cell table:formula="of:=[.B$1]-[.B$3]*[.H148]" office:value-type="float" office:value="0.898058252427207">
            <text:p>0,8980582524</text:p>
          </table:table-cell>
          <table:table-cell table:formula="of:=[.B$4]*[.H148]/[.D$6]" office:value-type="float" office:value="6.09830097087377">
            <text:p>6,0983009709</text:p>
          </table:table-cell>
          <table:table-cell table:style-name="ce5" table:formula="of:=[.L148]+[.B$8]" office:value-type="float" office:value="4.30535714285714">
            <text:p>4,31</text:p>
          </table:table-cell>
          <table:table-cell table:style-name="ce5" table:formula="of:=[.G$3]*([.A148]-[.B$7])+[.G$5]" office:value-type="float" office:value="4.20535714285714">
            <text:p>4,21</text:p>
          </table:table-cell>
          <table:table-cell table:formula="of:=IF([.H148]&lt;0;&quot;sperrt&quot;;IF([.I148]-[.J148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6.89999999999998">
            <text:p>6,90E+000</text:p>
          </table:table-cell>
          <table:table-cell table:style-name="ce2" office:value-type="float" office:value="4.259237">
            <text:p>4,26E+000</text:p>
          </table:table-cell>
          <table:table-cell table:style-name="ce2" office:value-type="float" office:value="4.227367">
            <text:p>4,23E+000</text:p>
          </table:table-cell>
          <table:table-cell table:number-columns-repeated="2"/>
          <table:table-cell table:formula="of:=IF([.M149]=&quot;act&quot;;[.I149];IF([.M149]=&quot;sat&quot;;[.K149];[.B$1]))" office:value-type="float" office:value="4.31071428571428">
            <text:p>4,3107142857</text:p>
          </table:table-cell>
          <table:table-cell table:formula="of:=IF([.M149]=&quot;act&quot;;[.J149];IF([.M149]=&quot;sat&quot;;[.L149];0))" office:value-type="float" office:value="4.21071428571428">
            <text:p>4,2107142857</text:p>
          </table:table-cell>
          <table:table-cell table:formula="of:=([.A149]-[.B$7])/[.D$1]" office:value-type="float" office:value="3.05825242718446">
            <text:p>3,0583</text:p>
          </table:table-cell>
          <table:table-cell table:formula="of:=[.B$1]-[.B$3]*[.H149]" office:value-type="float" office:value="0.825242718446622">
            <text:p>0,8252427184</text:p>
          </table:table-cell>
          <table:table-cell table:formula="of:=[.B$4]*[.H149]/[.D$6]" office:value-type="float" office:value="6.14708737864076">
            <text:p>6,1470873786</text:p>
          </table:table-cell>
          <table:table-cell table:style-name="ce5" table:formula="of:=[.L149]+[.B$8]" office:value-type="float" office:value="4.31071428571428">
            <text:p>4,31</text:p>
          </table:table-cell>
          <table:table-cell table:style-name="ce5" table:formula="of:=[.G$3]*([.A149]-[.B$7])+[.G$5]" office:value-type="float" office:value="4.21071428571428">
            <text:p>4,21</text:p>
          </table:table-cell>
          <table:table-cell table:formula="of:=IF([.H149]&lt;0;&quot;sperrt&quot;;IF([.I149]-[.J149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6.94999999999998">
            <text:p>6,95E+000</text:p>
          </table:table-cell>
          <table:table-cell table:style-name="ce2" office:value-type="float" office:value="4.264337">
            <text:p>4,26E+000</text:p>
          </table:table-cell>
          <table:table-cell table:style-name="ce2" office:value-type="float" office:value="4.232825">
            <text:p>4,23E+000</text:p>
          </table:table-cell>
          <table:table-cell table:number-columns-repeated="2"/>
          <table:table-cell table:formula="of:=IF([.M150]=&quot;act&quot;;[.I150];IF([.M150]=&quot;sat&quot;;[.K150];[.B$1]))" office:value-type="float" office:value="4.31607142857143">
            <text:p>4,3160714286</text:p>
          </table:table-cell>
          <table:table-cell table:formula="of:=IF([.M150]=&quot;act&quot;;[.J150];IF([.M150]=&quot;sat&quot;;[.L150];0))" office:value-type="float" office:value="4.21607142857143">
            <text:p>4,2160714286</text:p>
          </table:table-cell>
          <table:table-cell table:formula="of:=([.A150]-[.B$7])/[.D$1]" office:value-type="float" office:value="3.08252427184465">
            <text:p>3,0825</text:p>
          </table:table-cell>
          <table:table-cell table:formula="of:=[.B$1]-[.B$3]*[.H150]" office:value-type="float" office:value="0.752427184466042">
            <text:p>0,7524271845</text:p>
          </table:table-cell>
          <table:table-cell table:formula="of:=[.B$4]*[.H150]/[.D$6]" office:value-type="float" office:value="6.19587378640775">
            <text:p>6,1958737864</text:p>
          </table:table-cell>
          <table:table-cell table:style-name="ce5" table:formula="of:=[.L150]+[.B$8]" office:value-type="float" office:value="4.31607142857143">
            <text:p>4,32</text:p>
          </table:table-cell>
          <table:table-cell table:style-name="ce5" table:formula="of:=[.G$3]*([.A150]-[.B$7])+[.G$5]" office:value-type="float" office:value="4.21607142857143">
            <text:p>4,22</text:p>
          </table:table-cell>
          <table:table-cell table:formula="of:=IF([.H150]&lt;0;&quot;sperrt&quot;;IF([.I150]-[.J150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6.99999999999998">
            <text:p>7,00E+000</text:p>
          </table:table-cell>
          <table:table-cell table:style-name="ce2" office:value-type="float" office:value="4.269444">
            <text:p>4,27E+000</text:p>
          </table:table-cell>
          <table:table-cell table:style-name="ce2" office:value-type="float" office:value="4.238279">
            <text:p>4,24E+000</text:p>
          </table:table-cell>
          <table:table-cell table:number-columns-repeated="2"/>
          <table:table-cell table:formula="of:=IF([.M151]=&quot;act&quot;;[.I151];IF([.M151]=&quot;sat&quot;;[.K151];[.B$1]))" office:value-type="float" office:value="4.32142857142857">
            <text:p>4,3214285714</text:p>
          </table:table-cell>
          <table:table-cell table:formula="of:=IF([.M151]=&quot;act&quot;;[.J151];IF([.M151]=&quot;sat&quot;;[.L151];0))" office:value-type="float" office:value="4.22142857142857">
            <text:p>4,2214285714</text:p>
          </table:table-cell>
          <table:table-cell table:formula="of:=([.A151]-[.B$7])/[.D$1]" office:value-type="float" office:value="3.10679611650485">
            <text:p>3,1068</text:p>
          </table:table-cell>
          <table:table-cell table:formula="of:=[.B$1]-[.B$3]*[.H151]" office:value-type="float" office:value="0.679611650485461">
            <text:p>0,6796116505</text:p>
          </table:table-cell>
          <table:table-cell table:formula="of:=[.B$4]*[.H151]/[.D$6]" office:value-type="float" office:value="6.24466019417474">
            <text:p>6,2446601942</text:p>
          </table:table-cell>
          <table:table-cell table:style-name="ce5" table:formula="of:=[.L151]+[.B$8]" office:value-type="float" office:value="4.32142857142857">
            <text:p>4,32</text:p>
          </table:table-cell>
          <table:table-cell table:style-name="ce5" table:formula="of:=[.G$3]*([.A151]-[.B$7])+[.G$5]" office:value-type="float" office:value="4.22142857142857">
            <text:p>4,22</text:p>
          </table:table-cell>
          <table:table-cell table:formula="of:=IF([.H151]&lt;0;&quot;sperrt&quot;;IF([.I151]-[.J151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7.04999999999998">
            <text:p>7,05E+000</text:p>
          </table:table-cell>
          <table:table-cell table:style-name="ce2" office:value-type="float" office:value="4.274559">
            <text:p>4,27E+000</text:p>
          </table:table-cell>
          <table:table-cell table:style-name="ce2" office:value-type="float" office:value="4.24373">
            <text:p>4,24E+000</text:p>
          </table:table-cell>
          <table:table-cell table:number-columns-repeated="2"/>
          <table:table-cell table:formula="of:=IF([.M152]=&quot;act&quot;;[.I152];IF([.M152]=&quot;sat&quot;;[.K152];[.B$1]))" office:value-type="float" office:value="4.32678571428571">
            <text:p>4,3267857143</text:p>
          </table:table-cell>
          <table:table-cell table:formula="of:=IF([.M152]=&quot;act&quot;;[.J152];IF([.M152]=&quot;sat&quot;;[.L152];0))" office:value-type="float" office:value="4.22678571428571">
            <text:p>4,2267857143</text:p>
          </table:table-cell>
          <table:table-cell table:formula="of:=([.A152]-[.B$7])/[.D$1]" office:value-type="float" office:value="3.13106796116504">
            <text:p>3,1311</text:p>
          </table:table-cell>
          <table:table-cell table:formula="of:=[.B$1]-[.B$3]*[.H152]" office:value-type="float" office:value="0.606796116504876">
            <text:p>0,6067961165</text:p>
          </table:table-cell>
          <table:table-cell table:formula="of:=[.B$4]*[.H152]/[.D$6]" office:value-type="float" office:value="6.29344660194173">
            <text:p>6,2934466019</text:p>
          </table:table-cell>
          <table:table-cell table:style-name="ce5" table:formula="of:=[.L152]+[.B$8]" office:value-type="float" office:value="4.32678571428571">
            <text:p>4,33</text:p>
          </table:table-cell>
          <table:table-cell table:style-name="ce5" table:formula="of:=[.G$3]*([.A152]-[.B$7])+[.G$5]" office:value-type="float" office:value="4.22678571428571">
            <text:p>4,23</text:p>
          </table:table-cell>
          <table:table-cell table:formula="of:=IF([.H152]&lt;0;&quot;sperrt&quot;;IF([.I152]-[.J152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7.09999999999998">
            <text:p>7,10E+000</text:p>
          </table:table-cell>
          <table:table-cell table:style-name="ce2" office:value-type="float" office:value="4.27968">
            <text:p>4,28E+000</text:p>
          </table:table-cell>
          <table:table-cell table:style-name="ce2" office:value-type="float" office:value="4.249177">
            <text:p>4,25E+000</text:p>
          </table:table-cell>
          <table:table-cell table:number-columns-repeated="2"/>
          <table:table-cell table:formula="of:=IF([.M153]=&quot;act&quot;;[.I153];IF([.M153]=&quot;sat&quot;;[.K153];[.B$1]))" office:value-type="float" office:value="4.33214285714286">
            <text:p>4,3321428571</text:p>
          </table:table-cell>
          <table:table-cell table:formula="of:=IF([.M153]=&quot;act&quot;;[.J153];IF([.M153]=&quot;sat&quot;;[.L153];0))" office:value-type="float" office:value="4.23214285714286">
            <text:p>4,2321428571</text:p>
          </table:table-cell>
          <table:table-cell table:formula="of:=([.A153]-[.B$7])/[.D$1]" office:value-type="float" office:value="3.15533980582523">
            <text:p>3,1553</text:p>
          </table:table-cell>
          <table:table-cell table:formula="of:=[.B$1]-[.B$3]*[.H153]" office:value-type="float" office:value="0.533980582524297">
            <text:p>0,5339805825</text:p>
          </table:table-cell>
          <table:table-cell table:formula="of:=[.B$4]*[.H153]/[.D$6]" office:value-type="float" office:value="6.34223300970872">
            <text:p>6,3422330097</text:p>
          </table:table-cell>
          <table:table-cell table:style-name="ce5" table:formula="of:=[.L153]+[.B$8]" office:value-type="float" office:value="4.33214285714286">
            <text:p>4,33</text:p>
          </table:table-cell>
          <table:table-cell table:style-name="ce5" table:formula="of:=[.G$3]*([.A153]-[.B$7])+[.G$5]" office:value-type="float" office:value="4.23214285714286">
            <text:p>4,23</text:p>
          </table:table-cell>
          <table:table-cell table:formula="of:=IF([.H153]&lt;0;&quot;sperrt&quot;;IF([.I153]-[.J153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7.14999999999998">
            <text:p>7,15E+000</text:p>
          </table:table-cell>
          <table:table-cell table:style-name="ce2" office:value-type="float" office:value="4.284807">
            <text:p>4,28E+000</text:p>
          </table:table-cell>
          <table:table-cell table:style-name="ce2" office:value-type="float" office:value="4.25462">
            <text:p>4,25E+000</text:p>
          </table:table-cell>
          <table:table-cell table:number-columns-repeated="2"/>
          <table:table-cell table:formula="of:=IF([.M154]=&quot;act&quot;;[.I154];IF([.M154]=&quot;sat&quot;;[.K154];[.B$1]))" office:value-type="float" office:value="4.3375">
            <text:p>4,3375</text:p>
          </table:table-cell>
          <table:table-cell table:formula="of:=IF([.M154]=&quot;act&quot;;[.J154];IF([.M154]=&quot;sat&quot;;[.L154];0))" office:value-type="float" office:value="4.2375">
            <text:p>4,2375</text:p>
          </table:table-cell>
          <table:table-cell table:formula="of:=([.A154]-[.B$7])/[.D$1]" office:value-type="float" office:value="3.17961165048543">
            <text:p>3,1796</text:p>
          </table:table-cell>
          <table:table-cell table:formula="of:=[.B$1]-[.B$3]*[.H154]" office:value-type="float" office:value="0.461165048543712">
            <text:p>0,4611650485</text:p>
          </table:table-cell>
          <table:table-cell table:formula="of:=[.B$4]*[.H154]/[.D$6]" office:value-type="float" office:value="6.39101941747571">
            <text:p>6,3910194175</text:p>
          </table:table-cell>
          <table:table-cell table:style-name="ce5" table:formula="of:=[.L154]+[.B$8]" office:value-type="float" office:value="4.3375">
            <text:p>4,34</text:p>
          </table:table-cell>
          <table:table-cell table:style-name="ce5" table:formula="of:=[.G$3]*([.A154]-[.B$7])+[.G$5]" office:value-type="float" office:value="4.2375">
            <text:p>4,24</text:p>
          </table:table-cell>
          <table:table-cell table:formula="of:=IF([.H154]&lt;0;&quot;sperrt&quot;;IF([.I154]-[.J154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7.19999999999998">
            <text:p>7,20E+000</text:p>
          </table:table-cell>
          <table:table-cell table:style-name="ce2" office:value-type="float" office:value="4.289941">
            <text:p>4,29E+000</text:p>
          </table:table-cell>
          <table:table-cell table:style-name="ce2" office:value-type="float" office:value="4.260061">
            <text:p>4,26E+000</text:p>
          </table:table-cell>
          <table:table-cell table:number-columns-repeated="2"/>
          <table:table-cell table:formula="of:=IF([.M155]=&quot;act&quot;;[.I155];IF([.M155]=&quot;sat&quot;;[.K155];[.B$1]))" office:value-type="float" office:value="4.34285714285714">
            <text:p>4,3428571429</text:p>
          </table:table-cell>
          <table:table-cell table:formula="of:=IF([.M155]=&quot;act&quot;;[.J155];IF([.M155]=&quot;sat&quot;;[.L155];0))" office:value-type="float" office:value="4.24285714285714">
            <text:p>4,2428571429</text:p>
          </table:table-cell>
          <table:table-cell table:formula="of:=([.A155]-[.B$7])/[.D$1]" office:value-type="float" office:value="3.20388349514562">
            <text:p>3,2039</text:p>
          </table:table-cell>
          <table:table-cell table:formula="of:=[.B$1]-[.B$3]*[.H155]" office:value-type="float" office:value="0.388349514563131">
            <text:p>0,3883495146</text:p>
          </table:table-cell>
          <table:table-cell table:formula="of:=[.B$4]*[.H155]/[.D$6]" office:value-type="float" office:value="6.4398058252427">
            <text:p>6,4398058252</text:p>
          </table:table-cell>
          <table:table-cell table:style-name="ce5" table:formula="of:=[.L155]+[.B$8]" office:value-type="float" office:value="4.34285714285714">
            <text:p>4,34</text:p>
          </table:table-cell>
          <table:table-cell table:style-name="ce5" table:formula="of:=[.G$3]*([.A155]-[.B$7])+[.G$5]" office:value-type="float" office:value="4.24285714285714">
            <text:p>4,24</text:p>
          </table:table-cell>
          <table:table-cell table:formula="of:=IF([.H155]&lt;0;&quot;sperrt&quot;;IF([.I155]-[.J155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7.24999999999998">
            <text:p>7,25E+000</text:p>
          </table:table-cell>
          <table:table-cell table:style-name="ce2" office:value-type="float" office:value="4.295081">
            <text:p>4,30E+000</text:p>
          </table:table-cell>
          <table:table-cell table:style-name="ce2" office:value-type="float" office:value="4.265498">
            <text:p>4,27E+000</text:p>
          </table:table-cell>
          <table:table-cell table:number-columns-repeated="2"/>
          <table:table-cell table:formula="of:=IF([.M156]=&quot;act&quot;;[.I156];IF([.M156]=&quot;sat&quot;;[.K156];[.B$1]))" office:value-type="float" office:value="4.34821428571428">
            <text:p>4,3482142857</text:p>
          </table:table-cell>
          <table:table-cell table:formula="of:=IF([.M156]=&quot;act&quot;;[.J156];IF([.M156]=&quot;sat&quot;;[.L156];0))" office:value-type="float" office:value="4.24821428571428">
            <text:p>4,2482142857</text:p>
          </table:table-cell>
          <table:table-cell table:formula="of:=([.A156]-[.B$7])/[.D$1]" office:value-type="float" office:value="3.22815533980582">
            <text:p>3,2282</text:p>
          </table:table-cell>
          <table:table-cell table:formula="of:=[.B$1]-[.B$3]*[.H156]" office:value-type="float" office:value="0.315533980582547">
            <text:p>0,3155339806</text:p>
          </table:table-cell>
          <table:table-cell table:formula="of:=[.B$4]*[.H156]/[.D$6]" office:value-type="float" office:value="6.48859223300969">
            <text:p>6,488592233</text:p>
          </table:table-cell>
          <table:table-cell table:style-name="ce5" table:formula="of:=[.L156]+[.B$8]" office:value-type="float" office:value="4.34821428571428">
            <text:p>4,35</text:p>
          </table:table-cell>
          <table:table-cell table:style-name="ce5" table:formula="of:=[.G$3]*([.A156]-[.B$7])+[.G$5]" office:value-type="float" office:value="4.24821428571428">
            <text:p>4,25</text:p>
          </table:table-cell>
          <table:table-cell table:formula="of:=IF([.H156]&lt;0;&quot;sperrt&quot;;IF([.I156]-[.J156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7.29999999999998">
            <text:p>7,30E+000</text:p>
          </table:table-cell>
          <table:table-cell table:style-name="ce2" office:value-type="float" office:value="4.300226">
            <text:p>4,30E+000</text:p>
          </table:table-cell>
          <table:table-cell table:style-name="ce2" office:value-type="float" office:value="4.270933">
            <text:p>4,27E+000</text:p>
          </table:table-cell>
          <table:table-cell table:number-columns-repeated="2"/>
          <table:table-cell table:formula="of:=IF([.M157]=&quot;act&quot;;[.I157];IF([.M157]=&quot;sat&quot;;[.K157];[.B$1]))" office:value-type="float" office:value="4.35357142857143">
            <text:p>4,3535714286</text:p>
          </table:table-cell>
          <table:table-cell table:formula="of:=IF([.M157]=&quot;act&quot;;[.J157];IF([.M157]=&quot;sat&quot;;[.L157];0))" office:value-type="float" office:value="4.25357142857143">
            <text:p>4,2535714286</text:p>
          </table:table-cell>
          <table:table-cell table:formula="of:=([.A157]-[.B$7])/[.D$1]" office:value-type="float" office:value="3.25242718446601">
            <text:p>3,2524</text:p>
          </table:table-cell>
          <table:table-cell table:formula="of:=[.B$1]-[.B$3]*[.H157]" office:value-type="float" office:value="0.242718446601968">
            <text:p>0,2427184466</text:p>
          </table:table-cell>
          <table:table-cell table:formula="of:=[.B$4]*[.H157]/[.D$6]" office:value-type="float" office:value="6.53737864077668">
            <text:p>6,5373786408</text:p>
          </table:table-cell>
          <table:table-cell table:style-name="ce5" table:formula="of:=[.L157]+[.B$8]" office:value-type="float" office:value="4.35357142857143">
            <text:p>4,35</text:p>
          </table:table-cell>
          <table:table-cell table:style-name="ce5" table:formula="of:=[.G$3]*([.A157]-[.B$7])+[.G$5]" office:value-type="float" office:value="4.25357142857143">
            <text:p>4,25</text:p>
          </table:table-cell>
          <table:table-cell table:formula="of:=IF([.H157]&lt;0;&quot;sperrt&quot;;IF([.I157]-[.J157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7.34999999999998">
            <text:p>7,35E+000</text:p>
          </table:table-cell>
          <table:table-cell table:style-name="ce2" office:value-type="float" office:value="4.305377">
            <text:p>4,31E+000</text:p>
          </table:table-cell>
          <table:table-cell table:style-name="ce2" office:value-type="float" office:value="4.276365">
            <text:p>4,28E+000</text:p>
          </table:table-cell>
          <table:table-cell table:number-columns-repeated="2"/>
          <table:table-cell table:formula="of:=IF([.M158]=&quot;act&quot;;[.I158];IF([.M158]=&quot;sat&quot;;[.K158];[.B$1]))" office:value-type="float" office:value="4.35892857142857">
            <text:p>4,3589285714</text:p>
          </table:table-cell>
          <table:table-cell table:formula="of:=IF([.M158]=&quot;act&quot;;[.J158];IF([.M158]=&quot;sat&quot;;[.L158];0))" office:value-type="float" office:value="4.25892857142857">
            <text:p>4,2589285714</text:p>
          </table:table-cell>
          <table:table-cell table:formula="of:=([.A158]-[.B$7])/[.D$1]" office:value-type="float" office:value="3.27669902912621">
            <text:p>3,2767</text:p>
          </table:table-cell>
          <table:table-cell table:formula="of:=[.B$1]-[.B$3]*[.H158]" office:value-type="float" office:value="0.169902912621383">
            <text:p>0,1699029126</text:p>
          </table:table-cell>
          <table:table-cell table:formula="of:=[.B$4]*[.H158]/[.D$6]" office:value-type="float" office:value="6.58616504854367">
            <text:p>6,5861650485</text:p>
          </table:table-cell>
          <table:table-cell table:style-name="ce5" table:formula="of:=[.L158]+[.B$8]" office:value-type="float" office:value="4.35892857142857">
            <text:p>4,36</text:p>
          </table:table-cell>
          <table:table-cell table:style-name="ce5" table:formula="of:=[.G$3]*([.A158]-[.B$7])+[.G$5]" office:value-type="float" office:value="4.25892857142857">
            <text:p>4,26</text:p>
          </table:table-cell>
          <table:table-cell table:formula="of:=IF([.H158]&lt;0;&quot;sperrt&quot;;IF([.I158]-[.J158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7.39999999999998">
            <text:p>7,40E+000</text:p>
          </table:table-cell>
          <table:table-cell table:style-name="ce2" office:value-type="float" office:value="4.310533">
            <text:p>4,31E+000</text:p>
          </table:table-cell>
          <table:table-cell table:style-name="ce2" office:value-type="float" office:value="4.281795">
            <text:p>4,28E+000</text:p>
          </table:table-cell>
          <table:table-cell table:number-columns-repeated="2"/>
          <table:table-cell table:formula="of:=IF([.M159]=&quot;act&quot;;[.I159];IF([.M159]=&quot;sat&quot;;[.K159];[.B$1]))" office:value-type="float" office:value="4.36428571428571">
            <text:p>4,3642857143</text:p>
          </table:table-cell>
          <table:table-cell table:formula="of:=IF([.M159]=&quot;act&quot;;[.J159];IF([.M159]=&quot;sat&quot;;[.L159];0))" office:value-type="float" office:value="4.26428571428571">
            <text:p>4,2642857143</text:p>
          </table:table-cell>
          <table:table-cell table:formula="of:=([.A159]-[.B$7])/[.D$1]" office:value-type="float" office:value="3.3009708737864">
            <text:p>3,3010</text:p>
          </table:table-cell>
          <table:table-cell table:formula="of:=[.B$1]-[.B$3]*[.H159]" office:value-type="float" office:value="0.0970873786408024">
            <text:p>0,0970873786</text:p>
          </table:table-cell>
          <table:table-cell table:formula="of:=[.B$4]*[.H159]/[.D$6]" office:value-type="float" office:value="6.63495145631066">
            <text:p>6,6349514563</text:p>
          </table:table-cell>
          <table:table-cell table:style-name="ce5" table:formula="of:=[.L159]+[.B$8]" office:value-type="float" office:value="4.36428571428571">
            <text:p>4,36</text:p>
          </table:table-cell>
          <table:table-cell table:style-name="ce5" table:formula="of:=[.G$3]*([.A159]-[.B$7])+[.G$5]" office:value-type="float" office:value="4.26428571428571">
            <text:p>4,26</text:p>
          </table:table-cell>
          <table:table-cell table:formula="of:=IF([.H159]&lt;0;&quot;sperrt&quot;;IF([.I159]-[.J159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7.44999999999998">
            <text:p>7,45E+000</text:p>
          </table:table-cell>
          <table:table-cell table:style-name="ce2" office:value-type="float" office:value="4.315693">
            <text:p>4,32E+000</text:p>
          </table:table-cell>
          <table:table-cell table:style-name="ce2" office:value-type="float" office:value="4.287222">
            <text:p>4,29E+000</text:p>
          </table:table-cell>
          <table:table-cell table:number-columns-repeated="2"/>
          <table:table-cell table:formula="of:=IF([.M160]=&quot;act&quot;;[.I160];IF([.M160]=&quot;sat&quot;;[.K160];[.B$1]))" office:value-type="float" office:value="4.36964285714286">
            <text:p>4,3696428571</text:p>
          </table:table-cell>
          <table:table-cell table:formula="of:=IF([.M160]=&quot;act&quot;;[.J160];IF([.M160]=&quot;sat&quot;;[.L160];0))" office:value-type="float" office:value="4.26964285714286">
            <text:p>4,2696428571</text:p>
          </table:table-cell>
          <table:table-cell table:formula="of:=([.A160]-[.B$7])/[.D$1]" office:value-type="float" office:value="3.32524271844659">
            <text:p>3,3252</text:p>
          </table:table-cell>
          <table:table-cell table:formula="of:=[.B$1]-[.B$3]*[.H160]" office:value-type="float" office:value="0.0242718446602197">
            <text:p>0,0242718447</text:p>
          </table:table-cell>
          <table:table-cell table:formula="of:=[.B$4]*[.H160]/[.D$6]" office:value-type="float" office:value="6.68373786407765">
            <text:p>6,6837378641</text:p>
          </table:table-cell>
          <table:table-cell table:style-name="ce5" table:formula="of:=[.L160]+[.B$8]" office:value-type="float" office:value="4.36964285714286">
            <text:p>4,37</text:p>
          </table:table-cell>
          <table:table-cell table:style-name="ce5" table:formula="of:=[.G$3]*([.A160]-[.B$7])+[.G$5]" office:value-type="float" office:value="4.26964285714286">
            <text:p>4,27</text:p>
          </table:table-cell>
          <table:table-cell table:formula="of:=IF([.H160]&lt;0;&quot;sperrt&quot;;IF([.I160]-[.J160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7.49999999999998">
            <text:p>7,50E+000</text:p>
          </table:table-cell>
          <table:table-cell table:style-name="ce2" office:value-type="float" office:value="4.320859">
            <text:p>4,32E+000</text:p>
          </table:table-cell>
          <table:table-cell table:style-name="ce2" office:value-type="float" office:value="4.292647">
            <text:p>4,29E+000</text:p>
          </table:table-cell>
          <table:table-cell table:number-columns-repeated="2"/>
          <table:table-cell table:formula="of:=IF([.M161]=&quot;act&quot;;[.I161];IF([.M161]=&quot;sat&quot;;[.K161];[.B$1]))" office:value-type="float" office:value="4.375">
            <text:p>4,375</text:p>
          </table:table-cell>
          <table:table-cell table:formula="of:=IF([.M161]=&quot;act&quot;;[.J161];IF([.M161]=&quot;sat&quot;;[.L161];0))" office:value-type="float" office:value="4.275">
            <text:p>4,275</text:p>
          </table:table-cell>
          <table:table-cell table:formula="of:=([.A161]-[.B$7])/[.D$1]" office:value-type="float" office:value="3.34951456310679">
            <text:p>3,3495</text:p>
          </table:table-cell>
          <table:table-cell table:formula="of:=[.B$1]-[.B$3]*[.H161]" office:value-type="float" office:value="-0.048543689320363">
            <text:p>-0,0485436893</text:p>
          </table:table-cell>
          <table:table-cell table:formula="of:=[.B$4]*[.H161]/[.D$6]" office:value-type="float" office:value="6.73252427184464">
            <text:p>6,7325242718</text:p>
          </table:table-cell>
          <table:table-cell table:style-name="ce5" table:formula="of:=[.L161]+[.B$8]" office:value-type="float" office:value="4.375">
            <text:p>4,38</text:p>
          </table:table-cell>
          <table:table-cell table:style-name="ce5" table:formula="of:=[.G$3]*([.A161]-[.B$7])+[.G$5]" office:value-type="float" office:value="4.275">
            <text:p>4,28</text:p>
          </table:table-cell>
          <table:table-cell table:formula="of:=IF([.H161]&lt;0;&quot;sperrt&quot;;IF([.I161]-[.J161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7.54999999999998">
            <text:p>7,55E+000</text:p>
          </table:table-cell>
          <table:table-cell table:style-name="ce2" office:value-type="float" office:value="4.326029">
            <text:p>4,33E+000</text:p>
          </table:table-cell>
          <table:table-cell table:style-name="ce2" office:value-type="float" office:value="4.298069">
            <text:p>4,30E+000</text:p>
          </table:table-cell>
          <table:table-cell table:number-columns-repeated="2"/>
          <table:table-cell table:formula="of:=IF([.M162]=&quot;act&quot;;[.I162];IF([.M162]=&quot;sat&quot;;[.K162];[.B$1]))" office:value-type="float" office:value="4.38035714285714">
            <text:p>4,3803571429</text:p>
          </table:table-cell>
          <table:table-cell table:formula="of:=IF([.M162]=&quot;act&quot;;[.J162];IF([.M162]=&quot;sat&quot;;[.L162];0))" office:value-type="float" office:value="4.28035714285714">
            <text:p>4,2803571429</text:p>
          </table:table-cell>
          <table:table-cell table:formula="of:=([.A162]-[.B$7])/[.D$1]" office:value-type="float" office:value="3.37378640776698">
            <text:p>3,3738</text:p>
          </table:table-cell>
          <table:table-cell table:formula="of:=[.B$1]-[.B$3]*[.H162]" office:value-type="float" office:value="-0.121359223300946">
            <text:p>-0,1213592233</text:p>
          </table:table-cell>
          <table:table-cell table:formula="of:=[.B$4]*[.H162]/[.D$6]" office:value-type="float" office:value="6.78131067961163">
            <text:p>6,7813106796</text:p>
          </table:table-cell>
          <table:table-cell table:style-name="ce5" table:formula="of:=[.L162]+[.B$8]" office:value-type="float" office:value="4.38035714285714">
            <text:p>4,38</text:p>
          </table:table-cell>
          <table:table-cell table:style-name="ce5" table:formula="of:=[.G$3]*([.A162]-[.B$7])+[.G$5]" office:value-type="float" office:value="4.28035714285714">
            <text:p>4,28</text:p>
          </table:table-cell>
          <table:table-cell table:formula="of:=IF([.H162]&lt;0;&quot;sperrt&quot;;IF([.I162]-[.J162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7.59999999999998">
            <text:p>7,60E+000</text:p>
          </table:table-cell>
          <table:table-cell table:style-name="ce2" office:value-type="float" office:value="4.331204">
            <text:p>4,33E+000</text:p>
          </table:table-cell>
          <table:table-cell table:style-name="ce2" office:value-type="float" office:value="4.30349">
            <text:p>4,30E+000</text:p>
          </table:table-cell>
          <table:table-cell table:number-columns-repeated="2"/>
          <table:table-cell table:formula="of:=IF([.M163]=&quot;act&quot;;[.I163];IF([.M163]=&quot;sat&quot;;[.K163];[.B$1]))" office:value-type="float" office:value="4.38571428571428">
            <text:p>4,3857142857</text:p>
          </table:table-cell>
          <table:table-cell table:formula="of:=IF([.M163]=&quot;act&quot;;[.J163];IF([.M163]=&quot;sat&quot;;[.L163];0))" office:value-type="float" office:value="4.28571428571428">
            <text:p>4,2857142857</text:p>
          </table:table-cell>
          <table:table-cell table:formula="of:=([.A163]-[.B$7])/[.D$1]" office:value-type="float" office:value="3.39805825242718">
            <text:p>3,3981</text:p>
          </table:table-cell>
          <table:table-cell table:formula="of:=[.B$1]-[.B$3]*[.H163]" office:value-type="float" office:value="-0.194174757281527">
            <text:p>-0,1941747573</text:p>
          </table:table-cell>
          <table:table-cell table:formula="of:=[.B$4]*[.H163]/[.D$6]" office:value-type="float" office:value="6.83009708737862">
            <text:p>6,8300970874</text:p>
          </table:table-cell>
          <table:table-cell table:style-name="ce5" table:formula="of:=[.L163]+[.B$8]" office:value-type="float" office:value="4.38571428571428">
            <text:p>4,39</text:p>
          </table:table-cell>
          <table:table-cell table:style-name="ce5" table:formula="of:=[.G$3]*([.A163]-[.B$7])+[.G$5]" office:value-type="float" office:value="4.28571428571428">
            <text:p>4,29</text:p>
          </table:table-cell>
          <table:table-cell table:formula="of:=IF([.H163]&lt;0;&quot;sperrt&quot;;IF([.I163]-[.J163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7.64999999999998">
            <text:p>7,65E+000</text:p>
          </table:table-cell>
          <table:table-cell table:style-name="ce2" office:value-type="float" office:value="4.336383">
            <text:p>4,34E+000</text:p>
          </table:table-cell>
          <table:table-cell table:style-name="ce2" office:value-type="float" office:value="4.308908">
            <text:p>4,31E+000</text:p>
          </table:table-cell>
          <table:table-cell table:number-columns-repeated="2"/>
          <table:table-cell table:formula="of:=IF([.M164]=&quot;act&quot;;[.I164];IF([.M164]=&quot;sat&quot;;[.K164];[.B$1]))" office:value-type="float" office:value="4.39107142857143">
            <text:p>4,3910714286</text:p>
          </table:table-cell>
          <table:table-cell table:formula="of:=IF([.M164]=&quot;act&quot;;[.J164];IF([.M164]=&quot;sat&quot;;[.L164];0))" office:value-type="float" office:value="4.29107142857143">
            <text:p>4,2910714286</text:p>
          </table:table-cell>
          <table:table-cell table:formula="of:=([.A164]-[.B$7])/[.D$1]" office:value-type="float" office:value="3.42233009708737">
            <text:p>3,4223</text:p>
          </table:table-cell>
          <table:table-cell table:formula="of:=[.B$1]-[.B$3]*[.H164]" office:value-type="float" office:value="-0.266990291262111">
            <text:p>-0,2669902913</text:p>
          </table:table-cell>
          <table:table-cell table:formula="of:=[.B$4]*[.H164]/[.D$6]" office:value-type="float" office:value="6.87888349514561">
            <text:p>6,8788834951</text:p>
          </table:table-cell>
          <table:table-cell table:style-name="ce5" table:formula="of:=[.L164]+[.B$8]" office:value-type="float" office:value="4.39107142857143">
            <text:p>4,39</text:p>
          </table:table-cell>
          <table:table-cell table:style-name="ce5" table:formula="of:=[.G$3]*([.A164]-[.B$7])+[.G$5]" office:value-type="float" office:value="4.29107142857143">
            <text:p>4,29</text:p>
          </table:table-cell>
          <table:table-cell table:formula="of:=IF([.H164]&lt;0;&quot;sperrt&quot;;IF([.I164]-[.J164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7.69999999999998">
            <text:p>7,70E+000</text:p>
          </table:table-cell>
          <table:table-cell table:style-name="ce2" office:value-type="float" office:value="4.341566">
            <text:p>4,34E+000</text:p>
          </table:table-cell>
          <table:table-cell table:style-name="ce2" office:value-type="float" office:value="4.314325">
            <text:p>4,31E+000</text:p>
          </table:table-cell>
          <table:table-cell table:number-columns-repeated="2"/>
          <table:table-cell table:formula="of:=IF([.M165]=&quot;act&quot;;[.I165];IF([.M165]=&quot;sat&quot;;[.K165];[.B$1]))" office:value-type="float" office:value="4.39642857142857">
            <text:p>4,3964285714</text:p>
          </table:table-cell>
          <table:table-cell table:formula="of:=IF([.M165]=&quot;act&quot;;[.J165];IF([.M165]=&quot;sat&quot;;[.L165];0))" office:value-type="float" office:value="4.29642857142857">
            <text:p>4,2964285714</text:p>
          </table:table-cell>
          <table:table-cell table:formula="of:=([.A165]-[.B$7])/[.D$1]" office:value-type="float" office:value="3.44660194174756">
            <text:p>3,4466</text:p>
          </table:table-cell>
          <table:table-cell table:formula="of:=[.B$1]-[.B$3]*[.H165]" office:value-type="float" office:value="-0.339805825242692">
            <text:p>-0,3398058252</text:p>
          </table:table-cell>
          <table:table-cell table:formula="of:=[.B$4]*[.H165]/[.D$6]" office:value-type="float" office:value="6.9276699029126">
            <text:p>6,9276699029</text:p>
          </table:table-cell>
          <table:table-cell table:style-name="ce5" table:formula="of:=[.L165]+[.B$8]" office:value-type="float" office:value="4.39642857142857">
            <text:p>4,40</text:p>
          </table:table-cell>
          <table:table-cell table:style-name="ce5" table:formula="of:=[.G$3]*([.A165]-[.B$7])+[.G$5]" office:value-type="float" office:value="4.29642857142857">
            <text:p>4,30</text:p>
          </table:table-cell>
          <table:table-cell table:formula="of:=IF([.H165]&lt;0;&quot;sperrt&quot;;IF([.I165]-[.J165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7.74999999999998">
            <text:p>7,75E+000</text:p>
          </table:table-cell>
          <table:table-cell table:style-name="ce2" office:value-type="float" office:value="4.346753">
            <text:p>4,35E+000</text:p>
          </table:table-cell>
          <table:table-cell table:style-name="ce2" office:value-type="float" office:value="4.319739">
            <text:p>4,32E+000</text:p>
          </table:table-cell>
          <table:table-cell table:number-columns-repeated="2"/>
          <table:table-cell table:formula="of:=IF([.M166]=&quot;act&quot;;[.I166];IF([.M166]=&quot;sat&quot;;[.K166];[.B$1]))" office:value-type="float" office:value="4.40178571428571">
            <text:p>4,4017857143</text:p>
          </table:table-cell>
          <table:table-cell table:formula="of:=IF([.M166]=&quot;act&quot;;[.J166];IF([.M166]=&quot;sat&quot;;[.L166];0))" office:value-type="float" office:value="4.30178571428571">
            <text:p>4,3017857143</text:p>
          </table:table-cell>
          <table:table-cell table:formula="of:=([.A166]-[.B$7])/[.D$1]" office:value-type="float" office:value="3.47087378640776">
            <text:p>3,4709</text:p>
          </table:table-cell>
          <table:table-cell table:formula="of:=[.B$1]-[.B$3]*[.H166]" office:value-type="float" office:value="-0.412621359223275">
            <text:p>-0,4126213592</text:p>
          </table:table-cell>
          <table:table-cell table:formula="of:=[.B$4]*[.H166]/[.D$6]" office:value-type="float" office:value="6.97645631067959">
            <text:p>6,9764563107</text:p>
          </table:table-cell>
          <table:table-cell table:style-name="ce5" table:formula="of:=[.L166]+[.B$8]" office:value-type="float" office:value="4.40178571428571">
            <text:p>4,40</text:p>
          </table:table-cell>
          <table:table-cell table:style-name="ce5" table:formula="of:=[.G$3]*([.A166]-[.B$7])+[.G$5]" office:value-type="float" office:value="4.30178571428571">
            <text:p>4,30</text:p>
          </table:table-cell>
          <table:table-cell table:formula="of:=IF([.H166]&lt;0;&quot;sperrt&quot;;IF([.I166]-[.J166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7.79999999999998">
            <text:p>7,80E+000</text:p>
          </table:table-cell>
          <table:table-cell table:style-name="ce2" office:value-type="float" office:value="4.351943">
            <text:p>4,35E+000</text:p>
          </table:table-cell>
          <table:table-cell table:style-name="ce2" office:value-type="float" office:value="4.325152">
            <text:p>4,33E+000</text:p>
          </table:table-cell>
          <table:table-cell table:number-columns-repeated="2"/>
          <table:table-cell table:formula="of:=IF([.M167]=&quot;act&quot;;[.I167];IF([.M167]=&quot;sat&quot;;[.K167];[.B$1]))" office:value-type="float" office:value="4.40714285714286">
            <text:p>4,4071428571</text:p>
          </table:table-cell>
          <table:table-cell table:formula="of:=IF([.M167]=&quot;act&quot;;[.J167];IF([.M167]=&quot;sat&quot;;[.L167];0))" office:value-type="float" office:value="4.30714285714286">
            <text:p>4,3071428571</text:p>
          </table:table-cell>
          <table:table-cell table:formula="of:=([.A167]-[.B$7])/[.D$1]" office:value-type="float" office:value="3.49514563106795">
            <text:p>3,4951</text:p>
          </table:table-cell>
          <table:table-cell table:formula="of:=[.B$1]-[.B$3]*[.H167]" office:value-type="float" office:value="-0.485436893203856">
            <text:p>-0,4854368932</text:p>
          </table:table-cell>
          <table:table-cell table:formula="of:=[.B$4]*[.H167]/[.D$6]" office:value-type="float" office:value="7.02524271844658">
            <text:p>7,0252427184</text:p>
          </table:table-cell>
          <table:table-cell table:style-name="ce5" table:formula="of:=[.L167]+[.B$8]" office:value-type="float" office:value="4.40714285714286">
            <text:p>4,41</text:p>
          </table:table-cell>
          <table:table-cell table:style-name="ce5" table:formula="of:=[.G$3]*([.A167]-[.B$7])+[.G$5]" office:value-type="float" office:value="4.30714285714286">
            <text:p>4,31</text:p>
          </table:table-cell>
          <table:table-cell table:formula="of:=IF([.H167]&lt;0;&quot;sperrt&quot;;IF([.I167]-[.J167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7.84999999999998">
            <text:p>7,85E+000</text:p>
          </table:table-cell>
          <table:table-cell table:style-name="ce2" office:value-type="float" office:value="4.357138">
            <text:p>4,36E+000</text:p>
          </table:table-cell>
          <table:table-cell table:style-name="ce2" office:value-type="float" office:value="4.330563">
            <text:p>4,33E+000</text:p>
          </table:table-cell>
          <table:table-cell table:number-columns-repeated="2"/>
          <table:table-cell table:formula="of:=IF([.M168]=&quot;act&quot;;[.I168];IF([.M168]=&quot;sat&quot;;[.K168];[.B$1]))" office:value-type="float" office:value="4.4125">
            <text:p>4,4125</text:p>
          </table:table-cell>
          <table:table-cell table:formula="of:=IF([.M168]=&quot;act&quot;;[.J168];IF([.M168]=&quot;sat&quot;;[.L168];0))" office:value-type="float" office:value="4.3125">
            <text:p>4,3125</text:p>
          </table:table-cell>
          <table:table-cell table:formula="of:=([.A168]-[.B$7])/[.D$1]" office:value-type="float" office:value="3.51941747572815">
            <text:p>3,5194</text:p>
          </table:table-cell>
          <table:table-cell table:formula="of:=[.B$1]-[.B$3]*[.H168]" office:value-type="float" office:value="-0.558252427184438">
            <text:p>-0,5582524272</text:p>
          </table:table-cell>
          <table:table-cell table:formula="of:=[.B$4]*[.H168]/[.D$6]" office:value-type="float" office:value="7.07402912621357">
            <text:p>7,0740291262</text:p>
          </table:table-cell>
          <table:table-cell table:style-name="ce5" table:formula="of:=[.L168]+[.B$8]" office:value-type="float" office:value="4.4125">
            <text:p>4,41</text:p>
          </table:table-cell>
          <table:table-cell table:style-name="ce5" table:formula="of:=[.G$3]*([.A168]-[.B$7])+[.G$5]" office:value-type="float" office:value="4.3125">
            <text:p>4,31</text:p>
          </table:table-cell>
          <table:table-cell table:formula="of:=IF([.H168]&lt;0;&quot;sperrt&quot;;IF([.I168]-[.J168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7.89999999999998">
            <text:p>7,90E+000</text:p>
          </table:table-cell>
          <table:table-cell table:style-name="ce2" office:value-type="float" office:value="4.362335">
            <text:p>4,36E+000</text:p>
          </table:table-cell>
          <table:table-cell table:style-name="ce2" office:value-type="float" office:value="4.335972">
            <text:p>4,34E+000</text:p>
          </table:table-cell>
          <table:table-cell table:number-columns-repeated="2"/>
          <table:table-cell table:formula="of:=IF([.M169]=&quot;act&quot;;[.I169];IF([.M169]=&quot;sat&quot;;[.K169];[.B$1]))" office:value-type="float" office:value="4.41785714285714">
            <text:p>4,4178571429</text:p>
          </table:table-cell>
          <table:table-cell table:formula="of:=IF([.M169]=&quot;act&quot;;[.J169];IF([.M169]=&quot;sat&quot;;[.L169];0))" office:value-type="float" office:value="4.31785714285714">
            <text:p>4,3178571429</text:p>
          </table:table-cell>
          <table:table-cell table:formula="of:=([.A169]-[.B$7])/[.D$1]" office:value-type="float" office:value="3.54368932038834">
            <text:p>3,5437</text:p>
          </table:table-cell>
          <table:table-cell table:formula="of:=[.B$1]-[.B$3]*[.H169]" office:value-type="float" office:value="-0.631067961165021">
            <text:p>-0,6310679612</text:p>
          </table:table-cell>
          <table:table-cell table:formula="of:=[.B$4]*[.H169]/[.D$6]" office:value-type="float" office:value="7.12281553398056">
            <text:p>7,122815534</text:p>
          </table:table-cell>
          <table:table-cell table:style-name="ce5" table:formula="of:=[.L169]+[.B$8]" office:value-type="float" office:value="4.41785714285714">
            <text:p>4,42</text:p>
          </table:table-cell>
          <table:table-cell table:style-name="ce5" table:formula="of:=[.G$3]*([.A169]-[.B$7])+[.G$5]" office:value-type="float" office:value="4.31785714285714">
            <text:p>4,32</text:p>
          </table:table-cell>
          <table:table-cell table:formula="of:=IF([.H169]&lt;0;&quot;sperrt&quot;;IF([.I169]-[.J169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7.94999999999998">
            <text:p>7,95E+000</text:p>
          </table:table-cell>
          <table:table-cell table:style-name="ce2" office:value-type="float" office:value="4.367537">
            <text:p>4,37E+000</text:p>
          </table:table-cell>
          <table:table-cell table:style-name="ce2" office:value-type="float" office:value="4.34138">
            <text:p>4,34E+000</text:p>
          </table:table-cell>
          <table:table-cell table:number-columns-repeated="2"/>
          <table:table-cell table:formula="of:=IF([.M170]=&quot;act&quot;;[.I170];IF([.M170]=&quot;sat&quot;;[.K170];[.B$1]))" office:value-type="float" office:value="4.42321428571428">
            <text:p>4,4232142857</text:p>
          </table:table-cell>
          <table:table-cell table:formula="of:=IF([.M170]=&quot;act&quot;;[.J170];IF([.M170]=&quot;sat&quot;;[.L170];0))" office:value-type="float" office:value="4.32321428571428">
            <text:p>4,3232142857</text:p>
          </table:table-cell>
          <table:table-cell table:formula="of:=([.A170]-[.B$7])/[.D$1]" office:value-type="float" office:value="3.56796116504853">
            <text:p>3,5680</text:p>
          </table:table-cell>
          <table:table-cell table:formula="of:=[.B$1]-[.B$3]*[.H170]" office:value-type="float" office:value="-0.703883495145604">
            <text:p>-0,7038834951</text:p>
          </table:table-cell>
          <table:table-cell table:formula="of:=[.B$4]*[.H170]/[.D$6]" office:value-type="float" office:value="7.17160194174755">
            <text:p>7,1716019417</text:p>
          </table:table-cell>
          <table:table-cell table:style-name="ce5" table:formula="of:=[.L170]+[.B$8]" office:value-type="float" office:value="4.42321428571428">
            <text:p>4,42</text:p>
          </table:table-cell>
          <table:table-cell table:style-name="ce5" table:formula="of:=[.G$3]*([.A170]-[.B$7])+[.G$5]" office:value-type="float" office:value="4.32321428571428">
            <text:p>4,32</text:p>
          </table:table-cell>
          <table:table-cell table:formula="of:=IF([.H170]&lt;0;&quot;sperrt&quot;;IF([.I170]-[.J170]&lt;[.B$8];&quot;sat&quot;;&quot;act&quot;))" office:value-type="string" office:string-value="sat">
            <text:p>sat</text:p>
          </table:table-cell>
        </table:table-row>
        <table:table-row table:style-name="ro1">
          <table:table-cell table:style-name="ce2" office:value-type="float" office:value="8">
            <text:p>8,00E+000</text:p>
          </table:table-cell>
          <table:table-cell table:style-name="ce2" office:value-type="float" office:value="4.372741">
            <text:p>4,37E+000</text:p>
          </table:table-cell>
          <table:table-cell table:style-name="ce2" office:value-type="float" office:value="4.346786">
            <text:p>4,35E+000</text:p>
          </table:table-cell>
          <table:table-cell table:number-columns-repeated="2"/>
          <table:table-cell table:formula="of:=IF([.M171]=&quot;act&quot;;[.I171];IF([.M171]=&quot;sat&quot;;[.K171];[.B$1]))" office:value-type="float" office:value="4.42857142857143">
            <text:p>4,4285714286</text:p>
          </table:table-cell>
          <table:table-cell table:formula="of:=IF([.M171]=&quot;act&quot;;[.J171];IF([.M171]=&quot;sat&quot;;[.L171];0))" office:value-type="float" office:value="4.32857142857143">
            <text:p>4,3285714286</text:p>
          </table:table-cell>
          <table:table-cell table:formula="of:=([.A171]-[.B$7])/[.D$1]" office:value-type="float" office:value="3.59223300970874">
            <text:p>3,5922</text:p>
          </table:table-cell>
          <table:table-cell table:formula="of:=[.B$1]-[.B$3]*[.H171]" office:value-type="float" office:value="-0.776699029126217">
            <text:p>-0,7766990291</text:p>
          </table:table-cell>
          <table:table-cell table:formula="of:=[.B$4]*[.H171]/[.D$6]" office:value-type="float" office:value="7.22038834951456">
            <text:p>7,2203883495</text:p>
          </table:table-cell>
          <table:table-cell table:style-name="ce5" table:formula="of:=[.L171]+[.B$8]" office:value-type="float" office:value="4.42857142857143">
            <text:p>4,43</text:p>
          </table:table-cell>
          <table:table-cell table:style-name="ce5" table:formula="of:=[.G$3]*([.A171]-[.B$7])+[.G$5]" office:value-type="float" office:value="4.32857142857143">
            <text:p>4,33</text:p>
          </table:table-cell>
          <table:table-cell table:formula="of:=IF([.H171]&lt;0;&quot;sperrt&quot;;IF([.I171]-[.J171]&lt;[.B$8];&quot;sat&quot;;&quot;act&quot;))" office:value-type="string" office:string-value="sat">
            <text:p>sat</text:p>
          </table:table-cell>
        </table:table-row>
        <table:table-row table:style-name="ro1" table:number-rows-repeated="104840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k" table:style-name="ta1">
        <table:shapes>
          <draw:frame draw:z-index="0" draw:style-name="gr1" svg:width="15.824cm" svg:height="9.933cm" svg:x="0.062cm" svg:y="0.001cm">
            <draw:object draw:notify-on-update-of-ranges="Tabelle.A11:Tabelle.A171 Tabelle.B10:Tabelle.B10 Tabelle.B11:Tabelle.B171 Tabelle.A11:Tabelle.A171 Tabelle.C10:Tabelle.C10 Tabelle.C11:Tabelle.C171 Tabelle.A11:Tabelle.A171 Tabelle.D10:Tabelle.D10 Tabelle.D11:Tabelle.D171 Tabelle.A11:Tabelle.A171 Tabelle.E10:Tabelle.E10 Tabelle.E11:Tabelle.E171 Tabelle.A11:Tabelle.A171 Tabelle.F10:Tabelle.F10 Tabelle.F11:Tabelle.F171 Tabelle.A11:Tabelle.A171 Tabelle.G10:Tabelle.G10 Tabelle.G11:Tabelle.G17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11" number:min-integer-digits="1"/>
    </number:number-style>
    <number:number-style style:name="N113">
      <number:number number:decimal-places="12" number:min-integer-digits="1"/>
    </number:number-style>
    <number:number-style style:name="N114">
      <number:number number:decimal-places="13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4:23:40</meta:creation-date>
    <dc:date>2014-10-22T16:31:47</dc:date>
    <meta:editing-duration>PT21M4S</meta:editing-duration>
    <meta:editing-cycles>2</meta:editing-cycles>
    <meta:generator>LibreOffice/3.5$Linux_x86 LibreOffice_project/350m1$Build-2</meta:generator>
    <meta:document-statistic meta:table-count="3" meta:cell-count="181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9">
      <style:chart-properties chart:display-label="true" chart:logarithmic="false" chart:minimum="0" chart:maximum="8" chart:interval-major="1" chart:interval-minor-divisor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0">
      <style:chart-properties chart:symbol-type="non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60">
      <style:chart-properties chart:symbol-type="non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825cm" svg:height="9.934cm" xlink:href=".." xlink:type="simple" chart:class="chart:scatter" chart:style-name="ch1">
        <chart:title svg:x="6.271cm" svg:y="0.333cm" chart:style-name="ch2">
          <text:p>versuch ÜK-17</text:p>
        </chart:title>
        <chart:legend svg:x="11.095cm" svg:y="0.907cm" style:legend-expansion="custom" chartooo:width="2.548cm" chartooo:height="3.064cm" style:legend-expansion-aspect-ratio="0.831592689295039" chart:style-name="ch3"/>
        <chart:plot-area chart:style-name="ch4" table:cell-range-address="Tabelle.A11:Tabelle.G171 Tabelle.B10:Tabelle.G10" chart:data-source-has-labels="row" svg:x="0.389cm" svg:y="-0.081cm" svg:width="15.46cm" svg:height="8.835cm">
          <chartooo:coordinate-region svg:x="1.007cm" svg:y="0.117cm" svg:width="14.605cm" svg:height="7.994cm"/>
          <chart:axis chart:dimension="x" chart:name="primary-x" chart:style-name="ch5">
            <chart:title svg:x="7.852cm" svg:y="8.953cm" chart:style-name="ch6">
              <text:p>VB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001cm" svg:y="5.179cm" chart:style-name="ch9">
              <text:p>VC und VE</text:p>
            </chart:title>
            <chart:grid chart:style-name="ch7" chart:class="major"/>
            <chart:grid chart:style-name="ch7" chart:class="minor"/>
          </chart:axis>
          <chart:series chart:style-name="ch10" chart:values-cell-range-address="Tabelle.B11:Tabelle.B171" chart:label-cell-address="Tabelle.B10:Tabelle.B10" chart:class="chart:scatter">
            <chart:domain table:cell-range-address="Tabelle.A11:Tabelle.A171"/>
            <chart:data-point chart:repeated="57"/>
            <chart:data-point chart:style-name="ch11"/>
            <chart:data-point chart:repeated="103"/>
          </chart:series>
          <chart:series chart:style-name="ch12" chart:values-cell-range-address="Tabelle.C11:Tabelle.C171" chart:label-cell-address="Tabelle.C10:Tabelle.C10" chart:class="chart:scatter">
            <chart:data-point chart:repeated="161"/>
          </chart:series>
          <chart:series chart:style-name="ch13" chart:values-cell-range-address="Tabelle.D11:Tabelle.D171" chart:label-cell-address="Tabelle.D10:Tabelle.D10" chart:class="chart:scatter">
            <chart:data-point chart:repeated="161"/>
          </chart:series>
          <chart:series chart:style-name="ch14" chart:values-cell-range-address="Tabelle.E11:Tabelle.E171" chart:label-cell-address="Tabelle.E10:Tabelle.E10" chart:class="chart:scatter">
            <chart:data-point chart:repeated="161"/>
          </chart:series>
          <chart:series chart:style-name="ch15" chart:values-cell-range-address="Tabelle.F11:Tabelle.F171" chart:label-cell-address="Tabelle.F10:Tabelle.F10" chart:class="chart:scatter">
            <chart:data-point chart:repeated="161"/>
          </chart:series>
          <chart:series chart:style-name="ch16" chart:values-cell-range-address="Tabelle.G11:Tabelle.G171" chart:label-cell-address="Tabelle.G10:Tabelle.G10" chart:class="chart:scatter">
            <chart:data-point chart:repeated="16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(col)</text:p>
                <draw:g>
                  <svg:desc>Tabelle.B10:Tabelle.B10</svg:desc>
                </draw:g>
              </table:table-cell>
              <table:table-cell office:value-type="string">
                <text:p>V(em)</text:p>
                <draw:g>
                  <svg:desc>Tabelle.C10:Tabelle.C10</svg:desc>
                </draw:g>
              </table:table-cell>
              <table:table-cell office:value-type="string">
                <text:p>vc(mess)</text:p>
                <draw:g>
                  <svg:desc>Tabelle.D10:Tabelle.D10</svg:desc>
                </draw:g>
              </table:table-cell>
              <table:table-cell office:value-type="string">
                <text:p>ve(mess)</text:p>
                <draw:g>
                  <svg:desc>Tabelle.E10:Tabelle.E10</svg:desc>
                </draw:g>
              </table:table-cell>
              <table:table-cell office:value-type="string">
                <text:p>vc(rech)</text:p>
                <draw:g>
                  <svg:desc>Tabelle.F10:Tabelle.F10</svg:desc>
                </draw:g>
              </table:table-cell>
              <table:table-cell office:value-type="string">
                <text:p>ve(rech)</text:p>
                <draw:g>
                  <svg:desc>Tabelle.G10:Tabelle.G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.A11:Tabelle.A171</svg:desc>
                </draw:g>
              </table:table-cell>
              <table:table-cell office:value-type="float" office:value="10">
                <text:p>10</text:p>
                <draw:g>
                  <svg:desc>Tabelle.B11:Tabelle.B171</svg:desc>
                </draw:g>
              </table:table-cell>
              <table:table-cell office:value-type="float" office:value="0.00000000005536372">
                <text:p>0.00000000005536372</text:p>
                <draw:g>
                  <svg:desc>Tabelle.C11:Tabelle.C171</svg:desc>
                </draw:g>
              </table:table-cell>
              <table:table-cell office:value-type="float" office:value="NaN">
                <text:p>NaN</text:p>
                <draw:g>
                  <svg:desc>Tabelle.D11:Tabelle.D171</svg:desc>
                </draw:g>
              </table:table-cell>
              <table:table-cell office:value-type="float" office:value="NaN">
                <text:p>NaN</text:p>
                <draw:g>
                  <svg:desc>Tabelle.E11:Tabelle.E171</svg:desc>
                </draw:g>
              </table:table-cell>
              <table:table-cell office:value-type="float" office:value="10">
                <text:p>10</text:p>
                <draw:g>
                  <svg:desc>Tabelle.F11:Tabelle.F171</svg:desc>
                </draw:g>
              </table:table-cell>
              <table:table-cell office:value-type="float" office:value="0">
                <text:p>0</text:p>
                <draw:g>
                  <svg:desc>Tabelle.G11:Tabelle.G1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0">
                <text:p>10</text:p>
              </table:table-cell>
              <table:table-cell office:value-type="float" office:value="0.000000000270614">
                <text:p>0.000000000270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  <table:table-cell office:value-type="float" office:value="0.000000002839745">
                <text:p>0.000000002839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10">
                <text:p>10</text:p>
              </table:table-cell>
              <table:table-cell office:value-type="float" office:value="0.00000001797909">
                <text:p>0.00000001797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0">
                <text:p>10</text:p>
              </table:table-cell>
              <table:table-cell office:value-type="float" office:value="0.0000001194747">
                <text:p>0.0000001194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9.999999">
                <text:p>9.999999</text:p>
              </table:table-cell>
              <table:table-cell office:value-type="float" office:value="0.0000008054848">
                <text:p>0.0000008054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9.999991">
                <text:p>9.999991</text:p>
              </table:table-cell>
              <table:table-cell office:value-type="float" office:value="0.000005452894">
                <text:p>0.000005452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9.999945">
                <text:p>9.999945</text:p>
              </table:table-cell>
              <table:table-cell office:value-type="float" office:value="0.00003693106">
                <text:p>0.00003693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9.999628">
                <text:p>9.999628</text:p>
              </table:table-cell>
              <table:table-cell office:value-type="float" office:value="0.0002485249">
                <text:p>0.0002485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9.99761">
                <text:p>9.99761</text:p>
              </table:table-cell>
              <table:table-cell office:value-type="float" office:value="0.001598777">
                <text:p>0.001598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9.987514">
                <text:p>9.987514</text:p>
              </table:table-cell>
              <table:table-cell office:value-type="float" office:value="0.008351175">
                <text:p>0.00835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9.959356">
                <text:p>9.959356</text:p>
              </table:table-cell>
              <table:table-cell office:value-type="float" office:value="0.02718083">
                <text:p>0.02718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9.914416">
                <text:p>9.914416</text:p>
              </table:table-cell>
              <table:table-cell office:value-type="float" office:value="0.05723383">
                <text:p>0.05723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9.859764">
                <text:p>9.859764</text:p>
              </table:table-cell>
              <table:table-cell office:value-type="float" office:value="0.09378092">
                <text:p>0.0937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2718446601942">
                <text:p>9.92718446601942</text:p>
              </table:table-cell>
              <table:table-cell office:value-type="float" office:value="0.0487864077669902">
                <text:p>0.0487864077669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9.799868">
                <text:p>9.799868</text:p>
              </table:table-cell>
              <table:table-cell office:value-type="float" office:value="0.1338359">
                <text:p>0.1338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5436893203883">
                <text:p>9.85436893203883</text:p>
              </table:table-cell>
              <table:table-cell office:value-type="float" office:value="0.0975728155339807">
                <text:p>0.09757281553398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9.736948">
                <text:p>9.736948</text:p>
              </table:table-cell>
              <table:table-cell office:value-type="float" office:value="0.1759123">
                <text:p>0.175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8155339805825">
                <text:p>9.78155339805825</text:p>
              </table:table-cell>
              <table:table-cell office:value-type="float" office:value="0.146359223300971">
                <text:p>0.1463592233009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9.671841">
                <text:p>9.671841</text:p>
              </table:table-cell>
              <table:table-cell office:value-type="float" office:value="0.2194519">
                <text:p>0.2194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0873786407767">
                <text:p>9.70873786407767</text:p>
              </table:table-cell>
              <table:table-cell office:value-type="float" office:value="0.195145631067961">
                <text:p>0.195145631067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9.605351">
                <text:p>9.605351</text:p>
              </table:table-cell>
              <table:table-cell office:value-type="float" office:value="0.2639163">
                <text:p>0.2639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3592233009709">
                <text:p>9.63592233009709</text:p>
              </table:table-cell>
              <table:table-cell office:value-type="float" office:value="0.243932038834952">
                <text:p>0.243932038834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9.537869">
                <text:p>9.537869</text:p>
              </table:table-cell>
              <table:table-cell office:value-type="float" office:value="0.3090446">
                <text:p>0.309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631067961165">
                <text:p>9.5631067961165</text:p>
              </table:table-cell>
              <table:table-cell office:value-type="float" office:value="0.292718446601942">
                <text:p>0.2927184466019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9.469627">
                <text:p>9.469627</text:p>
              </table:table-cell>
              <table:table-cell office:value-type="float" office:value="0.3546824">
                <text:p>0.3546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9029126213592">
                <text:p>9.49029126213592</text:p>
              </table:table-cell>
              <table:table-cell office:value-type="float" office:value="0.341504854368932">
                <text:p>0.3415048543689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9.400788">
                <text:p>9.400788</text:p>
              </table:table-cell>
              <table:table-cell office:value-type="float" office:value="0.4007193">
                <text:p>0.4007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1747572815534">
                <text:p>9.41747572815534</text:p>
              </table:table-cell>
              <table:table-cell office:value-type="float" office:value="0.390291262135922">
                <text:p>0.3902912621359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9.331472">
                <text:p>9.331472</text:p>
              </table:table-cell>
              <table:table-cell office:value-type="float" office:value="0.4470757">
                <text:p>0.4470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4466019417476">
                <text:p>9.34466019417476</text:p>
              </table:table-cell>
              <table:table-cell office:value-type="float" office:value="0.439077669902913">
                <text:p>0.4390776699029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9.261767">
                <text:p>9.261767</text:p>
              </table:table-cell>
              <table:table-cell office:value-type="float" office:value="0.4936929">
                <text:p>0.4936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7184466019417">
                <text:p>9.27184466019417</text:p>
              </table:table-cell>
              <table:table-cell office:value-type="float" office:value="0.487864077669903">
                <text:p>0.4878640776699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9.191739">
                <text:p>9.191739</text:p>
              </table:table-cell>
              <table:table-cell office:value-type="float" office:value="0.5405268">
                <text:p>0.5405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9902912621359">
                <text:p>9.19902912621359</text:p>
              </table:table-cell>
              <table:table-cell office:value-type="float" office:value="0.536650485436893">
                <text:p>0.5366504854368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9.121438">
                <text:p>9.121438</text:p>
              </table:table-cell>
              <table:table-cell office:value-type="float" office:value="0.5875434">
                <text:p>0.5875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2621359223301">
                <text:p>9.12621359223301</text:p>
              </table:table-cell>
              <table:table-cell office:value-type="float" office:value="0.585436893203883">
                <text:p>0.5854368932038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9.050905">
                <text:p>9.050905</text:p>
              </table:table-cell>
              <table:table-cell office:value-type="float" office:value="0.6347159">
                <text:p>0.6347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5339805825243">
                <text:p>9.05339805825243</text:p>
              </table:table-cell>
              <table:table-cell office:value-type="float" office:value="0.634223300970874">
                <text:p>0.6342233009708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8.980172">
                <text:p>8.980172</text:p>
              </table:table-cell>
              <table:table-cell office:value-type="float" office:value="0.6820226">
                <text:p>0.682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8058252427184">
                <text:p>8.98058252427184</text:p>
              </table:table-cell>
              <table:table-cell office:value-type="float" office:value="0.683009708737865">
                <text:p>0.683009708737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8.909266">
                <text:p>8.909266</text:p>
              </table:table-cell>
              <table:table-cell office:value-type="float" office:value="0.7294461">
                <text:p>0.7294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0776699029126">
                <text:p>8.90776699029126</text:p>
              </table:table-cell>
              <table:table-cell office:value-type="float" office:value="0.731796116504855">
                <text:p>0.731796116504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8.838206">
                <text:p>8.838206</text:p>
              </table:table-cell>
              <table:table-cell office:value-type="float" office:value="0.7769721">
                <text:p>0.7769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3495145631068">
                <text:p>8.83495145631068</text:p>
              </table:table-cell>
              <table:table-cell office:value-type="float" office:value="0.780582524271846">
                <text:p>0.7805825242718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8.767013">
                <text:p>8.767013</text:p>
              </table:table-cell>
              <table:table-cell office:value-type="float" office:value="0.8245886">
                <text:p>0.824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621359223301">
                <text:p>8.7621359223301</text:p>
              </table:table-cell>
              <table:table-cell office:value-type="float" office:value="0.829368932038836">
                <text:p>0.8293689320388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8.6957">
                <text:p>8.6957</text:p>
              </table:table-cell>
              <table:table-cell office:value-type="float" office:value="0.8722855">
                <text:p>0.8722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8932038834951">
                <text:p>8.68932038834951</text:p>
              </table:table-cell>
              <table:table-cell office:value-type="float" office:value="0.878155339805826">
                <text:p>0.8781553398058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8.62428">
                <text:p>8.62428</text:p>
              </table:table-cell>
              <table:table-cell office:value-type="float" office:value="0.9200544">
                <text:p>0.9200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1650485436893">
                <text:p>8.61650485436893</text:p>
              </table:table-cell>
              <table:table-cell office:value-type="float" office:value="0.926941747572817">
                <text:p>0.9269417475728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8.552765">
                <text:p>8.552765</text:p>
              </table:table-cell>
              <table:table-cell office:value-type="float" office:value="0.9678878">
                <text:p>0.9678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4368932038835">
                <text:p>8.54368932038835</text:p>
              </table:table-cell>
              <table:table-cell office:value-type="float" office:value="0.975728155339807">
                <text:p>0.9757281553398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8.481163">
                <text:p>8.481163</text:p>
              </table:table-cell>
              <table:table-cell office:value-type="float" office:value="1.015779">
                <text:p>1.015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7087378640777">
                <text:p>8.47087378640777</text:p>
              </table:table-cell>
              <table:table-cell office:value-type="float" office:value="1.0245145631068">
                <text:p>1.02451456310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8.409484">
                <text:p>8.409484</text:p>
              </table:table-cell>
              <table:table-cell office:value-type="float" office:value="1.063724">
                <text:p>1.063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9805825242718">
                <text:p>8.39805825242718</text:p>
              </table:table-cell>
              <table:table-cell office:value-type="float" office:value="1.07330097087379">
                <text:p>1.073300970873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8.337733">
                <text:p>8.337733</text:p>
              </table:table-cell>
              <table:table-cell office:value-type="float" office:value="1.111717">
                <text:p>1.11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252427184466">
                <text:p>8.3252427184466</text:p>
              </table:table-cell>
              <table:table-cell office:value-type="float" office:value="1.12208737864078">
                <text:p>1.122087378640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8.265918">
                <text:p>8.265918</text:p>
              </table:table-cell>
              <table:table-cell office:value-type="float" office:value="1.159753">
                <text:p>1.159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5242718446602">
                <text:p>8.25242718446602</text:p>
              </table:table-cell>
              <table:table-cell office:value-type="float" office:value="1.17087378640777">
                <text:p>1.170873786407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8.194044">
                <text:p>8.194044</text:p>
              </table:table-cell>
              <table:table-cell office:value-type="float" office:value="1.207829">
                <text:p>1.207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7961165048544">
                <text:p>8.17961165048544</text:p>
              </table:table-cell>
              <table:table-cell office:value-type="float" office:value="1.21966019417476">
                <text:p>1.219660194174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8.122115">
                <text:p>8.122115</text:p>
              </table:table-cell>
              <table:table-cell office:value-type="float" office:value="1.255943">
                <text:p>1.255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0679611650485">
                <text:p>8.10679611650485</text:p>
              </table:table-cell>
              <table:table-cell office:value-type="float" office:value="1.26844660194175">
                <text:p>1.26844660194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8.050138">
                <text:p>8.050138</text:p>
              </table:table-cell>
              <table:table-cell office:value-type="float" office:value="1.30409">
                <text:p>1.30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3398058252427">
                <text:p>8.03398058252427</text:p>
              </table:table-cell>
              <table:table-cell office:value-type="float" office:value="1.31723300970874">
                <text:p>1.317233009708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7.978114">
                <text:p>7.978114</text:p>
              </table:table-cell>
              <table:table-cell office:value-type="float" office:value="1.352268">
                <text:p>1.35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6116504854369">
                <text:p>7.96116504854369</text:p>
              </table:table-cell>
              <table:table-cell office:value-type="float" office:value="1.36601941747573">
                <text:p>1.366019417475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7.906048">
                <text:p>7.906048</text:p>
              </table:table-cell>
              <table:table-cell office:value-type="float" office:value="1.400475">
                <text:p>1.40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8834951456311">
                <text:p>7.88834951456311</text:p>
              </table:table-cell>
              <table:table-cell office:value-type="float" office:value="1.41480582524272">
                <text:p>1.414805825242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7.833943">
                <text:p>7.833943</text:p>
              </table:table-cell>
              <table:table-cell office:value-type="float" office:value="1.448709">
                <text:p>1.448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1553398058252">
                <text:p>7.81553398058252</text:p>
              </table:table-cell>
              <table:table-cell office:value-type="float" office:value="1.46359223300971">
                <text:p>1.463592233009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7.761802">
                <text:p>7.761802</text:p>
              </table:table-cell>
              <table:table-cell office:value-type="float" office:value="1.496968">
                <text:p>1.496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4271844660194">
                <text:p>7.74271844660194</text:p>
              </table:table-cell>
              <table:table-cell office:value-type="float" office:value="1.5123786407767">
                <text:p>1.51237864077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7.689627">
                <text:p>7.689627</text:p>
              </table:table-cell>
              <table:table-cell office:value-type="float" office:value="1.54525">
                <text:p>1.54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6990291262136">
                <text:p>7.66990291262136</text:p>
              </table:table-cell>
              <table:table-cell office:value-type="float" office:value="1.56116504854369">
                <text:p>1.561165048543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7.617422">
                <text:p>7.617422</text:p>
              </table:table-cell>
              <table:table-cell office:value-type="float" office:value="1.593553">
                <text:p>1.593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9708737864078">
                <text:p>7.59708737864078</text:p>
              </table:table-cell>
              <table:table-cell office:value-type="float" office:value="1.60995145631068">
                <text:p>1.609951456310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7.545187">
                <text:p>7.545187</text:p>
              </table:table-cell>
              <table:table-cell office:value-type="float" office:value="1.641876">
                <text:p>1.64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2427184466019">
                <text:p>7.52427184466019</text:p>
              </table:table-cell>
              <table:table-cell office:value-type="float" office:value="1.65873786407767">
                <text:p>1.658737864077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7.472926">
                <text:p>7.472926</text:p>
              </table:table-cell>
              <table:table-cell office:value-type="float" office:value="1.690218">
                <text:p>1.690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5145631067961">
                <text:p>7.45145631067961</text:p>
              </table:table-cell>
              <table:table-cell office:value-type="float" office:value="1.70752427184466">
                <text:p>1.707524271844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7.40064">
                <text:p>7.40064</text:p>
              </table:table-cell>
              <table:table-cell office:value-type="float" office:value="1.738577">
                <text:p>1.73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7864077669903">
                <text:p>7.37864077669903</text:p>
              </table:table-cell>
              <table:table-cell office:value-type="float" office:value="1.75631067961165">
                <text:p>1.756310679611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7.32833">
                <text:p>7.32833</text:p>
              </table:table-cell>
              <table:table-cell office:value-type="float" office:value="1.786952">
                <text:p>1.786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0582524271845">
                <text:p>7.30582524271845</text:p>
              </table:table-cell>
              <table:table-cell office:value-type="float" office:value="1.80509708737864">
                <text:p>1.805097087378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7.255999">
                <text:p>7.255999</text:p>
              </table:table-cell>
              <table:table-cell office:value-type="float" office:value="1.835343">
                <text:p>1.835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3300970873787">
                <text:p>7.23300970873787</text:p>
              </table:table-cell>
              <table:table-cell office:value-type="float" office:value="1.85388349514563">
                <text:p>1.853883495145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7.183647">
                <text:p>7.183647</text:p>
              </table:table-cell>
              <table:table-cell office:value-type="float" office:value="1.883747">
                <text:p>1.883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6019417475728">
                <text:p>7.16019417475728</text:p>
              </table:table-cell>
              <table:table-cell office:value-type="float" office:value="1.90266990291262">
                <text:p>1.902669902912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7.111277">
                <text:p>7.111277</text:p>
              </table:table-cell>
              <table:table-cell office:value-type="float" office:value="1.932166">
                <text:p>1.93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73786407767">
                <text:p>7.0873786407767</text:p>
              </table:table-cell>
              <table:table-cell office:value-type="float" office:value="1.95145631067961">
                <text:p>1.951456310679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7.038889">
                <text:p>7.038889</text:p>
              </table:table-cell>
              <table:table-cell office:value-type="float" office:value="1.980596">
                <text:p>1.980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1456310679612">
                <text:p>7.01456310679612</text:p>
              </table:table-cell>
              <table:table-cell office:value-type="float" office:value="2.0002427184466">
                <text:p>2.00024271844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6.966485">
                <text:p>6.966485</text:p>
              </table:table-cell>
              <table:table-cell office:value-type="float" office:value="2.029038">
                <text:p>2.029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4174757281554">
                <text:p>6.94174757281554</text:p>
              </table:table-cell>
              <table:table-cell office:value-type="float" office:value="2.04902912621359">
                <text:p>2.049029126213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6.894065">
                <text:p>6.894065</text:p>
              </table:table-cell>
              <table:table-cell office:value-type="float" office:value="2.077492">
                <text:p>2.077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6893203883495">
                <text:p>6.86893203883495</text:p>
              </table:table-cell>
              <table:table-cell office:value-type="float" office:value="2.09781553398058">
                <text:p>2.097815533980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6.82163">
                <text:p>6.82163</text:p>
              </table:table-cell>
              <table:table-cell office:value-type="float" office:value="2.125955">
                <text:p>2.125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9611650485437">
                <text:p>6.79611650485437</text:p>
              </table:table-cell>
              <table:table-cell office:value-type="float" office:value="2.14660194174757">
                <text:p>2.146601941747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6.749183">
                <text:p>6.749183</text:p>
              </table:table-cell>
              <table:table-cell office:value-type="float" office:value="2.174428">
                <text:p>2.17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2330097087379">
                <text:p>6.72330097087379</text:p>
              </table:table-cell>
              <table:table-cell office:value-type="float" office:value="2.19538834951456">
                <text:p>2.195388349514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6.676723">
                <text:p>6.676723</text:p>
              </table:table-cell>
              <table:table-cell office:value-type="float" office:value="2.22291">
                <text:p>2.2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5048543689321">
                <text:p>6.65048543689321</text:p>
              </table:table-cell>
              <table:table-cell office:value-type="float" office:value="2.24417475728155">
                <text:p>2.244174757281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6.604252">
                <text:p>6.604252</text:p>
              </table:table-cell>
              <table:table-cell office:value-type="float" office:value="2.271401">
                <text:p>2.27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7766990291262">
                <text:p>6.57766990291262</text:p>
              </table:table-cell>
              <table:table-cell office:value-type="float" office:value="2.29296116504854">
                <text:p>2.292961165048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6.531769">
                <text:p>6.531769</text:p>
              </table:table-cell>
              <table:table-cell office:value-type="float" office:value="2.3199">
                <text:p>2.3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0485436893204">
                <text:p>6.50485436893204</text:p>
              </table:table-cell>
              <table:table-cell office:value-type="float" office:value="2.34174757281553">
                <text:p>2.341747572815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6.459277">
                <text:p>6.459277</text:p>
              </table:table-cell>
              <table:table-cell office:value-type="float" office:value="2.368406">
                <text:p>2.368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3203883495146">
                <text:p>6.43203883495146</text:p>
              </table:table-cell>
              <table:table-cell office:value-type="float" office:value="2.39053398058252">
                <text:p>2.390533980582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6.386775">
                <text:p>6.386775</text:p>
              </table:table-cell>
              <table:table-cell office:value-type="float" office:value="2.416919">
                <text:p>2.416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5922330097088">
                <text:p>6.35922330097088</text:p>
              </table:table-cell>
              <table:table-cell office:value-type="float" office:value="2.43932038834951">
                <text:p>2.439320388349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6.314264">
                <text:p>6.314264</text:p>
              </table:table-cell>
              <table:table-cell office:value-type="float" office:value="2.465439">
                <text:p>2.465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864077669903">
                <text:p>6.2864077669903</text:p>
              </table:table-cell>
              <table:table-cell office:value-type="float" office:value="2.4881067961165">
                <text:p>2.48810679611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6.241745">
                <text:p>6.241745</text:p>
              </table:table-cell>
              <table:table-cell office:value-type="float" office:value="2.513964">
                <text:p>2.513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1359223300971">
                <text:p>6.21359223300971</text:p>
              </table:table-cell>
              <table:table-cell office:value-type="float" office:value="2.53689320388349">
                <text:p>2.536893203883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6.169219">
                <text:p>6.169219</text:p>
              </table:table-cell>
              <table:table-cell office:value-type="float" office:value="2.562496">
                <text:p>2.562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4077669902913">
                <text:p>6.14077669902913</text:p>
              </table:table-cell>
              <table:table-cell office:value-type="float" office:value="2.58567961165048">
                <text:p>2.585679611650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6.096686">
                <text:p>6.096686</text:p>
              </table:table-cell>
              <table:table-cell office:value-type="float" office:value="2.611033">
                <text:p>2.61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6796116504855">
                <text:p>6.06796116504855</text:p>
              </table:table-cell>
              <table:table-cell office:value-type="float" office:value="2.63446601941747">
                <text:p>2.634466019417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6.024147">
                <text:p>6.024147</text:p>
              </table:table-cell>
              <table:table-cell office:value-type="float" office:value="2.659575">
                <text:p>2.65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9514563106797">
                <text:p>5.99514563106797</text:p>
              </table:table-cell>
              <table:table-cell office:value-type="float" office:value="2.68325242718446">
                <text:p>2.683252427184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5.951602">
                <text:p>5.951602</text:p>
              </table:table-cell>
              <table:table-cell office:value-type="float" office:value="2.708122">
                <text:p>2.708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2233009708738">
                <text:p>5.92233009708738</text:p>
              </table:table-cell>
              <table:table-cell office:value-type="float" office:value="2.73203883495145">
                <text:p>2.732038834951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5.879051">
                <text:p>5.879051</text:p>
              </table:table-cell>
              <table:table-cell office:value-type="float" office:value="2.756673">
                <text:p>2.756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495145631068">
                <text:p>5.8495145631068</text:p>
              </table:table-cell>
              <table:table-cell office:value-type="float" office:value="2.78082524271844">
                <text:p>2.780825242718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5.806495">
                <text:p>5.806495</text:p>
              </table:table-cell>
              <table:table-cell office:value-type="float" office:value="2.805228">
                <text:p>2.805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669902912622">
                <text:p>5.77669902912622</text:p>
              </table:table-cell>
              <table:table-cell office:value-type="float" office:value="2.82961165048543">
                <text:p>2.829611650485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4999999999999">
                <text:p>3.54999999999999</text:p>
              </table:table-cell>
              <table:table-cell office:value-type="float" office:value="5.733935">
                <text:p>5.733935</text:p>
              </table:table-cell>
              <table:table-cell office:value-type="float" office:value="2.853787">
                <text:p>2.853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388349514564">
                <text:p>5.70388349514564</text:p>
              </table:table-cell>
              <table:table-cell office:value-type="float" office:value="2.87839805825242">
                <text:p>2.878398058252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5.661371">
                <text:p>5.661371</text:p>
              </table:table-cell>
              <table:table-cell office:value-type="float" office:value="2.902349">
                <text:p>2.902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3106796116506">
                <text:p>5.63106796116506</text:p>
              </table:table-cell>
              <table:table-cell office:value-type="float" office:value="2.92718446601941">
                <text:p>2.92718446601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5.588803">
                <text:p>5.588803</text:p>
              </table:table-cell>
              <table:table-cell office:value-type="float" office:value="2.950915">
                <text:p>2.950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5825242718447">
                <text:p>5.55825242718447</text:p>
              </table:table-cell>
              <table:table-cell office:value-type="float" office:value="2.9759708737864">
                <text:p>2.97597087378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5.516232">
                <text:p>5.516232</text:p>
              </table:table-cell>
              <table:table-cell office:value-type="float" office:value="2.999483">
                <text:p>2.999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543689320389">
                <text:p>5.48543689320389</text:p>
              </table:table-cell>
              <table:table-cell office:value-type="float" office:value="3.02475728155339">
                <text:p>3.024757281553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5.443658">
                <text:p>5.443658</text:p>
              </table:table-cell>
              <table:table-cell office:value-type="float" office:value="3.048054">
                <text:p>3.048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262135922331">
                <text:p>5.41262135922331</text:p>
              </table:table-cell>
              <table:table-cell office:value-type="float" office:value="3.07354368932038">
                <text:p>3.073543689320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5.371082">
                <text:p>5.371082</text:p>
              </table:table-cell>
              <table:table-cell office:value-type="float" office:value="3.096628">
                <text:p>3.096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3980582524273">
                <text:p>5.33980582524273</text:p>
              </table:table-cell>
              <table:table-cell office:value-type="float" office:value="3.12233009708737">
                <text:p>3.122330097087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5.298503">
                <text:p>5.298503</text:p>
              </table:table-cell>
              <table:table-cell office:value-type="float" office:value="3.145204">
                <text:p>3.145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699029126214">
                <text:p>5.26699029126214</text:p>
              </table:table-cell>
              <table:table-cell office:value-type="float" office:value="3.17111650485436">
                <text:p>3.171116504854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5.225923">
                <text:p>5.225923</text:p>
              </table:table-cell>
              <table:table-cell office:value-type="float" office:value="3.193782">
                <text:p>3.193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9417475728156">
                <text:p>5.19417475728156</text:p>
              </table:table-cell>
              <table:table-cell office:value-type="float" office:value="3.21990291262135">
                <text:p>3.219902912621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5.153341">
                <text:p>5.153341</text:p>
              </table:table-cell>
              <table:table-cell office:value-type="float" office:value="3.242362">
                <text:p>3.242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2135922330098">
                <text:p>5.12135922330098</text:p>
              </table:table-cell>
              <table:table-cell office:value-type="float" office:value="3.26868932038834">
                <text:p>3.268689320388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5.080758">
                <text:p>5.080758</text:p>
              </table:table-cell>
              <table:table-cell office:value-type="float" office:value="3.290943">
                <text:p>3.290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85436893204">
                <text:p>5.0485436893204</text:p>
              </table:table-cell>
              <table:table-cell office:value-type="float" office:value="3.31747572815533">
                <text:p>3.317475728155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5.008174">
                <text:p>5.008174</text:p>
              </table:table-cell>
              <table:table-cell office:value-type="float" office:value="3.339526">
                <text:p>3.339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7572815533981">
                <text:p>4.97572815533981</text:p>
              </table:table-cell>
              <table:table-cell office:value-type="float" office:value="3.36626213592232">
                <text:p>3.366262135922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4.935589">
                <text:p>4.935589</text:p>
              </table:table-cell>
              <table:table-cell office:value-type="float" office:value="3.38811">
                <text:p>3.38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0291262135923">
                <text:p>4.90291262135923</text:p>
              </table:table-cell>
              <table:table-cell office:value-type="float" office:value="3.41504854368931">
                <text:p>3.415048543689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4.863005">
                <text:p>4.863005</text:p>
              </table:table-cell>
              <table:table-cell office:value-type="float" office:value="3.436695">
                <text:p>3.43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3009708737865">
                <text:p>4.83009708737865</text:p>
              </table:table-cell>
              <table:table-cell office:value-type="float" office:value="3.4638349514563">
                <text:p>3.46383495145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4.79042">
                <text:p>4.79042</text:p>
              </table:table-cell>
              <table:table-cell office:value-type="float" office:value="3.485281">
                <text:p>3.485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5728155339807">
                <text:p>4.75728155339807</text:p>
              </table:table-cell>
              <table:table-cell office:value-type="float" office:value="3.51262135922329">
                <text:p>3.512621359223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4.717834">
                <text:p>4.717834</text:p>
              </table:table-cell>
              <table:table-cell office:value-type="float" office:value="3.533868">
                <text:p>3.533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8446601941749">
                <text:p>4.68446601941749</text:p>
              </table:table-cell>
              <table:table-cell office:value-type="float" office:value="3.56140776699028">
                <text:p>3.561407766990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4.64525">
                <text:p>4.64525</text:p>
              </table:table-cell>
              <table:table-cell office:value-type="float" office:value="3.582455">
                <text:p>3.58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116504854369">
                <text:p>4.6116504854369</text:p>
              </table:table-cell>
              <table:table-cell office:value-type="float" office:value="3.61019417475727">
                <text:p>3.610194174757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4.572667">
                <text:p>4.572667</text:p>
              </table:table-cell>
              <table:table-cell office:value-type="float" office:value="3.631043">
                <text:p>3.63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883495145632">
                <text:p>4.53883495145632</text:p>
              </table:table-cell>
              <table:table-cell office:value-type="float" office:value="3.65898058252427">
                <text:p>3.658980582524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4.500083">
                <text:p>4.500083</text:p>
              </table:table-cell>
              <table:table-cell office:value-type="float" office:value="3.679631">
                <text:p>3.679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6601941747574">
                <text:p>4.46601941747574</text:p>
              </table:table-cell>
              <table:table-cell office:value-type="float" office:value="3.70776699029126">
                <text:p>3.70776699029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4.427502">
                <text:p>4.427502</text:p>
              </table:table-cell>
              <table:table-cell office:value-type="float" office:value="3.728219">
                <text:p>3.728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9320388349516">
                <text:p>4.39320388349516</text:p>
              </table:table-cell>
              <table:table-cell office:value-type="float" office:value="3.75655339805825">
                <text:p>3.756553398058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4.354921">
                <text:p>4.354921</text:p>
              </table:table-cell>
              <table:table-cell office:value-type="float" office:value="3.776807">
                <text:p>3.776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2038834951457">
                <text:p>4.32038834951457</text:p>
              </table:table-cell>
              <table:table-cell office:value-type="float" office:value="3.80533980582524">
                <text:p>3.805339805825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4.282343">
                <text:p>4.282343</text:p>
              </table:table-cell>
              <table:table-cell office:value-type="float" office:value="3.825394">
                <text:p>3.825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4757281553399">
                <text:p>4.24757281553399</text:p>
              </table:table-cell>
              <table:table-cell office:value-type="float" office:value="3.85412621359223">
                <text:p>3.854126213592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4.209804">
                <text:p>4.209804</text:p>
              </table:table-cell>
              <table:table-cell office:value-type="float" office:value="3.873961">
                <text:p>3.873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7475728155341">
                <text:p>4.17475728155341</text:p>
              </table:table-cell>
              <table:table-cell office:value-type="float" office:value="3.90291262135922">
                <text:p>3.902912621359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4.139447">
                <text:p>4.139447</text:p>
              </table:table-cell>
              <table:table-cell office:value-type="float" office:value="3.921317">
                <text:p>3.9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194174757283">
                <text:p>4.10194174757283</text:p>
              </table:table-cell>
              <table:table-cell office:value-type="float" office:value="3.95169902912621">
                <text:p>3.951699029126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4.097023">
                <text:p>4.097023</text:p>
              </table:table-cell>
              <table:table-cell office:value-type="float" office:value="3.953156">
                <text:p>3.953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75">
                <text:p>4.075</text:p>
              </table:table-cell>
              <table:table-cell office:value-type="float" office:value="3.975">
                <text:p>3.9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4.084332">
                <text:p>4.084332</text:p>
              </table:table-cell>
              <table:table-cell office:value-type="float" office:value="3.968477">
                <text:p>3.968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8035714285714">
                <text:p>4.08035714285714</text:p>
              </table:table-cell>
              <table:table-cell office:value-type="float" office:value="3.98035714285714">
                <text:p>3.980357142857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4.080092">
                <text:p>4.080092</text:p>
              </table:table-cell>
              <table:table-cell office:value-type="float" office:value="3.979103">
                <text:p>3.979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8571428571428">
                <text:p>4.08571428571428</text:p>
              </table:table-cell>
              <table:table-cell office:value-type="float" office:value="3.98571428571428">
                <text:p>3.985714285714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4.078973">
                <text:p>4.078973</text:p>
              </table:table-cell>
              <table:table-cell office:value-type="float" office:value="3.987995">
                <text:p>3.98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9107142857143">
                <text:p>4.09107142857143</text:p>
              </table:table-cell>
              <table:table-cell office:value-type="float" office:value="3.99107142857143">
                <text:p>3.991071428571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4.079915">
                <text:p>4.079915</text:p>
              </table:table-cell>
              <table:table-cell office:value-type="float" office:value="3.995742">
                <text:p>3.995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9642857142857">
                <text:p>4.09642857142857</text:p>
              </table:table-cell>
              <table:table-cell office:value-type="float" office:value="3.99642857142857">
                <text:p>3.996428571428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4.08178">
                <text:p>4.08178</text:p>
              </table:table-cell>
              <table:table-cell office:value-type="float" office:value="4.002975">
                <text:p>4.00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178571428571">
                <text:p>4.10178571428571</text:p>
              </table:table-cell>
              <table:table-cell office:value-type="float" office:value="4.00178571428571">
                <text:p>4.001785714285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4.084217">
                <text:p>4.084217</text:p>
              </table:table-cell>
              <table:table-cell office:value-type="float" office:value="4.009893">
                <text:p>4.009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714285714286">
                <text:p>4.10714285714286</text:p>
              </table:table-cell>
              <table:table-cell office:value-type="float" office:value="4.00714285714286">
                <text:p>4.007142857142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4.087106">
                <text:p>4.087106</text:p>
              </table:table-cell>
              <table:table-cell office:value-type="float" office:value="4.01656">
                <text:p>4.0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125">
                <text:p>4.1125</text:p>
              </table:table-cell>
              <table:table-cell office:value-type="float" office:value="4.0125">
                <text:p>4.0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4.09034">
                <text:p>4.09034</text:p>
              </table:table-cell>
              <table:table-cell office:value-type="float" office:value="4.023035">
                <text:p>4.023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1785714285714">
                <text:p>4.11785714285714</text:p>
              </table:table-cell>
              <table:table-cell office:value-type="float" office:value="4.01785714285714">
                <text:p>4.017857142857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4.093839">
                <text:p>4.093839</text:p>
              </table:table-cell>
              <table:table-cell office:value-type="float" office:value="4.029364">
                <text:p>4.029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2321428571429">
                <text:p>4.12321428571429</text:p>
              </table:table-cell>
              <table:table-cell office:value-type="float" office:value="4.02321428571429">
                <text:p>4.023214285714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4.097548">
                <text:p>4.097548</text:p>
              </table:table-cell>
              <table:table-cell office:value-type="float" office:value="4.035576">
                <text:p>4.035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2857142857143">
                <text:p>4.12857142857143</text:p>
              </table:table-cell>
              <table:table-cell office:value-type="float" office:value="4.02857142857143">
                <text:p>4.028571428571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4.101429">
                <text:p>4.101429</text:p>
              </table:table-cell>
              <table:table-cell office:value-type="float" office:value="4.041694">
                <text:p>4.04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392857142857">
                <text:p>4.13392857142857</text:p>
              </table:table-cell>
              <table:table-cell office:value-type="float" office:value="4.03392857142857">
                <text:p>4.033928571428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4.105453">
                <text:p>4.105453</text:p>
              </table:table-cell>
              <table:table-cell office:value-type="float" office:value="4.047733">
                <text:p>4.047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928571428571">
                <text:p>4.13928571428571</text:p>
              </table:table-cell>
              <table:table-cell office:value-type="float" office:value="4.03928571428571">
                <text:p>4.039285714285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4.109594">
                <text:p>4.109594</text:p>
              </table:table-cell>
              <table:table-cell office:value-type="float" office:value="4.053708">
                <text:p>4.053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4464285714286">
                <text:p>4.14464285714286</text:p>
              </table:table-cell>
              <table:table-cell office:value-type="float" office:value="4.04464285714286">
                <text:p>4.044642857142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4.113838">
                <text:p>4.113838</text:p>
              </table:table-cell>
              <table:table-cell office:value-type="float" office:value="4.059626">
                <text:p>4.059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5">
                <text:p>4.15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4.118169">
                <text:p>4.118169</text:p>
              </table:table-cell>
              <table:table-cell office:value-type="float" office:value="4.065496">
                <text:p>4.065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5535714285714">
                <text:p>4.15535714285714</text:p>
              </table:table-cell>
              <table:table-cell office:value-type="float" office:value="4.05535714285714">
                <text:p>4.055357142857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4.122576">
                <text:p>4.122576</text:p>
              </table:table-cell>
              <table:table-cell office:value-type="float" office:value="4.071324">
                <text:p>4.07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071428571429">
                <text:p>4.16071428571429</text:p>
              </table:table-cell>
              <table:table-cell office:value-type="float" office:value="4.06071428571429">
                <text:p>4.060714285714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4.127049">
                <text:p>4.127049</text:p>
              </table:table-cell>
              <table:table-cell office:value-type="float" office:value="4.077117">
                <text:p>4.07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607142857143">
                <text:p>4.16607142857143</text:p>
              </table:table-cell>
              <table:table-cell office:value-type="float" office:value="4.06607142857143">
                <text:p>4.066071428571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4.131581">
                <text:p>4.131581</text:p>
              </table:table-cell>
              <table:table-cell office:value-type="float" office:value="4.082877">
                <text:p>4.082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7142857142857">
                <text:p>4.17142857142857</text:p>
              </table:table-cell>
              <table:table-cell office:value-type="float" office:value="4.07142857142857">
                <text:p>4.071428571428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4.136166">
                <text:p>4.136166</text:p>
              </table:table-cell>
              <table:table-cell office:value-type="float" office:value="4.088609">
                <text:p>4.088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7678571428571">
                <text:p>4.17678571428571</text:p>
              </table:table-cell>
              <table:table-cell office:value-type="float" office:value="4.07678571428571">
                <text:p>4.076785714285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4.140797">
                <text:p>4.140797</text:p>
              </table:table-cell>
              <table:table-cell office:value-type="float" office:value="4.094315">
                <text:p>4.094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8214285714286">
                <text:p>4.18214285714286</text:p>
              </table:table-cell>
              <table:table-cell office:value-type="float" office:value="4.08214285714286">
                <text:p>4.082142857142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4.145471">
                <text:p>4.145471</text:p>
              </table:table-cell>
              <table:table-cell office:value-type="float" office:value="4.099998">
                <text:p>4.0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875">
                <text:p>4.1875</text:p>
              </table:table-cell>
              <table:table-cell office:value-type="float" office:value="4.0875">
                <text:p>4.08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4.150182">
                <text:p>4.150182</text:p>
              </table:table-cell>
              <table:table-cell office:value-type="float" office:value="4.105661">
                <text:p>4.105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9285714285714">
                <text:p>4.19285714285714</text:p>
              </table:table-cell>
              <table:table-cell office:value-type="float" office:value="4.09285714285714">
                <text:p>4.092857142857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4.154929">
                <text:p>4.154929</text:p>
              </table:table-cell>
              <table:table-cell office:value-type="float" office:value="4.111306">
                <text:p>4.11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9821428571428">
                <text:p>4.19821428571428</text:p>
              </table:table-cell>
              <table:table-cell office:value-type="float" office:value="4.09821428571429">
                <text:p>4.098214285714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4.159706">
                <text:p>4.159706</text:p>
              </table:table-cell>
              <table:table-cell office:value-type="float" office:value="4.116933">
                <text:p>4.116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357142857143">
                <text:p>4.20357142857143</text:p>
              </table:table-cell>
              <table:table-cell office:value-type="float" office:value="4.10357142857143">
                <text:p>4.103571428571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4.164513">
                <text:p>4.164513</text:p>
              </table:table-cell>
              <table:table-cell office:value-type="float" office:value="4.122545">
                <text:p>4.122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892857142857">
                <text:p>4.20892857142857</text:p>
              </table:table-cell>
              <table:table-cell office:value-type="float" office:value="4.10892857142857">
                <text:p>4.108928571428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4.169345">
                <text:p>4.169345</text:p>
              </table:table-cell>
              <table:table-cell office:value-type="float" office:value="4.128142">
                <text:p>4.128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1428571428571">
                <text:p>4.21428571428571</text:p>
              </table:table-cell>
              <table:table-cell office:value-type="float" office:value="4.11428571428571">
                <text:p>4.114285714285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4.174202">
                <text:p>4.174202</text:p>
              </table:table-cell>
              <table:table-cell office:value-type="float" office:value="4.133727">
                <text:p>4.133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1964285714286">
                <text:p>4.21964285714286</text:p>
              </table:table-cell>
              <table:table-cell office:value-type="float" office:value="4.11964285714286">
                <text:p>4.119642857142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4.179082">
                <text:p>4.179082</text:p>
              </table:table-cell>
              <table:table-cell office:value-type="float" office:value="4.139299">
                <text:p>4.139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5">
                <text:p>4.225</text:p>
              </table:table-cell>
              <table:table-cell office:value-type="float" office:value="4.125">
                <text:p>4.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4.183983">
                <text:p>4.183983</text:p>
              </table:table-cell>
              <table:table-cell office:value-type="float" office:value="4.144861">
                <text:p>4.14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3035714285714">
                <text:p>4.23035714285714</text:p>
              </table:table-cell>
              <table:table-cell office:value-type="float" office:value="4.13035714285714">
                <text:p>4.130357142857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4.188903">
                <text:p>4.188903</text:p>
              </table:table-cell>
              <table:table-cell office:value-type="float" office:value="4.150412">
                <text:p>4.15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3571428571428">
                <text:p>4.23571428571428</text:p>
              </table:table-cell>
              <table:table-cell office:value-type="float" office:value="4.13571428571428">
                <text:p>4.135714285714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4.193841">
                <text:p>4.193841</text:p>
              </table:table-cell>
              <table:table-cell office:value-type="float" office:value="4.155954">
                <text:p>4.155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4107142857143">
                <text:p>4.24107142857143</text:p>
              </table:table-cell>
              <table:table-cell office:value-type="float" office:value="4.14107142857143">
                <text:p>4.141071428571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4.198795">
                <text:p>4.198795</text:p>
              </table:table-cell>
              <table:table-cell office:value-type="float" office:value="4.161487">
                <text:p>4.16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4642857142857">
                <text:p>4.24642857142857</text:p>
              </table:table-cell>
              <table:table-cell office:value-type="float" office:value="4.14642857142857">
                <text:p>4.146428571428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4.203765">
                <text:p>4.203765</text:p>
              </table:table-cell>
              <table:table-cell office:value-type="float" office:value="4.167012">
                <text:p>4.167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5178571428571">
                <text:p>4.25178571428571</text:p>
              </table:table-cell>
              <table:table-cell office:value-type="float" office:value="4.15178571428571">
                <text:p>4.151785714285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4.20875">
                <text:p>4.20875</text:p>
              </table:table-cell>
              <table:table-cell office:value-type="float" office:value="4.172529">
                <text:p>4.172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5714285714286">
                <text:p>4.25714285714286</text:p>
              </table:table-cell>
              <table:table-cell office:value-type="float" office:value="4.15714285714286">
                <text:p>4.157142857142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4.213748">
                <text:p>4.213748</text:p>
              </table:table-cell>
              <table:table-cell office:value-type="float" office:value="4.178039">
                <text:p>4.178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25">
                <text:p>4.2625</text:p>
              </table:table-cell>
              <table:table-cell office:value-type="float" office:value="4.1625">
                <text:p>4.1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4.21876">
                <text:p>4.21876</text:p>
              </table:table-cell>
              <table:table-cell office:value-type="float" office:value="4.183542">
                <text:p>4.183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785714285714">
                <text:p>4.26785714285714</text:p>
              </table:table-cell>
              <table:table-cell office:value-type="float" office:value="4.16785714285714">
                <text:p>4.167857142857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4.223784">
                <text:p>4.223784</text:p>
              </table:table-cell>
              <table:table-cell office:value-type="float" office:value="4.189039">
                <text:p>4.189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321428571428">
                <text:p>4.27321428571428</text:p>
              </table:table-cell>
              <table:table-cell office:value-type="float" office:value="4.17321428571428">
                <text:p>4.173214285714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4.228819">
                <text:p>4.228819</text:p>
              </table:table-cell>
              <table:table-cell office:value-type="float" office:value="4.19453">
                <text:p>4.19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857142857143">
                <text:p>4.27857142857143</text:p>
              </table:table-cell>
              <table:table-cell office:value-type="float" office:value="4.17857142857143">
                <text:p>4.178571428571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4.233865">
                <text:p>4.233865</text:p>
              </table:table-cell>
              <table:table-cell office:value-type="float" office:value="4.200015">
                <text:p>4.20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8392857142857">
                <text:p>4.28392857142857</text:p>
              </table:table-cell>
              <table:table-cell office:value-type="float" office:value="4.18392857142857">
                <text:p>4.183928571428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4.238921">
                <text:p>4.238921</text:p>
              </table:table-cell>
              <table:table-cell office:value-type="float" office:value="4.205494">
                <text:p>4.205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8928571428571">
                <text:p>4.28928571428571</text:p>
              </table:table-cell>
              <table:table-cell office:value-type="float" office:value="4.18928571428571">
                <text:p>4.189285714285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4.243987">
                <text:p>4.243987</text:p>
              </table:table-cell>
              <table:table-cell office:value-type="float" office:value="4.210969">
                <text:p>4.210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9464285714286">
                <text:p>4.29464285714286</text:p>
              </table:table-cell>
              <table:table-cell office:value-type="float" office:value="4.19464285714286">
                <text:p>4.194642857142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4.249062">
                <text:p>4.249062</text:p>
              </table:table-cell>
              <table:table-cell office:value-type="float" office:value="4.21644">
                <text:p>4.2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4.254146">
                <text:p>4.254146</text:p>
              </table:table-cell>
              <table:table-cell office:value-type="float" office:value="4.221906">
                <text:p>4.22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0535714285714">
                <text:p>4.30535714285714</text:p>
              </table:table-cell>
              <table:table-cell office:value-type="float" office:value="4.20535714285714">
                <text:p>4.205357142857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4.259237">
                <text:p>4.259237</text:p>
              </table:table-cell>
              <table:table-cell office:value-type="float" office:value="4.227367">
                <text:p>4.227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1071428571428">
                <text:p>4.31071428571428</text:p>
              </table:table-cell>
              <table:table-cell office:value-type="float" office:value="4.21071428571428">
                <text:p>4.210714285714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4.264337">
                <text:p>4.264337</text:p>
              </table:table-cell>
              <table:table-cell office:value-type="float" office:value="4.232825">
                <text:p>4.23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1607142857143">
                <text:p>4.31607142857143</text:p>
              </table:table-cell>
              <table:table-cell office:value-type="float" office:value="4.21607142857143">
                <text:p>4.216071428571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4.269444">
                <text:p>4.269444</text:p>
              </table:table-cell>
              <table:table-cell office:value-type="float" office:value="4.238279">
                <text:p>4.238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2142857142857">
                <text:p>4.32142857142857</text:p>
              </table:table-cell>
              <table:table-cell office:value-type="float" office:value="4.22142857142857">
                <text:p>4.221428571428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4.274559">
                <text:p>4.274559</text:p>
              </table:table-cell>
              <table:table-cell office:value-type="float" office:value="4.24373">
                <text:p>4.24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2678571428571">
                <text:p>4.32678571428571</text:p>
              </table:table-cell>
              <table:table-cell office:value-type="float" office:value="4.22678571428571">
                <text:p>4.226785714285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4.27968">
                <text:p>4.27968</text:p>
              </table:table-cell>
              <table:table-cell office:value-type="float" office:value="4.249177">
                <text:p>4.249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3214285714286">
                <text:p>4.33214285714286</text:p>
              </table:table-cell>
              <table:table-cell office:value-type="float" office:value="4.23214285714286">
                <text:p>4.232142857142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4.284807">
                <text:p>4.284807</text:p>
              </table:table-cell>
              <table:table-cell office:value-type="float" office:value="4.25462">
                <text:p>4.25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375">
                <text:p>4.3375</text:p>
              </table:table-cell>
              <table:table-cell office:value-type="float" office:value="4.2375">
                <text:p>4.2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4.289941">
                <text:p>4.289941</text:p>
              </table:table-cell>
              <table:table-cell office:value-type="float" office:value="4.260061">
                <text:p>4.26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285714285714">
                <text:p>4.34285714285714</text:p>
              </table:table-cell>
              <table:table-cell office:value-type="float" office:value="4.24285714285714">
                <text:p>4.242857142857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4.295081">
                <text:p>4.295081</text:p>
              </table:table-cell>
              <table:table-cell office:value-type="float" office:value="4.265498">
                <text:p>4.265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821428571428">
                <text:p>4.34821428571428</text:p>
              </table:table-cell>
              <table:table-cell office:value-type="float" office:value="4.24821428571428">
                <text:p>4.248214285714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4.300226">
                <text:p>4.300226</text:p>
              </table:table-cell>
              <table:table-cell office:value-type="float" office:value="4.270933">
                <text:p>4.270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357142857143">
                <text:p>4.35357142857143</text:p>
              </table:table-cell>
              <table:table-cell office:value-type="float" office:value="4.25357142857143">
                <text:p>4.253571428571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4.305377">
                <text:p>4.305377</text:p>
              </table:table-cell>
              <table:table-cell office:value-type="float" office:value="4.276365">
                <text:p>4.276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892857142857">
                <text:p>4.35892857142857</text:p>
              </table:table-cell>
              <table:table-cell office:value-type="float" office:value="4.25892857142857">
                <text:p>4.258928571428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4.310533">
                <text:p>4.310533</text:p>
              </table:table-cell>
              <table:table-cell office:value-type="float" office:value="4.281795">
                <text:p>4.28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6428571428571">
                <text:p>4.36428571428571</text:p>
              </table:table-cell>
              <table:table-cell office:value-type="float" office:value="4.26428571428571">
                <text:p>4.264285714285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4.315693">
                <text:p>4.315693</text:p>
              </table:table-cell>
              <table:table-cell office:value-type="float" office:value="4.287222">
                <text:p>4.28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6964285714286">
                <text:p>4.36964285714286</text:p>
              </table:table-cell>
              <table:table-cell office:value-type="float" office:value="4.26964285714286">
                <text:p>4.269642857142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4.320859">
                <text:p>4.320859</text:p>
              </table:table-cell>
              <table:table-cell office:value-type="float" office:value="4.292647">
                <text:p>4.292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75">
                <text:p>4.375</text:p>
              </table:table-cell>
              <table:table-cell office:value-type="float" office:value="4.275">
                <text:p>4.2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4.326029">
                <text:p>4.326029</text:p>
              </table:table-cell>
              <table:table-cell office:value-type="float" office:value="4.298069">
                <text:p>4.298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8035714285714">
                <text:p>4.38035714285714</text:p>
              </table:table-cell>
              <table:table-cell office:value-type="float" office:value="4.28035714285714">
                <text:p>4.280357142857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4.331204">
                <text:p>4.331204</text:p>
              </table:table-cell>
              <table:table-cell office:value-type="float" office:value="4.30349">
                <text:p>4.30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8571428571428">
                <text:p>4.38571428571428</text:p>
              </table:table-cell>
              <table:table-cell office:value-type="float" office:value="4.28571428571428">
                <text:p>4.285714285714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4.336383">
                <text:p>4.336383</text:p>
              </table:table-cell>
              <table:table-cell office:value-type="float" office:value="4.308908">
                <text:p>4.308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9107142857143">
                <text:p>4.39107142857143</text:p>
              </table:table-cell>
              <table:table-cell office:value-type="float" office:value="4.29107142857143">
                <text:p>4.291071428571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4.341566">
                <text:p>4.341566</text:p>
              </table:table-cell>
              <table:table-cell office:value-type="float" office:value="4.314325">
                <text:p>4.31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9642857142857">
                <text:p>4.39642857142857</text:p>
              </table:table-cell>
              <table:table-cell office:value-type="float" office:value="4.29642857142857">
                <text:p>4.296428571428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4.346753">
                <text:p>4.346753</text:p>
              </table:table-cell>
              <table:table-cell office:value-type="float" office:value="4.319739">
                <text:p>4.319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178571428571">
                <text:p>4.40178571428571</text:p>
              </table:table-cell>
              <table:table-cell office:value-type="float" office:value="4.30178571428571">
                <text:p>4.301785714285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4.351943">
                <text:p>4.351943</text:p>
              </table:table-cell>
              <table:table-cell office:value-type="float" office:value="4.325152">
                <text:p>4.32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714285714286">
                <text:p>4.40714285714286</text:p>
              </table:table-cell>
              <table:table-cell office:value-type="float" office:value="4.30714285714286">
                <text:p>4.307142857142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4.357138">
                <text:p>4.357138</text:p>
              </table:table-cell>
              <table:table-cell office:value-type="float" office:value="4.330563">
                <text:p>4.330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125">
                <text:p>4.4125</text:p>
              </table:table-cell>
              <table:table-cell office:value-type="float" office:value="4.3125">
                <text:p>4.3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4.362335">
                <text:p>4.362335</text:p>
              </table:table-cell>
              <table:table-cell office:value-type="float" office:value="4.335972">
                <text:p>4.335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1785714285714">
                <text:p>4.41785714285714</text:p>
              </table:table-cell>
              <table:table-cell office:value-type="float" office:value="4.31785714285714">
                <text:p>4.317857142857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4.367537">
                <text:p>4.367537</text:p>
              </table:table-cell>
              <table:table-cell office:value-type="float" office:value="4.34138">
                <text:p>4.34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2321428571428">
                <text:p>4.42321428571428</text:p>
              </table:table-cell>
              <table:table-cell office:value-type="float" office:value="4.32321428571428">
                <text:p>4.323214285714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">
                <text:p>8</text:p>
              </table:table-cell>
              <table:table-cell office:value-type="float" office:value="4.372741">
                <text:p>4.372741</text:p>
              </table:table-cell>
              <table:table-cell office:value-type="float" office:value="4.346786">
                <text:p>4.346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2857142857143">
                <text:p>4.42857142857143</text:p>
              </table:table-cell>
              <table:table-cell office:value-type="float" office:value="4.32857142857143">
                <text:p>4.32857142857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